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10" style:family="table-cell" style:parent-style-name="Default" style:data-style-name="N40">
      <style:table-cell-properties fo:background-color="#ffd7d7"/>
    </style:style>
    <style:style style:name="ce11" style:family="table-cell" style:parent-style-name="Default" style:data-style-name="N40">
      <style:table-cell-properties fo:background-color="#ffffa6"/>
    </style:style>
    <style:style style:name="ce3" style:family="table-cell" style:parent-style-name="Default" style:data-style-name="N40"/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Default" style:data-style-name="N37">
      <style:table-cell-properties fo:background-color="#ffffa6"/>
    </style:style>
    <style:style style:name="ce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00"/>
    </style:style>
    <style:style style:name="ce18" style:family="table-cell" style:parent-style-name="Default" style:data-style-name="N37"/>
    <style:style style:name="ce20" style:family="table-cell" style:parent-style-name="Default" style:data-style-name="N37">
      <style:table-cell-properties fo:background-color="#ffffa6"/>
    </style:style>
    <style:style style:name="ce21" style:family="table-cell" style:parent-style-name="Default">
      <style:table-cell-properties fo:background-color="#ffd7d7"/>
    </style:style>
    <style:style style:name="ce22" style:family="table-cell" style:parent-style-name="Default">
      <style:table-cell-properties fo:background-color="#ffffa6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40"/>
    <style:style style:name="ce25" style:family="table-cell" style:parent-style-name="Default" style:data-style-name="N40">
      <style:table-cell-properties fo:background-color="#ffd7d7"/>
    </style:style>
    <style:style style:name="ce26" style:family="table-cell" style:parent-style-name="Default" style:data-style-name="N40">
      <style:table-cell-properties fo:background-color="#ffffa6"/>
    </style:style>
    <style:style style:name="ce2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office:forms form:automatic-focus="false" form:apply-design-mode="false"/>
        <table:table-column table:style-name="co1" table:default-cell-style-name="ce18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24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Harvest time</text:p>
          </table:table-cell>
          <table:table-cell table:style-name="Default" office:value-type="string" calcext:value-type="string">
            <text:p>Video time</text:p>
          </table:table-cell>
          <table:table-cell table:style-name="Default"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Initial mean velocity (10 s)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3H10M00S" calcext:value-type="time">
            <text:p>13:10</text:p>
          </table:table-cell>
          <table:table-cell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5815738814877" calcext:value-type="float">
            <text:p>9.3581573881487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36H20M00S" calcext:value-type="time">
            <text:p>12:20</text:p>
          </table:table-cell>
          <table:table-cell office:value-type="time" office:time-value="PT13H26M00S" calcext:value-type="time">
            <text:p>13:26</text:p>
          </table:table-cell>
          <table:table-cell table:formula="of:=[.G3]-[.F3]" office:value-type="time" office:time-value="-PT22H54M00S" calcext:value-type="time">
            <text:p>01:06</text:p>
          </table:table-cell>
          <table:table-cell table:formula="of:=HOUR([.H3])*60+MINUTE([.H3])"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4639903504341" calcext:value-type="float">
            <text:p>9.04639903504341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60H20M00S" calcext:value-type="time">
            <text:p>12:20</text:p>
          </table:table-cell>
          <table:table-cell office:value-type="time" office:time-value="PT13H30M00S" calcext:value-type="time">
            <text:p>13:30</text:p>
          </table:table-cell>
          <table:table-cell table:formula="of:=[.G4]-[.F4]" office:value-type="time" office:time-value="-PT46H50M00S" calcext:value-type="time">
            <text:p>01:10</text:p>
          </table:table-cell>
          <table:table-cell table:formula="of:=HOUR([.H4])*60+MINUTE([.H4])"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34960137626176" calcext:value-type="float">
            <text:p>8.34960137626176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84H20M00S" calcext:value-type="time">
            <text:p>12:20</text:p>
          </table:table-cell>
          <table:table-cell office:value-type="time" office:time-value="PT13H33M00S" calcext:value-type="time">
            <text:p>13:33</text:p>
          </table:table-cell>
          <table:table-cell table:formula="of:=[.G5]-[.F5]" office:value-type="time" office:time-value="-PT70H47M00S" calcext:value-type="time">
            <text:p>01:13</text:p>
          </table:table-cell>
          <table:table-cell table:formula="of:=HOUR([.H5])*60+MINUTE([.H5])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5653918018817" calcext:value-type="float">
            <text:p>10.565391801881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08H20M00S" calcext:value-type="time">
            <text:p>12:20</text:p>
          </table:table-cell>
          <table:table-cell office:value-type="time" office:time-value="PT13H35M00S" calcext:value-type="time">
            <text:p>13:35</text:p>
          </table:table-cell>
          <table:table-cell table:formula="of:=[.G6]-[.F6]" office:value-type="time" office:time-value="-PT94H45M00S" calcext:value-type="time">
            <text:p>01:15</text:p>
          </table:table-cell>
          <table:table-cell table:formula="of:=HOUR([.H6])*60+MINUTE([.H6])"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7638097361159" calcext:value-type="float">
            <text:p>9.7638097361159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32H20M00S" calcext:value-type="time">
            <text:p>12:20</text:p>
          </table:table-cell>
          <table:table-cell office:value-type="time" office:time-value="PT13H38M00S" calcext:value-type="time">
            <text:p>13:38</text:p>
          </table:table-cell>
          <table:table-cell table:formula="of:=[.G7]-[.F7]" office:value-type="time" office:time-value="-PT118H42M00S" calcext:value-type="time">
            <text:p>01:18</text:p>
          </table:table-cell>
          <table:table-cell table:formula="of:=HOUR([.H7])*60+MINUTE([.H7])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0164412999797" calcext:value-type="float">
            <text:p>7.90164412999797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56H20M00S" calcext:value-type="time">
            <text:p>12:20</text:p>
          </table:table-cell>
          <table:table-cell office:value-type="time" office:time-value="PT13H42M00S" calcext:value-type="time">
            <text:p>13:42</text:p>
          </table:table-cell>
          <table:table-cell table:formula="of:=[.G8]-[.F8]" office:value-type="time" office:time-value="-PT142H38M00S" calcext:value-type="time">
            <text:p>01:22</text:p>
          </table:table-cell>
          <table:table-cell table:formula="of:=HOUR([.H8])*60+MINUTE([.H8])"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13550700799572" calcext:value-type="float">
            <text:p>4.1355070079957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80H20M00S" calcext:value-type="time">
            <text:p>12:20</text:p>
          </table:table-cell>
          <table:table-cell office:value-type="time" office:time-value="PT13H45M00S" calcext:value-type="time">
            <text:p>13:45</text:p>
          </table:table-cell>
          <table:table-cell table:formula="of:=[.G9]-[.F9]" office:value-type="time" office:time-value="-PT166H35M00S" calcext:value-type="time">
            <text:p>01:25</text:p>
          </table:table-cell>
          <table:table-cell table:formula="of:=HOUR([.H9])*60+MINUTE([.H9])"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1266149786763" calcext:value-type="float">
            <text:p>2.11266149786763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04H20M00S" calcext:value-type="time">
            <text:p>12:20</text:p>
          </table:table-cell>
          <table:table-cell office:value-type="time" office:time-value="PT13H48M00S" calcext:value-type="time">
            <text:p>13:48</text:p>
          </table:table-cell>
          <table:table-cell table:formula="of:=[.G10]-[.F10]" office:value-type="time" office:time-value="-PT190H32M00S" calcext:value-type="time">
            <text:p>01:28</text:p>
          </table:table-cell>
          <table:table-cell table:formula="of:=HOUR([.H10])*60+MINUTE([.H10])"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5581492912475" calcext:value-type="float">
            <text:p>1.05581492912475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28H20M00S" calcext:value-type="time">
            <text:p>12:20</text:p>
          </table:table-cell>
          <table:table-cell office:value-type="time" office:time-value="PT13H50M00S" calcext:value-type="time">
            <text:p>13:50</text:p>
          </table:table-cell>
          <table:table-cell table:formula="of:=[.G11]-[.F11]" office:value-type="time" office:time-value="-PT214H30M00S" calcext:value-type="time">
            <text:p>01:30</text:p>
          </table:table-cell>
          <table:table-cell table:formula="of:=HOUR([.H11])*60+MINUTE([.H11])"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9481801557143" calcext:value-type="float">
            <text:p>0.779481801557143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52H20M00S" calcext:value-type="time">
            <text:p>12:20</text:p>
          </table:table-cell>
          <table:table-cell office:value-type="time" office:time-value="PT13H53M00S" calcext:value-type="time">
            <text:p>13:53</text:p>
          </table:table-cell>
          <table:table-cell table:formula="of:=[.G12]-[.F12]" office:value-type="time" office:time-value="-PT238H27M00S" calcext:value-type="time">
            <text:p>01:33</text:p>
          </table:table-cell>
          <table:table-cell table:formula="of:=HOUR([.H12])*60+MINUTE([.H12])"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45450421430372" calcext:value-type="float">
            <text:p>0.645450421430372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76H20M00S" calcext:value-type="time">
            <text:p>12:20</text:p>
          </table:table-cell>
          <table:table-cell office:value-type="time" office:time-value="PT14H04M00S" calcext:value-type="time">
            <text:p>14:04</text:p>
          </table:table-cell>
          <table:table-cell table:formula="of:=[.G13]-[.F13]" office:value-type="time" office:time-value="-PT262H16M00S" calcext:value-type="time">
            <text:p>01:44</text:p>
          </table:table-cell>
          <table:table-cell table:formula="of:=HOUR([.H13])*60+MINUTE([.H13])"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18427302283042" calcext:value-type="float">
            <text:p>0.51842730228304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433*0.16" office:value-type="float" office:value="69.28" calcext:value-type="float">
            <text:p>69.28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time" office:time-value="PT13H50M00S" calcext:value-type="time">
            <text:p>13:50</text:p>
          </table:table-cell>
          <table:table-cell table:style-name="ce25" office:value-type="time" office:time-value="PT14H34M00S" calcext:value-type="time">
            <text:p>14:34</text:p>
          </table:table-cell>
          <table:table-cell table:style-name="ce25" table:formula="of:=[.G14]-[.F14]" office:value-type="time" office:time-value="PT00H44M00S" calcext:value-type="time">
            <text:p>00:44</text:p>
          </table:table-cell>
          <table:table-cell table:style-name="ce21" table:formula="of:=HOUR([.H14])*60+MINUTE([.H14])" office:value-type="float" office:value="44" calcext:value-type="float">
            <text:p>44</text:p>
          </table:table-cell>
          <table:table-cell table:style-name="ce21" office:value-type="float" office:value="171" calcext:value-type="float">
            <text:p>171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0.898977343681521" calcext:value-type="float">
            <text:p>0.898977343681521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555*0.16" office:value-type="float" office:value="88.8" calcext:value-type="float">
            <text:p>88.8</text:p>
          </table:table-cell>
          <table:table-cell table:style-name="ce21" office:value-type="float" office:value="2.1" calcext:value-type="float">
            <text:p>2.1</text:p>
          </table:table-cell>
          <table:table-cell table:style-name="ce25" office:value-type="time" office:time-value="PT37H50M00S" calcext:value-type="time">
            <text:p>13:50</text:p>
          </table:table-cell>
          <table:table-cell table:style-name="ce25" office:value-type="time" office:time-value="PT14H56M00S" calcext:value-type="time">
            <text:p>14:56</text:p>
          </table:table-cell>
          <table:table-cell table:style-name="ce25" table:formula="of:=[.G15]-[.F15]" office:value-type="time" office:time-value="-PT22H54M00S" calcext:value-type="time">
            <text:p>01:06</text:p>
          </table:table-cell>
          <table:table-cell table:style-name="ce21" table:formula="of:=HOUR([.H15])*60+MINUTE([.H15])" office:value-type="float" office:value="66" calcext:value-type="float">
            <text:p>66</text:p>
          </table:table-cell>
          <table:table-cell table:style-name="ce21" office:value-type="float" office:value="171" calcext:value-type="float">
            <text:p>171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1.06526581904694" calcext:value-type="float">
            <text:p>1.06526581904694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53*0.16" office:value-type="float" office:value="40.48" calcext:value-type="float">
            <text:p>40.48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15H20M00S" calcext:value-type="time">
            <text:p>15:20</text:p>
          </table:table-cell>
          <table:table-cell table:style-name="ce25" office:value-type="time" office:time-value="PT15H54M00S" calcext:value-type="time">
            <text:p>15:54</text:p>
          </table:table-cell>
          <table:table-cell table:style-name="ce25" table:formula="of:=[.G16]-[.F16]" office:value-type="time" office:time-value="PT00H34M00S" calcext:value-type="time">
            <text:p>00:34</text:p>
          </table:table-cell>
          <table:table-cell table:style-name="ce21" table:formula="of:=HOUR([.H16])*60+MINUTE([.H16])" office:value-type="float" office:value="34" calcext:value-type="float">
            <text:p>34</text:p>
          </table:table-cell>
          <table:table-cell table:style-name="ce21" office:value-type="float" office:value="167" calcext:value-type="float">
            <text:p>167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1.25089795421795" calcext:value-type="float">
            <text:p>1.25089795421795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91*0.16" office:value-type="float" office:value="62.56" calcext:value-type="float">
            <text:p>62.56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39H20M00S" calcext:value-type="time">
            <text:p>15:20</text:p>
          </table:table-cell>
          <table:table-cell table:style-name="ce25" office:value-type="time" office:time-value="PT15H58M00S" calcext:value-type="time">
            <text:p>15:58</text:p>
          </table:table-cell>
          <table:table-cell table:style-name="ce25" table:formula="of:=[.G17]-[.F17]" office:value-type="time" office:time-value="-PT23H22M00S" calcext:value-type="time">
            <text:p>00:38</text:p>
          </table:table-cell>
          <table:table-cell table:style-name="ce21" table:formula="of:=HOUR([.H17])*60+MINUTE([.H17])" office:value-type="float" office:value="38" calcext:value-type="float">
            <text:p>38</text:p>
          </table:table-cell>
          <table:table-cell table:style-name="ce21" office:value-type="float" office:value="167" calcext:value-type="float">
            <text:p>167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0.978034774538508" calcext:value-type="float">
            <text:p>0.978034774538508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595*0.16" office:value-type="float" office:value="95.2" calcext:value-type="float">
            <text:p>95.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63H20M00S" calcext:value-type="time">
            <text:p>15:20</text:p>
          </table:table-cell>
          <table:table-cell table:style-name="ce25" office:value-type="time" office:time-value="PT16H03M00S" calcext:value-type="time">
            <text:p>16:03</text:p>
          </table:table-cell>
          <table:table-cell table:style-name="ce25" table:formula="of:=[.G18]-[.F18]" office:value-type="time" office:time-value="-PT47H17M00S" calcext:value-type="time">
            <text:p>00:43</text:p>
          </table:table-cell>
          <table:table-cell table:style-name="ce21" table:formula="of:=HOUR([.H18])*60+MINUTE([.H18])" office:value-type="float" office:value="43" calcext:value-type="float">
            <text:p>43</text:p>
          </table:table-cell>
          <table:table-cell table:style-name="ce21" office:value-type="float" office:value="167" calcext:value-type="float">
            <text:p>167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1.67296776934478" calcext:value-type="float">
            <text:p>1.67296776934478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17H08M00S" calcext:value-type="time">
            <text:p>17:08</text:p>
          </table:table-cell>
          <table:table-cell table:formula="of:=[.G19]-[.F19]" office:value-type="time" office:time-value="PT00H33M00S" calcext:value-type="time">
            <text:p>00:33</text:p>
          </table:table-cell>
          <table:table-cell table:formula="of:=HOUR([.H19])*60+MINUTE([.H19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2910683979311" calcext:value-type="float">
            <text:p>4.32910683979311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40H35M00S" calcext:value-type="time">
            <text:p>16:35</text:p>
          </table:table-cell>
          <table:table-cell office:value-type="time" office:time-value="PT17H19M00S" calcext:value-type="time">
            <text:p>17:19</text:p>
          </table:table-cell>
          <table:table-cell table:formula="of:=[.G20]-[.F20]" office:value-type="time" office:time-value="-PT23H16M00S" calcext:value-type="time">
            <text:p>00:44</text:p>
          </table:table-cell>
          <table:table-cell table:formula="of:=HOUR([.H20])*60+MINUTE([.H20])"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471658650039" calcext:value-type="float">
            <text:p>8.9471658650039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64H35M00S" calcext:value-type="time">
            <text:p>16:35</text:p>
          </table:table-cell>
          <table:table-cell office:value-type="time" office:time-value="PT17H30M00S" calcext:value-type="time">
            <text:p>17:30</text:p>
          </table:table-cell>
          <table:table-cell table:formula="of:=[.G21]-[.F21]" office:value-type="time" office:time-value="-PT47H05M00S" calcext:value-type="time">
            <text:p>00:55</text:p>
          </table:table-cell>
          <table:table-cell table:formula="of:=HOUR([.H21])*60+MINUTE([.H21])"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7222452081649" calcext:value-type="float">
            <text:p>8.97222452081649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5M00S" calcext:value-type="time">
            <text:p>13:05</text:p>
          </table:table-cell>
          <table:table-cell table:formula="of:=[.G22]-[.F22]" office:value-type="time" office:time-value="PT00H35M00S" calcext:value-type="time">
            <text:p>00:35</text:p>
          </table:table-cell>
          <table:table-cell table:formula="of:=HOUR([.H22])*60+MINUTE([.H22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7511463777465" calcext:value-type="float">
            <text:p>10.7511463777465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36H30M00S" calcext:value-type="time">
            <text:p>12:30</text:p>
          </table:table-cell>
          <table:table-cell office:value-type="time" office:time-value="PT13H10M00S" calcext:value-type="time">
            <text:p>13:10</text:p>
          </table:table-cell>
          <table:table-cell table:formula="of:=[.G23]-[.F23]" office:value-type="time" office:time-value="-PT23H20M00S" calcext:value-type="time">
            <text:p>00:40</text:p>
          </table:table-cell>
          <table:table-cell table:formula="of:=HOUR([.H23])*60+MINUTE([.H23])"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3536246476271" calcext:value-type="float">
            <text:p>10.353624647627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60H30M00S" calcext:value-type="time">
            <text:p>12:30</text:p>
          </table:table-cell>
          <table:table-cell office:value-type="time" office:time-value="PT13H16M00S" calcext:value-type="time">
            <text:p>13:16</text:p>
          </table:table-cell>
          <table:table-cell table:formula="of:=[.G24]-[.F24]" office:value-type="time" office:time-value="-PT47H14M00S" calcext:value-type="time">
            <text:p>00:46</text:p>
          </table:table-cell>
          <table:table-cell table:formula="of:=HOUR([.H24])*60+MINUTE([.H24])"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0564743628713" calcext:value-type="float">
            <text:p>9.0056474362871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84H30M00S" calcext:value-type="time">
            <text:p>12:30</text:p>
          </table:table-cell>
          <table:table-cell office:value-type="time" office:time-value="PT13H22M00S" calcext:value-type="time">
            <text:p>13:22</text:p>
          </table:table-cell>
          <table:table-cell table:formula="of:=[.G25]-[.F25]" office:value-type="time" office:time-value="-PT71H08M00S" calcext:value-type="time">
            <text:p>00:52</text:p>
          </table:table-cell>
          <table:table-cell table:formula="of:=HOUR([.H25])*60+MINUTE([.H25])"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31300033998434" calcext:value-type="float">
            <text:p>4.31300033998434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342*0.16" office:value-type="float" office:value="54.72" calcext:value-type="float">
            <text:p>54.72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time" office:time-value="PT108H30M00S" calcext:value-type="time">
            <text:p>12:30</text:p>
          </table:table-cell>
          <table:table-cell table:style-name="ce25" office:value-type="time" office:time-value="PT13H30M00S" calcext:value-type="time">
            <text:p>13:30</text:p>
          </table:table-cell>
          <table:table-cell table:style-name="ce25" table:formula="of:=[.G26]-[.F26]" office:value-type="time" office:time-value="-PT95H00M00S" calcext:value-type="time">
            <text:p>01:00</text:p>
          </table:table-cell>
          <table:table-cell table:style-name="ce21" table:formula="of:=HOUR([.H26])*60+MINUTE([.H26])" office:value-type="float" office:value="60" calcext:value-type="float">
            <text:p>60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string" calcext:value-type="string">
            <text:p>xy</text:p>
          </table:table-cell>
          <table:table-cell table:style-name="ce21"/>
          <table:table-cell table:style-name="ce21"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48M00S" calcext:value-type="time">
            <text:p>13:48</text:p>
          </table:table-cell>
          <table:table-cell table:formula="of:=[.G27]-[.F27]" office:value-type="time" office:time-value="-PT118H42M00S" calcext:value-type="time">
            <text:p>01:18</text:p>
          </table:table-cell>
          <table:table-cell table:formula="of:=HOUR([.H27])*60+MINUTE([.H27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12129743375877" calcext:value-type="float">
            <text:p>7.12129743375877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54M00S" calcext:value-type="time">
            <text:p>13:54</text:p>
          </table:table-cell>
          <table:table-cell table:formula="of:=[.G28]-[.F28]" office:value-type="time" office:time-value="-PT142H36M00S" calcext:value-type="time">
            <text:p>01:24</text:p>
          </table:table-cell>
          <table:table-cell table:formula="of:=HOUR([.H28])*60+MINUTE([.H28])"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56602692862598" calcext:value-type="float">
            <text:p>7.56602692862598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29]-[.F29]" office:value-type="time" office:time-value="-PT166H31M00S" calcext:value-type="time">
            <text:p>01:29</text:p>
          </table:table-cell>
          <table:table-cell table:formula="of:=HOUR([.H29])*60+MINUTE([.H29])"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10414151586017" calcext:value-type="float">
            <text:p>4.10414151586017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204H30M00S" calcext:value-type="time">
            <text:p>12:30</text:p>
          </table:table-cell>
          <table:table-cell office:value-type="time" office:time-value="PT14H03M00S" calcext:value-type="time">
            <text:p>14:03</text:p>
          </table:table-cell>
          <table:table-cell table:formula="of:=[.G30]-[.F30]" office:value-type="time" office:time-value="-PT190H27M00S" calcext:value-type="time">
            <text:p>01:33</text:p>
          </table:table-cell>
          <table:table-cell table:formula="of:=HOUR([.H30])*60+MINUTE([.H30])"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444074387607211" calcext:value-type="float">
            <text:p>0.44407438760721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4M00S" calcext:value-type="time">
            <text:p>14:34</text:p>
          </table:table-cell>
          <table:table-cell table:style-name="ce26" table:formula="of:=[.G31]-[.F31]" office:value-type="time" office:time-value="PT00H34M00S" calcext:value-type="time">
            <text:p>00:34</text:p>
          </table:table-cell>
          <table:table-cell table:style-name="ce22" table:formula="of:=HOUR([.H31])*60+MINUTE([.H31])" office:value-type="float" office:value="34" calcext:value-type="float">
            <text:p>34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9.09984188483415" calcext:value-type="float">
            <text:p>9.09984188483415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38H00M00S" calcext:value-type="time">
            <text:p>14:00</text:p>
          </table:table-cell>
          <table:table-cell table:style-name="ce26" office:value-type="time" office:time-value="PT14H38M00S" calcext:value-type="time">
            <text:p>14:38</text:p>
          </table:table-cell>
          <table:table-cell table:style-name="ce26" table:formula="of:=[.G32]-[.F32]" office:value-type="time" office:time-value="-PT23H22M00S" calcext:value-type="time">
            <text:p>00:38</text:p>
          </table:table-cell>
          <table:table-cell table:style-name="ce22" table:formula="of:=HOUR([.H32])*60+MINUTE([.H32])" office:value-type="float" office:value="38" calcext:value-type="float">
            <text:p>38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7.70211185842885" calcext:value-type="float">
            <text:p>7.70211185842885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62H00M00S" calcext:value-type="time">
            <text:p>14:00</text:p>
          </table:table-cell>
          <table:table-cell table:style-name="ce26" office:value-type="time" office:time-value="PT14H39M00S" calcext:value-type="time">
            <text:p>14:39</text:p>
          </table:table-cell>
          <table:table-cell table:style-name="ce26" table:formula="of:=[.G33]-[.F33]" office:value-type="time" office:time-value="-PT47H21M00S" calcext:value-type="time">
            <text:p>00:39</text:p>
          </table:table-cell>
          <table:table-cell table:style-name="ce22" table:formula="of:=HOUR([.H33])*60+MINUTE([.H33])" office:value-type="float" office:value="39" calcext:value-type="float">
            <text:p>39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7.18474956581036" calcext:value-type="float">
            <text:p>7.18474956581036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86H00M00S" calcext:value-type="time">
            <text:p>14:00</text:p>
          </table:table-cell>
          <table:table-cell table:style-name="ce26" office:value-type="time" office:time-value="PT14H42M00S" calcext:value-type="time">
            <text:p>14:42</text:p>
          </table:table-cell>
          <table:table-cell table:style-name="ce26" table:formula="of:=[.G34]-[.F34]" office:value-type="time" office:time-value="-PT71H18M00S" calcext:value-type="time">
            <text:p>00:42</text:p>
          </table:table-cell>
          <table:table-cell table:style-name="ce22" table:formula="of:=HOUR([.H34])*60+MINUTE([.H34])" office:value-type="float" office:value="42" calcext:value-type="float">
            <text:p>42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6.83700468340142" calcext:value-type="float">
            <text:p>6.8370046834014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110H00M00S" calcext:value-type="time">
            <text:p>14:00</text:p>
          </table:table-cell>
          <table:table-cell table:style-name="ce26" office:value-type="time" office:time-value="PT14H45M00S" calcext:value-type="time">
            <text:p>14:45</text:p>
          </table:table-cell>
          <table:table-cell table:style-name="ce26" table:formula="of:=[.G35]-[.F35]" office:value-type="time" office:time-value="-PT95H15M00S" calcext:value-type="time">
            <text:p>00:45</text:p>
          </table:table-cell>
          <table:table-cell table:style-name="ce22" table:formula="of:=HOUR([.H35])*60+MINUTE([.H35])" office:value-type="float" office:value="45" calcext:value-type="float">
            <text:p>45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0.2658213594313" calcext:value-type="float">
            <text:p>10.2658213594313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134H00M00S" calcext:value-type="time">
            <text:p>14:00</text:p>
          </table:table-cell>
          <table:table-cell table:style-name="ce26" office:value-type="time" office:time-value="PT14H49M00S" calcext:value-type="time">
            <text:p>14:49</text:p>
          </table:table-cell>
          <table:table-cell table:style-name="ce26" table:formula="of:=[.G36]-[.F36]" office:value-type="time" office:time-value="-PT119H11M00S" calcext:value-type="time">
            <text:p>00:49</text:p>
          </table:table-cell>
          <table:table-cell table:style-name="ce22" table:formula="of:=HOUR([.H36])*60+MINUTE([.H36])" office:value-type="float" office:value="49" calcext:value-type="float">
            <text:p>49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5.47357414217725" calcext:value-type="float">
            <text:p>5.47357414217725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530*0.16" office:value-type="float" office:value="84.8" calcext:value-type="float">
            <text:p>84.8</text:p>
          </table:table-cell>
          <table:table-cell table:style-name="ce22" office:value-type="float" office:value="2.1" calcext:value-type="float">
            <text:p>2.1</text:p>
          </table:table-cell>
          <table:table-cell table:style-name="ce26" office:value-type="time" office:time-value="PT158H00M00S" calcext:value-type="time">
            <text:p>14:00</text:p>
          </table:table-cell>
          <table:table-cell table:style-name="ce26" office:value-type="time" office:time-value="PT15H08M00S" calcext:value-type="time">
            <text:p>15:08</text:p>
          </table:table-cell>
          <table:table-cell table:style-name="ce26" table:formula="of:=[.G37]-[.F37]" office:value-type="time" office:time-value="-PT142H52M00S" calcext:value-type="time">
            <text:p>01:08</text:p>
          </table:table-cell>
          <table:table-cell table:style-name="ce22" table:formula="of:=HOUR([.H37])*60+MINUTE([.H37])" office:value-type="float" office:value="68" calcext:value-type="float">
            <text:p>68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8.83998542549144" calcext:value-type="float">
            <text:p>8.8399854254914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530*0.16" office:value-type="float" office:value="84.8" calcext:value-type="float">
            <text:p>84.8</text:p>
          </table:table-cell>
          <table:table-cell table:style-name="ce22" office:value-type="float" office:value="2.1" calcext:value-type="float">
            <text:p>2.1</text:p>
          </table:table-cell>
          <table:table-cell table:style-name="ce26" office:value-type="time" office:time-value="PT182H00M00S" calcext:value-type="time">
            <text:p>14:00</text:p>
          </table:table-cell>
          <table:table-cell table:style-name="ce26" office:value-type="time" office:time-value="PT15H11M00S" calcext:value-type="time">
            <text:p>15:11</text:p>
          </table:table-cell>
          <table:table-cell table:style-name="ce26" table:formula="of:=[.G38]-[.F38]" office:value-type="time" office:time-value="-PT166H49M00S" calcext:value-type="time">
            <text:p>01:11</text:p>
          </table:table-cell>
          <table:table-cell table:style-name="ce22" table:formula="of:=HOUR([.H38])*60+MINUTE([.H38])" office:value-type="float" office:value="71" calcext:value-type="float">
            <text:p>71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8.52098501329582" calcext:value-type="float">
            <text:p>8.5209850132958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530*0.16" office:value-type="float" office:value="84.8" calcext:value-type="float">
            <text:p>84.8</text:p>
          </table:table-cell>
          <table:table-cell table:style-name="ce22" office:value-type="float" office:value="2.1" calcext:value-type="float">
            <text:p>2.1</text:p>
          </table:table-cell>
          <table:table-cell table:style-name="ce26" office:value-type="time" office:time-value="PT206H00M00S" calcext:value-type="time">
            <text:p>14:00</text:p>
          </table:table-cell>
          <table:table-cell table:style-name="ce26" office:value-type="time" office:time-value="PT15H15M00S" calcext:value-type="time">
            <text:p>15:15</text:p>
          </table:table-cell>
          <table:table-cell table:style-name="ce26" table:formula="of:=[.G39]-[.F39]" office:value-type="time" office:time-value="-PT190H45M00S" calcext:value-type="time">
            <text:p>01:15</text:p>
          </table:table-cell>
          <table:table-cell table:style-name="ce22" table:formula="of:=HOUR([.H39])*60+MINUTE([.H39])" office:value-type="float" office:value="75" calcext:value-type="float">
            <text:p>75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5.06378082451813" calcext:value-type="float">
            <text:p>5.06378082451813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530*0.16" office:value-type="float" office:value="84.8" calcext:value-type="float">
            <text:p>84.8</text:p>
          </table:table-cell>
          <table:table-cell table:style-name="ce22" office:value-type="float" office:value="2.1" calcext:value-type="float">
            <text:p>2.1</text:p>
          </table:table-cell>
          <table:table-cell table:style-name="ce26" office:value-type="time" office:time-value="PT230H00M00S" calcext:value-type="time">
            <text:p>14:00</text:p>
          </table:table-cell>
          <table:table-cell table:style-name="ce26" office:value-type="time" office:time-value="PT15H19M00S" calcext:value-type="time">
            <text:p>15:19</text:p>
          </table:table-cell>
          <table:table-cell table:style-name="ce26" table:formula="of:=[.G40]-[.F40]" office:value-type="time" office:time-value="-PT214H41M00S" calcext:value-type="time">
            <text:p>01:19</text:p>
          </table:table-cell>
          <table:table-cell table:style-name="ce22" table:formula="of:=HOUR([.H40])*60+MINUTE([.H40])" office:value-type="float" office:value="79" calcext:value-type="float">
            <text:p>79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1.0399040780931" calcext:value-type="float">
            <text:p>11.0399040780931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19" calcext:value-type="float">
            <text:p>19</text:p>
          </table:table-cell>
          <table:table-cell table:style-name="ce23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41]-[.F41]" office:value-type="time" office:time-value="-PT238H38M00S" calcext:value-type="time">
            <text:p>01:22</text:p>
          </table:table-cell>
          <table:table-cell table:formula="of:=HOUR([.H41])*60+MINUTE([.H41])"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6397638758574" calcext:value-type="float">
            <text:p>11.6397638758574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5H27M00S" calcext:value-type="time">
            <text:p>15:27</text:p>
          </table:table-cell>
          <table:table-cell table:formula="of:=[.G42]-[.F42]" office:value-type="time" office:time-value="-PT262H33M00S" calcext:value-type="time">
            <text:p>01:27</text:p>
          </table:table-cell>
          <table:table-cell table:formula="of:=HOUR([.H42])*60+MINUTE([.H42])"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5430312962098" calcext:value-type="float">
            <text:p>9.95430312962098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21" calcext:value-type="float">
            <text:p>21</text:p>
          </table:table-cell>
          <table:table-cell table:style-name="ce23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5H35M00S" calcext:value-type="time">
            <text:p>15:35</text:p>
          </table:table-cell>
          <table:table-cell table:formula="of:=[.G43]-[.F43]" office:value-type="time" office:time-value="-PT286H25M00S" calcext:value-type="time">
            <text:p>01:35</text:p>
          </table:table-cell>
          <table:table-cell table:formula="of:=HOUR([.H43])*60+MINUTE([.H43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63657854205463" calcext:value-type="float">
            <text:p>4.6365785420546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formula="of:=341*0.16" office:value-type="float" office:value="54.56" calcext:value-type="float">
            <text:p>54.56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15H30M00S" calcext:value-type="time">
            <text:p>15:30</text:p>
          </table:table-cell>
          <table:table-cell table:style-name="ce25" office:value-type="time" office:time-value="PT16H13M00S" calcext:value-type="time">
            <text:p>16:13</text:p>
          </table:table-cell>
          <table:table-cell table:style-name="ce25" table:formula="of:=[.G44]-[.F44]" office:value-type="time" office:time-value="PT00H43M00S" calcext:value-type="time">
            <text:p>00:43</text:p>
          </table:table-cell>
          <table:table-cell table:style-name="ce21" table:formula="of:=HOUR([.H44])*60+MINUTE([.H44])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1.7423638424162" calcext:value-type="float">
            <text:p>1.7423638424162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501*0.16" office:value-type="float" office:value="80.16" calcext:value-type="float">
            <text:p>80.16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39H30M00S" calcext:value-type="time">
            <text:p>15:30</text:p>
          </table:table-cell>
          <table:table-cell table:style-name="ce25" office:value-type="time" office:time-value="PT16H20M00S" calcext:value-type="time">
            <text:p>16:20</text:p>
          </table:table-cell>
          <table:table-cell table:style-name="ce25" table:formula="of:=[.G45]-[.F45]" office:value-type="time" office:time-value="-PT23H10M00S" calcext:value-type="time">
            <text:p>00:50</text:p>
          </table:table-cell>
          <table:table-cell table:style-name="ce21" table:formula="of:=HOUR([.H45])*60+MINUTE([.H45])" office:value-type="float" office:value="50" calcext:value-type="float">
            <text:p>50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3.71126231747997" calcext:value-type="float">
            <text:p>3.71126231747997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324*0.16" office:value-type="float" office:value="51.84" calcext:value-type="float">
            <text:p>51.84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time" office:time-value="PT17H00M00S" calcext:value-type="time">
            <text:p>17:00</text:p>
          </table:table-cell>
          <table:table-cell table:style-name="ce25" office:value-type="time" office:time-value="PT17H55M00S" calcext:value-type="time">
            <text:p>17:55</text:p>
          </table:table-cell>
          <table:table-cell table:style-name="ce25" table:formula="of:=[.G46]-[.F46]" office:value-type="time" office:time-value="PT00H55M00S" calcext:value-type="time">
            <text:p>00:55</text:p>
          </table:table-cell>
          <table:table-cell table:style-name="ce21" table:formula="of:=HOUR([.H46])*60+MINUTE([.H46])" office:value-type="float" office:value="55" calcext:value-type="float">
            <text:p>55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0.953649557792866" calcext:value-type="float">
            <text:p>0.953649557792866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formula="of:=236*0.16" office:value-type="float" office:value="37.76" calcext:value-type="float">
            <text:p>37.76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time" office:time-value="PT41H00M00S" calcext:value-type="time">
            <text:p>17:00</text:p>
          </table:table-cell>
          <table:table-cell table:style-name="ce25" office:value-type="time" office:time-value="PT17H58M00S" calcext:value-type="time">
            <text:p>17:58</text:p>
          </table:table-cell>
          <table:table-cell table:style-name="ce25" table:formula="of:=[.G47]-[.F47]" office:value-type="time" office:time-value="-PT23H02M00S" calcext:value-type="time">
            <text:p>00:58</text:p>
          </table:table-cell>
          <table:table-cell table:style-name="ce21" table:formula="of:=HOUR([.H47])*60+MINUTE([.H47])" office:value-type="float" office:value="58" calcext:value-type="float">
            <text:p>58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0.566987878171794" calcext:value-type="float">
            <text:p>0.566987878171794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595*0.16" office:value-type="float" office:value="95.2" calcext:value-type="float">
            <text:p>95.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time" office:time-value="PT65H00M00S" calcext:value-type="time">
            <text:p>17:00</text:p>
          </table:table-cell>
          <table:table-cell table:style-name="ce25" office:value-type="time" office:time-value="PT18H00M00S" calcext:value-type="time">
            <text:p>18:00</text:p>
          </table:table-cell>
          <table:table-cell table:style-name="ce25" table:formula="of:=[.G48]-[.F48]" office:value-type="time" office:time-value="-PT47H00M00S" calcext:value-type="time">
            <text:p>01:00</text:p>
          </table:table-cell>
          <table:table-cell table:style-name="ce21" table:formula="of:=HOUR([.H48])*60+MINUTE([.H48])" office:value-type="float" office:value="60" calcext:value-type="float">
            <text:p>60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4.51082036741596" calcext:value-type="float">
            <text:p>4.51082036741596</text:p>
          </table:table-cell>
          <table:table-cell table:style-name="ce21"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390*0.16" office:value-type="float" office:value="62.4" calcext:value-type="float">
            <text:p>62.4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9M00S" calcext:value-type="time">
            <text:p>13:09</text:p>
          </table:table-cell>
          <table:table-cell table:style-name="ce26" table:formula="of:=[.G49]-[.F49]" office:value-type="time" office:time-value="PT00H39M00S" calcext:value-type="time">
            <text:p>00:39</text:p>
          </table:table-cell>
          <table:table-cell table:style-name="ce22" table:formula="of:=HOUR([.H49])*60+MINUTE([.H49])" office:value-type="float" office:value="39" calcext:value-type="float">
            <text:p>39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2.7404030788998" calcext:value-type="float">
            <text:p>12.7404030788998</text:p>
          </table:table-cell>
          <table:table-cell table:style-name="ce22"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390*0.16" office:value-type="float" office:value="62.4" calcext:value-type="float">
            <text:p>62.4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time" office:time-value="PT36H30M00S" calcext:value-type="time">
            <text:p>12:30</text:p>
          </table:table-cell>
          <table:table-cell table:style-name="ce26" office:value-type="time" office:time-value="PT13H15M00S" calcext:value-type="time">
            <text:p>13:15</text:p>
          </table:table-cell>
          <table:table-cell table:style-name="ce26" table:formula="of:=[.G50]-[.F50]" office:value-type="time" office:time-value="-PT23H15M00S" calcext:value-type="time">
            <text:p>00:45</text:p>
          </table:table-cell>
          <table:table-cell table:style-name="ce22" table:formula="of:=HOUR([.H50])*60+MINUTE([.H50])" office:value-type="float" office:value="45" calcext:value-type="float">
            <text:p>45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3.446583556342" calcext:value-type="float">
            <text:p>13.446583556342</text:p>
          </table:table-cell>
          <table:table-cell table:style-name="ce22"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390*0.16" office:value-type="float" office:value="62.4" calcext:value-type="float">
            <text:p>62.4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time" office:time-value="PT60H30M00S" calcext:value-type="time">
            <text:p>12:30</text:p>
          </table:table-cell>
          <table:table-cell table:style-name="ce26" office:value-type="time" office:time-value="PT13H20M00S" calcext:value-type="time">
            <text:p>13:20</text:p>
          </table:table-cell>
          <table:table-cell table:style-name="ce26" table:formula="of:=[.G51]-[.F51]" office:value-type="time" office:time-value="-PT47H10M00S" calcext:value-type="time">
            <text:p>00:50</text:p>
          </table:table-cell>
          <table:table-cell table:style-name="ce22" table:formula="of:=HOUR([.H51])*60+MINUTE([.H51])" office:value-type="float" office:value="50" calcext:value-type="float">
            <text:p>50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2.6614999612232" calcext:value-type="float">
            <text:p>12.6614999612232</text:p>
          </table:table-cell>
          <table:table-cell table:style-name="ce22"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390*0.16" office:value-type="float" office:value="62.4" calcext:value-type="float">
            <text:p>62.4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time" office:time-value="PT84H30M00S" calcext:value-type="time">
            <text:p>12:30</text:p>
          </table:table-cell>
          <table:table-cell table:style-name="ce26" office:value-type="time" office:time-value="PT13H25M00S" calcext:value-type="time">
            <text:p>13:25</text:p>
          </table:table-cell>
          <table:table-cell table:style-name="ce26" table:formula="of:=[.G52]-[.F52]" office:value-type="time" office:time-value="-PT71H05M00S" calcext:value-type="time">
            <text:p>00:55</text:p>
          </table:table-cell>
          <table:table-cell table:style-name="ce22" table:formula="of:=HOUR([.H52])*60+MINUTE([.H52])" office:value-type="float" office:value="55" calcext:value-type="float">
            <text:p>55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0.8576573431442" calcext:value-type="float">
            <text:p>10.8576573431442</text:p>
          </table:table-cell>
          <table:table-cell table:style-name="ce22"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390*0.16" office:value-type="float" office:value="62.4" calcext:value-type="float">
            <text:p>62.4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time" office:time-value="PT108H30M00S" calcext:value-type="time">
            <text:p>12:3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table:formula="of:=[.G53]-[.F53]" office:value-type="time" office:time-value="-PT95H00M00S" calcext:value-type="time">
            <text:p>01:00</text:p>
          </table:table-cell>
          <table:table-cell table:style-name="ce22" table:formula="of:=HOUR([.H53])*60+MINUTE([.H53])" office:value-type="float" office:value="60" calcext:value-type="float">
            <text:p>60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7.81468982261424" calcext:value-type="float">
            <text:p>7.81468982261424</text:p>
          </table:table-cell>
          <table:table-cell table:style-name="ce22"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54]-[.F54]" office:value-type="time" office:time-value="-PT118H51M00S" calcext:value-type="time">
            <text:p>01:09</text:p>
          </table:table-cell>
          <table:table-cell table:formula="of:=HOUR([.H54])*60+MINUTE([.H54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02051250270163" calcext:value-type="float">
            <text:p>5.02051250270163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44M00S" calcext:value-type="time">
            <text:p>13:44</text:p>
          </table:table-cell>
          <table:table-cell table:formula="of:=[.G55]-[.F55]" office:value-type="time" office:time-value="-PT142H46M00S" calcext:value-type="time">
            <text:p>01:14</text:p>
          </table:table-cell>
          <table:table-cell table:formula="of:=HOUR([.H55])*60+MINUTE([.H55])"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56960449773081" calcext:value-type="float">
            <text:p>3.56960449773081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0M00S" calcext:value-type="time">
            <text:p>13:50</text:p>
          </table:table-cell>
          <table:table-cell table:formula="of:=[.G56]-[.F56]" office:value-type="time" office:time-value="-PT166H40M00S" calcext:value-type="time">
            <text:p>01:20</text:p>
          </table:table-cell>
          <table:table-cell table:formula="of:=HOUR([.H56])*60+MINUTE([.H56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27798702873287" calcext:value-type="float">
            <text:p>2.27798702873287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57]-[.F57]" office:value-type="time" office:time-value="PT00H37M00S" calcext:value-type="time">
            <text:p>00:37</text:p>
          </table:table-cell>
          <table:table-cell table:formula="of:=HOUR([.H57])*60+MINUTE([.H57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1702612294472" calcext:value-type="float">
            <text:p>11.1702612294472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58]-[.F58]" office:value-type="time" office:time-value="-PT23H18M00S" calcext:value-type="time">
            <text:p>00:42</text:p>
          </table:table-cell>
          <table:table-cell table:formula="of:=HOUR([.H58])*60+MINUTE([.H58])"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17040612028566" calcext:value-type="float">
            <text:p>5.17040612028566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59]-[.F59]" office:value-type="time" office:time-value="-PT47H12M00S" calcext:value-type="time">
            <text:p>00:48</text:p>
          </table:table-cell>
          <table:table-cell table:formula="of:=HOUR([.H59])*60+MINUTE([.H59])"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71439653578079" calcext:value-type="float">
            <text:p>2.71439653578079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1" calcext:value-type="float">
            <text:p>11</text:p>
          </table:table-cell>
          <table:table-cell table:style-name="ce23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53M00S" calcext:value-type="time">
            <text:p>14:53</text:p>
          </table:table-cell>
          <table:table-cell table:formula="of:=[.G60]-[.F60]" office:value-type="time" office:time-value="-PT71H07M00S" calcext:value-type="time">
            <text:p>00:53</text:p>
          </table:table-cell>
          <table:table-cell table:formula="of:=HOUR([.H60])*60+MINUTE([.H60])"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792165698925444" calcext:value-type="float">
            <text:p>0.792165698925444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2" calcext:value-type="float">
            <text:p>12</text:p>
          </table:table-cell>
          <table:table-cell table:style-name="ce23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61]-[.F61]" office:value-type="time" office:time-value="-PT94H48M00S" calcext:value-type="time">
            <text:p>01:12</text:p>
          </table:table-cell>
          <table:table-cell table:formula="of:=HOUR([.H61])*60+MINUTE([.H61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3641921174161" calcext:value-type="float">
            <text:p>11.3641921174161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3" calcext:value-type="float">
            <text:p>13</text:p>
          </table:table-cell>
          <table:table-cell table:style-name="ce23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5H17M00S" calcext:value-type="time">
            <text:p>15:17</text:p>
          </table:table-cell>
          <table:table-cell table:formula="of:=[.G62]-[.F62]" office:value-type="time" office:time-value="-PT118H43M00S" calcext:value-type="time">
            <text:p>01:17</text:p>
          </table:table-cell>
          <table:table-cell table:formula="of:=HOUR([.H62])*60+MINUTE([.H62])"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1085930501602" calcext:value-type="float">
            <text:p>8.11085930501602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4" calcext:value-type="float">
            <text:p>14</text:p>
          </table:table-cell>
          <table:table-cell table:style-name="ce23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63]-[.F63]" office:value-type="time" office:time-value="-PT142H38M00S" calcext:value-type="time">
            <text:p>01:22</text:p>
          </table:table-cell>
          <table:table-cell table:formula="of:=HOUR([.H63])*60+MINUTE([.H63])"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28743800102172" calcext:value-type="float">
            <text:p>5.28743800102172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5" calcext:value-type="float">
            <text:p>15</text:p>
          </table:table-cell>
          <table:table-cell table:style-name="ce23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64]-[.F64]" office:value-type="time" office:time-value="-PT166H32M00S" calcext:value-type="time">
            <text:p>01:28</text:p>
          </table:table-cell>
          <table:table-cell table:formula="of:=HOUR([.H64])*60+MINUTE([.H64])"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81205273805799" calcext:value-type="float">
            <text:p>1.81205273805799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6" calcext:value-type="float">
            <text:p>16</text:p>
          </table:table-cell>
          <table:table-cell table:style-name="ce23"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9M00S" calcext:value-type="time">
            <text:p>15:59</text:p>
          </table:table-cell>
          <table:table-cell table:formula="of:=[.G65]-[.F65]" office:value-type="time" office:time-value="PT00H29M00S" calcext:value-type="time">
            <text:p>00:29</text:p>
          </table:table-cell>
          <table:table-cell table:formula="of:=HOUR([.H65])*60+MINUTE([.H65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1950835997835" calcext:value-type="float">
            <text:p>8.81950835997835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7" calcext:value-type="float">
            <text:p>17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7M00S" calcext:value-type="time">
            <text:p>16:27</text:p>
          </table:table-cell>
          <table:table-cell table:formula="of:=[.G66]-[.F66]" office:value-type="time" office:time-value="-PT23H03M00S" calcext:value-type="time">
            <text:p>00:57</text:p>
          </table:table-cell>
          <table:table-cell table:formula="of:=HOUR([.H66])*60+MINUTE([.H66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6824905002278" calcext:value-type="float">
            <text:p>8.86824905002278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63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67]-[.F67]" office:value-type="time" office:time-value="-PT47H00M00S" calcext:value-type="time">
            <text:p>01:00</text:p>
          </table:table-cell>
          <table:table-cell table:formula="of:=HOUR([.H67])*60+MINUTE([.H67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4647615032786" calcext:value-type="float">
            <text:p>9.94647615032786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87H30M00S" calcext:value-type="time">
            <text:p>15:30</text:p>
          </table:table-cell>
          <table:table-cell office:value-type="time" office:time-value="PT16H35M00S" calcext:value-type="time">
            <text:p>16:35</text:p>
          </table:table-cell>
          <table:table-cell table:formula="of:=[.G68]-[.F68]" office:value-type="time" office:time-value="-PT70H55M00S" calcext:value-type="time">
            <text:p>01:05</text:p>
          </table:table-cell>
          <table:table-cell table:formula="of:=HOUR([.H68])*60+MINUTE([.H68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1936156413273" calcext:value-type="float">
            <text:p>10.1936156413273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11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69]-[.F69]" office:value-type="time" office:time-value="-PT94H50M00S" calcext:value-type="time">
            <text:p>01:10</text:p>
          </table:table-cell>
          <table:table-cell table:formula="of:=HOUR([.H69])*60+MINUTE([.H69])"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2894409137467" calcext:value-type="float">
            <text:p>10.2894409137467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35H30M00S" calcext:value-type="time">
            <text:p>15:30</text:p>
          </table:table-cell>
          <table:table-cell office:value-type="time" office:time-value="PT16H45M00S" calcext:value-type="time">
            <text:p>16:45</text:p>
          </table:table-cell>
          <table:table-cell table:formula="of:=[.G70]-[.F70]" office:value-type="time" office:time-value="-PT118H45M00S" calcext:value-type="time">
            <text:p>01:15</text:p>
          </table:table-cell>
          <table:table-cell table:formula="of:=HOUR([.H70])*60+MINUTE([.H70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8775772154738" calcext:value-type="float">
            <text:p>9.08775772154738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2" calcext:value-type="float">
            <text:p>22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9H30M00S" calcext:value-type="time">
            <text:p>15:30</text:p>
          </table:table-cell>
          <table:table-cell office:value-type="time" office:time-value="PT16H50M00S" calcext:value-type="time">
            <text:p>16:50</text:p>
          </table:table-cell>
          <table:table-cell table:formula="of:=[.G71]-[.F71]" office:value-type="time" office:time-value="-PT142H40M00S" calcext:value-type="time">
            <text:p>01:20</text:p>
          </table:table-cell>
          <table:table-cell table:formula="of:=HOUR([.H71])*60+MINUTE([.H71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72229606860765" calcext:value-type="float">
            <text:p>6.72229606860765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3" calcext:value-type="float">
            <text:p>23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83H30M00S" calcext:value-type="time">
            <text:p>15:30</text:p>
          </table:table-cell>
          <table:table-cell office:value-type="time" office:time-value="PT16H55M00S" calcext:value-type="time">
            <text:p>16:55</text:p>
          </table:table-cell>
          <table:table-cell table:formula="of:=[.G72]-[.F72]" office:value-type="time" office:time-value="-PT166H35M00S" calcext:value-type="time">
            <text:p>01:25</text:p>
          </table:table-cell>
          <table:table-cell table:formula="of:=HOUR([.H72])*60+MINUTE([.H72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40377482844292" calcext:value-type="float">
            <text:p>6.40377482844292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4" calcext:value-type="float">
            <text:p>24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207H30M00S" calcext:value-type="time">
            <text:p>15:30</text:p>
          </table:table-cell>
          <table:table-cell office:value-type="time" office:time-value="PT17H00M00S" calcext:value-type="time">
            <text:p>17:00</text:p>
          </table:table-cell>
          <table:table-cell table:formula="of:=[.G73]-[.F73]" office:value-type="time" office:time-value="-PT190H30M00S" calcext:value-type="time">
            <text:p>01:30</text:p>
          </table:table-cell>
          <table:table-cell table:formula="of:=HOUR([.H73])*60+MINUTE([.H73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41531099394825" calcext:value-type="float">
            <text:p>5.41531099394825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5" calcext:value-type="float">
            <text:p>25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5M00S" calcext:value-type="time">
            <text:p>17:35</text:p>
          </table:table-cell>
          <table:table-cell table:formula="of:=[.G74]-[.F74]" office:value-type="time" office:time-value="PT00H35M00S" calcext:value-type="time">
            <text:p>00:35</text:p>
          </table:table-cell>
          <table:table-cell table:formula="of:=HOUR([.H74])*60+MINUTE([.H74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2.8013236717615" calcext:value-type="float">
            <text:p>12.8013236717615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6" calcext:value-type="float">
            <text:p>26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41H00M00S" calcext:value-type="time">
            <text:p>17:00</text:p>
          </table:table-cell>
          <table:table-cell office:value-type="time" office:time-value="PT17H40M00S" calcext:value-type="time">
            <text:p>17:40</text:p>
          </table:table-cell>
          <table:table-cell table:formula="of:=[.G75]-[.F75]" office:value-type="time" office:time-value="-PT23H20M00S" calcext:value-type="time">
            <text:p>00:40</text:p>
          </table:table-cell>
          <table:table-cell table:formula="of:=HOUR([.H75])*60+MINUTE([.H75])"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567842708836" calcext:value-type="float">
            <text:p>10.567842708836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7" calcext:value-type="float">
            <text:p>27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65H00M00S" calcext:value-type="time">
            <text:p>17:00</text:p>
          </table:table-cell>
          <table:table-cell office:value-type="time" office:time-value="PT17H43M00S" calcext:value-type="time">
            <text:p>17:43</text:p>
          </table:table-cell>
          <table:table-cell table:formula="of:=[.G76]-[.F76]" office:value-type="time" office:time-value="-PT47H17M00S" calcext:value-type="time">
            <text:p>00:43</text:p>
          </table:table-cell>
          <table:table-cell table:formula="of:=HOUR([.H76])*60+MINUTE([.H76])"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6242013886786" calcext:value-type="float">
            <text:p>8.16242013886786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8" calcext:value-type="float">
            <text:p>28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89H00M00S" calcext:value-type="time">
            <text:p>17:00</text:p>
          </table:table-cell>
          <table:table-cell office:value-type="time" office:time-value="PT17H46M00S" calcext:value-type="time">
            <text:p>17:46</text:p>
          </table:table-cell>
          <table:table-cell table:formula="of:=[.G77]-[.F77]" office:value-type="time" office:time-value="-PT71H14M00S" calcext:value-type="time">
            <text:p>00:46</text:p>
          </table:table-cell>
          <table:table-cell table:formula="of:=HOUR([.H77])*60+MINUTE([.H77])" office:value-type="float" office:value="46" calcext:value-type="float">
            <text:p>4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62933116826548" calcext:value-type="float">
            <text:p>3.62933116826548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9" calcext:value-type="float">
            <text:p>29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13H00M00S" calcext:value-type="time">
            <text:p>17:00</text:p>
          </table:table-cell>
          <table:table-cell office:value-type="time" office:time-value="PT17H49M00S" calcext:value-type="time">
            <text:p>17:49</text:p>
          </table:table-cell>
          <table:table-cell table:formula="of:=[.G78]-[.F78]" office:value-type="time" office:time-value="-PT95H11M00S" calcext:value-type="time">
            <text:p>00:49</text:p>
          </table:table-cell>
          <table:table-cell table:formula="of:=HOUR([.H78])*60+MINUTE([.H78])"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77852849807536" calcext:value-type="float">
            <text:p>1.77852849807536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30" calcext:value-type="float">
            <text:p>30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37H00M00S" calcext:value-type="time">
            <text:p>17:00</text:p>
          </table:table-cell>
          <table:table-cell office:value-type="time" office:time-value="PT17H52M00S" calcext:value-type="time">
            <text:p>17:52</text:p>
          </table:table-cell>
          <table:table-cell table:formula="of:=[.G79]-[.F79]" office:value-type="time" office:time-value="-PT119H08M00S" calcext:value-type="time">
            <text:p>00:52</text:p>
          </table:table-cell>
          <table:table-cell table:formula="of:=HOUR([.H79])*60+MINUTE([.H79])"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886385214511992" calcext:value-type="float">
            <text:p>0.88638521451199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2.72256" calcext:value-type="float">
            <text:p>42.7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3H34M00S" calcext:value-type="time">
            <text:p>13:34</text:p>
          </table:table-cell>
          <table:table-cell table:formula="of:=[.G80]-[.F80]" office:value-type="time" office:time-value="PT00H59M00S" calcext:value-type="time">
            <text:p>00:59</text:p>
          </table:table-cell>
          <table:table-cell table:formula="of:=HOUR([.H80])*60+MINUTE([.H80])" office:value-type="float" office:value="59" calcext:value-type="float">
            <text:p>5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07710350657506" calcext:value-type="float">
            <text:p>5.0771035065750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36H35M00S" calcext:value-type="time">
            <text:p>12:35</text:p>
          </table:table-cell>
          <table:table-cell office:value-type="time" office:time-value="PT13H40M00S" calcext:value-type="time">
            <text:p>13:40</text:p>
          </table:table-cell>
          <table:table-cell table:formula="of:=[.G81]-[.F81]" office:value-type="time" office:time-value="-PT22H55M00S" calcext:value-type="time">
            <text:p>01:05</text:p>
          </table:table-cell>
          <table:table-cell table:formula="of:=HOUR([.H81])*60+MINUTE([.H81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919097919220851" calcext:value-type="float">
            <text:p>0.91909791922085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2.1672" calcext:value-type="float">
            <text:p>52.1672</text:p>
          </table:table-cell>
          <table:table-cell office:value-type="float" office:value="1.1" calcext:value-type="float">
            <text:p>1.1</text:p>
          </table:table-cell>
          <table:table-cell office:value-type="time" office:time-value="PT60H35M00S" calcext:value-type="time">
            <text:p>12:35</text:p>
          </table:table-cell>
          <table:table-cell office:value-type="time" office:time-value="PT13H47M00S" calcext:value-type="time">
            <text:p>13:47</text:p>
          </table:table-cell>
          <table:table-cell table:formula="of:=[.G82]-[.F82]" office:value-type="time" office:time-value="-PT46H48M00S" calcext:value-type="time">
            <text:p>01:12</text:p>
          </table:table-cell>
          <table:table-cell table:formula="of:=HOUR([.H82])*60+MINUTE([.H82])"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04800012177389" calcext:value-type="float">
            <text:p>4.0480001217738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.76304" calcext:value-type="float">
            <text:p>33.76304</text:p>
          </table:table-cell>
          <table:table-cell office:value-type="float" office:value="1.2" calcext:value-type="float">
            <text:p>1.2</text:p>
          </table:table-cell>
          <table:table-cell office:value-type="time" office:time-value="PT84H35M00S" calcext:value-type="time">
            <text:p>12:35</text:p>
          </table:table-cell>
          <table:table-cell office:value-type="time" office:time-value="PT14H00M00S" calcext:value-type="time">
            <text:p>14:00</text:p>
          </table:table-cell>
          <table:table-cell table:formula="of:=[.G83]-[.F83]" office:value-type="time" office:time-value="-PT70H35M00S" calcext:value-type="time">
            <text:p>01:25</text:p>
          </table:table-cell>
          <table:table-cell table:formula="of:=HOUR([.H83])*60+MINUTE([.H83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3069557646836" calcext:value-type="float">
            <text:p>2.2306955764683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.05088" calcext:value-type="float">
            <text:p>31.05088</text:p>
          </table:table-cell>
          <table:table-cell office:value-type="float" office:value="1.2" calcext:value-type="float">
            <text:p>1.2</text:p>
          </table:table-cell>
          <table:table-cell office:value-type="time" office:time-value="PT108H35M00S" calcext:value-type="time">
            <text:p>12:35</text:p>
          </table:table-cell>
          <table:table-cell office:value-type="time" office:time-value="PT14H05M00S" calcext:value-type="time">
            <text:p>14:05</text:p>
          </table:table-cell>
          <table:table-cell table:formula="of:=[.G84]-[.F84]" office:value-type="time" office:time-value="-PT94H30M00S" calcext:value-type="time">
            <text:p>01:30</text:p>
          </table:table-cell>
          <table:table-cell table:formula="of:=HOUR([.H84])*60+MINUTE([.H84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8255908206564" calcext:value-type="float">
            <text:p>1.6825590820656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7.28816" calcext:value-type="float">
            <text:p>37.2881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32H35M00S" calcext:value-type="time">
            <text:p>12:35</text:p>
          </table:table-cell>
          <table:table-cell office:value-type="time" office:time-value="PT14H12M00S" calcext:value-type="time">
            <text:p>14:12</text:p>
          </table:table-cell>
          <table:table-cell table:formula="of:=[.G85]-[.F85]" office:value-type="time" office:time-value="-PT118H23M00S" calcext:value-type="time">
            <text:p>01:37</text:p>
          </table:table-cell>
          <table:table-cell table:formula="of:=HOUR([.H85])*60+MINUTE([.H85])"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5293986434575" calcext:value-type="float">
            <text:p>4.2529398643457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.68176" calcext:value-type="float">
            <text:p>35.6817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56H35M00S" calcext:value-type="time">
            <text:p>12:35</text:p>
          </table:table-cell>
          <table:table-cell office:value-type="time" office:time-value="PT14H18M00S" calcext:value-type="time">
            <text:p>14:18</text:p>
          </table:table-cell>
          <table:table-cell table:formula="of:=[.G86]-[.F86]" office:value-type="time" office:time-value="-PT142H17M00S" calcext:value-type="time">
            <text:p>01:43</text:p>
          </table:table-cell>
          <table:table-cell table:formula="of:=HOUR([.H86])*60+MINUTE([.H86])" office:value-type="float" office:value="103" calcext:value-type="float">
            <text:p>10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99193703609776" calcext:value-type="float">
            <text:p>2.9919370360977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05M00S" calcext:value-type="time">
            <text:p>14:05</text:p>
          </table:table-cell>
          <table:table-cell office:value-type="time" office:time-value="PT14H40M00S" calcext:value-type="time">
            <text:p>14:40</text:p>
          </table:table-cell>
          <table:table-cell table:formula="of:=[.G87]-[.F87]" office:value-type="time" office:time-value="PT00H35M00S" calcext:value-type="time">
            <text:p>00:35</text:p>
          </table:table-cell>
          <table:table-cell table:formula="of:=HOUR([.H87])*60+MINUTE([.H87])"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0677427009583" calcext:value-type="float">
            <text:p>6.4067742700958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0.56944" calcext:value-type="float">
            <text:p>50.56944</text:p>
          </table:table-cell>
          <table:table-cell office:value-type="float" office:value="2" calcext:value-type="float">
            <text:p>2</text:p>
          </table:table-cell>
          <table:table-cell office:value-type="time" office:time-value="PT38H05M00S" calcext:value-type="time">
            <text:p>14:05</text:p>
          </table:table-cell>
          <table:table-cell office:value-type="time" office:time-value="PT14H42M00S" calcext:value-type="time">
            <text:p>14:42</text:p>
          </table:table-cell>
          <table:table-cell table:formula="of:=[.G88]-[.F88]" office:value-type="time" office:time-value="-PT23H23M00S" calcext:value-type="time">
            <text:p>00:37</text:p>
          </table:table-cell>
          <table:table-cell table:formula="of:=HOUR([.H88])*60+MINUTE([.H88])"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69533546377505" calcext:value-type="float">
            <text:p>6.6953354637750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8.49024" calcext:value-type="float">
            <text:p>48.49024</text:p>
          </table:table-cell>
          <table:table-cell office:value-type="float" office:value="2" calcext:value-type="float">
            <text:p>2</text:p>
          </table:table-cell>
          <table:table-cell office:value-type="time" office:time-value="PT62H05M00S" calcext:value-type="time">
            <text:p>14:05</text:p>
          </table:table-cell>
          <table:table-cell office:value-type="time" office:time-value="PT14H44M00S" calcext:value-type="time">
            <text:p>14:44</text:p>
          </table:table-cell>
          <table:table-cell table:formula="of:=[.G89]-[.F89]" office:value-type="time" office:time-value="-PT47H21M00S" calcext:value-type="time">
            <text:p>00:39</text:p>
          </table:table-cell>
          <table:table-cell table:formula="of:=HOUR([.H89])*60+MINUTE([.H89])"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9911412720262" calcext:value-type="float">
            <text:p>5.8991141272026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2" calcext:value-type="float">
            <text:p>2</text:p>
          </table:table-cell>
          <table:table-cell office:value-type="time" office:time-value="PT86H05M00S" calcext:value-type="time">
            <text:p>14:05</text:p>
          </table:table-cell>
          <table:table-cell office:value-type="time" office:time-value="PT14H46M00S" calcext:value-type="time">
            <text:p>14:46</text:p>
          </table:table-cell>
          <table:table-cell table:formula="of:=[.G90]-[.F90]" office:value-type="time" office:time-value="-PT71H19M00S" calcext:value-type="time">
            <text:p>00:41</text:p>
          </table:table-cell>
          <table:table-cell table:formula="of:=HOUR([.H90])*60+MINUTE([.H90])" office:value-type="float" office:value="41" calcext:value-type="float">
            <text:p>4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9832557676087" calcext:value-type="float">
            <text:p>4.3983255767608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2" calcext:value-type="float">
            <text:p>2</text:p>
          </table:table-cell>
          <table:table-cell office:value-type="time" office:time-value="PT110H05M00S" calcext:value-type="time">
            <text:p>14:05</text:p>
          </table:table-cell>
          <table:table-cell office:value-type="time" office:time-value="PT14H48M00S" calcext:value-type="time">
            <text:p>14:48</text:p>
          </table:table-cell>
          <table:table-cell table:formula="of:=[.G91]-[.F91]" office:value-type="time" office:time-value="-PT95H17M00S" calcext:value-type="time">
            <text:p>00:43</text:p>
          </table:table-cell>
          <table:table-cell table:formula="of:=HOUR([.H91])*60+MINUTE([.H91])" office:value-type="float" office:value="43" calcext:value-type="float">
            <text:p>4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5669224673332" calcext:value-type="float">
            <text:p>2.2566922467333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5.91024" calcext:value-type="float">
            <text:p>45.91024</text:p>
          </table:table-cell>
          <table:table-cell office:value-type="float" office:value="2" calcext:value-type="float">
            <text:p>2</text:p>
          </table:table-cell>
          <table:table-cell office:value-type="time" office:time-value="PT134H05M00S" calcext:value-type="time">
            <text:p>14:05</text:p>
          </table:table-cell>
          <table:table-cell office:value-type="time" office:time-value="PT14H50M00S" calcext:value-type="time">
            <text:p>14:50</text:p>
          </table:table-cell>
          <table:table-cell table:formula="of:=[.G92]-[.F92]" office:value-type="time" office:time-value="-PT119H15M00S" calcext:value-type="time">
            <text:p>00:45</text:p>
          </table:table-cell>
          <table:table-cell table:formula="of:=HOUR([.H92])*60+MINUTE([.H92])"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78278008246572" calcext:value-type="float">
            <text:p>0.67827800824657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6.08848" calcext:value-type="float">
            <text:p>46.0884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5M00S" calcext:value-type="time">
            <text:p>14:05</text:p>
          </table:table-cell>
          <table:table-cell office:value-type="time" office:time-value="PT14H52M00S" calcext:value-type="time">
            <text:p>14:52</text:p>
          </table:table-cell>
          <table:table-cell table:formula="of:=[.G93]-[.F93]" office:value-type="time" office:time-value="-PT143H13M00S" calcext:value-type="time">
            <text:p>00:47</text:p>
          </table:table-cell>
          <table:table-cell table:formula="of:=HOUR([.H93])*60+MINUTE([.H93])"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4628939966261" calcext:value-type="float">
            <text:p>0.3462893996626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6.39968" calcext:value-type="float">
            <text:p>86.3996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5M00S" calcext:value-type="time">
            <text:p>14:05</text:p>
          </table:table-cell>
          <table:table-cell office:value-type="time" office:time-value="PT15H04M00S" calcext:value-type="time">
            <text:p>15:04</text:p>
          </table:table-cell>
          <table:table-cell table:formula="of:=[.G94]-[.F94]" office:value-type="time" office:time-value="-PT167H01M00S" calcext:value-type="time">
            <text:p>00:59</text:p>
          </table:table-cell>
          <table:table-cell table:formula="of:=HOUR([.H94])*60+MINUTE([.H94])"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1651445250437" calcext:value-type="float">
            <text:p>6.3165144525043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5.92624" calcext:value-type="float">
            <text:p>85.9262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06H05M00S" calcext:value-type="time">
            <text:p>14:05</text:p>
          </table:table-cell>
          <table:table-cell office:value-type="time" office:time-value="PT15H06M00S" calcext:value-type="time">
            <text:p>15:06</text:p>
          </table:table-cell>
          <table:table-cell table:formula="of:=[.G95]-[.F95]" office:value-type="time" office:time-value="-PT190H59M00S" calcext:value-type="time">
            <text:p>01:01</text:p>
          </table:table-cell>
          <table:table-cell table:formula="of:=HOUR([.H95])*60+MINUTE([.H95])"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8515837863588" calcext:value-type="float">
            <text:p>6.5851583786358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4.15744" calcext:value-type="float">
            <text:p>84.1574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30H05M00S" calcext:value-type="time">
            <text:p>14:05</text:p>
          </table:table-cell>
          <table:table-cell office:value-type="time" office:time-value="PT15H08M00S" calcext:value-type="time">
            <text:p>15:08</text:p>
          </table:table-cell>
          <table:table-cell table:formula="of:=[.G96]-[.F96]" office:value-type="time" office:time-value="-PT214H57M00S" calcext:value-type="time">
            <text:p>01:03</text:p>
          </table:table-cell>
          <table:table-cell table:formula="of:=HOUR([.H96])*60+MINUTE([.H96])"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987138285631" calcext:value-type="float">
            <text:p>7.198713828563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3.8464" calcext:value-type="float">
            <text:p>83.84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5M00S" calcext:value-type="time">
            <text:p>14:05</text:p>
          </table:table-cell>
          <table:table-cell office:value-type="time" office:time-value="PT15H10M00S" calcext:value-type="time">
            <text:p>15:10</text:p>
          </table:table-cell>
          <table:table-cell table:formula="of:=[.G97]-[.F97]" office:value-type="time" office:time-value="-PT238H55M00S" calcext:value-type="time">
            <text:p>01:05</text:p>
          </table:table-cell>
          <table:table-cell table:formula="of:=HOUR([.H97])*60+MINUTE([.H97])"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45460356230521" calcext:value-type="float">
            <text:p>7.4546035623052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84.80032" calcext:value-type="float">
            <text:p>84.80032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5M00S" calcext:value-type="time">
            <text:p>14:05</text:p>
          </table:table-cell>
          <table:table-cell office:value-type="time" office:time-value="PT15H12M00S" calcext:value-type="time">
            <text:p>15:12</text:p>
          </table:table-cell>
          <table:table-cell table:formula="of:=[.G98]-[.F98]" office:value-type="time" office:time-value="-PT262H53M00S" calcext:value-type="time">
            <text:p>01:07</text:p>
          </table:table-cell>
          <table:table-cell table:formula="of:=HOUR([.H98])*60+MINUTE([.H98])"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91566053489209" calcext:value-type="float">
            <text:p>6.9156605348920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4.00656" calcext:value-type="float">
            <text:p>84.006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5M00S" calcext:value-type="time">
            <text:p>14:05</text:p>
          </table:table-cell>
          <table:table-cell office:value-type="time" office:time-value="PT15H14M00S" calcext:value-type="time">
            <text:p>15:14</text:p>
          </table:table-cell>
          <table:table-cell table:formula="of:=[.G99]-[.F99]" office:value-type="time" office:time-value="-PT286H51M00S" calcext:value-type="time">
            <text:p>01:09</text:p>
          </table:table-cell>
          <table:table-cell table:formula="of:=HOUR([.H99])*60+MINUTE([.H99])"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23139514968808" calcext:value-type="float">
            <text:p>7.2313951496880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2.08336" calcext:value-type="float">
            <text:p>82.0833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26H05M00S" calcext:value-type="time">
            <text:p>14:05</text:p>
          </table:table-cell>
          <table:table-cell office:value-type="time" office:time-value="PT15H16M00S" calcext:value-type="time">
            <text:p>15:16</text:p>
          </table:table-cell>
          <table:table-cell table:formula="of:=[.G100]-[.F100]" office:value-type="time" office:time-value="-PT310H49M00S" calcext:value-type="time">
            <text:p>01:11</text:p>
          </table:table-cell>
          <table:table-cell table:formula="of:=HOUR([.H100])*60+MINUTE([.H100])"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8018831931856" calcext:value-type="float">
            <text:p>6.7801883193185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1.60272" calcext:value-type="float">
            <text:p>81.60272</text:p>
          </table:table-cell>
          <table:table-cell office:value-type="float" office:value="2.1" calcext:value-type="float">
            <text:p>2.1</text:p>
          </table:table-cell>
          <table:table-cell office:value-type="time" office:time-value="PT350H05M00S" calcext:value-type="time">
            <text:p>14:05</text:p>
          </table:table-cell>
          <table:table-cell office:value-type="time" office:time-value="PT15H18M00S" calcext:value-type="time">
            <text:p>15:18</text:p>
          </table:table-cell>
          <table:table-cell table:formula="of:=[.G101]-[.F101]" office:value-type="time" office:time-value="-PT334H47M00S" calcext:value-type="time">
            <text:p>01:13</text:p>
          </table:table-cell>
          <table:table-cell table:formula="of:=HOUR([.H101])*60+MINUTE([.H101])"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9694169979517" calcext:value-type="float">
            <text:p>6.7969416997951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1.76336" calcext:value-type="float">
            <text:p>81.7633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74H05M00S" calcext:value-type="time">
            <text:p>14:05</text:p>
          </table:table-cell>
          <table:table-cell office:value-type="time" office:time-value="PT15H20M00S" calcext:value-type="time">
            <text:p>15:20</text:p>
          </table:table-cell>
          <table:table-cell table:formula="of:=[.G102]-[.F102]" office:value-type="time" office:time-value="-PT358H45M00S" calcext:value-type="time">
            <text:p>01:15</text:p>
          </table:table-cell>
          <table:table-cell table:formula="of:=HOUR([.H102])*60+MINUTE([.H102])" office:value-type="float" office:value="75" calcext:value-type="float">
            <text:p>7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92951738365571" calcext:value-type="float">
            <text:p>5.9295173836557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3.04256" calcext:value-type="float">
            <text:p>83.042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98H05M00S" calcext:value-type="time">
            <text:p>14:05</text:p>
          </table:table-cell>
          <table:table-cell office:value-type="time" office:time-value="PT15H22M00S" calcext:value-type="time">
            <text:p>15:22</text:p>
          </table:table-cell>
          <table:table-cell table:formula="of:=[.G103]-[.F103]" office:value-type="time" office:time-value="-PT382H43M00S" calcext:value-type="time">
            <text:p>01:17</text:p>
          </table:table-cell>
          <table:table-cell table:formula="of:=HOUR([.H103])*60+MINUTE([.H103])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62828603212559" calcext:value-type="float">
            <text:p>4.6282860321255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1.29216" calcext:value-type="float">
            <text:p>81.29216</text:p>
          </table:table-cell>
          <table:table-cell office:value-type="float" office:value="2.1" calcext:value-type="float">
            <text:p>2.1</text:p>
          </table:table-cell>
          <table:table-cell office:value-type="time" office:time-value="PT422H05M00S" calcext:value-type="time">
            <text:p>14:05</text:p>
          </table:table-cell>
          <table:table-cell office:value-type="time" office:time-value="PT15H24M00S" calcext:value-type="time">
            <text:p>15:24</text:p>
          </table:table-cell>
          <table:table-cell table:formula="of:=[.G104]-[.F104]" office:value-type="time" office:time-value="-PT406H41M00S" calcext:value-type="time">
            <text:p>01:19</text:p>
          </table:table-cell>
          <table:table-cell table:formula="of:=HOUR([.H104])*60+MINUTE([.H104])"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9115380917512" calcext:value-type="float">
            <text:p>3.9911538091751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0.31856" calcext:value-type="float">
            <text:p>80.318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446H05M00S" calcext:value-type="time">
            <text:p>14:05</text:p>
          </table:table-cell>
          <table:table-cell office:value-type="time" office:time-value="PT15H26M00S" calcext:value-type="time">
            <text:p>15:26</text:p>
          </table:table-cell>
          <table:table-cell table:formula="of:=[.G105]-[.F105]" office:value-type="time" office:time-value="-PT430H39M00S" calcext:value-type="time">
            <text:p>01:21</text:p>
          </table:table-cell>
          <table:table-cell table:formula="of:=HOUR([.H105])*60+MINUTE([.H105])" office:value-type="float" office:value="81" calcext:value-type="float">
            <text:p>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58836502344455" calcext:value-type="float">
            <text:p>3.5883650234445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9.68864" calcext:value-type="float">
            <text:p>79.688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470H05M00S" calcext:value-type="time">
            <text:p>14:05</text:p>
          </table:table-cell>
          <table:table-cell office:value-type="time" office:time-value="PT15H28M00S" calcext:value-type="time">
            <text:p>15:28</text:p>
          </table:table-cell>
          <table:table-cell table:formula="of:=[.G106]-[.F106]" office:value-type="time" office:time-value="-PT454H37M00S" calcext:value-type="time">
            <text:p>01:23</text:p>
          </table:table-cell>
          <table:table-cell table:formula="of:=HOUR([.H106])*60+MINUTE([.H106])"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453916785286" calcext:value-type="float">
            <text:p>3.045391678528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494H05M00S" calcext:value-type="time">
            <text:p>14:05</text:p>
          </table:table-cell>
          <table:table-cell office:value-type="time" office:time-value="PT15H30M00S" calcext:value-type="time">
            <text:p>15:30</text:p>
          </table:table-cell>
          <table:table-cell table:formula="of:=[.G107]-[.F107]" office:value-type="time" office:time-value="-PT478H35M00S" calcext:value-type="time">
            <text:p>01:25</text:p>
          </table:table-cell>
          <table:table-cell table:formula="of:=HOUR([.H107])*60+MINUTE([.H107])"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5144307717867" calcext:value-type="float">
            <text:p>2.514430771786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78.08624" calcext:value-type="float">
            <text:p>78.08624</text:p>
          </table:table-cell>
          <table:table-cell office:value-type="float" office:value="2.1" calcext:value-type="float">
            <text:p>2.1</text:p>
          </table:table-cell>
          <table:table-cell office:value-type="time" office:time-value="PT518H05M00S" calcext:value-type="time">
            <text:p>14:05</text:p>
          </table:table-cell>
          <table:table-cell office:value-type="time" office:time-value="PT15H32M00S" calcext:value-type="time">
            <text:p>15:32</text:p>
          </table:table-cell>
          <table:table-cell table:formula="of:=[.G108]-[.F108]" office:value-type="time" office:time-value="-PT502H33M00S" calcext:value-type="time">
            <text:p>01:27</text:p>
          </table:table-cell>
          <table:table-cell table:formula="of:=HOUR([.H108])*60+MINUTE([.H108])"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4767698978953" calcext:value-type="float">
            <text:p>2.2476769897895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542H05M00S" calcext:value-type="time">
            <text:p>14:05</text:p>
          </table:table-cell>
          <table:table-cell office:value-type="time" office:time-value="PT15H34M00S" calcext:value-type="time">
            <text:p>15:34</text:p>
          </table:table-cell>
          <table:table-cell table:formula="of:=[.G109]-[.F109]" office:value-type="time" office:time-value="-PT526H31M00S" calcext:value-type="time">
            <text:p>01:29</text:p>
          </table:table-cell>
          <table:table-cell table:formula="of:=HOUR([.H109])*60+MINUTE([.H109])"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82847559269349" calcext:value-type="float">
            <text:p>1.8284755926934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76.96048" calcext:value-type="float">
            <text:p>76.96048</text:p>
          </table:table-cell>
          <table:table-cell office:value-type="float" office:value="2.1" calcext:value-type="float">
            <text:p>2.1</text:p>
          </table:table-cell>
          <table:table-cell office:value-type="time" office:time-value="PT566H05M00S" calcext:value-type="time">
            <text:p>14:05</text:p>
          </table:table-cell>
          <table:table-cell office:value-type="time" office:time-value="PT15H37M00S" calcext:value-type="time">
            <text:p>15:37</text:p>
          </table:table-cell>
          <table:table-cell table:formula="of:=[.G110]-[.F110]" office:value-type="time" office:time-value="-PT550H28M00S" calcext:value-type="time">
            <text:p>01:32</text:p>
          </table:table-cell>
          <table:table-cell table:formula="of:=HOUR([.H110])*60+MINUTE([.H110])"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8226277684712" calcext:value-type="float">
            <text:p>1.5822627768471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6.80096" calcext:value-type="float">
            <text:p>76.80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590H05M00S" calcext:value-type="time">
            <text:p>14:05</text:p>
          </table:table-cell>
          <table:table-cell office:value-type="time" office:time-value="PT15H39M00S" calcext:value-type="time">
            <text:p>15:39</text:p>
          </table:table-cell>
          <table:table-cell table:formula="of:=[.G111]-[.F111]" office:value-type="time" office:time-value="-PT574H26M00S" calcext:value-type="time">
            <text:p>01:34</text:p>
          </table:table-cell>
          <table:table-cell table:formula="of:=HOUR([.H111])*60+MINUTE([.H111])"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33286074697176" calcext:value-type="float">
            <text:p>1.3328607469717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75.84592" calcext:value-type="float">
            <text:p>75.845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614H05M00S" calcext:value-type="time">
            <text:p>14:05</text:p>
          </table:table-cell>
          <table:table-cell office:value-type="time" office:time-value="PT15H41M00S" calcext:value-type="time">
            <text:p>15:41</text:p>
          </table:table-cell>
          <table:table-cell table:formula="of:=[.G112]-[.F112]" office:value-type="time" office:time-value="-PT598H24M00S" calcext:value-type="time">
            <text:p>01:36</text:p>
          </table:table-cell>
          <table:table-cell table:formula="of:=HOUR([.H112])*60+MINUTE([.H112])" office:value-type="float" office:value="96" calcext:value-type="float">
            <text:p>9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1807583603085" calcext:value-type="float">
            <text:p>1.180758360308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5.04688" calcext:value-type="float">
            <text:p>75.04688</text:p>
          </table:table-cell>
          <table:table-cell office:value-type="float" office:value="2.1" calcext:value-type="float">
            <text:p>2.1</text:p>
          </table:table-cell>
          <table:table-cell office:value-type="time" office:time-value="PT638H05M00S" calcext:value-type="time">
            <text:p>14:05</text:p>
          </table:table-cell>
          <table:table-cell office:value-type="time" office:time-value="PT15H47M00S" calcext:value-type="time">
            <text:p>15:47</text:p>
          </table:table-cell>
          <table:table-cell table:formula="of:=[.G113]-[.F113]" office:value-type="time" office:time-value="-PT622H18M00S" calcext:value-type="time">
            <text:p>01:42</text:p>
          </table:table-cell>
          <table:table-cell table:formula="of:=HOUR([.H113])*60+MINUTE([.H113])"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37599747904124" calcext:value-type="float">
            <text:p>0.73759974790412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6.324" calcext:value-type="float">
            <text:p>56.3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7M00S" calcext:value-type="time">
            <text:p>16:07</text:p>
          </table:table-cell>
          <table:table-cell table:formula="of:=[.G114]-[.F114]" office:value-type="time" office:time-value="PT00H32M00S" calcext:value-type="time">
            <text:p>00:32</text:p>
          </table:table-cell>
          <table:table-cell table:formula="of:=HOUR([.H114])*60+MINUTE([.H114])"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7799024749724" calcext:value-type="float">
            <text:p>3.3779902474972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9M00S" calcext:value-type="time">
            <text:p>16:09</text:p>
          </table:table-cell>
          <table:table-cell table:formula="of:=[.G115]-[.F115]" office:value-type="time" office:time-value="PT00H34M00S" calcext:value-type="time">
            <text:p>00:34</text:p>
          </table:table-cell>
          <table:table-cell table:formula="of:=HOUR([.H115])*60+MINUTE([.H115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258844476981" calcext:value-type="float">
            <text:p>2.825884447698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54.89424" calcext:value-type="float">
            <text:p>54.894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1M00S" calcext:value-type="time">
            <text:p>16:11</text:p>
          </table:table-cell>
          <table:table-cell table:formula="of:=[.G116]-[.F116]" office:value-type="time" office:time-value="PT00H36M00S" calcext:value-type="time">
            <text:p>00:36</text:p>
          </table:table-cell>
          <table:table-cell table:formula="of:=HOUR([.H116])*60+MINUTE([.H116])" office:value-type="float" office:value="36" calcext:value-type="float">
            <text:p>3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5853720326584" calcext:value-type="float">
            <text:p>2.8585372032658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3M00S" calcext:value-type="time">
            <text:p>16:13</text:p>
          </table:table-cell>
          <table:table-cell table:formula="of:=[.G117]-[.F117]" office:value-type="time" office:time-value="PT00H38M00S" calcext:value-type="time">
            <text:p>00:38</text:p>
          </table:table-cell>
          <table:table-cell table:formula="of:=HOUR([.H117])*60+MINUTE([.H117])"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5534000249996" calcext:value-type="float">
            <text:p>3.1553400024999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4.07792" calcext:value-type="float">
            <text:p>54.077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5M00S" calcext:value-type="time">
            <text:p>16:15</text:p>
          </table:table-cell>
          <table:table-cell table:formula="of:=[.G118]-[.F118]" office:value-type="time" office:time-value="PT00H40M00S" calcext:value-type="time">
            <text:p>00:40</text:p>
          </table:table-cell>
          <table:table-cell table:formula="of:=HOUR([.H118])*60+MINUTE([.H118])"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7487077489735" calcext:value-type="float">
            <text:p>3.1748707748973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7M00S" calcext:value-type="time">
            <text:p>16:17</text:p>
          </table:table-cell>
          <table:table-cell table:formula="of:=[.G119]-[.F119]" office:value-type="time" office:time-value="PT00H42M00S" calcext:value-type="time">
            <text:p>00:42</text:p>
          </table:table-cell>
          <table:table-cell table:formula="of:=HOUR([.H119])*60+MINUTE([.H119])" office:value-type="float" office:value="42" calcext:value-type="float">
            <text:p>4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9642350587486" calcext:value-type="float">
            <text:p>3.3964235058748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1.84128" calcext:value-type="float">
            <text:p>51.84128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9M00S" calcext:value-type="time">
            <text:p>16:19</text:p>
          </table:table-cell>
          <table:table-cell table:formula="of:=[.G120]-[.F120]" office:value-type="time" office:time-value="PT00H44M00S" calcext:value-type="time">
            <text:p>00:44</text:p>
          </table:table-cell>
          <table:table-cell table:formula="of:=HOUR([.H120])*60+MINUTE([.H120])" office:value-type="float" office:value="44" calcext:value-type="float">
            <text:p>4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554932038112" calcext:value-type="float">
            <text:p>3.155493203811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1M00S" calcext:value-type="time">
            <text:p>16:21</text:p>
          </table:table-cell>
          <table:table-cell table:formula="of:=[.G121]-[.F121]" office:value-type="time" office:time-value="PT00H46M00S" calcext:value-type="time">
            <text:p>00:46</text:p>
          </table:table-cell>
          <table:table-cell table:formula="of:=HOUR([.H121])*60+MINUTE([.H121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6425496905113" calcext:value-type="float">
            <text:p>3.0642549690511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1.20864" calcext:value-type="float">
            <text:p>51.208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3M00S" calcext:value-type="time">
            <text:p>16:23</text:p>
          </table:table-cell>
          <table:table-cell table:formula="of:=[.G122]-[.F122]" office:value-type="time" office:time-value="PT00H48M00S" calcext:value-type="time">
            <text:p>00:48</text:p>
          </table:table-cell>
          <table:table-cell table:formula="of:=HOUR([.H122])*60+MINUTE([.H122])"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4021797821643" calcext:value-type="float">
            <text:p>2.8402179782164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9.6064" calcext:value-type="float">
            <text:p>49.60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7M00S" calcext:value-type="time">
            <text:p>16:27</text:p>
          </table:table-cell>
          <table:table-cell table:formula="of:=[.G123]-[.F123]" office:value-type="time" office:time-value="PT00H52M00S" calcext:value-type="time">
            <text:p>00:52</text:p>
          </table:table-cell>
          <table:table-cell table:formula="of:=HOUR([.H123])*60+MINUTE([.H123])"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7044212949099" calcext:value-type="float">
            <text:p>2.1704421294909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8.79712" calcext:value-type="float">
            <text:p>48.7971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9M00S" calcext:value-type="time">
            <text:p>16:29</text:p>
          </table:table-cell>
          <table:table-cell table:formula="of:=[.G124]-[.F124]" office:value-type="time" office:time-value="PT00H54M00S" calcext:value-type="time">
            <text:p>00:54</text:p>
          </table:table-cell>
          <table:table-cell table:formula="of:=HOUR([.H124])*60+MINUTE([.H124])"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1M00S" calcext:value-type="time">
            <text:p>16:31</text:p>
          </table:table-cell>
          <table:table-cell table:formula="of:=[.G125]-[.F125]" office:value-type="time" office:time-value="PT00H56M00S" calcext:value-type="time">
            <text:p>00:56</text:p>
          </table:table-cell>
          <table:table-cell table:formula="of:=HOUR([.H125])*60+MINUTE([.H125])"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4533069439108" calcext:value-type="float">
            <text:p>1.0453306943910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3M00S" calcext:value-type="time">
            <text:p>16:33</text:p>
          </table:table-cell>
          <table:table-cell table:formula="of:=[.G126]-[.F126]" office:value-type="time" office:time-value="PT00H58M00S" calcext:value-type="time">
            <text:p>00:58</text:p>
          </table:table-cell>
          <table:table-cell table:formula="of:=HOUR([.H126])*60+MINUTE([.H126])"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5431990534585" calcext:value-type="float">
            <text:p>0.77543199053458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5M00S" calcext:value-type="time">
            <text:p>16:35</text:p>
          </table:table-cell>
          <table:table-cell table:formula="of:=[.G127]-[.F127]" office:value-type="time" office:time-value="PT01H00M00S" calcext:value-type="time">
            <text:p>01:00</text:p>
          </table:table-cell>
          <table:table-cell table:formula="of:=HOUR([.H127])*60+MINUTE([.H127])" office:value-type="float" office:value="60" calcext:value-type="float">
            <text:p>6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33441449889322" calcext:value-type="float">
            <text:p>0.53344144988932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4M00S" calcext:value-type="time">
            <text:p>16:44</text:p>
          </table:table-cell>
          <table:table-cell table:formula="of:=[.G128]-[.F128]" office:value-type="time" office:time-value="PT01H09M00S" calcext:value-type="time">
            <text:p>01:09</text:p>
          </table:table-cell>
          <table:table-cell table:formula="of:=HOUR([.H128])*60+MINUTE([.H128])"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9101117268932" calcext:value-type="float">
            <text:p>6.5910111726893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7M00S" calcext:value-type="time">
            <text:p>16:47</text:p>
          </table:table-cell>
          <table:table-cell table:formula="of:=[.G129]-[.F129]" office:value-type="time" office:time-value="PT01H12M00S" calcext:value-type="time">
            <text:p>01:12</text:p>
          </table:table-cell>
          <table:table-cell table:formula="of:=HOUR([.H129])*60+MINUTE([.H129])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0847758248484" calcext:value-type="float">
            <text:p>6.7084775824848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34.56432" calcext:value-type="float">
            <text:p>134.5643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0M00S" calcext:value-type="time">
            <text:p>16:50</text:p>
          </table:table-cell>
          <table:table-cell table:formula="of:=[.G130]-[.F130]" office:value-type="time" office:time-value="PT01H15M00S" calcext:value-type="time">
            <text:p>01:15</text:p>
          </table:table-cell>
          <table:table-cell table:formula="of:=HOUR([.H130])*60+MINUTE([.H130])"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45103951670416" calcext:value-type="float">
            <text:p>5.4510395167041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.24224" calcext:value-type="float">
            <text:p>134.24224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2M00S" calcext:value-type="time">
            <text:p>16:52</text:p>
          </table:table-cell>
          <table:table-cell table:formula="of:=[.G131]-[.F131]" office:value-type="time" office:time-value="PT01H17M00S" calcext:value-type="time">
            <text:p>01:17</text:p>
          </table:table-cell>
          <table:table-cell table:formula="of:=HOUR([.H131])*60+MINUTE([.H131])"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3194959285814" calcext:value-type="float">
            <text:p>4.3319495928581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32.64192" calcext:value-type="float">
            <text:p>132.6419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6M00S" calcext:value-type="time">
            <text:p>16:56</text:p>
          </table:table-cell>
          <table:table-cell table:formula="of:=[.G132]-[.F132]" office:value-type="time" office:time-value="PT01H21M00S" calcext:value-type="time">
            <text:p>01:21</text:p>
          </table:table-cell>
          <table:table-cell table:formula="of:=HOUR([.H132])*60+MINUTE([.H132])"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570167843685" calcext:value-type="float">
            <text:p>2.857016784368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30.40944" calcext:value-type="float">
            <text:p>130.40944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0M00S" calcext:value-type="time">
            <text:p>17:00</text:p>
          </table:table-cell>
          <table:table-cell table:formula="of:=[.G133]-[.F133]" office:value-type="time" office:time-value="PT01H25M00S" calcext:value-type="time">
            <text:p>01:25</text:p>
          </table:table-cell>
          <table:table-cell table:formula="of:=HOUR([.H133])*60+MINUTE([.H133])"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4683743738768" calcext:value-type="float">
            <text:p>2.1468374373876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30.2408" calcext:value-type="float">
            <text:p>130.240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3M00S" calcext:value-type="time">
            <text:p>17:03</text:p>
          </table:table-cell>
          <table:table-cell table:formula="of:=[.G134]-[.F134]" office:value-type="time" office:time-value="PT01H28M00S" calcext:value-type="time">
            <text:p>01:28</text:p>
          </table:table-cell>
          <table:table-cell table:formula="of:=HOUR([.H134])*60+MINUTE([.H134])"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967600915814" calcext:value-type="float">
            <text:p>1.696760091581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30.72048" calcext:value-type="float">
            <text:p>130.720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5M00S" calcext:value-type="time">
            <text:p>17:05</text:p>
          </table:table-cell>
          <table:table-cell table:formula="of:=[.G135]-[.F135]" office:value-type="time" office:time-value="PT01H30M00S" calcext:value-type="time">
            <text:p>01:30</text:p>
          </table:table-cell>
          <table:table-cell table:formula="of:=HOUR([.H135])*60+MINUTE([.H135])"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5504468551638" calcext:value-type="float">
            <text:p>1.4550446855163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0.87664" calcext:value-type="float">
            <text:p>30.876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0M00S" calcext:value-type="time">
            <text:p>17:40</text:p>
          </table:table-cell>
          <table:table-cell table:formula="of:=[.G136]-[.F136]" office:value-type="time" office:time-value="PT00H35M00S" calcext:value-type="time">
            <text:p>00:35</text:p>
          </table:table-cell>
          <table:table-cell table:formula="of:=HOUR([.H136])*60+MINUTE([.H136])" office:value-type="float" office:value="35" calcext:value-type="float">
            <text:p>3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2317888121569" calcext:value-type="float">
            <text:p>1.5231788812156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0.24096" calcext:value-type="float">
            <text:p>30.2409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1M00S" calcext:value-type="time">
            <text:p>17:41</text:p>
          </table:table-cell>
          <table:table-cell table:formula="of:=[.G137]-[.F137]" office:value-type="time" office:time-value="PT00H36M00S" calcext:value-type="time">
            <text:p>00:36</text:p>
          </table:table-cell>
          <table:table-cell table:formula="of:=HOUR([.H137])*60+MINUTE([.H137])" office:value-type="float" office:value="36" calcext:value-type="float">
            <text:p>3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29583279622414" calcext:value-type="float">
            <text:p>0.32958327962241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3M00S" calcext:value-type="time">
            <text:p>17:43</text:p>
          </table:table-cell>
          <table:table-cell table:formula="of:=[.G138]-[.F138]" office:value-type="time" office:time-value="PT00H38M00S" calcext:value-type="time">
            <text:p>00:38</text:p>
          </table:table-cell>
          <table:table-cell table:formula="of:=HOUR([.H138])*60+MINUTE([.H138])"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3127044358077" calcext:value-type="float">
            <text:p>4.2312704435807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7.12656" calcext:value-type="float">
            <text:p>57.1265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41H45M00S" calcext:value-type="time">
            <text:p>17:45</text:p>
          </table:table-cell>
          <table:table-cell table:formula="of:=[.G140]-[.F139]" office:value-type="time" office:time-value="PT00H42M00S" calcext:value-type="time">
            <text:p>00:42</text:p>
          </table:table-cell>
          <table:table-cell table:formula="of:=HOUR([.H139])*60+MINUTE([.H139])"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17359669515968" calcext:value-type="float">
            <text:p>5.1735966951596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7M00S" calcext:value-type="time">
            <text:p>17:47</text:p>
          </table:table-cell>
          <table:table-cell table:formula="of:=[.G141]-[.F140]" office:value-type="time" office:time-value="PT00H44M00S" calcext:value-type="time">
            <text:p>00:44</text:p>
          </table:table-cell>
          <table:table-cell table:formula="of:=HOUR([.H140])*60+MINUTE([.H140])" office:value-type="float" office:value="44" calcext:value-type="float">
            <text:p>4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8933157390152" calcext:value-type="float">
            <text:p>5.3893315739015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9M00S" calcext:value-type="time">
            <text:p>17:49</text:p>
          </table:table-cell>
          <table:table-cell table:formula="of:=[.G142]-[.F141]" office:value-type="time" office:time-value="PT00H46M00S" calcext:value-type="time">
            <text:p>00:46</text:p>
          </table:table-cell>
          <table:table-cell table:formula="of:=HOUR([.H141])*60+MINUTE([.H141])" office:value-type="float" office:value="46" calcext:value-type="float">
            <text:p>4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4877193847071" calcext:value-type="float">
            <text:p>5.8487719384707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4.71904" calcext:value-type="float">
            <text:p>54.7190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1M00S" calcext:value-type="time">
            <text:p>17:51</text:p>
          </table:table-cell>
          <table:table-cell table:formula="of:=[.G143]-[.F142]" office:value-type="time" office:time-value="PT00H48M00S" calcext:value-type="time">
            <text:p>00:48</text:p>
          </table:table-cell>
          <table:table-cell table:formula="of:=HOUR([.H142])*60+MINUTE([.H142])"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2168916010325" calcext:value-type="float">
            <text:p>6.42168916010325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3M00S" calcext:value-type="time">
            <text:p>17:53</text:p>
          </table:table-cell>
          <table:table-cell table:formula="of:=[.G144]-[.F143]" office:value-type="time" office:time-value="PT00H50M00S" calcext:value-type="time">
            <text:p>00:50</text:p>
          </table:table-cell>
          <table:table-cell table:formula="of:=HOUR([.H143])*60+MINUTE([.H143])"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7343014127934" calcext:value-type="float">
            <text:p>6.5734301412793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53.4424" calcext:value-type="float">
            <text:p>53.442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5M00S" calcext:value-type="time">
            <text:p>17:55</text:p>
          </table:table-cell>
          <table:table-cell table:formula="of:=[.G145]-[.F144]" office:value-type="time" office:time-value="PT00H52M00S" calcext:value-type="time">
            <text:p>00:52</text:p>
          </table:table-cell>
          <table:table-cell table:formula="of:=HOUR([.H144])*60+MINUTE([.H144])" office:value-type="float" office:value="52" calcext:value-type="float">
            <text:p>5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9217293801097" calcext:value-type="float">
            <text:p>6.4921729380109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7M00S" calcext:value-type="time">
            <text:p>17:57</text:p>
          </table:table-cell>
          <table:table-cell table:formula="of:=[.G146]-[.F145]" office:value-type="time" office:time-value="PT00H54M00S" calcext:value-type="time">
            <text:p>00:54</text:p>
          </table:table-cell>
          <table:table-cell table:formula="of:=HOUR([.H145])*60+MINUTE([.H145])" office:value-type="float" office:value="54" calcext:value-type="float">
            <text:p>5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11603834683586" calcext:value-type="float">
            <text:p>6.1160383468358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1.52208" calcext:value-type="float">
            <text:p>51.5220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9M00S" calcext:value-type="time">
            <text:p>17:59</text:p>
          </table:table-cell>
          <table:table-cell table:formula="of:=[.G147]-[.F146]" office:value-type="time" office:time-value="PT00H56M00S" calcext:value-type="time">
            <text:p>00:56</text:p>
          </table:table-cell>
          <table:table-cell table:formula="of:=HOUR([.H146])*60+MINUTE([.H146])" office:value-type="float" office:value="56" calcext:value-type="float">
            <text:p>5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97946451676781" calcext:value-type="float">
            <text:p>4.9794645167678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9.4448" calcext:value-type="float">
            <text:p>49.444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1M00S" calcext:value-type="time">
            <text:p>18:01</text:p>
          </table:table-cell>
          <table:table-cell table:formula="of:=[.G148]-[.F147]" office:value-type="time" office:time-value="PT00H58M00S" calcext:value-type="time">
            <text:p>00:58</text:p>
          </table:table-cell>
          <table:table-cell table:formula="of:=HOUR([.H147])*60+MINUTE([.H147])"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44336871513913" calcext:value-type="float">
            <text:p>4.44336871513913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3M00S" calcext:value-type="time">
            <text:p>18:03</text:p>
          </table:table-cell>
          <table:table-cell table:formula="of:=[.G149]-[.F148]" office:value-type="time" office:time-value="PT01H00M00S" calcext:value-type="time">
            <text:p>01:00</text:p>
          </table:table-cell>
          <table:table-cell table:formula="of:=HOUR([.H148])*60+MINUTE([.H148])"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8893306259346" calcext:value-type="float">
            <text:p>2.2889330625934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5M00S" calcext:value-type="time">
            <text:p>18:05</text:p>
          </table:table-cell>
          <table:table-cell table:formula="of:=[.G150]-[.F149]" office:value-type="time" office:time-value="PT01H04M00S" calcext:value-type="time">
            <text:p>01:04</text:p>
          </table:table-cell>
          <table:table-cell table:formula="of:=HOUR([.H149])*60+MINUTE([.H149])"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9M00S" calcext:value-type="time">
            <text:p>18:09</text:p>
          </table:table-cell>
          <table:table-cell table:formula="of:=[.G150]-[.F150]" office:value-type="time" office:time-value="PT01H04M00S" calcext:value-type="time">
            <text:p>01:04</text:p>
          </table:table-cell>
          <table:table-cell table:formula="of:=HOUR([.H150])*60+MINUTE([.H150])"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41090923381407" calcext:value-type="float">
            <text:p>0.841090923381407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11M00S" calcext:value-type="time">
            <text:p>18:11</text:p>
          </table:table-cell>
          <table:table-cell table:formula="of:=[.G151]-[.F151]" office:value-type="time" office:time-value="PT01H06M00S" calcext:value-type="time">
            <text:p>01:06</text:p>
          </table:table-cell>
          <table:table-cell table:formula="of:=HOUR([.H151])*60+MINUTE([.H151])"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34842202470976" calcext:value-type="float">
            <text:p>0.33484220247097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3M00S" calcext:value-type="time">
            <text:p>13:13</text:p>
          </table:table-cell>
          <table:table-cell table:formula="of:=[.G152]-[.F152]" office:value-type="time" office:time-value="PT00H43M00S" calcext:value-type="time">
            <text:p>00:43</text:p>
          </table:table-cell>
          <table:table-cell table:formula="of:=HOUR([.H152])*60+MINUTE([.H152])"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75987357619816" calcext:value-type="float">
            <text:p>4.7598735761981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5.60256" calcext:value-type="float">
            <text:p>45.6025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5M00S" calcext:value-type="time">
            <text:p>13:15</text:p>
          </table:table-cell>
          <table:table-cell table:formula="of:=[.G153]-[.F153]" office:value-type="time" office:time-value="PT00H45M00S" calcext:value-type="time">
            <text:p>00:45</text:p>
          </table:table-cell>
          <table:table-cell table:formula="of:=HOUR([.H153])*60+MINUTE([.H153])"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49301569971129" calcext:value-type="float">
            <text:p>5.4930156997112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.64176" calcext:value-type="float">
            <text:p>44.6417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7M00S" calcext:value-type="time">
            <text:p>13:17</text:p>
          </table:table-cell>
          <table:table-cell table:formula="of:=[.G154]-[.F154]" office:value-type="time" office:time-value="PT00H47M00S" calcext:value-type="time">
            <text:p>00:47</text:p>
          </table:table-cell>
          <table:table-cell table:formula="of:=HOUR([.H154])*60+MINUTE([.H154])"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29521871504927" calcext:value-type="float">
            <text:p>3.2952187150492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.79888" calcext:value-type="float">
            <text:p>44.798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9M00S" calcext:value-type="time">
            <text:p>13:19</text:p>
          </table:table-cell>
          <table:table-cell table:formula="of:=[.G155]-[.F155]" office:value-type="time" office:time-value="PT00H49M00S" calcext:value-type="time">
            <text:p>00:49</text:p>
          </table:table-cell>
          <table:table-cell table:formula="of:=HOUR([.H155])*60+MINUTE([.H155])" office:value-type="float" office:value="49" calcext:value-type="float">
            <text:p>4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90299327214161" calcext:value-type="float">
            <text:p>1.902993272141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3.52784" calcext:value-type="float">
            <text:p>43.5278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1M00S" calcext:value-type="time">
            <text:p>13:21</text:p>
          </table:table-cell>
          <table:table-cell table:formula="of:=[.G156]-[.F156]" office:value-type="time" office:time-value="PT00H51M00S" calcext:value-type="time">
            <text:p>00:51</text:p>
          </table:table-cell>
          <table:table-cell table:formula="of:=HOUR([.H156])*60+MINUTE([.H156])"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5440291654049" calcext:value-type="float">
            <text:p>1.2544029165404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3M00S" calcext:value-type="time">
            <text:p>13:23</text:p>
          </table:table-cell>
          <table:table-cell table:formula="of:=[.G157]-[.F157]" office:value-type="time" office:time-value="PT00H53M00S" calcext:value-type="time">
            <text:p>00:53</text:p>
          </table:table-cell>
          <table:table-cell table:formula="of:=HOUR([.H157])*60+MINUTE([.H157])"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7597291201301" calcext:value-type="float">
            <text:p>0.5759729120130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1.84464" calcext:value-type="float">
            <text:p>91.8446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5M00S" calcext:value-type="time">
            <text:p>13:25</text:p>
          </table:table-cell>
          <table:table-cell table:formula="of:=[.G158]-[.F158]" office:value-type="time" office:time-value="PT00H55M00S" calcext:value-type="time">
            <text:p>00:55</text:p>
          </table:table-cell>
          <table:table-cell table:formula="of:=HOUR([.H158])*60+MINUTE([.H158])"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07698842517" calcext:value-type="float">
            <text:p>10.010769884251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1.36304" calcext:value-type="float">
            <text:p>91.3630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7M00S" calcext:value-type="time">
            <text:p>13:27</text:p>
          </table:table-cell>
          <table:table-cell table:formula="of:=[.G159]-[.F159]" office:value-type="time" office:time-value="PT00H57M00S" calcext:value-type="time">
            <text:p>00:57</text:p>
          </table:table-cell>
          <table:table-cell table:formula="of:=HOUR([.H159])*60+MINUTE([.H159])"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50566333106" calcext:value-type="float">
            <text:p>10.01505663331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1.20576" calcext:value-type="float">
            <text:p>91.2057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9M00S" calcext:value-type="time">
            <text:p>13:29</text:p>
          </table:table-cell>
          <table:table-cell table:formula="of:=[.G160]-[.F160]" office:value-type="time" office:time-value="PT00H59M00S" calcext:value-type="time">
            <text:p>00:59</text:p>
          </table:table-cell>
          <table:table-cell table:formula="of:=HOUR([.H160])*60+MINUTE([.H160])"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95429195148202" calcext:value-type="float">
            <text:p>9.9542919514820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0.56592" calcext:value-type="float">
            <text:p>90.5659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1M00S" calcext:value-type="time">
            <text:p>13:31</text:p>
          </table:table-cell>
          <table:table-cell table:formula="of:=[.G161]-[.F161]" office:value-type="time" office:time-value="PT01H01M00S" calcext:value-type="time">
            <text:p>01:01</text:p>
          </table:table-cell>
          <table:table-cell table:formula="of:=HOUR([.H161])*60+MINUTE([.H161])"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51984010514731" calcext:value-type="float">
            <text:p>9.5198401051473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9.91936" calcext:value-type="float">
            <text:p>89.9193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3M00S" calcext:value-type="time">
            <text:p>13:33</text:p>
          </table:table-cell>
          <table:table-cell table:formula="of:=[.G162]-[.F162]" office:value-type="time" office:time-value="PT01H03M00S" calcext:value-type="time">
            <text:p>01:03</text:p>
          </table:table-cell>
          <table:table-cell table:formula="of:=HOUR([.H162])*60+MINUTE([.H162])"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1223528697644" calcext:value-type="float">
            <text:p>9.3122352869764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9.76656" calcext:value-type="float">
            <text:p>89.7665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5M00S" calcext:value-type="time">
            <text:p>13:35</text:p>
          </table:table-cell>
          <table:table-cell table:formula="of:=[.G163]-[.F163]" office:value-type="time" office:time-value="PT01H05M00S" calcext:value-type="time">
            <text:p>01:05</text:p>
          </table:table-cell>
          <table:table-cell table:formula="of:=HOUR([.H163])*60+MINUTE([.H163])"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9864779911159" calcext:value-type="float">
            <text:p>9.0986477991115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9.43616" calcext:value-type="float">
            <text:p>89.436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7M00S" calcext:value-type="time">
            <text:p>13:37</text:p>
          </table:table-cell>
          <table:table-cell table:formula="of:=[.G164]-[.F164]" office:value-type="time" office:time-value="PT01H07M00S" calcext:value-type="time">
            <text:p>01:07</text:p>
          </table:table-cell>
          <table:table-cell table:formula="of:=HOUR([.H164])*60+MINUTE([.H164])"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4765525056574" calcext:value-type="float">
            <text:p>8.476552505657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8.6408" calcext:value-type="float">
            <text:p>88.640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165]-[.F165]" office:value-type="time" office:time-value="PT01H09M00S" calcext:value-type="time">
            <text:p>01:09</text:p>
          </table:table-cell>
          <table:table-cell table:formula="of:=HOUR([.H165])*60+MINUTE([.H165])"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00188365658642" calcext:value-type="float">
            <text:p>6.0018836565864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8.1624" calcext:value-type="float">
            <text:p>88.162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1M00S" calcext:value-type="time">
            <text:p>13:41</text:p>
          </table:table-cell>
          <table:table-cell table:formula="of:=[.G166]-[.F166]" office:value-type="time" office:time-value="PT01H11M00S" calcext:value-type="time">
            <text:p>01:11</text:p>
          </table:table-cell>
          <table:table-cell table:formula="of:=HOUR([.H166])*60+MINUTE([.H166])"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9291046418706" calcext:value-type="float">
            <text:p>5.392910464187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.3616" calcext:value-type="float">
            <text:p>87.36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3M00S" calcext:value-type="time">
            <text:p>13:43</text:p>
          </table:table-cell>
          <table:table-cell table:formula="of:=[.G167]-[.F167]" office:value-type="time" office:time-value="PT01H13M00S" calcext:value-type="time">
            <text:p>01:13</text:p>
          </table:table-cell>
          <table:table-cell table:formula="of:=HOUR([.H167])*60+MINUTE([.H167])"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6220629185054" calcext:value-type="float">
            <text:p>3.0622062918505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7.0424" calcext:value-type="float">
            <text:p>87.0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6M00S" calcext:value-type="time">
            <text:p>13:46</text:p>
          </table:table-cell>
          <table:table-cell table:formula="of:=[.G168]-[.F168]" office:value-type="time" office:time-value="PT01H16M00S" calcext:value-type="time">
            <text:p>01:16</text:p>
          </table:table-cell>
          <table:table-cell table:formula="of:=HOUR([.H168])*60+MINUTE([.H168])"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4727090370846" calcext:value-type="float">
            <text:p>1.6472709037084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10.56704" calcext:value-type="float">
            <text:p>110.5670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5M00S" calcext:value-type="time">
            <text:p>13:55</text:p>
          </table:table-cell>
          <table:table-cell table:formula="of:=[.G169]-[.F169]" office:value-type="time" office:time-value="PT01H25M00S" calcext:value-type="time">
            <text:p>01:25</text:p>
          </table:table-cell>
          <table:table-cell table:formula="of:=HOUR([.H169])*60+MINUTE([.H169])"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74474530374703" calcext:value-type="float">
            <text:p>5.7447453037470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9.92256" calcext:value-type="float">
            <text:p>109.9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7M00S" calcext:value-type="time">
            <text:p>13:57</text:p>
          </table:table-cell>
          <table:table-cell table:formula="of:=[.G170]-[.F170]" office:value-type="time" office:time-value="PT01H27M00S" calcext:value-type="time">
            <text:p>01:27</text:p>
          </table:table-cell>
          <table:table-cell table:formula="of:=HOUR([.H170])*60+MINUTE([.H170])" office:value-type="float" office:value="87" calcext:value-type="float">
            <text:p>8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2488990587911" calcext:value-type="float">
            <text:p>6.8248899058791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9.60608" calcext:value-type="float">
            <text:p>109.606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171]-[.F171]" office:value-type="time" office:time-value="PT01H29M00S" calcext:value-type="time">
            <text:p>01:29</text:p>
          </table:table-cell>
          <table:table-cell table:formula="of:=HOUR([.H171])*60+MINUTE([.H171])" office:value-type="float" office:value="89" calcext:value-type="float">
            <text:p>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5805113831792" calcext:value-type="float">
            <text:p>7.1580511383179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8.96544" calcext:value-type="float">
            <text:p>108.9654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2M00S" calcext:value-type="time">
            <text:p>14:02</text:p>
          </table:table-cell>
          <table:table-cell table:formula="of:=[.G172]-[.F172]" office:value-type="time" office:time-value="PT01H32M00S" calcext:value-type="time">
            <text:p>01:32</text:p>
          </table:table-cell>
          <table:table-cell table:formula="of:=HOUR([.H172])*60+MINUTE([.H172])"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597650696485" calcext:value-type="float">
            <text:p>7.159765069648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08.96544" calcext:value-type="float">
            <text:p>108.9654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4M00S" calcext:value-type="time">
            <text:p>14:04</text:p>
          </table:table-cell>
          <table:table-cell table:formula="of:=[.G173]-[.F173]" office:value-type="time" office:time-value="PT01H34M00S" calcext:value-type="time">
            <text:p>01:34</text:p>
          </table:table-cell>
          <table:table-cell table:formula="of:=HOUR([.H173])*60+MINUTE([.H173])"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09783300535333" calcext:value-type="float">
            <text:p>7.0978330053533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8.4856" calcext:value-type="float">
            <text:p>108.48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6M00S" calcext:value-type="time">
            <text:p>14:06</text:p>
          </table:table-cell>
          <table:table-cell table:formula="of:=[.G174]-[.F174]" office:value-type="time" office:time-value="PT01H36M00S" calcext:value-type="time">
            <text:p>01:36</text:p>
          </table:table-cell>
          <table:table-cell table:formula="of:=HOUR([.H174])*60+MINUTE([.H174])"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65151557861911" calcext:value-type="float">
            <text:p>6.6515155786191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7.52096" calcext:value-type="float">
            <text:p>107.5209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12M00S" calcext:value-type="time">
            <text:p>14:12</text:p>
          </table:table-cell>
          <table:table-cell table:formula="of:=[.G175]-[.F175]" office:value-type="time" office:time-value="PT01H42M00S" calcext:value-type="time">
            <text:p>01:42</text:p>
          </table:table-cell>
          <table:table-cell table:formula="of:=HOUR([.H175])*60+MINUTE([.H175])"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926954512862" calcext:value-type="float">
            <text:p>5.892695451286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6.88864" calcext:value-type="float">
            <text:p>106.8886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14M00S" calcext:value-type="time">
            <text:p>14:14</text:p>
          </table:table-cell>
          <table:table-cell table:formula="of:=[.G176]-[.F176]" office:value-type="time" office:time-value="PT01H44M00S" calcext:value-type="time">
            <text:p>01:44</text:p>
          </table:table-cell>
          <table:table-cell table:formula="of:=HOUR([.H176])*60+MINUTE([.H176])"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94004937318053" calcext:value-type="float">
            <text:p>5.9400493731805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.04784" calcext:value-type="float">
            <text:p>43.04784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1M00S" calcext:value-type="time">
            <text:p>14:31</text:p>
          </table:table-cell>
          <table:table-cell table:formula="of:=[.G177]-[.F177]" office:value-type="time" office:time-value="PT00H31M00S" calcext:value-type="time">
            <text:p>00:31</text:p>
          </table:table-cell>
          <table:table-cell table:formula="of:=HOUR([.H177])*60+MINUTE([.H177])"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2097135178621" calcext:value-type="float">
            <text:p>5.3209713517862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.24656" calcext:value-type="float">
            <text:p>42.24656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33M00S" calcext:value-type="time">
            <text:p>14:33</text:p>
          </table:table-cell>
          <table:table-cell table:formula="of:=[.G178]-[.F178]" office:value-type="time" office:time-value="-PT23H27M00S" calcext:value-type="time">
            <text:p>00:33</text:p>
          </table:table-cell>
          <table:table-cell table:formula="of:=HOUR([.H178])*60+MINUTE([.H178])"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88529141336285" calcext:value-type="float">
            <text:p>4.8852914133628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1.44768" calcext:value-type="float">
            <text:p>41.44768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35M00S" calcext:value-type="time">
            <text:p>14:35</text:p>
          </table:table-cell>
          <table:table-cell table:formula="of:=[.G179]-[.F179]" office:value-type="time" office:time-value="-PT47H25M00S" calcext:value-type="time">
            <text:p>00:35</text:p>
          </table:table-cell>
          <table:table-cell table:formula="of:=HOUR([.H179])*60+MINUTE([.H179])"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0493177769704" calcext:value-type="float">
            <text:p>2.8049317776970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0.47856" calcext:value-type="float">
            <text:p>40.47856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180]-[.F180]" office:value-type="time" office:time-value="-PT71H23M00S" calcext:value-type="time">
            <text:p>00:37</text:p>
          </table:table-cell>
          <table:table-cell table:formula="of:=HOUR([.H180])*60+MINUTE([.H180])"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6689641463487" calcext:value-type="float">
            <text:p>2.1668964146348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.3232" calcext:value-type="float">
            <text:p>40.3232</text:p>
          </table:table-cell>
          <table:table-cell office:value-type="float" office:value="2" calcext:value-type="float">
            <text:p>2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4H39M00S" calcext:value-type="time">
            <text:p>14:39</text:p>
          </table:table-cell>
          <table:table-cell table:formula="of:=[.G181]-[.F181]" office:value-type="time" office:time-value="-PT95H21M00S" calcext:value-type="time">
            <text:p>00:39</text:p>
          </table:table-cell>
          <table:table-cell table:formula="of:=HOUR([.H181])*60+MINUTE([.H181])" office:value-type="float" office:value="39" calcext:value-type="float">
            <text:p>3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2320909985965" calcext:value-type="float">
            <text:p>1.4232090998596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2" calcext:value-type="float">
            <text:p>2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4H41M00S" calcext:value-type="time">
            <text:p>14:41</text:p>
          </table:table-cell>
          <table:table-cell table:formula="of:=[.G182]-[.F182]" office:value-type="time" office:time-value="-PT119H19M00S" calcext:value-type="time">
            <text:p>00:41</text:p>
          </table:table-cell>
          <table:table-cell table:formula="of:=HOUR([.H182])*60+MINUTE([.H182])" office:value-type="float" office:value="41" calcext:value-type="float">
            <text:p>4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49495326890462" calcext:value-type="float">
            <text:p>0.84949532689046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183]-[.F183]" office:value-type="time" office:time-value="-PT143H18M00S" calcext:value-type="time">
            <text:p>00:42</text:p>
          </table:table-cell>
          <table:table-cell table:formula="of:=HOUR([.H183])*60+MINUTE([.H183])" office:value-type="float" office:value="42" calcext:value-type="float">
            <text:p>4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0369717675528" calcext:value-type="float">
            <text:p>9.40369717675528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0.56096" calcext:value-type="float">
            <text:p>70.56096</text:p>
          </table:table-cell>
          <table:table-cell office:value-type="float" office:value="2" calcext:value-type="float">
            <text:p>2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4H44M00S" calcext:value-type="time">
            <text:p>14:44</text:p>
          </table:table-cell>
          <table:table-cell table:formula="of:=[.G184]-[.F184]" office:value-type="time" office:time-value="-PT167H16M00S" calcext:value-type="time">
            <text:p>00:44</text:p>
          </table:table-cell>
          <table:table-cell table:formula="of:=HOUR([.H184])*60+MINUTE([.H184])"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2950280057979" calcext:value-type="float">
            <text:p>9.4295028005797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time" office:time-value="PT206H00M00S" calcext:value-type="time">
            <text:p>14:00</text:p>
          </table:table-cell>
          <table:table-cell office:value-type="time" office:time-value="PT14H46M00S" calcext:value-type="time">
            <text:p>14:46</text:p>
          </table:table-cell>
          <table:table-cell table:formula="of:=[.G185]-[.F185]" office:value-type="time" office:time-value="-PT191H14M00S" calcext:value-type="time">
            <text:p>00:46</text:p>
          </table:table-cell>
          <table:table-cell table:formula="of:=HOUR([.H185])*60+MINUTE([.H185])"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14064146563482" calcext:value-type="float">
            <text:p>9.1406414656348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69.12704" calcext:value-type="float">
            <text:p>69.12704</text:p>
          </table:table-cell>
          <table:table-cell office:value-type="float" office:value="2" calcext:value-type="float">
            <text:p>2</text:p>
          </table:table-cell>
          <table:table-cell office:value-type="time" office:time-value="PT230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186]-[.F186]" office:value-type="time" office:time-value="-PT215H12M00S" calcext:value-type="time">
            <text:p>00:48</text:p>
          </table:table-cell>
          <table:table-cell table:formula="of:=HOUR([.H186])*60+MINUTE([.H186])"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2788529700309" calcext:value-type="float">
            <text:p>9.4278852970030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4H50M00S" calcext:value-type="time">
            <text:p>14:50</text:p>
          </table:table-cell>
          <table:table-cell table:formula="of:=[.G187]-[.F187]" office:value-type="time" office:time-value="-PT239H10M00S" calcext:value-type="time">
            <text:p>00:50</text:p>
          </table:table-cell>
          <table:table-cell table:formula="of:=HOUR([.H187])*60+MINUTE([.H187])" office:value-type="float" office:value="50" calcext:value-type="float">
            <text:p>5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82231951099844" calcext:value-type="float">
            <text:p>8.8223195109984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7.36096" calcext:value-type="float">
            <text:p>67.36096</text:p>
          </table:table-cell>
          <table:table-cell office:value-type="float" office:value="2" calcext:value-type="float">
            <text:p>2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4H52M00S" calcext:value-type="time">
            <text:p>14:52</text:p>
          </table:table-cell>
          <table:table-cell table:formula="of:=[.G188]-[.F188]" office:value-type="time" office:time-value="-PT263H08M00S" calcext:value-type="time">
            <text:p>00:52</text:p>
          </table:table-cell>
          <table:table-cell table:formula="of:=HOUR([.H188])*60+MINUTE([.H188])"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57329060929861" calcext:value-type="float">
            <text:p>8.573290609298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7.36096" calcext:value-type="float">
            <text:p>67.36096</text:p>
          </table:table-cell>
          <table:table-cell office:value-type="float" office:value="2" calcext:value-type="float">
            <text:p>2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4H54M00S" calcext:value-type="time">
            <text:p>14:54</text:p>
          </table:table-cell>
          <table:table-cell table:formula="of:=[.G189]-[.F189]" office:value-type="time" office:time-value="-PT287H06M00S" calcext:value-type="time">
            <text:p>00:54</text:p>
          </table:table-cell>
          <table:table-cell table:formula="of:=HOUR([.H189])*60+MINUTE([.H189])"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4400534937706" calcext:value-type="float">
            <text:p>7.944005349377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6.8752" calcext:value-type="float">
            <text:p>66.8752</text:p>
          </table:table-cell>
          <table:table-cell office:value-type="float" office:value="2" calcext:value-type="float">
            <text:p>2</text:p>
          </table:table-cell>
          <table:table-cell office:value-type="time" office:time-value="PT326H00M00S" calcext:value-type="time">
            <text:p>14:00</text:p>
          </table:table-cell>
          <table:table-cell office:value-type="time" office:time-value="PT14H56M00S" calcext:value-type="time">
            <text:p>14:56</text:p>
          </table:table-cell>
          <table:table-cell table:formula="of:=[.G190]-[.F190]" office:value-type="time" office:time-value="-PT311H04M00S" calcext:value-type="time">
            <text:p>00:56</text:p>
          </table:table-cell>
          <table:table-cell table:formula="of:=HOUR([.H190])*60+MINUTE([.H190])"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92799968270608" calcext:value-type="float">
            <text:p>6.92799968270608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5.28688" calcext:value-type="float">
            <text:p>65.28688</text:p>
          </table:table-cell>
          <table:table-cell office:value-type="float" office:value="2" calcext:value-type="float">
            <text:p>2</text:p>
          </table:table-cell>
          <table:table-cell office:value-type="time" office:time-value="PT350H00M00S" calcext:value-type="time">
            <text:p>14:00</text:p>
          </table:table-cell>
          <table:table-cell office:value-type="time" office:time-value="PT15H01M00S" calcext:value-type="time">
            <text:p>15:01</text:p>
          </table:table-cell>
          <table:table-cell table:formula="of:=[.G191]-[.F191]" office:value-type="time" office:time-value="-PT334H59M00S" calcext:value-type="time">
            <text:p>01:01</text:p>
          </table:table-cell>
          <table:table-cell table:formula="of:=HOUR([.H191])*60+MINUTE([.H191])"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2142238366862" calcext:value-type="float">
            <text:p>2.8214223836686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65.12112" calcext:value-type="float">
            <text:p>65.12112</text:p>
          </table:table-cell>
          <table:table-cell office:value-type="float" office:value="2" calcext:value-type="float">
            <text:p>2</text:p>
          </table:table-cell>
          <table:table-cell office:value-type="time" office:time-value="PT374H00M00S" calcext:value-type="time">
            <text:p>14:00</text:p>
          </table:table-cell>
          <table:table-cell office:value-type="time" office:time-value="PT15H03M00S" calcext:value-type="time">
            <text:p>15:03</text:p>
          </table:table-cell>
          <table:table-cell table:formula="of:=[.G192]-[.F192]" office:value-type="time" office:time-value="-PT358H57M00S" calcext:value-type="time">
            <text:p>01:03</text:p>
          </table:table-cell>
          <table:table-cell table:formula="of:=HOUR([.H192])*60+MINUTE([.H192])"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0106481773112" calcext:value-type="float">
            <text:p>2.010648177311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5.52352" calcext:value-type="float">
            <text:p>55.52352</text:p>
          </table:table-cell>
          <table:table-cell office:value-type="float" office:value="2" calcext:value-type="float">
            <text:p>2</text:p>
          </table:table-cell>
          <table:table-cell office:value-type="time" office:time-value="PT398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193]-[.F193]" office:value-type="time" office:time-value="-PT382H48M00S" calcext:value-type="time">
            <text:p>01:12</text:p>
          </table:table-cell>
          <table:table-cell table:formula="of:=HOUR([.H193])*60+MINUTE([.H193])" office:value-type="float" office:value="72" calcext:value-type="float">
            <text:p>7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4453343499029" calcext:value-type="float">
            <text:p>6.3445334349902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5.52352" calcext:value-type="float">
            <text:p>55.52352</text:p>
          </table:table-cell>
          <table:table-cell office:value-type="float" office:value="2" calcext:value-type="float">
            <text:p>2</text:p>
          </table:table-cell>
          <table:table-cell office:value-type="time" office:time-value="PT422H00M00S" calcext:value-type="time">
            <text:p>14:00</text:p>
          </table:table-cell>
          <table:table-cell office:value-type="time" office:time-value="PT15H14M00S" calcext:value-type="time">
            <text:p>15:14</text:p>
          </table:table-cell>
          <table:table-cell table:formula="of:=[.G194]-[.F194]" office:value-type="time" office:time-value="-PT406H46M00S" calcext:value-type="time">
            <text:p>01:14</text:p>
          </table:table-cell>
          <table:table-cell table:formula="of:=HOUR([.H194])*60+MINUTE([.H194])"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3365837107146" calcext:value-type="float">
            <text:p>7.336583710714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3.7696" calcext:value-type="float">
            <text:p>53.7696</text:p>
          </table:table-cell>
          <table:table-cell office:value-type="float" office:value="2" calcext:value-type="float">
            <text:p>2</text:p>
          </table:table-cell>
          <table:table-cell office:value-type="time" office:time-value="PT446H00M00S" calcext:value-type="time">
            <text:p>14:00</text:p>
          </table:table-cell>
          <table:table-cell office:value-type="time" office:time-value="PT15H16M00S" calcext:value-type="time">
            <text:p>15:16</text:p>
          </table:table-cell>
          <table:table-cell table:formula="of:=[.G195]-[.F195]" office:value-type="time" office:time-value="-PT430H44M00S" calcext:value-type="time">
            <text:p>01:16</text:p>
          </table:table-cell>
          <table:table-cell table:formula="of:=HOUR([.H195])*60+MINUTE([.H195])" office:value-type="float" office:value="76" calcext:value-type="float">
            <text:p>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21262618427234" calcext:value-type="float">
            <text:p>8.21262618427234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3.4424" calcext:value-type="float">
            <text:p>53.4424</text:p>
          </table:table-cell>
          <table:table-cell office:value-type="float" office:value="2" calcext:value-type="float">
            <text:p>2</text:p>
          </table:table-cell>
          <table:table-cell office:value-type="time" office:time-value="PT470H00M00S" calcext:value-type="time">
            <text:p>14:00</text:p>
          </table:table-cell>
          <table:table-cell office:value-type="time" office:time-value="PT15H18M00S" calcext:value-type="time">
            <text:p>15:18</text:p>
          </table:table-cell>
          <table:table-cell table:formula="of:=[.G196]-[.F196]" office:value-type="time" office:time-value="-PT454H42M00S" calcext:value-type="time">
            <text:p>01:18</text:p>
          </table:table-cell>
          <table:table-cell table:formula="of:=HOUR([.H196])*60+MINUTE([.H196])"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75998548141147" calcext:value-type="float">
            <text:p>7.7599854814114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4.07792" calcext:value-type="float">
            <text:p>54.07792</text:p>
          </table:table-cell>
          <table:table-cell office:value-type="float" office:value="2" calcext:value-type="float">
            <text:p>2</text:p>
          </table:table-cell>
          <table:table-cell office:value-type="time" office:time-value="PT494H00M00S" calcext:value-type="time">
            <text:p>14:00</text:p>
          </table:table-cell>
          <table:table-cell office:value-type="time" office:time-value="PT15H20M00S" calcext:value-type="time">
            <text:p>15:20</text:p>
          </table:table-cell>
          <table:table-cell table:formula="of:=[.G197]-[.F197]" office:value-type="time" office:time-value="-PT478H40M00S" calcext:value-type="time">
            <text:p>01:20</text:p>
          </table:table-cell>
          <table:table-cell table:formula="of:=HOUR([.H197])*60+MINUTE([.H197])"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12054574273552" calcext:value-type="float">
            <text:p>8.1205457427355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2.64144" calcext:value-type="float">
            <text:p>52.64144</text:p>
          </table:table-cell>
          <table:table-cell office:value-type="float" office:value="2" calcext:value-type="float">
            <text:p>2</text:p>
          </table:table-cell>
          <table:table-cell office:value-type="time" office:time-value="PT51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198]-[.F198]" office:value-type="time" office:time-value="-PT502H38M00S" calcext:value-type="time">
            <text:p>01:22</text:p>
          </table:table-cell>
          <table:table-cell table:formula="of:=HOUR([.H198])*60+MINUTE([.H198])"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85311082625039" calcext:value-type="float">
            <text:p>7.85311082625039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51.20864" calcext:value-type="float">
            <text:p>51.20864</text:p>
          </table:table-cell>
          <table:table-cell office:value-type="float" office:value="2" calcext:value-type="float">
            <text:p>2</text:p>
          </table:table-cell>
          <table:table-cell office:value-type="time" office:time-value="PT542H00M00S" calcext:value-type="time">
            <text:p>14:00</text:p>
          </table:table-cell>
          <table:table-cell office:value-type="time" office:time-value="PT15H24M00S" calcext:value-type="time">
            <text:p>15:24</text:p>
          </table:table-cell>
          <table:table-cell table:formula="of:=[.G199]-[.F199]" office:value-type="time" office:time-value="-PT526H36M00S" calcext:value-type="time">
            <text:p>01:24</text:p>
          </table:table-cell>
          <table:table-cell table:formula="of:=HOUR([.H199])*60+MINUTE([.H199])" office:value-type="float" office:value="84" calcext:value-type="float">
            <text:p>8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42467461858358" calcext:value-type="float">
            <text:p>8.42467461858358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.0432" calcext:value-type="float">
            <text:p>51.0432</text:p>
          </table:table-cell>
          <table:table-cell office:value-type="float" office:value="2" calcext:value-type="float">
            <text:p>2</text:p>
          </table:table-cell>
          <table:table-cell office:value-type="time" office:time-value="PT566H00M00S" calcext:value-type="time">
            <text:p>14:00</text:p>
          </table:table-cell>
          <table:table-cell office:value-type="time" office:time-value="PT15H26M00S" calcext:value-type="time">
            <text:p>15:26</text:p>
          </table:table-cell>
          <table:table-cell table:formula="of:=[.G200]-[.F200]" office:value-type="time" office:time-value="-PT550H34M00S" calcext:value-type="time">
            <text:p>01:26</text:p>
          </table:table-cell>
          <table:table-cell table:formula="of:=HOUR([.H200])*60+MINUTE([.H200])"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86646043311806" calcext:value-type="float">
            <text:p>7.866460433118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0.56944" calcext:value-type="float">
            <text:p>50.56944</text:p>
          </table:table-cell>
          <table:table-cell office:value-type="float" office:value="2" calcext:value-type="float">
            <text:p>2</text:p>
          </table:table-cell>
          <table:table-cell office:value-type="time" office:time-value="PT590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201]-[.F201]" office:value-type="time" office:time-value="-PT574H32M00S" calcext:value-type="time">
            <text:p>01:28</text:p>
          </table:table-cell>
          <table:table-cell table:formula="of:=HOUR([.H201])*60+MINUTE([.H201])" office:value-type="float" office:value="88" calcext:value-type="float">
            <text:p>8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28783574354031" calcext:value-type="float">
            <text:p>7.2878357435403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2.00112" calcext:value-type="float">
            <text:p>52.00112</text:p>
          </table:table-cell>
          <table:table-cell office:value-type="float" office:value="2" calcext:value-type="float">
            <text:p>2</text:p>
          </table:table-cell>
          <table:table-cell office:value-type="time" office:time-value="PT614H00M00S" calcext:value-type="time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G202]-[.F202]" office:value-type="time" office:time-value="-PT598H30M00S" calcext:value-type="time">
            <text:p>01:30</text:p>
          </table:table-cell>
          <table:table-cell table:formula="of:=HOUR([.H202])*60+MINUTE([.H202])" office:value-type="float" office:value="90" calcext:value-type="float">
            <text:p>9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27930332924961" calcext:value-type="float">
            <text:p>5.279303329249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1.35392" calcext:value-type="float">
            <text:p>51.35392</text:p>
          </table:table-cell>
          <table:table-cell office:value-type="float" office:value="2" calcext:value-type="float">
            <text:p>2</text:p>
          </table:table-cell>
          <table:table-cell office:value-type="time" office:time-value="PT638H00M00S" calcext:value-type="time">
            <text:p>14:00</text:p>
          </table:table-cell>
          <table:table-cell office:value-type="time" office:time-value="PT15H34M00S" calcext:value-type="time">
            <text:p>15:34</text:p>
          </table:table-cell>
          <table:table-cell table:formula="of:=[.G203]-[.F203]" office:value-type="time" office:time-value="-PT622H26M00S" calcext:value-type="time">
            <text:p>01:34</text:p>
          </table:table-cell>
          <table:table-cell table:formula="of:=HOUR([.H203])*60+MINUTE([.H203])"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89163484398746" calcext:value-type="float">
            <text:p>1.8916348439874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0.08016" calcext:value-type="float">
            <text:p>50.08016</text:p>
          </table:table-cell>
          <table:table-cell office:value-type="float" office:value="2" calcext:value-type="float">
            <text:p>2</text:p>
          </table:table-cell>
          <table:table-cell office:value-type="time" office:time-value="PT662H00M00S" calcext:value-type="time">
            <text:p>14:00</text:p>
          </table:table-cell>
          <table:table-cell office:value-type="time" office:time-value="PT15H40M00S" calcext:value-type="time">
            <text:p>15:40</text:p>
          </table:table-cell>
          <table:table-cell table:formula="of:=[.G204]-[.F204]" office:value-type="time" office:time-value="-PT646H20M00S" calcext:value-type="time">
            <text:p>01:40</text:p>
          </table:table-cell>
          <table:table-cell table:formula="of:=HOUR([.H204])*60+MINUTE([.H204])"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44434157657775" calcext:value-type="float">
            <text:p>0.74443415765777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7.76192" calcext:value-type="float">
            <text:p>37.761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4M00S" calcext:value-type="time">
            <text:p>16:04</text:p>
          </table:table-cell>
          <table:table-cell table:formula="of:=[.G205]-[.F205]" office:value-type="time" office:time-value="PT00H34M00S" calcext:value-type="time">
            <text:p>00:34</text:p>
          </table:table-cell>
          <table:table-cell table:formula="of:=HOUR([.H205])*60+MINUTE([.H205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2086563208991" calcext:value-type="float">
            <text:p>1.2208656320899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9M00S" calcext:value-type="time">
            <text:p>16:09</text:p>
          </table:table-cell>
          <table:table-cell table:formula="of:=[.G206]-[.F206]" office:value-type="time" office:time-value="PT00H39M00S" calcext:value-type="time">
            <text:p>00:39</text:p>
          </table:table-cell>
          <table:table-cell table:formula="of:=HOUR([.H206])*60+MINUTE([.H206])" office:value-type="float" office:value="39" calcext:value-type="float">
            <text:p>3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8260946083406" calcext:value-type="float">
            <text:p>3.9826094608340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0.9584" calcext:value-type="float">
            <text:p>40.95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1M00S" calcext:value-type="time">
            <text:p>16:11</text:p>
          </table:table-cell>
          <table:table-cell table:formula="of:=[.G207]-[.F207]" office:value-type="time" office:time-value="PT00H41M00S" calcext:value-type="time">
            <text:p>00:41</text:p>
          </table:table-cell>
          <table:table-cell table:formula="of:=HOUR([.H207])*60+MINUTE([.H207])" office:value-type="float" office:value="41" calcext:value-type="float">
            <text:p>4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408100427950761" calcext:value-type="float">
            <text:p>0.4081004279507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6M00S" calcext:value-type="time">
            <text:p>16:16</text:p>
          </table:table-cell>
          <table:table-cell table:formula="of:=[.G208]-[.F208]" office:value-type="time" office:time-value="PT00H46M00S" calcext:value-type="time">
            <text:p>00:46</text:p>
          </table:table-cell>
          <table:table-cell table:formula="of:=HOUR([.H208])*60+MINUTE([.H208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1640261670517" calcext:value-type="float">
            <text:p>6.8164026167051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8M00S" calcext:value-type="time">
            <text:p>16:18</text:p>
          </table:table-cell>
          <table:table-cell table:formula="of:=[.G209]-[.F209]" office:value-type="time" office:time-value="PT00H48M00S" calcext:value-type="time">
            <text:p>00:48</text:p>
          </table:table-cell>
          <table:table-cell table:formula="of:=HOUR([.H209])*60+MINUTE([.H209])"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50871980970042" calcext:value-type="float">
            <text:p>5.5087198097004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0M00S" calcext:value-type="time">
            <text:p>16:20</text:p>
          </table:table-cell>
          <table:table-cell table:formula="of:=[.G210]-[.F210]" office:value-type="time" office:time-value="PT00H50M00S" calcext:value-type="time">
            <text:p>00:50</text:p>
          </table:table-cell>
          <table:table-cell table:formula="of:=HOUR([.H210])*60+MINUTE([.H210])"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0615188052816" calcext:value-type="float">
            <text:p>3.1061518805281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2M00S" calcext:value-type="time">
            <text:p>16:22</text:p>
          </table:table-cell>
          <table:table-cell table:formula="of:=[.G211]-[.F211]" office:value-type="time" office:time-value="PT00H52M00S" calcext:value-type="time">
            <text:p>00:52</text:p>
          </table:table-cell>
          <table:table-cell table:formula="of:=HOUR([.H211])*60+MINUTE([.H211])"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15981388473063" calcext:value-type="float">
            <text:p>0.71598138847306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4.96768" calcext:value-type="float">
            <text:p>44.96768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4M00S" calcext:value-type="time">
            <text:p>16:24</text:p>
          </table:table-cell>
          <table:table-cell table:formula="of:=[.G212]-[.F212]" office:value-type="time" office:time-value="PT00H54M00S" calcext:value-type="time">
            <text:p>00:54</text:p>
          </table:table-cell>
          <table:table-cell table:formula="of:=HOUR([.H212])*60+MINUTE([.H212])"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32568305589812" calcext:value-type="float">
            <text:p>0.33256830558981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9.60256" calcext:value-type="float">
            <text:p>29.6025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6M00S" calcext:value-type="time">
            <text:p>16:36</text:p>
          </table:table-cell>
          <table:table-cell table:formula="of:=[.G213]-[.F213]" office:value-type="time" office:time-value="PT01H06M00S" calcext:value-type="time">
            <text:p>01:06</text:p>
          </table:table-cell>
          <table:table-cell table:formula="of:=HOUR([.H213])*60+MINUTE([.H213])"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7833361868133" calcext:value-type="float">
            <text:p>1.4783336186813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28.16896" calcext:value-type="float">
            <text:p>28.1689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8M00S" calcext:value-type="time">
            <text:p>16:38</text:p>
          </table:table-cell>
          <table:table-cell table:formula="of:=[.G214]-[.F214]" office:value-type="time" office:time-value="PT01H08M00S" calcext:value-type="time">
            <text:p>01:08</text:p>
          </table:table-cell>
          <table:table-cell table:formula="of:=HOUR([.H214])*60+MINUTE([.H214])"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484991616687807" calcext:value-type="float">
            <text:p>0.484991616687807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7.52048" calcext:value-type="float">
            <text:p>27.520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215]-[.F215]" office:value-type="time" office:time-value="PT01H10M00S" calcext:value-type="time">
            <text:p>01:10</text:p>
          </table:table-cell>
          <table:table-cell table:formula="of:=HOUR([.H215])*60+MINUTE([.H215])"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7034364763142" calcext:value-type="float">
            <text:p>0.3703436476314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4M00S" calcext:value-type="time">
            <text:p>13:24</text:p>
          </table:table-cell>
          <table:table-cell table:formula="of:=[.G216]-[.F216]" office:value-type="time" office:time-value="PT00H39M00S" calcext:value-type="time">
            <text:p>00:39</text:p>
          </table:table-cell>
          <table:table-cell table:formula="of:=HOUR([.H216])*60+MINUTE([.H216])"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0377905981637" calcext:value-type="float">
            <text:p>5.2037790598163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6M00S" calcext:value-type="time">
            <text:p>13:26</text:p>
          </table:table-cell>
          <table:table-cell table:formula="of:=[.G217]-[.F217]" office:value-type="time" office:time-value="PT00H41M00S" calcext:value-type="time">
            <text:p>00:41</text:p>
          </table:table-cell>
          <table:table-cell table:formula="of:=HOUR([.H217])*60+MINUTE([.H217])"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43255520241195" calcext:value-type="float">
            <text:p>4.4325552024119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8M00S" calcext:value-type="time">
            <text:p>13:28</text:p>
          </table:table-cell>
          <table:table-cell table:formula="of:=[.G218]-[.F218]" office:value-type="time" office:time-value="PT00H43M00S" calcext:value-type="time">
            <text:p>00:43</text:p>
          </table:table-cell>
          <table:table-cell table:formula="of:=HOUR([.H218])*60+MINUTE([.H218])"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43134277305018" calcext:value-type="float">
            <text:p>3.4313427730501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0M00S" calcext:value-type="time">
            <text:p>13:30</text:p>
          </table:table-cell>
          <table:table-cell table:formula="of:=[.G219]-[.F219]" office:value-type="time" office:time-value="PT00H45M00S" calcext:value-type="time">
            <text:p>00:45</text:p>
          </table:table-cell>
          <table:table-cell table:formula="of:=HOUR([.H219])*60+MINUTE([.H219])"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9339794671739" calcext:value-type="float">
            <text:p>3.8933979467173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2M00S" calcext:value-type="time">
            <text:p>13:32</text:p>
          </table:table-cell>
          <table:table-cell table:formula="of:=[.G220]-[.F220]" office:value-type="time" office:time-value="PT00H47M00S" calcext:value-type="time">
            <text:p>00:47</text:p>
          </table:table-cell>
          <table:table-cell table:formula="of:=HOUR([.H220])*60+MINUTE([.H220])"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5421510522724" calcext:value-type="float">
            <text:p>2.2542151052272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0.81216" calcext:value-type="float">
            <text:p>40.81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4M00S" calcext:value-type="time">
            <text:p>13:34</text:p>
          </table:table-cell>
          <table:table-cell table:formula="of:=[.G221]-[.F221]" office:value-type="time" office:time-value="PT00H49M00S" calcext:value-type="time">
            <text:p>00:49</text:p>
          </table:table-cell>
          <table:table-cell table:formula="of:=HOUR([.H221])*60+MINUTE([.H221])"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51298672185202" calcext:value-type="float">
            <text:p>1.5129867218520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6M00S" calcext:value-type="time">
            <text:p>13:36</text:p>
          </table:table-cell>
          <table:table-cell table:formula="of:=[.G222]-[.F222]" office:value-type="time" office:time-value="PT00H51M00S" calcext:value-type="time">
            <text:p>00:51</text:p>
          </table:table-cell>
          <table:table-cell table:formula="of:=HOUR([.H222])*60+MINUTE([.H222])"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93897173161177" calcext:value-type="float">
            <text:p>0.9389717316117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0.3232" calcext:value-type="float">
            <text:p>40.32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8M00S" calcext:value-type="time">
            <text:p>13:38</text:p>
          </table:table-cell>
          <table:table-cell table:formula="of:=[.G223]-[.F223]" office:value-type="time" office:time-value="PT00H53M00S" calcext:value-type="time">
            <text:p>00:53</text:p>
          </table:table-cell>
          <table:table-cell table:formula="of:=HOUR([.H223])*60+MINUTE([.H223])"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642451542049322" calcext:value-type="float">
            <text:p>0.64245154204932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9.53504" calcext:value-type="float">
            <text:p>39.5350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0M00S" calcext:value-type="time">
            <text:p>13:40</text:p>
          </table:table-cell>
          <table:table-cell table:formula="of:=[.G224]-[.F224]" office:value-type="time" office:time-value="PT00H55M00S" calcext:value-type="time">
            <text:p>00:55</text:p>
          </table:table-cell>
          <table:table-cell table:formula="of:=HOUR([.H224])*60+MINUTE([.H224])"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598388368782676" calcext:value-type="float">
            <text:p>0.5983883687826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2M00S" calcext:value-type="time">
            <text:p>13:42</text:p>
          </table:table-cell>
          <table:table-cell table:formula="of:=[.G225]-[.F225]" office:value-type="time" office:time-value="PT00H57M00S" calcext:value-type="time">
            <text:p>00:57</text:p>
          </table:table-cell>
          <table:table-cell table:formula="of:=HOUR([.H225])*60+MINUTE([.H225])"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04575162239314" calcext:value-type="float">
            <text:p>4.0457516223931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4M00S" calcext:value-type="time">
            <text:p>13:44</text:p>
          </table:table-cell>
          <table:table-cell table:formula="of:=[.G226]-[.F226]" office:value-type="time" office:time-value="PT00H59M00S" calcext:value-type="time">
            <text:p>00:59</text:p>
          </table:table-cell>
          <table:table-cell table:formula="of:=HOUR([.H226])*60+MINUTE([.H226])"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17176878457804" calcext:value-type="float">
            <text:p>5.1717687845780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6M00S" calcext:value-type="time">
            <text:p>13:46</text:p>
          </table:table-cell>
          <table:table-cell table:formula="of:=[.G227]-[.F227]" office:value-type="time" office:time-value="PT01H01M00S" calcext:value-type="time">
            <text:p>01:01</text:p>
          </table:table-cell>
          <table:table-cell table:formula="of:=HOUR([.H227])*60+MINUTE([.H227])"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04846315240957" calcext:value-type="float">
            <text:p>5.0484631524095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7.85424" calcext:value-type="float">
            <text:p>47.85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8M00S" calcext:value-type="time">
            <text:p>13:48</text:p>
          </table:table-cell>
          <table:table-cell table:formula="of:=[.G228]-[.F228]" office:value-type="time" office:time-value="PT01H03M00S" calcext:value-type="time">
            <text:p>01:03</text:p>
          </table:table-cell>
          <table:table-cell table:formula="of:=HOUR([.H228])*60+MINUTE([.H228])"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8431655789474" calcext:value-type="float">
            <text:p>3.8843165578947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.85424" calcext:value-type="float">
            <text:p>47.85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0M00S" calcext:value-type="time">
            <text:p>13:50</text:p>
          </table:table-cell>
          <table:table-cell table:formula="of:=[.G229]-[.F229]" office:value-type="time" office:time-value="PT01H05M00S" calcext:value-type="time">
            <text:p>01:05</text:p>
          </table:table-cell>
          <table:table-cell table:formula="of:=HOUR([.H229])*60+MINUTE([.H229])"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9895776704324" calcext:value-type="float">
            <text:p>3.8989577670432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.20272" calcext:value-type="float">
            <text:p>47.2027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2M00S" calcext:value-type="time">
            <text:p>13:52</text:p>
          </table:table-cell>
          <table:table-cell table:formula="of:=[.G230]-[.F230]" office:value-type="time" office:time-value="PT01H07M00S" calcext:value-type="time">
            <text:p>01:07</text:p>
          </table:table-cell>
          <table:table-cell table:formula="of:=HOUR([.H230])*60+MINUTE([.H230])"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5415616608182" calcext:value-type="float">
            <text:p>2.3541561660818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4M00S" calcext:value-type="time">
            <text:p>13:54</text:p>
          </table:table-cell>
          <table:table-cell table:formula="of:=[.G231]-[.F231]" office:value-type="time" office:time-value="PT01H09M00S" calcext:value-type="time">
            <text:p>01:09</text:p>
          </table:table-cell>
          <table:table-cell table:formula="of:=HOUR([.H231])*60+MINUTE([.H231])"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96716619851829" calcext:value-type="float">
            <text:p>1.9671661985182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6M00S" calcext:value-type="time">
            <text:p>13:56</text:p>
          </table:table-cell>
          <table:table-cell table:formula="of:=[.G232]-[.F232]" office:value-type="time" office:time-value="PT01H11M00S" calcext:value-type="time">
            <text:p>01:11</text:p>
          </table:table-cell>
          <table:table-cell table:formula="of:=HOUR([.H232])*60+MINUTE([.H232])"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16720871937994" calcext:value-type="float">
            <text:p>1.1672087193799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6.88944" calcext:value-type="float">
            <text:p>46.8894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8M00S" calcext:value-type="time">
            <text:p>13:58</text:p>
          </table:table-cell>
          <table:table-cell table:formula="of:=[.G233]-[.F233]" office:value-type="time" office:time-value="PT01H13M00S" calcext:value-type="time">
            <text:p>01:13</text:p>
          </table:table-cell>
          <table:table-cell table:formula="of:=HOUR([.H233])*60+MINUTE([.H233])"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979586495913968" calcext:value-type="float">
            <text:p>0.97958649591396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5.91024" calcext:value-type="float">
            <text:p>45.910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00M00S" calcext:value-type="time">
            <text:p>14:00</text:p>
          </table:table-cell>
          <table:table-cell table:formula="of:=[.G234]-[.F234]" office:value-type="time" office:time-value="PT01H15M00S" calcext:value-type="time">
            <text:p>01:15</text:p>
          </table:table-cell>
          <table:table-cell table:formula="of:=HOUR([.H234])*60+MINUTE([.H234])"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87383931493608" calcext:value-type="float">
            <text:p>0.8738393149360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02M00S" calcext:value-type="time">
            <text:p>14:02</text:p>
          </table:table-cell>
          <table:table-cell table:formula="of:=[.G235]-[.F235]" office:value-type="time" office:time-value="PT01H17M00S" calcext:value-type="time">
            <text:p>01:17</text:p>
          </table:table-cell>
          <table:table-cell table:formula="of:=HOUR([.H235])*60+MINUTE([.H235])"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802871034221525" calcext:value-type="float">
            <text:p>0.80287103422152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4M00S" calcext:value-type="time">
            <text:p>14:14</text:p>
          </table:table-cell>
          <table:table-cell table:formula="of:=[.G236]-[.F236]" office:value-type="time" office:time-value="PT01H29M00S" calcext:value-type="time">
            <text:p>01:29</text:p>
          </table:table-cell>
          <table:table-cell table:formula="of:=HOUR([.H236])*60+MINUTE([.H236])"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608385889567" calcext:value-type="float">
            <text:p>5.660838588956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8.0008" calcext:value-type="float">
            <text:p>48.00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6M00S" calcext:value-type="time">
            <text:p>14:16</text:p>
          </table:table-cell>
          <table:table-cell table:formula="of:=[.G237]-[.F237]" office:value-type="time" office:time-value="PT01H31M00S" calcext:value-type="time">
            <text:p>01:31</text:p>
          </table:table-cell>
          <table:table-cell table:formula="of:=HOUR([.H237])*60+MINUTE([.H237])"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40412087347532" calcext:value-type="float">
            <text:p>9.4041208734753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9M00S" calcext:value-type="time">
            <text:p>14:19</text:p>
          </table:table-cell>
          <table:table-cell table:formula="of:=[.G238]-[.F238]" office:value-type="time" office:time-value="PT01H34M00S" calcext:value-type="time">
            <text:p>01:34</text:p>
          </table:table-cell>
          <table:table-cell table:formula="of:=HOUR([.H238])*60+MINUTE([.H238])"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1.1915994340131" calcext:value-type="float">
            <text:p>11.191599434013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28M00S" calcext:value-type="time">
            <text:p>14:28</text:p>
          </table:table-cell>
          <table:table-cell table:formula="of:=[.G239]-[.F239]" office:value-type="time" office:time-value="PT01H43M00S" calcext:value-type="time">
            <text:p>01:43</text:p>
          </table:table-cell>
          <table:table-cell table:formula="of:=HOUR([.H239])*60+MINUTE([.H239])"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8516778205207" calcext:value-type="float">
            <text:p>10.851677820520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7.36784" calcext:value-type="float">
            <text:p>47.3678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30M00S" calcext:value-type="time">
            <text:p>14:30</text:p>
          </table:table-cell>
          <table:table-cell table:formula="of:=[.G240]-[.F240]" office:value-type="time" office:time-value="PT01H45M00S" calcext:value-type="time">
            <text:p>01:45</text:p>
          </table:table-cell>
          <table:table-cell table:formula="of:=HOUR([.H240])*60+MINUTE([.H240])"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3047053766601" calcext:value-type="float">
            <text:p>10.304705376660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7.36784" calcext:value-type="float">
            <text:p>47.3678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32M00S" calcext:value-type="time">
            <text:p>14:32</text:p>
          </table:table-cell>
          <table:table-cell table:formula="of:=[.G241]-[.F241]" office:value-type="time" office:time-value="PT01H47M00S" calcext:value-type="time">
            <text:p>01:47</text:p>
          </table:table-cell>
          <table:table-cell table:formula="of:=HOUR([.H241])*60+MINUTE([.H241])" office:value-type="float" office:value="107" calcext:value-type="float">
            <text:p>10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80286835762314" calcext:value-type="float">
            <text:p>9.8028683576231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[.G242]-[.F242]" office:value-type="time" office:time-value="PT01H55M00S" calcext:value-type="time">
            <text:p>01:55</text:p>
          </table:table-cell>
          <table:table-cell table:formula="of:=HOUR([.H242])*60+MINUTE([.H242])"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85507210155632" calcext:value-type="float">
            <text:p>9.8550721015563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8.79712" calcext:value-type="float">
            <text:p>48.7971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2M00S" calcext:value-type="time">
            <text:p>14:42</text:p>
          </table:table-cell>
          <table:table-cell table:formula="of:=[.G243]-[.F243]" office:value-type="time" office:time-value="PT01H57M00S" calcext:value-type="time">
            <text:p>01:57</text:p>
          </table:table-cell>
          <table:table-cell table:formula="of:=HOUR([.H243])*60+MINUTE([.H243])"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29377944881657" calcext:value-type="float">
            <text:p>8.2937794488165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3M00S" calcext:value-type="time">
            <text:p>14:43</text:p>
          </table:table-cell>
          <table:table-cell table:formula="of:=[.G244]-[.F244]" office:value-type="time" office:time-value="PT01H58M00S" calcext:value-type="time">
            <text:p>01:58</text:p>
          </table:table-cell>
          <table:table-cell table:formula="of:=HOUR([.H244])*60+MINUTE([.H244])"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7.60761742521384" calcext:value-type="float">
            <text:p>7.6076174252138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4M00S" calcext:value-type="time">
            <text:p>14:44</text:p>
          </table:table-cell>
          <table:table-cell table:formula="of:=[.G245]-[.F245]" office:value-type="time" office:time-value="PT01H59M00S" calcext:value-type="time">
            <text:p>01:59</text:p>
          </table:table-cell>
          <table:table-cell table:formula="of:=HOUR([.H245])*60+MINUTE([.H245])" office:value-type="float" office:value="119" calcext:value-type="float">
            <text:p>1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1957305799989" calcext:value-type="float">
            <text:p>6.9195730579998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6M00S" calcext:value-type="time">
            <text:p>14:46</text:p>
          </table:table-cell>
          <table:table-cell table:formula="of:=[.G246]-[.F246]" office:value-type="time" office:time-value="PT02H01M00S" calcext:value-type="time">
            <text:p>02:01</text:p>
          </table:table-cell>
          <table:table-cell table:formula="of:=HOUR([.H246])*60+MINUTE([.H246])"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0746905525136" calcext:value-type="float">
            <text:p>6.9074690552513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8M00S" calcext:value-type="time">
            <text:p>14:48</text:p>
          </table:table-cell>
          <table:table-cell table:formula="of:=[.G247]-[.F247]" office:value-type="time" office:time-value="PT02H03M00S" calcext:value-type="time">
            <text:p>02:03</text:p>
          </table:table-cell>
          <table:table-cell table:formula="of:=HOUR([.H247])*60+MINUTE([.H247])"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8134595357988" calcext:value-type="float">
            <text:p>6.9813459535798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0M00S" calcext:value-type="time">
            <text:p>14:50</text:p>
          </table:table-cell>
          <table:table-cell table:formula="of:=[.G248]-[.F248]" office:value-type="time" office:time-value="PT02H05M00S" calcext:value-type="time">
            <text:p>02:05</text:p>
          </table:table-cell>
          <table:table-cell table:formula="of:=HOUR([.H248])*60+MINUTE([.H248])"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86852438808617" calcext:value-type="float">
            <text:p>5.8685243880861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2M00S" calcext:value-type="time">
            <text:p>14:52</text:p>
          </table:table-cell>
          <table:table-cell table:formula="of:=[.G249]-[.F249]" office:value-type="time" office:time-value="PT02H07M00S" calcext:value-type="time">
            <text:p>02:07</text:p>
          </table:table-cell>
          <table:table-cell table:formula="of:=HOUR([.H249])*60+MINUTE([.H249])"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1678797834989" calcext:value-type="float">
            <text:p>5.6167879783498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4M00S" calcext:value-type="time">
            <text:p>14:54</text:p>
          </table:table-cell>
          <table:table-cell table:formula="of:=[.G250]-[.F250]" office:value-type="time" office:time-value="PT02H09M00S" calcext:value-type="time">
            <text:p>02:09</text:p>
          </table:table-cell>
          <table:table-cell table:formula="of:=HOUR([.H250])*60+MINUTE([.H250])" office:value-type="float" office:value="129" calcext:value-type="float">
            <text:p>1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59196947287023" calcext:value-type="float">
            <text:p>4.591969472870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.60256" calcext:value-type="float">
            <text:p>45.60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6M00S" calcext:value-type="time">
            <text:p>14:56</text:p>
          </table:table-cell>
          <table:table-cell table:formula="of:=[.G251]-[.F251]" office:value-type="time" office:time-value="PT02H11M00S" calcext:value-type="time">
            <text:p>02:11</text:p>
          </table:table-cell>
          <table:table-cell table:formula="of:=HOUR([.H251])*60+MINUTE([.H251])"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7507668464362" calcext:value-type="float">
            <text:p>4.750766846436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8M00S" calcext:value-type="time">
            <text:p>14:58</text:p>
          </table:table-cell>
          <table:table-cell table:formula="of:=[.G252]-[.F252]" office:value-type="time" office:time-value="PT02H13M00S" calcext:value-type="time">
            <text:p>02:13</text:p>
          </table:table-cell>
          <table:table-cell table:formula="of:=HOUR([.H252])*60+MINUTE([.H252])"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41317569594867" calcext:value-type="float">
            <text:p>4.4131756959486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[.G253]-[.F253]" office:value-type="time" office:time-value="PT02H15M00S" calcext:value-type="time">
            <text:p>02:15</text:p>
          </table:table-cell>
          <table:table-cell table:formula="of:=HOUR([.H253])*60+MINUTE([.H253])"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8052859372165" calcext:value-type="float">
            <text:p>3.1805285937216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.1192" calcext:value-type="float">
            <text:p>45.119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2M00S" calcext:value-type="time">
            <text:p>15:02</text:p>
          </table:table-cell>
          <table:table-cell table:formula="of:=[.G254]-[.F254]" office:value-type="time" office:time-value="PT02H17M00S" calcext:value-type="time">
            <text:p>02:17</text:p>
          </table:table-cell>
          <table:table-cell table:formula="of:=HOUR([.H254])*60+MINUTE([.H254])"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09660747623628" calcext:value-type="float">
            <text:p>3.0966074762362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.28832" calcext:value-type="float">
            <text:p>45.288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4M00S" calcext:value-type="time">
            <text:p>15:04</text:p>
          </table:table-cell>
          <table:table-cell table:formula="of:=[.G255]-[.F255]" office:value-type="time" office:time-value="PT02H19M00S" calcext:value-type="time">
            <text:p>02:19</text:p>
          </table:table-cell>
          <table:table-cell table:formula="of:=HOUR([.H255])*60+MINUTE([.H255])"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48730361261744" calcext:value-type="float">
            <text:p>2.4873036126174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6M00S" calcext:value-type="time">
            <text:p>15:06</text:p>
          </table:table-cell>
          <table:table-cell table:formula="of:=[.G256]-[.F256]" office:value-type="time" office:time-value="PT02H21M00S" calcext:value-type="time">
            <text:p>02:21</text:p>
          </table:table-cell>
          <table:table-cell table:formula="of:=HOUR([.H256])*60+MINUTE([.H256])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08769305253377" calcext:value-type="float">
            <text:p>2.0876930525337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.43888" calcext:value-type="float">
            <text:p>45.438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8M00S" calcext:value-type="time">
            <text:p>15:08</text:p>
          </table:table-cell>
          <table:table-cell table:formula="of:=[.G257]-[.F257]" office:value-type="time" office:time-value="PT02H23M00S" calcext:value-type="time">
            <text:p>02:23</text:p>
          </table:table-cell>
          <table:table-cell table:formula="of:=HOUR([.H257])*60+MINUTE([.H257])"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55057673232904" calcext:value-type="float">
            <text:p>1.5505767323290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.96768" calcext:value-type="float">
            <text:p>44.9676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10M00S" calcext:value-type="time">
            <text:p>15:10</text:p>
          </table:table-cell>
          <table:table-cell table:formula="of:=[.G258]-[.F258]" office:value-type="time" office:time-value="PT02H25M00S" calcext:value-type="time">
            <text:p>02:25</text:p>
          </table:table-cell>
          <table:table-cell table:formula="of:=HOUR([.H258])*60+MINUTE([.H258])"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32999009604776" calcext:value-type="float">
            <text:p>1.329990096047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0.41024" calcext:value-type="float">
            <text:p>30.410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2M00S" calcext:value-type="time">
            <text:p>15:22</text:p>
          </table:table-cell>
          <table:table-cell table:formula="of:=[.G259]-[.F259]" office:value-type="time" office:time-value="PT01H07M00S" calcext:value-type="time">
            <text:p>01:07</text:p>
          </table:table-cell>
          <table:table-cell table:formula="of:=HOUR([.H259])*60+MINUTE([.H259])" office:value-type="float" office:value="67" calcext:value-type="float">
            <text:p>6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8656404218299" calcext:value-type="float">
            <text:p>2.3865640421829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8.00704" calcext:value-type="float">
            <text:p>28.007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4M00S" calcext:value-type="time">
            <text:p>15:24</text:p>
          </table:table-cell>
          <table:table-cell table:formula="of:=[.G260]-[.F260]" office:value-type="time" office:time-value="PT01H09M00S" calcext:value-type="time">
            <text:p>01:09</text:p>
          </table:table-cell>
          <table:table-cell table:formula="of:=HOUR([.H260])*60+MINUTE([.H260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37798846168815" calcext:value-type="float">
            <text:p>0.33779884616881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6.88304" calcext:value-type="float">
            <text:p>26.883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6M00S" calcext:value-type="time">
            <text:p>15:26</text:p>
          </table:table-cell>
          <table:table-cell table:formula="of:=[.G261]-[.F261]" office:value-type="time" office:time-value="PT01H11M00S" calcext:value-type="time">
            <text:p>01:11</text:p>
          </table:table-cell>
          <table:table-cell table:formula="of:=HOUR([.H261])*60+MINUTE([.H261])"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27975777920114" calcext:value-type="float">
            <text:p>0.32797577792011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77.1296" calcext:value-type="float">
            <text:p>77.12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8M00S" calcext:value-type="time">
            <text:p>15:28</text:p>
          </table:table-cell>
          <table:table-cell table:formula="of:=[.G262]-[.F262]" office:value-type="time" office:time-value="PT01H13M00S" calcext:value-type="time">
            <text:p>01:13</text:p>
          </table:table-cell>
          <table:table-cell table:formula="of:=HOUR([.H262])*60+MINUTE([.H262])"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18112298360726" calcext:value-type="float">
            <text:p>8.1811229836072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74.404" calcext:value-type="float">
            <text:p>74.4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0M00S" calcext:value-type="time">
            <text:p>15:30</text:p>
          </table:table-cell>
          <table:table-cell table:formula="of:=[.G263]-[.F263]" office:value-type="time" office:time-value="PT01H15M00S" calcext:value-type="time">
            <text:p>01:15</text:p>
          </table:table-cell>
          <table:table-cell table:formula="of:=HOUR([.H263])*60+MINUTE([.H263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7057804773459" calcext:value-type="float">
            <text:p>9.1705780477345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74.08608" calcext:value-type="float">
            <text:p>74.086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2M00S" calcext:value-type="time">
            <text:p>15:32</text:p>
          </table:table-cell>
          <table:table-cell table:formula="of:=[.G264]-[.F264]" office:value-type="time" office:time-value="PT01H17M00S" calcext:value-type="time">
            <text:p>01:17</text:p>
          </table:table-cell>
          <table:table-cell table:formula="of:=HOUR([.H264])*60+MINUTE([.H264])" office:value-type="float" office:value="77" calcext:value-type="float">
            <text:p>7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9064284391385" calcext:value-type="float">
            <text:p>9.1906428439138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2.96608" calcext:value-type="float">
            <text:p>72.966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4M00S" calcext:value-type="time">
            <text:p>15:34</text:p>
          </table:table-cell>
          <table:table-cell table:formula="of:=[.G265]-[.F265]" office:value-type="time" office:time-value="PT01H19M00S" calcext:value-type="time">
            <text:p>01:19</text:p>
          </table:table-cell>
          <table:table-cell table:formula="of:=HOUR([.H265])*60+MINUTE([.H265])"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46853324744323" calcext:value-type="float">
            <text:p>9.468533247443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2.32448" calcext:value-type="float">
            <text:p>72.324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6M00S" calcext:value-type="time">
            <text:p>15:36</text:p>
          </table:table-cell>
          <table:table-cell table:formula="of:=[.G266]-[.F266]" office:value-type="time" office:time-value="PT01H21M00S" calcext:value-type="time">
            <text:p>01:21</text:p>
          </table:table-cell>
          <table:table-cell table:formula="of:=HOUR([.H266])*60+MINUTE([.H266])"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0471531064042" calcext:value-type="float">
            <text:p>10.047153106404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2.48672" calcext:value-type="float">
            <text:p>72.48672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8M00S" calcext:value-type="time">
            <text:p>15:38</text:p>
          </table:table-cell>
          <table:table-cell table:formula="of:=[.G267]-[.F267]" office:value-type="time" office:time-value="PT01H23M00S" calcext:value-type="time">
            <text:p>01:23</text:p>
          </table:table-cell>
          <table:table-cell table:formula="of:=HOUR([.H267])*60+MINUTE([.H267])"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1619452852772" calcext:value-type="float">
            <text:p>10.161945285277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73.44544" calcext:value-type="float">
            <text:p>73.44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0M00S" calcext:value-type="time">
            <text:p>15:40</text:p>
          </table:table-cell>
          <table:table-cell table:formula="of:=[.G268]-[.F268]" office:value-type="time" office:time-value="PT01H25M00S" calcext:value-type="time">
            <text:p>01:25</text:p>
          </table:table-cell>
          <table:table-cell table:formula="of:=HOUR([.H268])*60+MINUTE([.H268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72.16224" calcext:value-type="float">
            <text:p>72.162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3M00S" calcext:value-type="time">
            <text:p>15:43</text:p>
          </table:table-cell>
          <table:table-cell table:formula="of:=[.G269]-[.F269]" office:value-type="time" office:time-value="PT01H28M00S" calcext:value-type="time">
            <text:p>01:28</text:p>
          </table:table-cell>
          <table:table-cell table:formula="of:=HOUR([.H269])*60+MINUTE([.H269])"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58855514244215" calcext:value-type="float">
            <text:p>9.5885551424421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2.16224" calcext:value-type="float">
            <text:p>72.162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5M00S" calcext:value-type="time">
            <text:p>15:45</text:p>
          </table:table-cell>
          <table:table-cell table:formula="of:=[.G270]-[.F270]" office:value-type="time" office:time-value="PT01H30M00S" calcext:value-type="time">
            <text:p>01:30</text:p>
          </table:table-cell>
          <table:table-cell table:formula="of:=HOUR([.H270])*60+MINUTE([.H270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0925695987484" calcext:value-type="float">
            <text:p>10.092569598748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.56096" calcext:value-type="float">
            <text:p>70.560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9M00S" calcext:value-type="time">
            <text:p>15:49</text:p>
          </table:table-cell>
          <table:table-cell table:formula="of:=[.G271]-[.F271]" office:value-type="time" office:time-value="PT01H34M00S" calcext:value-type="time">
            <text:p>01:34</text:p>
          </table:table-cell>
          <table:table-cell table:formula="of:=HOUR([.H271])*60+MINUTE([.H271])" office:value-type="float" office:value="94" calcext:value-type="float">
            <text:p>9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3459800394165" calcext:value-type="float">
            <text:p>10.345980039416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1.5208" calcext:value-type="float">
            <text:p>71.52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1M00S" calcext:value-type="time">
            <text:p>15:51</text:p>
          </table:table-cell>
          <table:table-cell table:formula="of:=[.G272]-[.F272]" office:value-type="time" office:time-value="PT01H36M00S" calcext:value-type="time">
            <text:p>01:36</text:p>
          </table:table-cell>
          <table:table-cell table:formula="of:=HOUR([.H272])*60+MINUTE([.H272])"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97679718872659" calcext:value-type="float">
            <text:p>9.9767971887265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3M00S" calcext:value-type="time">
            <text:p>15:53</text:p>
          </table:table-cell>
          <table:table-cell table:formula="of:=[.G273]-[.F273]" office:value-type="time" office:time-value="PT01H38M00S" calcext:value-type="time">
            <text:p>01:38</text:p>
          </table:table-cell>
          <table:table-cell table:formula="of:=HOUR([.H273])*60+MINUTE([.H273])" office:value-type="float" office:value="98" calcext:value-type="float">
            <text:p>9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68273751931338" calcext:value-type="float">
            <text:p>9.6827375193133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70.24704" calcext:value-type="float">
            <text:p>70.247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9M00S" calcext:value-type="time">
            <text:p>15:59</text:p>
          </table:table-cell>
          <table:table-cell table:formula="of:=[.G274]-[.F274]" office:value-type="time" office:time-value="PT01H44M00S" calcext:value-type="time">
            <text:p>01:44</text:p>
          </table:table-cell>
          <table:table-cell table:formula="of:=HOUR([.H274])*60+MINUTE([.H274])"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76331093520732" calcext:value-type="float">
            <text:p>8.7633109352073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69.28368" calcext:value-type="float">
            <text:p>69.2836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01M00S" calcext:value-type="time">
            <text:p>16:01</text:p>
          </table:table-cell>
          <table:table-cell table:formula="of:=[.G275]-[.F275]" office:value-type="time" office:time-value="PT01H46M00S" calcext:value-type="time">
            <text:p>01:46</text:p>
          </table:table-cell>
          <table:table-cell table:formula="of:=HOUR([.H275])*60+MINUTE([.H275])"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433094464159" calcext:value-type="float">
            <text:p>9.143309446415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9.4432" calcext:value-type="float">
            <text:p>69.4432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03M00S" calcext:value-type="time">
            <text:p>16:03</text:p>
          </table:table-cell>
          <table:table-cell table:formula="of:=[.G276]-[.F276]" office:value-type="time" office:time-value="PT01H48M00S" calcext:value-type="time">
            <text:p>01:48</text:p>
          </table:table-cell>
          <table:table-cell table:formula="of:=HOUR([.H276])*60+MINUTE([.H276])"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97382565076501" calcext:value-type="float">
            <text:p>8.9738256507650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8.95536" calcext:value-type="float">
            <text:p>68.9553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0M00S" calcext:value-type="time">
            <text:p>16:10</text:p>
          </table:table-cell>
          <table:table-cell table:formula="of:=[.G277]-[.F277]" office:value-type="time" office:time-value="PT01H55M00S" calcext:value-type="time">
            <text:p>01:55</text:p>
          </table:table-cell>
          <table:table-cell table:formula="of:=HOUR([.H277])*60+MINUTE([.H277])"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2846517243172" calcext:value-type="float">
            <text:p>5.2284651724317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2M00S" calcext:value-type="time">
            <text:p>16:12</text:p>
          </table:table-cell>
          <table:table-cell table:formula="of:=[.G278]-[.F278]" office:value-type="time" office:time-value="PT01H57M00S" calcext:value-type="time">
            <text:p>01:57</text:p>
          </table:table-cell>
          <table:table-cell table:formula="of:=HOUR([.H278])*60+MINUTE([.H278])"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34511631538313" calcext:value-type="float">
            <text:p>5.3451163153831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4M00S" calcext:value-type="time">
            <text:p>16:14</text:p>
          </table:table-cell>
          <table:table-cell table:formula="of:=[.G279]-[.F279]" office:value-type="time" office:time-value="PT01H59M00S" calcext:value-type="time">
            <text:p>01:59</text:p>
          </table:table-cell>
          <table:table-cell table:formula="of:=HOUR([.H279])*60+MINUTE([.H279])"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21172494693656" calcext:value-type="float">
            <text:p>4.2117249469365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68.32096" calcext:value-type="float">
            <text:p>68.320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6M00S" calcext:value-type="time">
            <text:p>16:16</text:p>
          </table:table-cell>
          <table:table-cell table:formula="of:=[.G280]-[.F280]" office:value-type="time" office:time-value="PT02H01M00S" calcext:value-type="time">
            <text:p>02:01</text:p>
          </table:table-cell>
          <table:table-cell table:formula="of:=HOUR([.H280])*60+MINUTE([.H280])"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5705175952955" calcext:value-type="float">
            <text:p>3.570517595295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36.3192" calcext:value-type="float">
            <text:p>36.31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7M00S" calcext:value-type="time">
            <text:p>16:27</text:p>
          </table:table-cell>
          <table:table-cell table:formula="of:=[.G281]-[.F281]" office:value-type="time" office:time-value="PT02H12M00S" calcext:value-type="time">
            <text:p>02:12</text:p>
          </table:table-cell>
          <table:table-cell table:formula="of:=HOUR([.H281])*60+MINUTE([.H281])"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02079851252549" calcext:value-type="float">
            <text:p>6.0207985125254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3.44096" calcext:value-type="float">
            <text:p>33.44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9M00S" calcext:value-type="time">
            <text:p>16:29</text:p>
          </table:table-cell>
          <table:table-cell table:formula="of:=[.G282]-[.F282]" office:value-type="time" office:time-value="PT02H14M00S" calcext:value-type="time">
            <text:p>02:14</text:p>
          </table:table-cell>
          <table:table-cell table:formula="of:=HOUR([.H282])*60+MINUTE([.H282])"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74461898602911" calcext:value-type="float">
            <text:p>6.7446189860291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2.64144" calcext:value-type="float">
            <text:p>32.64144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2M00S" calcext:value-type="time">
            <text:p>16:32</text:p>
          </table:table-cell>
          <table:table-cell table:formula="of:=[.G283]-[.F283]" office:value-type="time" office:time-value="PT02H17M00S" calcext:value-type="time">
            <text:p>02:17</text:p>
          </table:table-cell>
          <table:table-cell table:formula="of:=HOUR([.H283])*60+MINUTE([.H283])"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26095177917442" calcext:value-type="float">
            <text:p>3.2609517791744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31.19808" calcext:value-type="float">
            <text:p>31.1980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4M00S" calcext:value-type="time">
            <text:p>16:34</text:p>
          </table:table-cell>
          <table:table-cell table:formula="of:=[.G284]-[.F284]" office:value-type="time" office:time-value="PT02H19M00S" calcext:value-type="time">
            <text:p>02:19</text:p>
          </table:table-cell>
          <table:table-cell table:formula="of:=HOUR([.H284])*60+MINUTE([.H284])"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22415924917349" calcext:value-type="float">
            <text:p>3.2241592491734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30.24096" calcext:value-type="float">
            <text:p>30.24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6M00S" calcext:value-type="time">
            <text:p>16:36</text:p>
          </table:table-cell>
          <table:table-cell table:formula="of:=[.G285]-[.F285]" office:value-type="time" office:time-value="PT02H21M00S" calcext:value-type="time">
            <text:p>02:21</text:p>
          </table:table-cell>
          <table:table-cell table:formula="of:=HOUR([.H285])*60+MINUTE([.H285])"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7734309678384" calcext:value-type="float">
            <text:p>1.773430967838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0.5584" calcext:value-type="float">
            <text:p>30.5584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8M00S" calcext:value-type="time">
            <text:p>16:38</text:p>
          </table:table-cell>
          <table:table-cell table:formula="of:=[.G286]-[.F286]" office:value-type="time" office:time-value="PT02H23M00S" calcext:value-type="time">
            <text:p>02:23</text:p>
          </table:table-cell>
          <table:table-cell table:formula="of:=HOUR([.H286])*60+MINUTE([.H286])"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98988182408954" calcext:value-type="float">
            <text:p>0.49898818240895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30.0848" calcext:value-type="float">
            <text:p>30.084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40M00S" calcext:value-type="time">
            <text:p>16:40</text:p>
          </table:table-cell>
          <table:table-cell table:formula="of:=[.G287]-[.F287]" office:value-type="time" office:time-value="PT02H25M00S" calcext:value-type="time">
            <text:p>02:25</text:p>
          </table:table-cell>
          <table:table-cell table:formula="of:=HOUR([.H287])*60+MINUTE([.H287])"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78773220200061" calcext:value-type="float">
            <text:p>0.37877322020006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49M00S" calcext:value-type="time">
            <text:p>16:49</text:p>
          </table:table-cell>
          <table:table-cell table:formula="of:=[.G288]-[.F288]" office:value-type="time" office:time-value="PT01H04M00S" calcext:value-type="time">
            <text:p>01:04</text:p>
          </table:table-cell>
          <table:table-cell table:formula="of:=HOUR([.H288])*60+MINUTE([.H288])"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9049374624234" calcext:value-type="float">
            <text:p>3.1904937462423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37.91744" calcext:value-type="float">
            <text:p>37.91744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3M00S" calcext:value-type="time">
            <text:p>16:53</text:p>
          </table:table-cell>
          <table:table-cell table:formula="of:=[.G289]-[.F289]" office:value-type="time" office:time-value="PT01H08M00S" calcext:value-type="time">
            <text:p>01:08</text:p>
          </table:table-cell>
          <table:table-cell table:formula="of:=HOUR([.H289])*60+MINUTE([.H289])"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65402107599113" calcext:value-type="float">
            <text:p>0.46540210759911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5M00S" calcext:value-type="time">
            <text:p>16:55</text:p>
          </table:table-cell>
          <table:table-cell table:formula="of:=[.G290]-[.F290]" office:value-type="time" office:time-value="PT01H10M00S" calcext:value-type="time">
            <text:p>01:10</text:p>
          </table:table-cell>
          <table:table-cell table:formula="of:=HOUR([.H290])*60+MINUTE([.H290])"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4252517676276" calcext:value-type="float">
            <text:p>2.242525176762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7M00S" calcext:value-type="time">
            <text:p>16:57</text:p>
          </table:table-cell>
          <table:table-cell table:formula="of:=[.G291]-[.F291]" office:value-type="time" office:time-value="PT01H12M00S" calcext:value-type="time">
            <text:p>01:12</text:p>
          </table:table-cell>
          <table:table-cell table:formula="of:=HOUR([.H291])*60+MINUTE([.H291])" office:value-type="float" office:value="72" calcext:value-type="float">
            <text:p>7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572949953949791" calcext:value-type="float">
            <text:p>0.57294995394979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37.11952" calcext:value-type="float">
            <text:p>37.1195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7H03M00S" calcext:value-type="time">
            <text:p>17:03</text:p>
          </table:table-cell>
          <table:table-cell table:formula="of:=[.G292]-[.F292]" office:value-type="time" office:time-value="PT01H18M00S" calcext:value-type="time">
            <text:p>01:18</text:p>
          </table:table-cell>
          <table:table-cell table:formula="of:=HOUR([.H292])*60+MINUTE([.H292])"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70398674358865" calcext:value-type="float">
            <text:p>0.47039867435886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2M00S" calcext:value-type="time">
            <text:p>17:22</text:p>
          </table:table-cell>
          <table:table-cell table:formula="of:=[.G293]-[.F293]" office:value-type="time" office:time-value="PT00H32M00S" calcext:value-type="time">
            <text:p>00:32</text:p>
          </table:table-cell>
          <table:table-cell table:formula="of:=HOUR([.H293])*60+MINUTE([.H293])"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4863107319899" calcext:value-type="float">
            <text:p>11.486310731989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57.76768" calcext:value-type="float">
            <text:p>57.7676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4M00S" calcext:value-type="time">
            <text:p>17:24</text:p>
          </table:table-cell>
          <table:table-cell table:formula="of:=[.G294]-[.F294]" office:value-type="time" office:time-value="PT00H34M00S" calcext:value-type="time">
            <text:p>00:34</text:p>
          </table:table-cell>
          <table:table-cell table:formula="of:=HOUR([.H294])*60+MINUTE([.H294])"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2.0164012470399" calcext:value-type="float">
            <text:p>12.0164012470399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6.324" calcext:value-type="float">
            <text:p>56.3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6M00S" calcext:value-type="time">
            <text:p>17:26</text:p>
          </table:table-cell>
          <table:table-cell table:formula="of:=[.G295]-[.F295]" office:value-type="time" office:time-value="PT00H36M00S" calcext:value-type="time">
            <text:p>00:36</text:p>
          </table:table-cell>
          <table:table-cell table:formula="of:=HOUR([.H295])*60+MINUTE([.H295])"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2.2302633988345" calcext:value-type="float">
            <text:p>12.230263398834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56.964" calcext:value-type="float">
            <text:p>56.96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8M00S" calcext:value-type="time">
            <text:p>17:28</text:p>
          </table:table-cell>
          <table:table-cell table:formula="of:=[.G296]-[.F296]" office:value-type="time" office:time-value="PT00H38M00S" calcext:value-type="time">
            <text:p>00:38</text:p>
          </table:table-cell>
          <table:table-cell table:formula="of:=HOUR([.H296])*60+MINUTE([.H296])"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3867444859023" calcext:value-type="float">
            <text:p>11.38674448590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57.59792" calcext:value-type="float">
            <text:p>57.59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0M00S" calcext:value-type="time">
            <text:p>17:30</text:p>
          </table:table-cell>
          <table:table-cell table:formula="of:=[.G297]-[.F297]" office:value-type="time" office:time-value="PT00H40M00S" calcext:value-type="time">
            <text:p>00:40</text:p>
          </table:table-cell>
          <table:table-cell table:formula="of:=HOUR([.H297])*60+MINUTE([.H297])"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0.7656014218163" calcext:value-type="float">
            <text:p>10.765601421816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2M00S" calcext:value-type="time">
            <text:p>17:32</text:p>
          </table:table-cell>
          <table:table-cell table:formula="of:=[.G298]-[.F298]" office:value-type="time" office:time-value="PT00H42M00S" calcext:value-type="time">
            <text:p>00:42</text:p>
          </table:table-cell>
          <table:table-cell table:formula="of:=HOUR([.H298])*60+MINUTE([.H298])"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0.2536840013608" calcext:value-type="float">
            <text:p>10.253684001360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57.444" calcext:value-type="float">
            <text:p>57.44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4M00S" calcext:value-type="time">
            <text:p>17:34</text:p>
          </table:table-cell>
          <table:table-cell table:formula="of:=[.G299]-[.F299]" office:value-type="time" office:time-value="PT00H44M00S" calcext:value-type="time">
            <text:p>00:44</text:p>
          </table:table-cell>
          <table:table-cell table:formula="of:=HOUR([.H299])*60+MINUTE([.H299])"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84799595136973" calcext:value-type="float">
            <text:p>9.8479959513697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7.444" calcext:value-type="float">
            <text:p>57.44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6M00S" calcext:value-type="time">
            <text:p>17:36</text:p>
          </table:table-cell>
          <table:table-cell table:formula="of:=[.G300]-[.F300]" office:value-type="time" office:time-value="PT00H46M00S" calcext:value-type="time">
            <text:p>00:46</text:p>
          </table:table-cell>
          <table:table-cell table:formula="of:=HOUR([.H300])*60+MINUTE([.H300])"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38478799571406" calcext:value-type="float">
            <text:p>9.3847879957140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57.2824" calcext:value-type="float">
            <text:p>57.28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8M00S" calcext:value-type="time">
            <text:p>17:38</text:p>
          </table:table-cell>
          <table:table-cell table:formula="of:=[.G301]-[.F301]" office:value-type="time" office:time-value="PT00H48M00S" calcext:value-type="time">
            <text:p>00:48</text:p>
          </table:table-cell>
          <table:table-cell table:formula="of:=HOUR([.H301])*60+MINUTE([.H301])" office:value-type="float" office:value="48" calcext:value-type="float">
            <text:p>4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07693032145128" calcext:value-type="float">
            <text:p>9.0769303214512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0M00S" calcext:value-type="time">
            <text:p>17:40</text:p>
          </table:table-cell>
          <table:table-cell table:formula="of:=[.G302]-[.F302]" office:value-type="time" office:time-value="PT00H50M00S" calcext:value-type="time">
            <text:p>00:50</text:p>
          </table:table-cell>
          <table:table-cell table:formula="of:=HOUR([.H302])*60+MINUTE([.H302])"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20610493108126" calcext:value-type="float">
            <text:p>9.2061049310812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56.79696" calcext:value-type="float">
            <text:p>56.79696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2M00S" calcext:value-type="time">
            <text:p>17:42</text:p>
          </table:table-cell>
          <table:table-cell table:formula="of:=[.G303]-[.F303]" office:value-type="time" office:time-value="PT00H52M00S" calcext:value-type="time">
            <text:p>00:52</text:p>
          </table:table-cell>
          <table:table-cell table:formula="of:=HOUR([.H303])*60+MINUTE([.H303])" office:value-type="float" office:value="52" calcext:value-type="float">
            <text:p>5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01692483614287" calcext:value-type="float">
            <text:p>9.0169248361428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4M00S" calcext:value-type="time">
            <text:p>17:44</text:p>
          </table:table-cell>
          <table:table-cell table:formula="of:=[.G304]-[.F304]" office:value-type="time" office:time-value="PT00H54M00S" calcext:value-type="time">
            <text:p>00:54</text:p>
          </table:table-cell>
          <table:table-cell table:formula="of:=HOUR([.H304])*60+MINUTE([.H304])"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82746677979472" calcext:value-type="float">
            <text:p>8.8274667797947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6M00S" calcext:value-type="time">
            <text:p>17:46</text:p>
          </table:table-cell>
          <table:table-cell table:formula="of:=[.G305]-[.F305]" office:value-type="time" office:time-value="PT00H56M00S" calcext:value-type="time">
            <text:p>00:56</text:p>
          </table:table-cell>
          <table:table-cell table:formula="of:=HOUR([.H305])*60+MINUTE([.H305])"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6575990826435" calcext:value-type="float">
            <text:p>9.657599082643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56.00368" calcext:value-type="float">
            <text:p>56.0036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8M00S" calcext:value-type="time">
            <text:p>17:48</text:p>
          </table:table-cell>
          <table:table-cell table:formula="of:=[.G306]-[.F306]" office:value-type="time" office:time-value="PT00H58M00S" calcext:value-type="time">
            <text:p>00:58</text:p>
          </table:table-cell>
          <table:table-cell table:formula="of:=HOUR([.H306])*60+MINUTE([.H306])" office:value-type="float" office:value="58" calcext:value-type="float">
            <text:p>5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89890291160546" calcext:value-type="float">
            <text:p>8.8989029116054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0M00S" calcext:value-type="time">
            <text:p>17:50</text:p>
          </table:table-cell>
          <table:table-cell table:formula="of:=[.G307]-[.F307]" office:value-type="time" office:time-value="PT01H00M00S" calcext:value-type="time">
            <text:p>01:00</text:p>
          </table:table-cell>
          <table:table-cell table:formula="of:=HOUR([.H307])*60+MINUTE([.H307])" office:value-type="float" office:value="60" calcext:value-type="float">
            <text:p>6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94007073669875" calcext:value-type="float">
            <text:p>8.9400707366987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55.36928" calcext:value-type="float">
            <text:p>55.3692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2M00S" calcext:value-type="time">
            <text:p>17:52</text:p>
          </table:table-cell>
          <table:table-cell table:formula="of:=[.G308]-[.F308]" office:value-type="time" office:time-value="PT01H02M00S" calcext:value-type="time">
            <text:p>01:02</text:p>
          </table:table-cell>
          <table:table-cell table:formula="of:=HOUR([.H308])*60+MINUTE([.H308])"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44115958311737" calcext:value-type="float">
            <text:p>9.44115958311737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56.324" calcext:value-type="float">
            <text:p>56.3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4M00S" calcext:value-type="time">
            <text:p>17:54</text:p>
          </table:table-cell>
          <table:table-cell table:formula="of:=[.G309]-[.F309]" office:value-type="time" office:time-value="PT01H04M00S" calcext:value-type="time">
            <text:p>01:04</text:p>
          </table:table-cell>
          <table:table-cell table:formula="of:=HOUR([.H309])*60+MINUTE([.H309])"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1632139115023" calcext:value-type="float">
            <text:p>9.163213911502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54.24432" calcext:value-type="float">
            <text:p>54.244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6M00S" calcext:value-type="time">
            <text:p>17:56</text:p>
          </table:table-cell>
          <table:table-cell table:formula="of:=[.G310]-[.F310]" office:value-type="time" office:time-value="PT01H06M00S" calcext:value-type="time">
            <text:p>01:06</text:p>
          </table:table-cell>
          <table:table-cell table:formula="of:=HOUR([.H310])*60+MINUTE([.H310])"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97911350879718" calcext:value-type="float">
            <text:p>9.9791135087971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8H08M00S" calcext:value-type="time">
            <text:p>18:08</text:p>
          </table:table-cell>
          <table:table-cell table:formula="of:=[.G311]-[.F311]" office:value-type="time" office:time-value="PT01H18M00S" calcext:value-type="time">
            <text:p>01:18</text:p>
          </table:table-cell>
          <table:table-cell table:formula="of:=HOUR([.H311])*60+MINUTE([.H311])"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0.822844663446408" calcext:value-type="float">
            <text:p>0.822844663446408</text:p>
          </table:table-cell>
          <table:table-cell table:number-columns-repeated="1010"/>
        </table:table-row>
      </table:table>
      <table:table table:name="Lifetime" table:style-name="ta1">
        <office:forms form:automatic-focus="false" form:apply-design-mode="false"/>
        <table:table-column table:style-name="co1" table:default-cell-style-name="ce18"/>
        <table:table-column table:style-name="co1" table:number-columns-repeated="4" table:default-cell-style-name="Default"/>
        <table:table-column table:style-name="co1" table:number-columns-repeated="3" table:default-cell-style-name="ce24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Harvest time</text:p>
          </table:table-cell>
          <table:table-cell table:style-name="Default" office:value-type="string" calcext:value-type="string">
            <text:p>Video time</text:p>
          </table:table-cell>
          <table:table-cell table:style-name="Default"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Initial mean velocity (10 s)</text:p>
          </table:table-cell>
          <table:table-cell office:value-type="string" calcext:value-type="string">
            <text:p>Lifetime</text:p>
          </table:table-cell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3H10M00S" calcext:value-type="time">
            <text:p>13:10</text:p>
          </table:table-cell>
          <table:table-cell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5815738814877" calcext:value-type="float">
            <text:p>9.358157388148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433*0.16" office:value-type="float" office:value="69.28" calcext:value-type="float">
            <text:p>69.28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time" office:time-value="PT13H50M00S" calcext:value-type="time">
            <text:p>13:50</text:p>
          </table:table-cell>
          <table:table-cell table:style-name="ce25" office:value-type="time" office:time-value="PT14H34M00S" calcext:value-type="time">
            <text:p>14:34</text:p>
          </table:table-cell>
          <table:table-cell table:style-name="ce25" table:formula="of:=[.G3]-[.F3]" office:value-type="time" office:time-value="PT00H44M00S" calcext:value-type="time">
            <text:p>00:44</text:p>
          </table:table-cell>
          <table:table-cell table:style-name="ce21" table:formula="of:=HOUR([.H3])*60+MINUTE([.H3])" office:value-type="float" office:value="44" calcext:value-type="float">
            <text:p>44</text:p>
          </table:table-cell>
          <table:table-cell table:style-name="ce21" office:value-type="float" office:value="171" calcext:value-type="float">
            <text:p>171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0.898977343681521" calcext:value-type="float">
            <text:p>0.898977343681521</text:p>
          </table:table-cell>
          <table:table-cell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555*0.16" office:value-type="float" office:value="88.8" calcext:value-type="float">
            <text:p>88.8</text:p>
          </table:table-cell>
          <table:table-cell table:style-name="ce21" office:value-type="float" office:value="2.1" calcext:value-type="float">
            <text:p>2.1</text:p>
          </table:table-cell>
          <table:table-cell table:style-name="ce25" office:value-type="time" office:time-value="PT37H50M00S" calcext:value-type="time">
            <text:p>13:50</text:p>
          </table:table-cell>
          <table:table-cell table:style-name="ce25" office:value-type="time" office:time-value="PT14H56M00S" calcext:value-type="time">
            <text:p>14:56</text:p>
          </table:table-cell>
          <table:table-cell table:style-name="ce25" table:formula="of:=[.G4]-[.F4]" office:value-type="time" office:time-value="-PT22H54M00S" calcext:value-type="time">
            <text:p>01:06</text:p>
          </table:table-cell>
          <table:table-cell table:style-name="ce21" table:formula="of:=HOUR([.H4])*60+MINUTE([.H4])" office:value-type="float" office:value="66" calcext:value-type="float">
            <text:p>66</text:p>
          </table:table-cell>
          <table:table-cell table:style-name="ce21" office:value-type="float" office:value="171" calcext:value-type="float">
            <text:p>171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1.06526581904694" calcext:value-type="float">
            <text:p>1.06526581904694</text:p>
          </table:table-cell>
          <table:table-cell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53*0.16" office:value-type="float" office:value="40.48" calcext:value-type="float">
            <text:p>40.48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15H20M00S" calcext:value-type="time">
            <text:p>15:20</text:p>
          </table:table-cell>
          <table:table-cell table:style-name="ce25" office:value-type="time" office:time-value="PT15H54M00S" calcext:value-type="time">
            <text:p>15:54</text:p>
          </table:table-cell>
          <table:table-cell table:style-name="ce25" table:formula="of:=[.G5]-[.F5]" office:value-type="time" office:time-value="PT00H34M00S" calcext:value-type="time">
            <text:p>00:34</text:p>
          </table:table-cell>
          <table:table-cell table:style-name="ce21" table:formula="of:=HOUR([.H5])*60+MINUTE([.H5])" office:value-type="float" office:value="34" calcext:value-type="float">
            <text:p>34</text:p>
          </table:table-cell>
          <table:table-cell table:style-name="ce21" office:value-type="float" office:value="167" calcext:value-type="float">
            <text:p>167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1.25089795421795" calcext:value-type="float">
            <text:p>1.25089795421795</text:p>
          </table:table-cell>
          <table:table-cell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91*0.16" office:value-type="float" office:value="62.56" calcext:value-type="float">
            <text:p>62.56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39H20M00S" calcext:value-type="time">
            <text:p>15:20</text:p>
          </table:table-cell>
          <table:table-cell table:style-name="ce25" office:value-type="time" office:time-value="PT15H58M00S" calcext:value-type="time">
            <text:p>15:58</text:p>
          </table:table-cell>
          <table:table-cell table:style-name="ce25" table:formula="of:=[.G6]-[.F6]" office:value-type="time" office:time-value="-PT23H22M00S" calcext:value-type="time">
            <text:p>00:38</text:p>
          </table:table-cell>
          <table:table-cell table:style-name="ce21" table:formula="of:=HOUR([.H6])*60+MINUTE([.H6])" office:value-type="float" office:value="38" calcext:value-type="float">
            <text:p>38</text:p>
          </table:table-cell>
          <table:table-cell table:style-name="ce21" office:value-type="float" office:value="167" calcext:value-type="float">
            <text:p>167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0.978034774538508" calcext:value-type="float">
            <text:p>0.978034774538508</text:p>
          </table:table-cell>
          <table:table-cell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595*0.16" office:value-type="float" office:value="95.2" calcext:value-type="float">
            <text:p>95.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63H20M00S" calcext:value-type="time">
            <text:p>15:20</text:p>
          </table:table-cell>
          <table:table-cell table:style-name="ce25" office:value-type="time" office:time-value="PT16H03M00S" calcext:value-type="time">
            <text:p>16:03</text:p>
          </table:table-cell>
          <table:table-cell table:style-name="ce25" table:formula="of:=[.G7]-[.F7]" office:value-type="time" office:time-value="-PT47H17M00S" calcext:value-type="time">
            <text:p>00:43</text:p>
          </table:table-cell>
          <table:table-cell table:style-name="ce21" table:formula="of:=HOUR([.H7])*60+MINUTE([.H7])" office:value-type="float" office:value="43" calcext:value-type="float">
            <text:p>43</text:p>
          </table:table-cell>
          <table:table-cell table:style-name="ce21" office:value-type="float" office:value="167" calcext:value-type="float">
            <text:p>167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1.67296776934478" calcext:value-type="float">
            <text:p>1.67296776934478</text:p>
          </table:table-cell>
          <table:table-cell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17H08M00S" calcext:value-type="time">
            <text:p>17:08</text:p>
          </table:table-cell>
          <table:table-cell table:formula="of:=[.G8]-[.F8]" office:value-type="time" office:time-value="PT00H33M00S" calcext:value-type="time">
            <text:p>00:33</text:p>
          </table:table-cell>
          <table:table-cell table:formula="of:=HOUR([.H8])*60+MINUTE([.H8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2910683979311" calcext:value-type="float">
            <text:p>4.32910683979311</text:p>
          </table:table-cell>
          <table:table-cell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5M00S" calcext:value-type="time">
            <text:p>13:05</text:p>
          </table:table-cell>
          <table:table-cell table:formula="of:=[.G9]-[.F9]" office:value-type="time" office:time-value="PT00H35M00S" calcext:value-type="time">
            <text:p>00:35</text:p>
          </table:table-cell>
          <table:table-cell table:formula="of:=HOUR([.H9])*60+MINUTE([.H9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7511463777465" calcext:value-type="float">
            <text:p>10.75114637774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48M00S" calcext:value-type="time">
            <text:p>13:48</text:p>
          </table:table-cell>
          <table:table-cell table:formula="of:=[.G10]-[.F10]" office:value-type="time" office:time-value="-PT118H42M00S" calcext:value-type="time">
            <text:p>01:18</text:p>
          </table:table-cell>
          <table:table-cell table:formula="of:=HOUR([.H10])*60+MINUTE([.H10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12129743375877" calcext:value-type="float">
            <text:p>7.12129743375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4M00S" calcext:value-type="time">
            <text:p>14:34</text:p>
          </table:table-cell>
          <table:table-cell table:style-name="ce26" table:formula="of:=[.G11]-[.F11]" office:value-type="time" office:time-value="PT00H34M00S" calcext:value-type="time">
            <text:p>00:34</text:p>
          </table:table-cell>
          <table:table-cell table:style-name="ce22" table:formula="of:=HOUR([.H11])*60+MINUTE([.H11])" office:value-type="float" office:value="34" calcext:value-type="float">
            <text:p>34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9.09984188483415" calcext:value-type="float">
            <text:p>9.099841884834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530*0.16" office:value-type="float" office:value="84.8" calcext:value-type="float">
            <text:p>84.8</text:p>
          </table:table-cell>
          <table:table-cell table:style-name="ce22" office:value-type="float" office:value="2.1" calcext:value-type="float">
            <text:p>2.1</text:p>
          </table:table-cell>
          <table:table-cell table:style-name="ce26" office:value-type="time" office:time-value="PT158H00M00S" calcext:value-type="time">
            <text:p>14:00</text:p>
          </table:table-cell>
          <table:table-cell table:style-name="ce26" office:value-type="time" office:time-value="PT15H08M00S" calcext:value-type="time">
            <text:p>15:08</text:p>
          </table:table-cell>
          <table:table-cell table:style-name="ce26" table:formula="of:=[.G12]-[.F12]" office:value-type="time" office:time-value="-PT142H52M00S" calcext:value-type="time">
            <text:p>01:08</text:p>
          </table:table-cell>
          <table:table-cell table:style-name="ce22" table:formula="of:=HOUR([.H12])*60+MINUTE([.H12])" office:value-type="float" office:value="68" calcext:value-type="float">
            <text:p>68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8.83998542549144" calcext:value-type="float">
            <text:p>8.839985425491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formula="of:=341*0.16" office:value-type="float" office:value="54.56" calcext:value-type="float">
            <text:p>54.56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15H30M00S" calcext:value-type="time">
            <text:p>15:30</text:p>
          </table:table-cell>
          <table:table-cell table:style-name="ce25" office:value-type="time" office:time-value="PT16H13M00S" calcext:value-type="time">
            <text:p>16:13</text:p>
          </table:table-cell>
          <table:table-cell table:style-name="ce25" table:formula="of:=[.G13]-[.F13]" office:value-type="time" office:time-value="PT00H43M00S" calcext:value-type="time">
            <text:p>00:43</text:p>
          </table:table-cell>
          <table:table-cell table:style-name="ce21" table:formula="of:=HOUR([.H13])*60+MINUTE([.H13])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1.7423638424162" calcext:value-type="float">
            <text:p>1.7423638424162</text:p>
          </table:table-cell>
          <table:table-cell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501*0.16" office:value-type="float" office:value="80.16" calcext:value-type="float">
            <text:p>80.16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39H30M00S" calcext:value-type="time">
            <text:p>15:30</text:p>
          </table:table-cell>
          <table:table-cell table:style-name="ce25" office:value-type="time" office:time-value="PT16H20M00S" calcext:value-type="time">
            <text:p>16:20</text:p>
          </table:table-cell>
          <table:table-cell table:style-name="ce25" table:formula="of:=[.G14]-[.F14]" office:value-type="time" office:time-value="-PT23H10M00S" calcext:value-type="time">
            <text:p>00:50</text:p>
          </table:table-cell>
          <table:table-cell table:style-name="ce21" table:formula="of:=HOUR([.H14])*60+MINUTE([.H14])" office:value-type="float" office:value="50" calcext:value-type="float">
            <text:p>50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3.71126231747997" calcext:value-type="float">
            <text:p>3.71126231747997</text:p>
          </table:table-cell>
          <table:table-cell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324*0.16" office:value-type="float" office:value="51.84" calcext:value-type="float">
            <text:p>51.84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time" office:time-value="PT17H00M00S" calcext:value-type="time">
            <text:p>17:00</text:p>
          </table:table-cell>
          <table:table-cell table:style-name="ce25" office:value-type="time" office:time-value="PT17H55M00S" calcext:value-type="time">
            <text:p>17:55</text:p>
          </table:table-cell>
          <table:table-cell table:style-name="ce25" table:formula="of:=[.G15]-[.F15]" office:value-type="time" office:time-value="PT00H55M00S" calcext:value-type="time">
            <text:p>00:55</text:p>
          </table:table-cell>
          <table:table-cell table:style-name="ce21" table:formula="of:=HOUR([.H15])*60+MINUTE([.H15])" office:value-type="float" office:value="55" calcext:value-type="float">
            <text:p>55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0.953649557792866" calcext:value-type="float">
            <text:p>0.953649557792866</text:p>
          </table:table-cell>
          <table:table-cell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formula="of:=236*0.16" office:value-type="float" office:value="37.76" calcext:value-type="float">
            <text:p>37.76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time" office:time-value="PT41H00M00S" calcext:value-type="time">
            <text:p>17:00</text:p>
          </table:table-cell>
          <table:table-cell table:style-name="ce25" office:value-type="time" office:time-value="PT17H58M00S" calcext:value-type="time">
            <text:p>17:58</text:p>
          </table:table-cell>
          <table:table-cell table:style-name="ce25" table:formula="of:=[.G16]-[.F16]" office:value-type="time" office:time-value="-PT23H02M00S" calcext:value-type="time">
            <text:p>00:58</text:p>
          </table:table-cell>
          <table:table-cell table:style-name="ce21" table:formula="of:=HOUR([.H16])*60+MINUTE([.H16])" office:value-type="float" office:value="58" calcext:value-type="float">
            <text:p>58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0.566987878171794" calcext:value-type="float">
            <text:p>0.566987878171794</text:p>
          </table:table-cell>
          <table:table-cell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595*0.16" office:value-type="float" office:value="95.2" calcext:value-type="float">
            <text:p>95.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time" office:time-value="PT65H00M00S" calcext:value-type="time">
            <text:p>17:00</text:p>
          </table:table-cell>
          <table:table-cell table:style-name="ce25" office:value-type="time" office:time-value="PT18H00M00S" calcext:value-type="time">
            <text:p>18:00</text:p>
          </table:table-cell>
          <table:table-cell table:style-name="ce25" table:formula="of:=[.G17]-[.F17]" office:value-type="time" office:time-value="-PT47H00M00S" calcext:value-type="time">
            <text:p>01:00</text:p>
          </table:table-cell>
          <table:table-cell table:style-name="ce21" table:formula="of:=HOUR([.H17])*60+MINUTE([.H17])" office:value-type="float" office:value="60" calcext:value-type="float">
            <text:p>60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4.51082036741596" calcext:value-type="float">
            <text:p>4.51082036741596</text:p>
          </table:table-cell>
          <table:table-cell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390*0.16" office:value-type="float" office:value="62.4" calcext:value-type="float">
            <text:p>62.4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9M00S" calcext:value-type="time">
            <text:p>13:09</text:p>
          </table:table-cell>
          <table:table-cell table:style-name="ce26" table:formula="of:=[.G18]-[.F18]" office:value-type="time" office:time-value="PT00H39M00S" calcext:value-type="time">
            <text:p>00:39</text:p>
          </table:table-cell>
          <table:table-cell table:style-name="ce22" table:formula="of:=HOUR([.H18])*60+MINUTE([.H18])" office:value-type="float" office:value="39" calcext:value-type="float">
            <text:p>39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2.7404030788998" calcext:value-type="float">
            <text:p>12.74040307889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19]-[.F19]" office:value-type="time" office:time-value="PT00H37M00S" calcext:value-type="time">
            <text:p>00:37</text:p>
          </table:table-cell>
          <table:table-cell table:formula="of:=HOUR([.H19])*60+MINUTE([.H19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1702612294472" calcext:value-type="float">
            <text:p>11.17026122944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2" calcext:value-type="float">
            <text:p>12</text:p>
          </table:table-cell>
          <table:table-cell table:style-name="ce23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20]-[.F20]" office:value-type="time" office:time-value="-PT94H48M00S" calcext:value-type="time">
            <text:p>01:12</text:p>
          </table:table-cell>
          <table:table-cell table:formula="of:=HOUR([.H20])*60+MINUTE([.H20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3641921174161" calcext:value-type="float">
            <text:p>11.3641921174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6" calcext:value-type="float">
            <text:p>16</text:p>
          </table:table-cell>
          <table:table-cell table:style-name="ce23"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9M00S" calcext:value-type="time">
            <text:p>15:59</text:p>
          </table:table-cell>
          <table:table-cell table:formula="of:=[.G21]-[.F21]" office:value-type="time" office:time-value="PT00H29M00S" calcext:value-type="time">
            <text:p>00:29</text:p>
          </table:table-cell>
          <table:table-cell table:formula="of:=HOUR([.H21])*60+MINUTE([.H21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1950835997835" calcext:value-type="float">
            <text:p>8.81950835997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7" calcext:value-type="float">
            <text:p>17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7M00S" calcext:value-type="time">
            <text:p>16:27</text:p>
          </table:table-cell>
          <table:table-cell table:formula="of:=[.G22]-[.F22]" office:value-type="time" office:time-value="-PT23H03M00S" calcext:value-type="time">
            <text:p>00:57</text:p>
          </table:table-cell>
          <table:table-cell table:formula="of:=HOUR([.H22])*60+MINUTE([.H22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6824905002278" calcext:value-type="float">
            <text:p>8.868249050022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5" calcext:value-type="float">
            <text:p>25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5M00S" calcext:value-type="time">
            <text:p>17:35</text:p>
          </table:table-cell>
          <table:table-cell table:formula="of:=[.G23]-[.F23]" office:value-type="time" office:time-value="PT00H35M00S" calcext:value-type="time">
            <text:p>00:35</text:p>
          </table:table-cell>
          <table:table-cell table:formula="of:=HOUR([.H23])*60+MINUTE([.H23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2.8013236717615" calcext:value-type="float">
            <text:p>12.8013236717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2.72256" calcext:value-type="float">
            <text:p>42.7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3H34M00S" calcext:value-type="time">
            <text:p>13:34</text:p>
          </table:table-cell>
          <table:table-cell table:formula="of:=[.G24]-[.F24]" office:value-type="time" office:time-value="PT00H59M00S" calcext:value-type="time">
            <text:p>00:59</text:p>
          </table:table-cell>
          <table:table-cell table:formula="of:=HOUR([.H24])*60+MINUTE([.H24])" office:value-type="float" office:value="59" calcext:value-type="float">
            <text:p>5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07710350657506" calcext:value-type="float">
            <text:p>5.07710350657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2.1672" calcext:value-type="float">
            <text:p>52.1672</text:p>
          </table:table-cell>
          <table:table-cell office:value-type="float" office:value="1.1" calcext:value-type="float">
            <text:p>1.1</text:p>
          </table:table-cell>
          <table:table-cell office:value-type="time" office:time-value="PT60H35M00S" calcext:value-type="time">
            <text:p>12:35</text:p>
          </table:table-cell>
          <table:table-cell office:value-type="time" office:time-value="PT13H47M00S" calcext:value-type="time">
            <text:p>13:47</text:p>
          </table:table-cell>
          <table:table-cell table:formula="of:=[.G25]-[.F25]" office:value-type="time" office:time-value="-PT46H48M00S" calcext:value-type="time">
            <text:p>01:12</text:p>
          </table:table-cell>
          <table:table-cell table:formula="of:=HOUR([.H25])*60+MINUTE([.H25])"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04800012177389" calcext:value-type="float">
            <text:p>4.04800012177389</text:p>
          </table:table-cell>
          <table:table-cell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.76304" calcext:value-type="float">
            <text:p>33.76304</text:p>
          </table:table-cell>
          <table:table-cell office:value-type="float" office:value="1.2" calcext:value-type="float">
            <text:p>1.2</text:p>
          </table:table-cell>
          <table:table-cell office:value-type="time" office:time-value="PT84H35M00S" calcext:value-type="time">
            <text:p>12:35</text:p>
          </table:table-cell>
          <table:table-cell office:value-type="time" office:time-value="PT14H00M00S" calcext:value-type="time">
            <text:p>14:00</text:p>
          </table:table-cell>
          <table:table-cell table:formula="of:=[.G26]-[.F26]" office:value-type="time" office:time-value="-PT70H35M00S" calcext:value-type="time">
            <text:p>01:25</text:p>
          </table:table-cell>
          <table:table-cell table:formula="of:=HOUR([.H26])*60+MINUTE([.H26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3069557646836" calcext:value-type="float">
            <text:p>2.23069557646836</text:p>
          </table:table-cell>
          <table:table-cell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7.28816" calcext:value-type="float">
            <text:p>37.2881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32H35M00S" calcext:value-type="time">
            <text:p>12:35</text:p>
          </table:table-cell>
          <table:table-cell office:value-type="time" office:time-value="PT14H12M00S" calcext:value-type="time">
            <text:p>14:12</text:p>
          </table:table-cell>
          <table:table-cell table:formula="of:=[.G27]-[.F27]" office:value-type="time" office:time-value="-PT118H23M00S" calcext:value-type="time">
            <text:p>01:37</text:p>
          </table:table-cell>
          <table:table-cell table:formula="of:=HOUR([.H27])*60+MINUTE([.H27])"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5293986434575" calcext:value-type="float">
            <text:p>4.25293986434575</text:p>
          </table:table-cell>
          <table:table-cell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05M00S" calcext:value-type="time">
            <text:p>14:05</text:p>
          </table:table-cell>
          <table:table-cell office:value-type="time" office:time-value="PT14H40M00S" calcext:value-type="time">
            <text:p>14:40</text:p>
          </table:table-cell>
          <table:table-cell table:formula="of:=[.G28]-[.F28]" office:value-type="time" office:time-value="PT00H35M00S" calcext:value-type="time">
            <text:p>00:35</text:p>
          </table:table-cell>
          <table:table-cell table:formula="of:=HOUR([.H28])*60+MINUTE([.H28])"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0677427009583" calcext:value-type="float">
            <text:p>6.406774270095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6.39968" calcext:value-type="float">
            <text:p>86.3996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5M00S" calcext:value-type="time">
            <text:p>14:05</text:p>
          </table:table-cell>
          <table:table-cell office:value-type="time" office:time-value="PT15H04M00S" calcext:value-type="time">
            <text:p>15:04</text:p>
          </table:table-cell>
          <table:table-cell table:formula="of:=[.G29]-[.F29]" office:value-type="time" office:time-value="-PT167H01M00S" calcext:value-type="time">
            <text:p>00:59</text:p>
          </table:table-cell>
          <table:table-cell table:formula="of:=HOUR([.H29])*60+MINUTE([.H29])"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1651445250437" calcext:value-type="float">
            <text:p>6.31651445250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6.324" calcext:value-type="float">
            <text:p>56.3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7M00S" calcext:value-type="time">
            <text:p>16:07</text:p>
          </table:table-cell>
          <table:table-cell table:formula="of:=[.G30]-[.F30]" office:value-type="time" office:time-value="PT00H32M00S" calcext:value-type="time">
            <text:p>00:32</text:p>
          </table:table-cell>
          <table:table-cell table:formula="of:=HOUR([.H30])*60+MINUTE([.H30])"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7799024749724" calcext:value-type="float">
            <text:p>3.377990247497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4M00S" calcext:value-type="time">
            <text:p>16:44</text:p>
          </table:table-cell>
          <table:table-cell table:formula="of:=[.G31]-[.F31]" office:value-type="time" office:time-value="PT01H09M00S" calcext:value-type="time">
            <text:p>01:09</text:p>
          </table:table-cell>
          <table:table-cell table:formula="of:=HOUR([.H31])*60+MINUTE([.H31])"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9101117268932" calcext:value-type="float">
            <text:p>6.591011172689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0.87664" calcext:value-type="float">
            <text:p>30.876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0M00S" calcext:value-type="time">
            <text:p>17:40</text:p>
          </table:table-cell>
          <table:table-cell table:formula="of:=[.G32]-[.F32]" office:value-type="time" office:time-value="PT00H35M00S" calcext:value-type="time">
            <text:p>00:35</text:p>
          </table:table-cell>
          <table:table-cell table:formula="of:=HOUR([.H32])*60+MINUTE([.H32])" office:value-type="float" office:value="35" calcext:value-type="float">
            <text:p>3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2317888121569" calcext:value-type="float">
            <text:p>1.52317888121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3M00S" calcext:value-type="time">
            <text:p>17:43</text:p>
          </table:table-cell>
          <table:table-cell table:formula="of:=[.G33]-[.F33]" office:value-type="time" office:time-value="PT00H38M00S" calcext:value-type="time">
            <text:p>00:38</text:p>
          </table:table-cell>
          <table:table-cell table:formula="of:=HOUR([.H33])*60+MINUTE([.H33])"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3127044358077" calcext:value-type="float">
            <text:p>4.231270443580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3M00S" calcext:value-type="time">
            <text:p>13:13</text:p>
          </table:table-cell>
          <table:table-cell table:formula="of:=[.G34]-[.F34]" office:value-type="time" office:time-value="PT00H43M00S" calcext:value-type="time">
            <text:p>00:43</text:p>
          </table:table-cell>
          <table:table-cell table:formula="of:=HOUR([.H34])*60+MINUTE([.H34])"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75987357619816" calcext:value-type="float">
            <text:p>4.759873576198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1.84464" calcext:value-type="float">
            <text:p>91.8446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5M00S" calcext:value-type="time">
            <text:p>13:25</text:p>
          </table:table-cell>
          <table:table-cell table:formula="of:=[.G35]-[.F35]" office:value-type="time" office:time-value="PT00H55M00S" calcext:value-type="time">
            <text:p>00:55</text:p>
          </table:table-cell>
          <table:table-cell table:formula="of:=HOUR([.H35])*60+MINUTE([.H35])"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07698842517" calcext:value-type="float">
            <text:p>10.01076988425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10.56704" calcext:value-type="float">
            <text:p>110.5670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5M00S" calcext:value-type="time">
            <text:p>13:55</text:p>
          </table:table-cell>
          <table:table-cell table:formula="of:=[.G36]-[.F36]" office:value-type="time" office:time-value="PT01H25M00S" calcext:value-type="time">
            <text:p>01:25</text:p>
          </table:table-cell>
          <table:table-cell table:formula="of:=HOUR([.H36])*60+MINUTE([.H36])"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74474530374703" calcext:value-type="float">
            <text:p>5.744745303747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.04784" calcext:value-type="float">
            <text:p>43.04784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1M00S" calcext:value-type="time">
            <text:p>14:31</text:p>
          </table:table-cell>
          <table:table-cell table:formula="of:=[.G37]-[.F37]" office:value-type="time" office:time-value="PT00H31M00S" calcext:value-type="time">
            <text:p>00:31</text:p>
          </table:table-cell>
          <table:table-cell table:formula="of:=HOUR([.H37])*60+MINUTE([.H37])"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2097135178621" calcext:value-type="float">
            <text:p>5.320971351786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38]-[.F38]" office:value-type="time" office:time-value="-PT143H18M00S" calcext:value-type="time">
            <text:p>00:42</text:p>
          </table:table-cell>
          <table:table-cell table:formula="of:=HOUR([.H38])*60+MINUTE([.H38])" office:value-type="float" office:value="42" calcext:value-type="float">
            <text:p>4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0369717675528" calcext:value-type="float">
            <text:p>9.403697176755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7.76192" calcext:value-type="float">
            <text:p>37.761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4M00S" calcext:value-type="time">
            <text:p>16:04</text:p>
          </table:table-cell>
          <table:table-cell table:formula="of:=[.G39]-[.F39]" office:value-type="time" office:time-value="PT00H34M00S" calcext:value-type="time">
            <text:p>00:34</text:p>
          </table:table-cell>
          <table:table-cell table:formula="of:=HOUR([.H39])*60+MINUTE([.H39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2086563208991" calcext:value-type="float">
            <text:p>1.22086563208991</text:p>
          </table:table-cell>
          <table:table-cell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9M00S" calcext:value-type="time">
            <text:p>16:09</text:p>
          </table:table-cell>
          <table:table-cell table:formula="of:=[.G40]-[.F40]" office:value-type="time" office:time-value="PT00H39M00S" calcext:value-type="time">
            <text:p>00:39</text:p>
          </table:table-cell>
          <table:table-cell table:formula="of:=HOUR([.H40])*60+MINUTE([.H40])" office:value-type="float" office:value="39" calcext:value-type="float">
            <text:p>3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8260946083406" calcext:value-type="float">
            <text:p>3.98260946083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6M00S" calcext:value-type="time">
            <text:p>16:16</text:p>
          </table:table-cell>
          <table:table-cell table:formula="of:=[.G41]-[.F41]" office:value-type="time" office:time-value="PT00H46M00S" calcext:value-type="time">
            <text:p>00:46</text:p>
          </table:table-cell>
          <table:table-cell table:formula="of:=HOUR([.H41])*60+MINUTE([.H41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1640261670517" calcext:value-type="float">
            <text:p>6.816402616705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9.60256" calcext:value-type="float">
            <text:p>29.6025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6M00S" calcext:value-type="time">
            <text:p>16:36</text:p>
          </table:table-cell>
          <table:table-cell table:formula="of:=[.G42]-[.F42]" office:value-type="time" office:time-value="PT01H06M00S" calcext:value-type="time">
            <text:p>01:06</text:p>
          </table:table-cell>
          <table:table-cell table:formula="of:=HOUR([.H42])*60+MINUTE([.H42])"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7833361868133" calcext:value-type="float">
            <text:p>1.47833361868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4M00S" calcext:value-type="time">
            <text:p>13:24</text:p>
          </table:table-cell>
          <table:table-cell table:formula="of:=[.G43]-[.F43]" office:value-type="time" office:time-value="PT00H39M00S" calcext:value-type="time">
            <text:p>00:39</text:p>
          </table:table-cell>
          <table:table-cell table:formula="of:=HOUR([.H43])*60+MINUTE([.H43])"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0377905981637" calcext:value-type="float">
            <text:p>5.203779059816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2M00S" calcext:value-type="time">
            <text:p>13:42</text:p>
          </table:table-cell>
          <table:table-cell table:formula="of:=[.G44]-[.F44]" office:value-type="time" office:time-value="PT00H57M00S" calcext:value-type="time">
            <text:p>00:57</text:p>
          </table:table-cell>
          <table:table-cell table:formula="of:=HOUR([.H44])*60+MINUTE([.H44])"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04575162239314" calcext:value-type="float">
            <text:p>4.045751622393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4M00S" calcext:value-type="time">
            <text:p>14:14</text:p>
          </table:table-cell>
          <table:table-cell table:formula="of:=[.G45]-[.F45]" office:value-type="time" office:time-value="PT01H29M00S" calcext:value-type="time">
            <text:p>01:29</text:p>
          </table:table-cell>
          <table:table-cell table:formula="of:=HOUR([.H45])*60+MINUTE([.H45])"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608385889567" calcext:value-type="float">
            <text:p>5.66083858895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0.41024" calcext:value-type="float">
            <text:p>30.410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2M00S" calcext:value-type="time">
            <text:p>15:22</text:p>
          </table:table-cell>
          <table:table-cell table:formula="of:=[.G46]-[.F46]" office:value-type="time" office:time-value="PT01H07M00S" calcext:value-type="time">
            <text:p>01:07</text:p>
          </table:table-cell>
          <table:table-cell table:formula="of:=HOUR([.H46])*60+MINUTE([.H46])" office:value-type="float" office:value="67" calcext:value-type="float">
            <text:p>6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8656404218299" calcext:value-type="float">
            <text:p>2.38656404218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77.1296" calcext:value-type="float">
            <text:p>77.12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8M00S" calcext:value-type="time">
            <text:p>15:28</text:p>
          </table:table-cell>
          <table:table-cell table:formula="of:=[.G47]-[.F47]" office:value-type="time" office:time-value="PT01H13M00S" calcext:value-type="time">
            <text:p>01:13</text:p>
          </table:table-cell>
          <table:table-cell table:formula="of:=HOUR([.H47])*60+MINUTE([.H47])"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18112298360726" calcext:value-type="float">
            <text:p>8.181122983607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36.3192" calcext:value-type="float">
            <text:p>36.31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7M00S" calcext:value-type="time">
            <text:p>16:27</text:p>
          </table:table-cell>
          <table:table-cell table:formula="of:=[.G48]-[.F48]" office:value-type="time" office:time-value="PT02H12M00S" calcext:value-type="time">
            <text:p>02:12</text:p>
          </table:table-cell>
          <table:table-cell table:formula="of:=HOUR([.H48])*60+MINUTE([.H48])"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02079851252549" calcext:value-type="float">
            <text:p>6.020798512525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49M00S" calcext:value-type="time">
            <text:p>16:49</text:p>
          </table:table-cell>
          <table:table-cell table:formula="of:=[.G49]-[.F49]" office:value-type="time" office:time-value="PT01H04M00S" calcext:value-type="time">
            <text:p>01:04</text:p>
          </table:table-cell>
          <table:table-cell table:formula="of:=HOUR([.H49])*60+MINUTE([.H49])"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9049374624234" calcext:value-type="float">
            <text:p>3.19049374624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5M00S" calcext:value-type="time">
            <text:p>16:55</text:p>
          </table:table-cell>
          <table:table-cell table:formula="of:=[.G50]-[.F50]" office:value-type="time" office:time-value="PT01H10M00S" calcext:value-type="time">
            <text:p>01:10</text:p>
          </table:table-cell>
          <table:table-cell table:formula="of:=HOUR([.H50])*60+MINUTE([.H50])"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4252517676276" calcext:value-type="float">
            <text:p>2.24252517676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2M00S" calcext:value-type="time">
            <text:p>17:22</text:p>
          </table:table-cell>
          <table:table-cell table:formula="of:=[.G51]-[.F51]" office:value-type="time" office:time-value="PT00H32M00S" calcext:value-type="time">
            <text:p>00:32</text:p>
          </table:table-cell>
          <table:table-cell table:formula="of:=HOUR([.H51])*60+MINUTE([.H51])"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4863107319899" calcext:value-type="float">
            <text:p>11.48631073198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8H08M00S" calcext:value-type="time">
            <text:p>18:08</text:p>
          </table:table-cell>
          <table:table-cell table:formula="of:=[.G52]-[.F52]" office:value-type="time" office:time-value="PT01H18M00S" calcext:value-type="time">
            <text:p>01:18</text:p>
          </table:table-cell>
          <table:table-cell table:formula="of:=HOUR([.H52])*60+MINUTE([.H52])"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0.822844663446408" calcext:value-type="float">
            <text:p>0.822844663446408</text:p>
          </table:table-cell>
          <table:table-cell/>
        </table:table-row>
        <table:table-row table:style-name="ro1" table:number-rows-repeated="23">
          <table:table-cell table:style-name="Default"/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 table:number-rows-repeated="3">
          <table:table-cell table:style-name="ce27"/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7"/>
          <table:table-cell table:number-columns-repeated="4"/>
          <table:table-cell table:style-name="Default" table:number-columns-repeated="3"/>
          <table:table-cell table:number-columns-repeated="7"/>
        </table:table-row>
      </table:table>
      <table:table table:name="Sheet3" table:style-name="ta1">
        <table:table-column table:style-name="co1" table:default-cell-style-name="ce18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24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00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office:value-type="string" calcext:value-type="string">
            <text:p>Droplet#</text:p>
          </table:table-cell>
          <table:table-cell office:value-type="string" calcext:value-type="string">
            <text:p>Droplet size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Harvest time</text:p>
          </table:table-cell>
          <table:table-cell table:style-name="Default" office:value-type="string" calcext:value-type="string">
            <text:p>Video time</text:p>
          </table:table-cell>
          <table:table-cell table:style-name="Default" office:value-type="string" calcext:value-type="string">
            <text:p>Time (from harvest)</text:p>
          </table:table-cell>
          <table:table-cell office:value-type="string" calcext:value-type="string">
            <text:p>Time in minutes</text:p>
          </table:table-cell>
          <table:table-cell office:value-type="string" calcext:value-type="string">
            <text:p>Bacterial concentration</text:p>
          </table:table-cell>
          <table:table-cell office:value-type="string" calcext:value-type="string">
            <text:p>Imaging pla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mage type</text:p>
          </table:table-cell>
          <table:table-cell office:value-type="string" calcext:value-type="string">
            <text:p>Initial mean velocity (10 s)</text:p>
          </table:table-cell>
          <table:table-cell office:value-type="string" calcext:value-type="string">
            <text:p>Lifetime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3H10M00S" calcext:value-type="time">
            <text:p>13:10</text:p>
          </table:table-cell>
          <table:table-cell table:formula="of:=[.G2]-[.F2]" office:value-type="time" office:time-value="PT00H50M00S" calcext:value-type="time">
            <text:p>00:50</text:p>
          </table:table-cell>
          <table:table-cell table:formula="of:=HOUR([.H2])*60+MINUTE([.H2])"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5815738814877" calcext:value-type="float">
            <text:p>9.3581573881487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36H20M00S" calcext:value-type="time">
            <text:p>12:20</text:p>
          </table:table-cell>
          <table:table-cell office:value-type="time" office:time-value="PT13H26M00S" calcext:value-type="time">
            <text:p>13:26</text:p>
          </table:table-cell>
          <table:table-cell table:formula="of:=[.G3]-[.F3]" office:value-type="time" office:time-value="-PT22H54M00S" calcext:value-type="time">
            <text:p>01:06</text:p>
          </table:table-cell>
          <table:table-cell table:formula="of:=HOUR([.H3])*60+MINUTE([.H3])"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4639903504341" calcext:value-type="float">
            <text:p>9.0463990350434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60H20M00S" calcext:value-type="time">
            <text:p>12:20</text:p>
          </table:table-cell>
          <table:table-cell office:value-type="time" office:time-value="PT13H30M00S" calcext:value-type="time">
            <text:p>13:30</text:p>
          </table:table-cell>
          <table:table-cell table:formula="of:=[.G4]-[.F4]" office:value-type="time" office:time-value="-PT46H50M00S" calcext:value-type="time">
            <text:p>01:10</text:p>
          </table:table-cell>
          <table:table-cell table:formula="of:=HOUR([.H4])*60+MINUTE([.H4])"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34960137626176" calcext:value-type="float">
            <text:p>8.3496013762617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84H20M00S" calcext:value-type="time">
            <text:p>12:20</text:p>
          </table:table-cell>
          <table:table-cell office:value-type="time" office:time-value="PT13H33M00S" calcext:value-type="time">
            <text:p>13:33</text:p>
          </table:table-cell>
          <table:table-cell table:formula="of:=[.G5]-[.F5]" office:value-type="time" office:time-value="-PT70H47M00S" calcext:value-type="time">
            <text:p>01:13</text:p>
          </table:table-cell>
          <table:table-cell table:formula="of:=HOUR([.H5])*60+MINUTE([.H5])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5653918018817" calcext:value-type="float">
            <text:p>10.56539180188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08H20M00S" calcext:value-type="time">
            <text:p>12:20</text:p>
          </table:table-cell>
          <table:table-cell office:value-type="time" office:time-value="PT13H35M00S" calcext:value-type="time">
            <text:p>13:35</text:p>
          </table:table-cell>
          <table:table-cell table:formula="of:=[.G6]-[.F6]" office:value-type="time" office:time-value="-PT94H45M00S" calcext:value-type="time">
            <text:p>01:15</text:p>
          </table:table-cell>
          <table:table-cell table:formula="of:=HOUR([.H6])*60+MINUTE([.H6])"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7638097361159" calcext:value-type="float">
            <text:p>9.76380973611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32H20M00S" calcext:value-type="time">
            <text:p>12:20</text:p>
          </table:table-cell>
          <table:table-cell office:value-type="time" office:time-value="PT13H38M00S" calcext:value-type="time">
            <text:p>13:38</text:p>
          </table:table-cell>
          <table:table-cell table:formula="of:=[.G7]-[.F7]" office:value-type="time" office:time-value="-PT118H42M00S" calcext:value-type="time">
            <text:p>01:18</text:p>
          </table:table-cell>
          <table:table-cell table:formula="of:=HOUR([.H7])*60+MINUTE([.H7])"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0164412999797" calcext:value-type="float">
            <text:p>7.9016441299979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56H20M00S" calcext:value-type="time">
            <text:p>12:20</text:p>
          </table:table-cell>
          <table:table-cell office:value-type="time" office:time-value="PT13H42M00S" calcext:value-type="time">
            <text:p>13:42</text:p>
          </table:table-cell>
          <table:table-cell table:formula="of:=[.G8]-[.F8]" office:value-type="time" office:time-value="-PT142H38M00S" calcext:value-type="time">
            <text:p>01:22</text:p>
          </table:table-cell>
          <table:table-cell table:formula="of:=HOUR([.H8])*60+MINUTE([.H8])"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13550700799572" calcext:value-type="float">
            <text:p>4.1355070079957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180H20M00S" calcext:value-type="time">
            <text:p>12:20</text:p>
          </table:table-cell>
          <table:table-cell office:value-type="time" office:time-value="PT13H45M00S" calcext:value-type="time">
            <text:p>13:45</text:p>
          </table:table-cell>
          <table:table-cell table:formula="of:=[.G9]-[.F9]" office:value-type="time" office:time-value="-PT166H35M00S" calcext:value-type="time">
            <text:p>01:25</text:p>
          </table:table-cell>
          <table:table-cell table:formula="of:=HOUR([.H9])*60+MINUTE([.H9])"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1266149786763" calcext:value-type="float">
            <text:p>2.1126614978676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04H20M00S" calcext:value-type="time">
            <text:p>12:20</text:p>
          </table:table-cell>
          <table:table-cell office:value-type="time" office:time-value="PT13H48M00S" calcext:value-type="time">
            <text:p>13:48</text:p>
          </table:table-cell>
          <table:table-cell table:formula="of:=[.G10]-[.F10]" office:value-type="time" office:time-value="-PT190H32M00S" calcext:value-type="time">
            <text:p>01:28</text:p>
          </table:table-cell>
          <table:table-cell table:formula="of:=HOUR([.H10])*60+MINUTE([.H10])" office:value-type="float" office:value="88" calcext:value-type="float">
            <text:p>8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5581492912475" calcext:value-type="float">
            <text:p>1.0558149291247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28H20M00S" calcext:value-type="time">
            <text:p>12:20</text:p>
          </table:table-cell>
          <table:table-cell office:value-type="time" office:time-value="PT13H50M00S" calcext:value-type="time">
            <text:p>13:50</text:p>
          </table:table-cell>
          <table:table-cell table:formula="of:=[.G11]-[.F11]" office:value-type="time" office:time-value="-PT214H30M00S" calcext:value-type="time">
            <text:p>01:30</text:p>
          </table:table-cell>
          <table:table-cell table:formula="of:=HOUR([.H11])*60+MINUTE([.H11])"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9481801557143" calcext:value-type="float">
            <text:p>0.77948180155714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52H20M00S" calcext:value-type="time">
            <text:p>12:20</text:p>
          </table:table-cell>
          <table:table-cell office:value-type="time" office:time-value="PT13H53M00S" calcext:value-type="time">
            <text:p>13:53</text:p>
          </table:table-cell>
          <table:table-cell table:formula="of:=[.G12]-[.F12]" office:value-type="time" office:time-value="-PT238H27M00S" calcext:value-type="time">
            <text:p>01:33</text:p>
          </table:table-cell>
          <table:table-cell table:formula="of:=HOUR([.H12])*60+MINUTE([.H12])"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45450421430372" calcext:value-type="float">
            <text:p>0.645450421430372</text:p>
          </table:table-cell>
          <table:table-cell/>
          <table:table-cell table:style-name="ce23"/>
          <table:table-cell table:number-columns-repeated="1008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formula="of:=569*0.16" office:value-type="float" office:value="91.04" calcext:value-type="float">
            <text:p>91.04</text:p>
          </table:table-cell>
          <table:table-cell office:value-type="float" office:value="1" calcext:value-type="float">
            <text:p>1</text:p>
          </table:table-cell>
          <table:table-cell office:value-type="time" office:time-value="PT276H20M00S" calcext:value-type="time">
            <text:p>12:20</text:p>
          </table:table-cell>
          <table:table-cell office:value-type="time" office:time-value="PT14H04M00S" calcext:value-type="time">
            <text:p>14:04</text:p>
          </table:table-cell>
          <table:table-cell table:formula="of:=[.G13]-[.F13]" office:value-type="time" office:time-value="-PT262H16M00S" calcext:value-type="time">
            <text:p>01:44</text:p>
          </table:table-cell>
          <table:table-cell table:formula="of:=HOUR([.H13])*60+MINUTE([.H13])"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18427302283042" calcext:value-type="float">
            <text:p>0.518427302283042</text:p>
          </table:table-cell>
          <table:table-cell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433*0.16" office:value-type="float" office:value="69.28" calcext:value-type="float">
            <text:p>69.28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time" office:time-value="PT13H50M00S" calcext:value-type="time">
            <text:p>13:50</text:p>
          </table:table-cell>
          <table:table-cell table:style-name="ce25" office:value-type="time" office:time-value="PT14H34M00S" calcext:value-type="time">
            <text:p>14:34</text:p>
          </table:table-cell>
          <table:table-cell table:style-name="ce25" table:formula="of:=[.G14]-[.F14]" office:value-type="time" office:time-value="PT00H44M00S" calcext:value-type="time">
            <text:p>00:44</text:p>
          </table:table-cell>
          <table:table-cell table:style-name="ce21" table:formula="of:=HOUR([.H14])*60+MINUTE([.H14])" office:value-type="float" office:value="44" calcext:value-type="float">
            <text:p>44</text:p>
          </table:table-cell>
          <table:table-cell table:style-name="ce21" office:value-type="float" office:value="171" calcext:value-type="float">
            <text:p>171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0.898977343681521" calcext:value-type="float">
            <text:p>0.898977343681521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555*0.16" office:value-type="float" office:value="88.8" calcext:value-type="float">
            <text:p>88.8</text:p>
          </table:table-cell>
          <table:table-cell table:style-name="ce21" office:value-type="float" office:value="2.1" calcext:value-type="float">
            <text:p>2.1</text:p>
          </table:table-cell>
          <table:table-cell table:style-name="ce25" office:value-type="time" office:time-value="PT37H50M00S" calcext:value-type="time">
            <text:p>13:50</text:p>
          </table:table-cell>
          <table:table-cell table:style-name="ce25" office:value-type="time" office:time-value="PT14H56M00S" calcext:value-type="time">
            <text:p>14:56</text:p>
          </table:table-cell>
          <table:table-cell table:style-name="ce25" table:formula="of:=[.G15]-[.F15]" office:value-type="time" office:time-value="-PT22H54M00S" calcext:value-type="time">
            <text:p>01:06</text:p>
          </table:table-cell>
          <table:table-cell table:style-name="ce21" table:formula="of:=HOUR([.H15])*60+MINUTE([.H15])" office:value-type="float" office:value="66" calcext:value-type="float">
            <text:p>66</text:p>
          </table:table-cell>
          <table:table-cell table:style-name="ce21" office:value-type="float" office:value="171" calcext:value-type="float">
            <text:p>171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1.06526581904694" calcext:value-type="float">
            <text:p>1.06526581904694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253*0.16" office:value-type="float" office:value="40.48" calcext:value-type="float">
            <text:p>40.48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15H20M00S" calcext:value-type="time">
            <text:p>15:20</text:p>
          </table:table-cell>
          <table:table-cell table:style-name="ce25" office:value-type="time" office:time-value="PT15H54M00S" calcext:value-type="time">
            <text:p>15:54</text:p>
          </table:table-cell>
          <table:table-cell table:style-name="ce25" table:formula="of:=[.G16]-[.F16]" office:value-type="time" office:time-value="PT00H34M00S" calcext:value-type="time">
            <text:p>00:34</text:p>
          </table:table-cell>
          <table:table-cell table:style-name="ce21" table:formula="of:=HOUR([.H16])*60+MINUTE([.H16])" office:value-type="float" office:value="34" calcext:value-type="float">
            <text:p>34</text:p>
          </table:table-cell>
          <table:table-cell table:style-name="ce21" office:value-type="float" office:value="167" calcext:value-type="float">
            <text:p>167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1.25089795421795" calcext:value-type="float">
            <text:p>1.25089795421795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391*0.16" office:value-type="float" office:value="62.56" calcext:value-type="float">
            <text:p>62.56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39H20M00S" calcext:value-type="time">
            <text:p>15:20</text:p>
          </table:table-cell>
          <table:table-cell table:style-name="ce25" office:value-type="time" office:time-value="PT15H58M00S" calcext:value-type="time">
            <text:p>15:58</text:p>
          </table:table-cell>
          <table:table-cell table:style-name="ce25" table:formula="of:=[.G17]-[.F17]" office:value-type="time" office:time-value="-PT23H22M00S" calcext:value-type="time">
            <text:p>00:38</text:p>
          </table:table-cell>
          <table:table-cell table:style-name="ce21" table:formula="of:=HOUR([.H17])*60+MINUTE([.H17])" office:value-type="float" office:value="38" calcext:value-type="float">
            <text:p>38</text:p>
          </table:table-cell>
          <table:table-cell table:style-name="ce21" office:value-type="float" office:value="167" calcext:value-type="float">
            <text:p>167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0.978034774538508" calcext:value-type="float">
            <text:p>0.978034774538508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595*0.16" office:value-type="float" office:value="95.2" calcext:value-type="float">
            <text:p>95.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63H20M00S" calcext:value-type="time">
            <text:p>15:20</text:p>
          </table:table-cell>
          <table:table-cell table:style-name="ce25" office:value-type="time" office:time-value="PT16H03M00S" calcext:value-type="time">
            <text:p>16:03</text:p>
          </table:table-cell>
          <table:table-cell table:style-name="ce25" table:formula="of:=[.G18]-[.F18]" office:value-type="time" office:time-value="-PT47H17M00S" calcext:value-type="time">
            <text:p>00:43</text:p>
          </table:table-cell>
          <table:table-cell table:style-name="ce21" table:formula="of:=HOUR([.H18])*60+MINUTE([.H18])" office:value-type="float" office:value="43" calcext:value-type="float">
            <text:p>43</text:p>
          </table:table-cell>
          <table:table-cell table:style-name="ce21" office:value-type="float" office:value="167" calcext:value-type="float">
            <text:p>167</text:p>
          </table:table-cell>
          <table:table-cell table:style-name="ce21" office:value-type="string" calcext:value-type="string">
            <text:p>xy</text:p>
          </table:table-cell>
          <table:table-cell table:style-name="ce21" office:value-type="string" calcext:value-type="string">
            <text:p>no serine</text:p>
          </table:table-cell>
          <table:table-cell table:style-name="ce21" office:value-type="string" calcext:value-type="string">
            <text:p>bf</text:p>
          </table:table-cell>
          <table:table-cell office:value-type="float" office:value="1.67296776934478" calcext:value-type="float">
            <text:p>1.67296776934478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17H08M00S" calcext:value-type="time">
            <text:p>17:08</text:p>
          </table:table-cell>
          <table:table-cell table:formula="of:=[.G19]-[.F19]" office:value-type="time" office:time-value="PT00H33M00S" calcext:value-type="time">
            <text:p>00:33</text:p>
          </table:table-cell>
          <table:table-cell table:formula="of:=HOUR([.H19])*60+MINUTE([.H19])"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2910683979311" calcext:value-type="float">
            <text:p>4.3291068397931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40H35M00S" calcext:value-type="time">
            <text:p>16:35</text:p>
          </table:table-cell>
          <table:table-cell office:value-type="time" office:time-value="PT17H19M00S" calcext:value-type="time">
            <text:p>17:19</text:p>
          </table:table-cell>
          <table:table-cell table:formula="of:=[.G20]-[.F20]" office:value-type="time" office:time-value="-PT23H16M00S" calcext:value-type="time">
            <text:p>00:44</text:p>
          </table:table-cell>
          <table:table-cell table:formula="of:=HOUR([.H20])*60+MINUTE([.H20])"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471658650039" calcext:value-type="float">
            <text:p>8.947165865003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7" calcext:value-type="date">
            <text:p>01/17/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384*0.16" office:value-type="float" office:value="61.44" calcext:value-type="float">
            <text:p>61.44</text:p>
          </table:table-cell>
          <table:table-cell office:value-type="float" office:value="4" calcext:value-type="float">
            <text:p>4</text:p>
          </table:table-cell>
          <table:table-cell office:value-type="time" office:time-value="PT64H35M00S" calcext:value-type="time">
            <text:p>16:35</text:p>
          </table:table-cell>
          <table:table-cell office:value-type="time" office:time-value="PT17H30M00S" calcext:value-type="time">
            <text:p>17:30</text:p>
          </table:table-cell>
          <table:table-cell table:formula="of:=[.G21]-[.F21]" office:value-type="time" office:time-value="-PT47H05M00S" calcext:value-type="time">
            <text:p>00:55</text:p>
          </table:table-cell>
          <table:table-cell table:formula="of:=HOUR([.H21])*60+MINUTE([.H21])"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97222452081649" calcext:value-type="float">
            <text:p>8.97222452081649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05M00S" calcext:value-type="time">
            <text:p>13:05</text:p>
          </table:table-cell>
          <table:table-cell table:formula="of:=[.G22]-[.F22]" office:value-type="time" office:time-value="PT00H35M00S" calcext:value-type="time">
            <text:p>00:35</text:p>
          </table:table-cell>
          <table:table-cell table:formula="of:=HOUR([.H22])*60+MINUTE([.H22])"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7511463777465" calcext:value-type="float">
            <text:p>10.751146377746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36H30M00S" calcext:value-type="time">
            <text:p>12:30</text:p>
          </table:table-cell>
          <table:table-cell office:value-type="time" office:time-value="PT13H10M00S" calcext:value-type="time">
            <text:p>13:10</text:p>
          </table:table-cell>
          <table:table-cell table:formula="of:=[.G23]-[.F23]" office:value-type="time" office:time-value="-PT23H20M00S" calcext:value-type="time">
            <text:p>00:40</text:p>
          </table:table-cell>
          <table:table-cell table:formula="of:=HOUR([.H23])*60+MINUTE([.H23])"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3536246476271" calcext:value-type="float">
            <text:p>10.353624647627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60H30M00S" calcext:value-type="time">
            <text:p>12:30</text:p>
          </table:table-cell>
          <table:table-cell office:value-type="time" office:time-value="PT13H16M00S" calcext:value-type="time">
            <text:p>13:16</text:p>
          </table:table-cell>
          <table:table-cell table:formula="of:=[.G24]-[.F24]" office:value-type="time" office:time-value="-PT47H14M00S" calcext:value-type="time">
            <text:p>00:46</text:p>
          </table:table-cell>
          <table:table-cell table:formula="of:=HOUR([.H24])*60+MINUTE([.H24])"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0564743628713" calcext:value-type="float">
            <text:p>9.0056474362871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formula="of:=342*0.16"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office:value-type="time" office:time-value="PT84H30M00S" calcext:value-type="time">
            <text:p>12:30</text:p>
          </table:table-cell>
          <table:table-cell office:value-type="time" office:time-value="PT13H22M00S" calcext:value-type="time">
            <text:p>13:22</text:p>
          </table:table-cell>
          <table:table-cell table:formula="of:=[.G25]-[.F25]" office:value-type="time" office:time-value="-PT71H08M00S" calcext:value-type="time">
            <text:p>00:52</text:p>
          </table:table-cell>
          <table:table-cell table:formula="of:=HOUR([.H25])*60+MINUTE([.H25])"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31300033998434" calcext:value-type="float">
            <text:p>4.3130003399843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342*0.16" office:value-type="float" office:value="54.72" calcext:value-type="float">
            <text:p>54.72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time" office:time-value="PT108H30M00S" calcext:value-type="time">
            <text:p>12:30</text:p>
          </table:table-cell>
          <table:table-cell table:style-name="ce25" office:value-type="time" office:time-value="PT13H30M00S" calcext:value-type="time">
            <text:p>13:30</text:p>
          </table:table-cell>
          <table:table-cell table:style-name="ce25" table:formula="of:=[.G26]-[.F26]" office:value-type="time" office:time-value="-PT95H00M00S" calcext:value-type="time">
            <text:p>01:00</text:p>
          </table:table-cell>
          <table:table-cell table:style-name="ce21" table:formula="of:=HOUR([.H26])*60+MINUTE([.H26])" office:value-type="float" office:value="60" calcext:value-type="float">
            <text:p>60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string" calcext:value-type="string">
            <text:p>xy</text:p>
          </table:table-cell>
          <table:table-cell table:style-name="ce21"/>
          <table:table-cell table:style-name="ce21"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48M00S" calcext:value-type="time">
            <text:p>13:48</text:p>
          </table:table-cell>
          <table:table-cell table:formula="of:=[.G27]-[.F27]" office:value-type="time" office:time-value="-PT118H42M00S" calcext:value-type="time">
            <text:p>01:18</text:p>
          </table:table-cell>
          <table:table-cell table:formula="of:=HOUR([.H27])*60+MINUTE([.H27])"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12129743375877" calcext:value-type="float">
            <text:p>7.1212974337587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54M00S" calcext:value-type="time">
            <text:p>13:54</text:p>
          </table:table-cell>
          <table:table-cell table:formula="of:=[.G28]-[.F28]" office:value-type="time" office:time-value="-PT142H36M00S" calcext:value-type="time">
            <text:p>01:24</text:p>
          </table:table-cell>
          <table:table-cell table:formula="of:=HOUR([.H28])*60+MINUTE([.H28])"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7.56602692862598" calcext:value-type="float">
            <text:p>7.5660269286259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29]-[.F29]" office:value-type="time" office:time-value="-PT166H31M00S" calcext:value-type="time">
            <text:p>01:29</text:p>
          </table:table-cell>
          <table:table-cell table:formula="of:=HOUR([.H29])*60+MINUTE([.H29])"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10414151586017" calcext:value-type="float">
            <text:p>4.104141515860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formula="of:=310*0.16" office:value-type="float" office:value="49.6" calcext:value-type="float">
            <text:p>49.6</text:p>
          </table:table-cell>
          <table:table-cell office:value-type="float" office:value="1.1" calcext:value-type="float">
            <text:p>1.1</text:p>
          </table:table-cell>
          <table:table-cell office:value-type="time" office:time-value="PT204H30M00S" calcext:value-type="time">
            <text:p>12:30</text:p>
          </table:table-cell>
          <table:table-cell office:value-type="time" office:time-value="PT14H03M00S" calcext:value-type="time">
            <text:p>14:03</text:p>
          </table:table-cell>
          <table:table-cell table:formula="of:=[.G30]-[.F30]" office:value-type="time" office:time-value="-PT190H27M00S" calcext:value-type="time">
            <text:p>01:33</text:p>
          </table:table-cell>
          <table:table-cell table:formula="of:=HOUR([.H30])*60+MINUTE([.H30])"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444074387607211" calcext:value-type="float">
            <text:p>0.444074387607211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4M00S" calcext:value-type="time">
            <text:p>14:34</text:p>
          </table:table-cell>
          <table:table-cell table:style-name="ce26" table:formula="of:=[.G31]-[.F31]" office:value-type="time" office:time-value="PT00H34M00S" calcext:value-type="time">
            <text:p>00:34</text:p>
          </table:table-cell>
          <table:table-cell table:style-name="ce22" table:formula="of:=HOUR([.H31])*60+MINUTE([.H31])" office:value-type="float" office:value="34" calcext:value-type="float">
            <text:p>34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9.09984188483415" calcext:value-type="float">
            <text:p>9.09984188483415</text:p>
          </table:table-cell>
          <table:table-cell table:style-name="ce22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38H00M00S" calcext:value-type="time">
            <text:p>14:00</text:p>
          </table:table-cell>
          <table:table-cell table:style-name="ce26" office:value-type="time" office:time-value="PT14H38M00S" calcext:value-type="time">
            <text:p>14:38</text:p>
          </table:table-cell>
          <table:table-cell table:style-name="ce26" table:formula="of:=[.G32]-[.F32]" office:value-type="time" office:time-value="-PT23H22M00S" calcext:value-type="time">
            <text:p>00:38</text:p>
          </table:table-cell>
          <table:table-cell table:style-name="ce22" table:formula="of:=HOUR([.H32])*60+MINUTE([.H32])" office:value-type="float" office:value="38" calcext:value-type="float">
            <text:p>38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7.70211185842885" calcext:value-type="float">
            <text:p>7.70211185842885</text:p>
          </table:table-cell>
          <table:table-cell table:style-name="ce22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62H00M00S" calcext:value-type="time">
            <text:p>14:00</text:p>
          </table:table-cell>
          <table:table-cell table:style-name="ce26" office:value-type="time" office:time-value="PT14H39M00S" calcext:value-type="time">
            <text:p>14:39</text:p>
          </table:table-cell>
          <table:table-cell table:style-name="ce26" table:formula="of:=[.G33]-[.F33]" office:value-type="time" office:time-value="-PT47H21M00S" calcext:value-type="time">
            <text:p>00:39</text:p>
          </table:table-cell>
          <table:table-cell table:style-name="ce22" table:formula="of:=HOUR([.H33])*60+MINUTE([.H33])" office:value-type="float" office:value="39" calcext:value-type="float">
            <text:p>39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7.18474956581036" calcext:value-type="float">
            <text:p>7.18474956581036</text:p>
          </table:table-cell>
          <table:table-cell table:style-name="ce22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86H00M00S" calcext:value-type="time">
            <text:p>14:00</text:p>
          </table:table-cell>
          <table:table-cell table:style-name="ce26" office:value-type="time" office:time-value="PT14H42M00S" calcext:value-type="time">
            <text:p>14:42</text:p>
          </table:table-cell>
          <table:table-cell table:style-name="ce26" table:formula="of:=[.G34]-[.F34]" office:value-type="time" office:time-value="-PT71H18M00S" calcext:value-type="time">
            <text:p>00:42</text:p>
          </table:table-cell>
          <table:table-cell table:style-name="ce22" table:formula="of:=HOUR([.H34])*60+MINUTE([.H34])" office:value-type="float" office:value="42" calcext:value-type="float">
            <text:p>42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6.83700468340142" calcext:value-type="float">
            <text:p>6.83700468340142</text:p>
          </table:table-cell>
          <table:table-cell table:style-name="ce22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110H00M00S" calcext:value-type="time">
            <text:p>14:00</text:p>
          </table:table-cell>
          <table:table-cell table:style-name="ce26" office:value-type="time" office:time-value="PT14H45M00S" calcext:value-type="time">
            <text:p>14:45</text:p>
          </table:table-cell>
          <table:table-cell table:style-name="ce26" table:formula="of:=[.G35]-[.F35]" office:value-type="time" office:time-value="-PT95H15M00S" calcext:value-type="time">
            <text:p>00:45</text:p>
          </table:table-cell>
          <table:table-cell table:style-name="ce22" table:formula="of:=HOUR([.H35])*60+MINUTE([.H35])" office:value-type="float" office:value="45" calcext:value-type="float">
            <text:p>45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0.2658213594313" calcext:value-type="float">
            <text:p>10.2658213594313</text:p>
          </table:table-cell>
          <table:table-cell table:style-name="ce22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585*0.16" office:value-type="float" office:value="93.6" calcext:value-type="float">
            <text:p>93.6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time" office:time-value="PT134H00M00S" calcext:value-type="time">
            <text:p>14:00</text:p>
          </table:table-cell>
          <table:table-cell table:style-name="ce26" office:value-type="time" office:time-value="PT14H49M00S" calcext:value-type="time">
            <text:p>14:49</text:p>
          </table:table-cell>
          <table:table-cell table:style-name="ce26" table:formula="of:=[.G36]-[.F36]" office:value-type="time" office:time-value="-PT119H11M00S" calcext:value-type="time">
            <text:p>00:49</text:p>
          </table:table-cell>
          <table:table-cell table:style-name="ce22" table:formula="of:=HOUR([.H36])*60+MINUTE([.H36])" office:value-type="float" office:value="49" calcext:value-type="float">
            <text:p>49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5.47357414217725" calcext:value-type="float">
            <text:p>5.47357414217725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530*0.16" office:value-type="float" office:value="84.8" calcext:value-type="float">
            <text:p>84.8</text:p>
          </table:table-cell>
          <table:table-cell table:style-name="ce22" office:value-type="float" office:value="2.1" calcext:value-type="float">
            <text:p>2.1</text:p>
          </table:table-cell>
          <table:table-cell table:style-name="ce26" office:value-type="time" office:time-value="PT158H00M00S" calcext:value-type="time">
            <text:p>14:00</text:p>
          </table:table-cell>
          <table:table-cell table:style-name="ce26" office:value-type="time" office:time-value="PT15H08M00S" calcext:value-type="time">
            <text:p>15:08</text:p>
          </table:table-cell>
          <table:table-cell table:style-name="ce26" table:formula="of:=[.G37]-[.F37]" office:value-type="time" office:time-value="-PT142H52M00S" calcext:value-type="time">
            <text:p>01:08</text:p>
          </table:table-cell>
          <table:table-cell table:style-name="ce22" table:formula="of:=HOUR([.H37])*60+MINUTE([.H37])" office:value-type="float" office:value="68" calcext:value-type="float">
            <text:p>68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8.83998542549144" calcext:value-type="float">
            <text:p>8.83998542549144</text:p>
          </table:table-cell>
          <table:table-cell table:style-name="ce22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530*0.16" office:value-type="float" office:value="84.8" calcext:value-type="float">
            <text:p>84.8</text:p>
          </table:table-cell>
          <table:table-cell table:style-name="ce22" office:value-type="float" office:value="2.1" calcext:value-type="float">
            <text:p>2.1</text:p>
          </table:table-cell>
          <table:table-cell table:style-name="ce26" office:value-type="time" office:time-value="PT182H00M00S" calcext:value-type="time">
            <text:p>14:00</text:p>
          </table:table-cell>
          <table:table-cell table:style-name="ce26" office:value-type="time" office:time-value="PT15H11M00S" calcext:value-type="time">
            <text:p>15:11</text:p>
          </table:table-cell>
          <table:table-cell table:style-name="ce26" table:formula="of:=[.G38]-[.F38]" office:value-type="time" office:time-value="-PT166H49M00S" calcext:value-type="time">
            <text:p>01:11</text:p>
          </table:table-cell>
          <table:table-cell table:style-name="ce22" table:formula="of:=HOUR([.H38])*60+MINUTE([.H38])" office:value-type="float" office:value="71" calcext:value-type="float">
            <text:p>71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8.52098501329582" calcext:value-type="float">
            <text:p>8.52098501329582</text:p>
          </table:table-cell>
          <table:table-cell table:style-name="ce22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530*0.16" office:value-type="float" office:value="84.8" calcext:value-type="float">
            <text:p>84.8</text:p>
          </table:table-cell>
          <table:table-cell table:style-name="ce22" office:value-type="float" office:value="2.1" calcext:value-type="float">
            <text:p>2.1</text:p>
          </table:table-cell>
          <table:table-cell table:style-name="ce26" office:value-type="time" office:time-value="PT206H00M00S" calcext:value-type="time">
            <text:p>14:00</text:p>
          </table:table-cell>
          <table:table-cell table:style-name="ce26" office:value-type="time" office:time-value="PT15H15M00S" calcext:value-type="time">
            <text:p>15:15</text:p>
          </table:table-cell>
          <table:table-cell table:style-name="ce26" table:formula="of:=[.G39]-[.F39]" office:value-type="time" office:time-value="-PT190H45M00S" calcext:value-type="time">
            <text:p>01:15</text:p>
          </table:table-cell>
          <table:table-cell table:style-name="ce22" table:formula="of:=HOUR([.H39])*60+MINUTE([.H39])" office:value-type="float" office:value="75" calcext:value-type="float">
            <text:p>75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5.06378082451813" calcext:value-type="float">
            <text:p>5.06378082451813</text:p>
          </table:table-cell>
          <table:table-cell table:style-name="ce22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530*0.16" office:value-type="float" office:value="84.8" calcext:value-type="float">
            <text:p>84.8</text:p>
          </table:table-cell>
          <table:table-cell table:style-name="ce22" office:value-type="float" office:value="2.1" calcext:value-type="float">
            <text:p>2.1</text:p>
          </table:table-cell>
          <table:table-cell table:style-name="ce26" office:value-type="time" office:time-value="PT230H00M00S" calcext:value-type="time">
            <text:p>14:00</text:p>
          </table:table-cell>
          <table:table-cell table:style-name="ce26" office:value-type="time" office:time-value="PT15H19M00S" calcext:value-type="time">
            <text:p>15:19</text:p>
          </table:table-cell>
          <table:table-cell table:style-name="ce26" table:formula="of:=[.G40]-[.F40]" office:value-type="time" office:time-value="-PT214H41M00S" calcext:value-type="time">
            <text:p>01:19</text:p>
          </table:table-cell>
          <table:table-cell table:style-name="ce22" table:formula="of:=HOUR([.H40])*60+MINUTE([.H40])" office:value-type="float" office:value="79" calcext:value-type="float">
            <text:p>79</text:p>
          </table:table-cell>
          <table:table-cell table:style-name="ce22" office:value-type="float" office:value="197" calcext:value-type="float">
            <text:p>197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1.0399040780931" calcext:value-type="float">
            <text:p>11.0399040780931</text:p>
          </table:table-cell>
          <table:table-cell table:style-name="ce22"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19" calcext:value-type="float">
            <text:p>19</text:p>
          </table:table-cell>
          <table:table-cell table:style-name="ce23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41]-[.F41]" office:value-type="time" office:time-value="-PT238H38M00S" calcext:value-type="time">
            <text:p>01:22</text:p>
          </table:table-cell>
          <table:table-cell table:formula="of:=HOUR([.H41])*60+MINUTE([.H41])"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6397638758574" calcext:value-type="float">
            <text:p>11.639763875857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5H27M00S" calcext:value-type="time">
            <text:p>15:27</text:p>
          </table:table-cell>
          <table:table-cell table:formula="of:=[.G42]-[.F42]" office:value-type="time" office:time-value="-PT262H33M00S" calcext:value-type="time">
            <text:p>01:27</text:p>
          </table:table-cell>
          <table:table-cell table:formula="of:=HOUR([.H42])*60+MINUTE([.H42])"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5430312962098" calcext:value-type="float">
            <text:p>9.9543031296209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18" calcext:value-type="date">
            <text:p>01/18/22</text:p>
          </table:table-cell>
          <table:table-cell office:value-type="float" office:value="21" calcext:value-type="float">
            <text:p>21</text:p>
          </table:table-cell>
          <table:table-cell table:style-name="ce23" office:value-type="float" office:value="10" calcext:value-type="float">
            <text:p>10</text:p>
          </table:table-cell>
          <table:table-cell table:formula="of:=530*0.16" office:value-type="float" office:value="84.8" calcext:value-type="float">
            <text:p>84.8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5H35M00S" calcext:value-type="time">
            <text:p>15:35</text:p>
          </table:table-cell>
          <table:table-cell table:formula="of:=[.G43]-[.F43]" office:value-type="time" office:time-value="-PT286H25M00S" calcext:value-type="time">
            <text:p>01:35</text:p>
          </table:table-cell>
          <table:table-cell table:formula="of:=HOUR([.H43])*60+MINUTE([.H43])" office:value-type="float" office:value="95" calcext:value-type="float">
            <text:p>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4.63657854205463" calcext:value-type="float">
            <text:p>4.63657854205463</text:p>
          </table:table-cell>
          <table:table-cell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formula="of:=341*0.16" office:value-type="float" office:value="54.56" calcext:value-type="float">
            <text:p>54.56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15H30M00S" calcext:value-type="time">
            <text:p>15:30</text:p>
          </table:table-cell>
          <table:table-cell table:style-name="ce25" office:value-type="time" office:time-value="PT16H13M00S" calcext:value-type="time">
            <text:p>16:13</text:p>
          </table:table-cell>
          <table:table-cell table:style-name="ce25" table:formula="of:=[.G44]-[.F44]" office:value-type="time" office:time-value="PT00H43M00S" calcext:value-type="time">
            <text:p>00:43</text:p>
          </table:table-cell>
          <table:table-cell table:style-name="ce21" table:formula="of:=HOUR([.H44])*60+MINUTE([.H44])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1.7423638424162" calcext:value-type="float">
            <text:p>1.7423638424162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501*0.16" office:value-type="float" office:value="80.16" calcext:value-type="float">
            <text:p>80.16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time" office:time-value="PT39H30M00S" calcext:value-type="time">
            <text:p>15:30</text:p>
          </table:table-cell>
          <table:table-cell table:style-name="ce25" office:value-type="time" office:time-value="PT16H20M00S" calcext:value-type="time">
            <text:p>16:20</text:p>
          </table:table-cell>
          <table:table-cell table:style-name="ce25" table:formula="of:=[.G45]-[.F45]" office:value-type="time" office:time-value="-PT23H10M00S" calcext:value-type="time">
            <text:p>00:50</text:p>
          </table:table-cell>
          <table:table-cell table:style-name="ce21" table:formula="of:=HOUR([.H45])*60+MINUTE([.H45])" office:value-type="float" office:value="50" calcext:value-type="float">
            <text:p>50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3.71126231747997" calcext:value-type="float">
            <text:p>3.71126231747997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324*0.16" office:value-type="float" office:value="51.84" calcext:value-type="float">
            <text:p>51.84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time" office:time-value="PT17H00M00S" calcext:value-type="time">
            <text:p>17:00</text:p>
          </table:table-cell>
          <table:table-cell table:style-name="ce25" office:value-type="time" office:time-value="PT17H55M00S" calcext:value-type="time">
            <text:p>17:55</text:p>
          </table:table-cell>
          <table:table-cell table:style-name="ce25" table:formula="of:=[.G46]-[.F46]" office:value-type="time" office:time-value="PT00H55M00S" calcext:value-type="time">
            <text:p>00:55</text:p>
          </table:table-cell>
          <table:table-cell table:style-name="ce21" table:formula="of:=HOUR([.H46])*60+MINUTE([.H46])" office:value-type="float" office:value="55" calcext:value-type="float">
            <text:p>55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0.953649557792866" calcext:value-type="float">
            <text:p>0.953649557792866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formula="of:=236*0.16" office:value-type="float" office:value="37.76" calcext:value-type="float">
            <text:p>37.76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time" office:time-value="PT41H00M00S" calcext:value-type="time">
            <text:p>17:00</text:p>
          </table:table-cell>
          <table:table-cell table:style-name="ce25" office:value-type="time" office:time-value="PT17H58M00S" calcext:value-type="time">
            <text:p>17:58</text:p>
          </table:table-cell>
          <table:table-cell table:style-name="ce25" table:formula="of:=[.G47]-[.F47]" office:value-type="time" office:time-value="-PT23H02M00S" calcext:value-type="time">
            <text:p>00:58</text:p>
          </table:table-cell>
          <table:table-cell table:style-name="ce21" table:formula="of:=HOUR([.H47])*60+MINUTE([.H47])" office:value-type="float" office:value="58" calcext:value-type="float">
            <text:p>58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0.566987878171794" calcext:value-type="float">
            <text:p>0.566987878171794</text:p>
          </table:table-cell>
          <table:table-cell table:style-name="ce21" table:number-columns-repeated="1010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595*0.16" office:value-type="float" office:value="95.2" calcext:value-type="float">
            <text:p>95.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time" office:time-value="PT65H00M00S" calcext:value-type="time">
            <text:p>17:00</text:p>
          </table:table-cell>
          <table:table-cell table:style-name="ce25" office:value-type="time" office:time-value="PT18H00M00S" calcext:value-type="time">
            <text:p>18:00</text:p>
          </table:table-cell>
          <table:table-cell table:style-name="ce25" table:formula="of:=[.G48]-[.F48]" office:value-type="time" office:time-value="-PT47H00M00S" calcext:value-type="time">
            <text:p>01:00</text:p>
          </table:table-cell>
          <table:table-cell table:style-name="ce21" table:formula="of:=HOUR([.H48])*60+MINUTE([.H48])" office:value-type="float" office:value="60" calcext:value-type="float">
            <text:p>60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office:value-type="string" calcext:value-type="string">
            <text:p>xz</text:p>
          </table:table-cell>
          <table:table-cell table:style-name="ce21" office:value-type="string" calcext:value-type="string">
            <text:p>with percoll</text:p>
          </table:table-cell>
          <table:table-cell table:style-name="ce21" office:value-type="string" calcext:value-type="string">
            <text:p>fl</text:p>
          </table:table-cell>
          <table:table-cell office:value-type="float" office:value="4.51082036741596" calcext:value-type="float">
            <text:p>4.51082036741596</text:p>
          </table:table-cell>
          <table:table-cell table:style-name="ce21"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390*0.16" office:value-type="float" office:value="62.4" calcext:value-type="float">
            <text:p>62.4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9M00S" calcext:value-type="time">
            <text:p>13:09</text:p>
          </table:table-cell>
          <table:table-cell table:style-name="ce26" table:formula="of:=[.G49]-[.F49]" office:value-type="time" office:time-value="PT00H39M00S" calcext:value-type="time">
            <text:p>00:39</text:p>
          </table:table-cell>
          <table:table-cell table:style-name="ce22" table:formula="of:=HOUR([.H49])*60+MINUTE([.H49])" office:value-type="float" office:value="39" calcext:value-type="float">
            <text:p>39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2.7404030788998" calcext:value-type="float">
            <text:p>12.7404030788998</text:p>
          </table:table-cell>
          <table:table-cell table:style-name="ce22"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390*0.16" office:value-type="float" office:value="62.4" calcext:value-type="float">
            <text:p>62.4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time" office:time-value="PT36H30M00S" calcext:value-type="time">
            <text:p>12:30</text:p>
          </table:table-cell>
          <table:table-cell table:style-name="ce26" office:value-type="time" office:time-value="PT13H15M00S" calcext:value-type="time">
            <text:p>13:15</text:p>
          </table:table-cell>
          <table:table-cell table:style-name="ce26" table:formula="of:=[.G50]-[.F50]" office:value-type="time" office:time-value="-PT23H15M00S" calcext:value-type="time">
            <text:p>00:45</text:p>
          </table:table-cell>
          <table:table-cell table:style-name="ce22" table:formula="of:=HOUR([.H50])*60+MINUTE([.H50])" office:value-type="float" office:value="45" calcext:value-type="float">
            <text:p>45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3.446583556342" calcext:value-type="float">
            <text:p>13.446583556342</text:p>
          </table:table-cell>
          <table:table-cell table:style-name="ce22"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390*0.16" office:value-type="float" office:value="62.4" calcext:value-type="float">
            <text:p>62.4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time" office:time-value="PT60H30M00S" calcext:value-type="time">
            <text:p>12:30</text:p>
          </table:table-cell>
          <table:table-cell table:style-name="ce26" office:value-type="time" office:time-value="PT13H20M00S" calcext:value-type="time">
            <text:p>13:20</text:p>
          </table:table-cell>
          <table:table-cell table:style-name="ce26" table:formula="of:=[.G51]-[.F51]" office:value-type="time" office:time-value="-PT47H10M00S" calcext:value-type="time">
            <text:p>00:50</text:p>
          </table:table-cell>
          <table:table-cell table:style-name="ce22" table:formula="of:=HOUR([.H51])*60+MINUTE([.H51])" office:value-type="float" office:value="50" calcext:value-type="float">
            <text:p>50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2.6614999612232" calcext:value-type="float">
            <text:p>12.6614999612232</text:p>
          </table:table-cell>
          <table:table-cell table:style-name="ce22"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390*0.16" office:value-type="float" office:value="62.4" calcext:value-type="float">
            <text:p>62.4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time" office:time-value="PT84H30M00S" calcext:value-type="time">
            <text:p>12:30</text:p>
          </table:table-cell>
          <table:table-cell table:style-name="ce26" office:value-type="time" office:time-value="PT13H25M00S" calcext:value-type="time">
            <text:p>13:25</text:p>
          </table:table-cell>
          <table:table-cell table:style-name="ce26" table:formula="of:=[.G52]-[.F52]" office:value-type="time" office:time-value="-PT71H05M00S" calcext:value-type="time">
            <text:p>00:55</text:p>
          </table:table-cell>
          <table:table-cell table:style-name="ce22" table:formula="of:=HOUR([.H52])*60+MINUTE([.H52])" office:value-type="float" office:value="55" calcext:value-type="float">
            <text:p>55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string" calcext:value-type="string">
            <text:p>xz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10.8576573431442" calcext:value-type="float">
            <text:p>10.8576573431442</text:p>
          </table:table-cell>
          <table:table-cell table:style-name="ce22"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formula="of:=390*0.16" office:value-type="float" office:value="62.4" calcext:value-type="float">
            <text:p>62.4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time" office:time-value="PT108H30M00S" calcext:value-type="time">
            <text:p>12:3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table:formula="of:=[.G53]-[.F53]" office:value-type="time" office:time-value="-PT95H00M00S" calcext:value-type="time">
            <text:p>01:00</text:p>
          </table:table-cell>
          <table:table-cell table:style-name="ce22" table:formula="of:=HOUR([.H53])*60+MINUTE([.H53])" office:value-type="float" office:value="60" calcext:value-type="float">
            <text:p>60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string" calcext:value-type="string">
            <text:p>xy</text:p>
          </table:table-cell>
          <table:table-cell table:style-name="ce22"/>
          <table:table-cell table:style-name="ce22" office:value-type="string" calcext:value-type="string">
            <text:p>fl</text:p>
          </table:table-cell>
          <table:table-cell office:value-type="float" office:value="7.81468982261424" calcext:value-type="float">
            <text:p>7.81468982261424</text:p>
          </table:table-cell>
          <table:table-cell table:style-name="ce22"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3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54]-[.F54]" office:value-type="time" office:time-value="-PT118H51M00S" calcext:value-type="time">
            <text:p>01:09</text:p>
          </table:table-cell>
          <table:table-cell table:formula="of:=HOUR([.H54])*60+MINUTE([.H54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02051250270163" calcext:value-type="float">
            <text:p>5.02051250270163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56H30M00S" calcext:value-type="time">
            <text:p>12:30</text:p>
          </table:table-cell>
          <table:table-cell office:value-type="time" office:time-value="PT13H44M00S" calcext:value-type="time">
            <text:p>13:44</text:p>
          </table:table-cell>
          <table:table-cell table:formula="of:=[.G55]-[.F55]" office:value-type="time" office:time-value="-PT142H46M00S" calcext:value-type="time">
            <text:p>01:14</text:p>
          </table:table-cell>
          <table:table-cell table:formula="of:=HOUR([.H55])*60+MINUTE([.H55])"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56960449773081" calcext:value-type="float">
            <text:p>3.56960449773081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16" calcext:value-type="float">
            <text:p>16</text:p>
          </table:table-cell>
          <table:table-cell table:formula="of:=390*0.16" office:value-type="float" office:value="62.4" calcext:value-type="float">
            <text:p>62.4</text:p>
          </table:table-cell>
          <table:table-cell office:value-type="float" office:value="1" calcext:value-type="float">
            <text:p>1</text:p>
          </table:table-cell>
          <table:table-cell office:value-type="time" office:time-value="PT180H30M00S" calcext:value-type="time">
            <text:p>12:30</text:p>
          </table:table-cell>
          <table:table-cell office:value-type="time" office:time-value="PT13H50M00S" calcext:value-type="time">
            <text:p>13:50</text:p>
          </table:table-cell>
          <table:table-cell table:formula="of:=[.G56]-[.F56]" office:value-type="time" office:time-value="-PT166H40M00S" calcext:value-type="time">
            <text:p>01:20</text:p>
          </table:table-cell>
          <table:table-cell table:formula="of:=HOUR([.H56])*60+MINUTE([.H56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27798702873287" calcext:value-type="float">
            <text:p>2.27798702873287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57]-[.F57]" office:value-type="time" office:time-value="PT00H37M00S" calcext:value-type="time">
            <text:p>00:37</text:p>
          </table:table-cell>
          <table:table-cell table:formula="of:=HOUR([.H57])*60+MINUTE([.H57])"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1702612294472" calcext:value-type="float">
            <text:p>11.1702612294472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58]-[.F58]" office:value-type="time" office:time-value="-PT23H18M00S" calcext:value-type="time">
            <text:p>00:42</text:p>
          </table:table-cell>
          <table:table-cell table:formula="of:=HOUR([.H58])*60+MINUTE([.H58])"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17040612028566" calcext:value-type="float">
            <text:p>5.17040612028566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59]-[.F59]" office:value-type="time" office:time-value="-PT47H12M00S" calcext:value-type="time">
            <text:p>00:48</text:p>
          </table:table-cell>
          <table:table-cell table:formula="of:=HOUR([.H59])*60+MINUTE([.H59])"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2.71439653578079" calcext:value-type="float">
            <text:p>2.71439653578079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11" calcext:value-type="float">
            <text:p>11</text:p>
          </table:table-cell>
          <table:table-cell table:style-name="ce23" office:value-type="float" office:value="17" calcext:value-type="float">
            <text:p>17</text:p>
          </table:table-cell>
          <table:table-cell table:formula="of:=232*0.16" office:value-type="float" office:value="37.12" calcext:value-type="float">
            <text:p>37.12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53M00S" calcext:value-type="time">
            <text:p>14:53</text:p>
          </table:table-cell>
          <table:table-cell table:formula="of:=[.G60]-[.F60]" office:value-type="time" office:time-value="-PT71H07M00S" calcext:value-type="time">
            <text:p>00:53</text:p>
          </table:table-cell>
          <table:table-cell table:formula="of:=HOUR([.H60])*60+MINUTE([.H60])"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792165698925444" calcext:value-type="float">
            <text:p>0.792165698925444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2" calcext:value-type="float">
            <text:p>12</text:p>
          </table:table-cell>
          <table:table-cell table:style-name="ce23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61]-[.F61]" office:value-type="time" office:time-value="-PT94H48M00S" calcext:value-type="time">
            <text:p>01:12</text:p>
          </table:table-cell>
          <table:table-cell table:formula="of:=HOUR([.H61])*60+MINUTE([.H61])"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1.3641921174161" calcext:value-type="float">
            <text:p>11.3641921174161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13" calcext:value-type="float">
            <text:p>13</text:p>
          </table:table-cell>
          <table:table-cell table:style-name="ce23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5H17M00S" calcext:value-type="time">
            <text:p>15:17</text:p>
          </table:table-cell>
          <table:table-cell table:formula="of:=[.G62]-[.F62]" office:value-type="time" office:time-value="-PT118H43M00S" calcext:value-type="time">
            <text:p>01:17</text:p>
          </table:table-cell>
          <table:table-cell table:formula="of:=HOUR([.H62])*60+MINUTE([.H62])"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1085930501602" calcext:value-type="float">
            <text:p>8.11085930501602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14" calcext:value-type="float">
            <text:p>14</text:p>
          </table:table-cell>
          <table:table-cell table:style-name="ce23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63]-[.F63]" office:value-type="time" office:time-value="-PT142H38M00S" calcext:value-type="time">
            <text:p>01:22</text:p>
          </table:table-cell>
          <table:table-cell table:formula="of:=HOUR([.H63])*60+MINUTE([.H63])"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28743800102172" calcext:value-type="float">
            <text:p>5.28743800102172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15" calcext:value-type="float">
            <text:p>15</text:p>
          </table:table-cell>
          <table:table-cell table:style-name="ce23" office:value-type="float" office:value="18" calcext:value-type="float">
            <text:p>18</text:p>
          </table:table-cell>
          <table:table-cell table:formula="of:=282*0.16" office:value-type="float" office:value="45.12" calcext:value-type="float">
            <text:p>45.1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64]-[.F64]" office:value-type="time" office:time-value="-PT166H32M00S" calcext:value-type="time">
            <text:p>01:28</text:p>
          </table:table-cell>
          <table:table-cell table:formula="of:=HOUR([.H64])*60+MINUTE([.H64])"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81205273805799" calcext:value-type="float">
            <text:p>1.81205273805799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6" calcext:value-type="float">
            <text:p>16</text:p>
          </table:table-cell>
          <table:table-cell table:style-name="ce23" office:value-type="float" office:value="19" calcext:value-type="float">
            <text:p>19</text:p>
          </table:table-cell>
          <table:table-cell table:formula="of:=176*0.16" office:value-type="float" office:value="28.16" calcext:value-type="float">
            <text:p>28.16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5H59M00S" calcext:value-type="time">
            <text:p>15:59</text:p>
          </table:table-cell>
          <table:table-cell table:formula="of:=[.G65]-[.F65]" office:value-type="time" office:time-value="PT00H29M00S" calcext:value-type="time">
            <text:p>00:29</text:p>
          </table:table-cell>
          <table:table-cell table:formula="of:=HOUR([.H65])*60+MINUTE([.H65])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1950835997835" calcext:value-type="float">
            <text:p>8.81950835997835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17" calcext:value-type="float">
            <text:p>17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39H30M00S" calcext:value-type="time">
            <text:p>15:30</text:p>
          </table:table-cell>
          <table:table-cell office:value-type="time" office:time-value="PT16H27M00S" calcext:value-type="time">
            <text:p>16:27</text:p>
          </table:table-cell>
          <table:table-cell table:formula="of:=[.G66]-[.F66]" office:value-type="time" office:time-value="-PT23H03M00S" calcext:value-type="time">
            <text:p>00:57</text:p>
          </table:table-cell>
          <table:table-cell table:formula="of:=HOUR([.H66])*60+MINUTE([.H66])"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86824905002278" calcext:value-type="float">
            <text:p>8.86824905002278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63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67]-[.F67]" office:value-type="time" office:time-value="-PT47H00M00S" calcext:value-type="time">
            <text:p>01:00</text:p>
          </table:table-cell>
          <table:table-cell table:formula="of:=HOUR([.H67])*60+MINUTE([.H67])"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94647615032786" calcext:value-type="float">
            <text:p>9.94647615032786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87H30M00S" calcext:value-type="time">
            <text:p>15:30</text:p>
          </table:table-cell>
          <table:table-cell office:value-type="time" office:time-value="PT16H35M00S" calcext:value-type="time">
            <text:p>16:35</text:p>
          </table:table-cell>
          <table:table-cell table:formula="of:=[.G68]-[.F68]" office:value-type="time" office:time-value="-PT70H55M00S" calcext:value-type="time">
            <text:p>01:05</text:p>
          </table:table-cell>
          <table:table-cell table:formula="of:=HOUR([.H68])*60+MINUTE([.H68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1936156413273" calcext:value-type="float">
            <text:p>10.1936156413273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11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69]-[.F69]" office:value-type="time" office:time-value="-PT94H50M00S" calcext:value-type="time">
            <text:p>01:10</text:p>
          </table:table-cell>
          <table:table-cell table:formula="of:=HOUR([.H69])*60+MINUTE([.H69])"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2894409137467" calcext:value-type="float">
            <text:p>10.2894409137467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35H30M00S" calcext:value-type="time">
            <text:p>15:30</text:p>
          </table:table-cell>
          <table:table-cell office:value-type="time" office:time-value="PT16H45M00S" calcext:value-type="time">
            <text:p>16:45</text:p>
          </table:table-cell>
          <table:table-cell table:formula="of:=[.G70]-[.F70]" office:value-type="time" office:time-value="-PT118H45M00S" calcext:value-type="time">
            <text:p>01:15</text:p>
          </table:table-cell>
          <table:table-cell table:formula="of:=HOUR([.H70])*60+MINUTE([.H70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9.08775772154738" calcext:value-type="float">
            <text:p>9.08775772154738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22" calcext:value-type="float">
            <text:p>22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9H30M00S" calcext:value-type="time">
            <text:p>15:30</text:p>
          </table:table-cell>
          <table:table-cell office:value-type="time" office:time-value="PT16H50M00S" calcext:value-type="time">
            <text:p>16:50</text:p>
          </table:table-cell>
          <table:table-cell table:formula="of:=[.G71]-[.F71]" office:value-type="time" office:time-value="-PT142H40M00S" calcext:value-type="time">
            <text:p>01:20</text:p>
          </table:table-cell>
          <table:table-cell table:formula="of:=HOUR([.H71])*60+MINUTE([.H71])"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72229606860765" calcext:value-type="float">
            <text:p>6.72229606860765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23" calcext:value-type="float">
            <text:p>23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83H30M00S" calcext:value-type="time">
            <text:p>15:30</text:p>
          </table:table-cell>
          <table:table-cell office:value-type="time" office:time-value="PT16H55M00S" calcext:value-type="time">
            <text:p>16:55</text:p>
          </table:table-cell>
          <table:table-cell table:formula="of:=[.G72]-[.F72]" office:value-type="time" office:time-value="-PT166H35M00S" calcext:value-type="time">
            <text:p>01:25</text:p>
          </table:table-cell>
          <table:table-cell table:formula="of:=HOUR([.H72])*60+MINUTE([.H72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6.40377482844292" calcext:value-type="float">
            <text:p>6.40377482844292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24" calcext:value-type="float">
            <text:p>24</text:p>
          </table:table-cell>
          <table:table-cell table:style-name="ce23" office:value-type="float" office:value="20" calcext:value-type="float">
            <text:p>20</text:p>
          </table:table-cell>
          <table:table-cell table:formula="of:=700*0.16" office:value-type="float" office:value="112" calcext:value-type="float">
            <text:p>112</text:p>
          </table:table-cell>
          <table:table-cell office:value-type="float" office:value="3.1" calcext:value-type="float">
            <text:p>3.1</text:p>
          </table:table-cell>
          <table:table-cell office:value-type="time" office:time-value="PT207H30M00S" calcext:value-type="time">
            <text:p>15:30</text:p>
          </table:table-cell>
          <table:table-cell office:value-type="time" office:time-value="PT17H00M00S" calcext:value-type="time">
            <text:p>17:00</text:p>
          </table:table-cell>
          <table:table-cell table:formula="of:=[.G73]-[.F73]" office:value-type="time" office:time-value="-PT190H30M00S" calcext:value-type="time">
            <text:p>01:30</text:p>
          </table:table-cell>
          <table:table-cell table:formula="of:=HOUR([.H73])*60+MINUTE([.H73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5.41531099394825" calcext:value-type="float">
            <text:p>5.41531099394825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2-01-19" calcext:value-type="date">
            <text:p>01/19/22</text:p>
          </table:table-cell>
          <table:table-cell office:value-type="float" office:value="25" calcext:value-type="float">
            <text:p>25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5M00S" calcext:value-type="time">
            <text:p>17:35</text:p>
          </table:table-cell>
          <table:table-cell table:formula="of:=[.G74]-[.F74]" office:value-type="time" office:time-value="PT00H35M00S" calcext:value-type="time">
            <text:p>00:35</text:p>
          </table:table-cell>
          <table:table-cell table:formula="of:=HOUR([.H74])*60+MINUTE([.H74])" office:value-type="float" office:value="35" calcext:value-type="float">
            <text:p>3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2.8013236717615" calcext:value-type="float">
            <text:p>12.8013236717615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26" calcext:value-type="float">
            <text:p>26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41H00M00S" calcext:value-type="time">
            <text:p>17:00</text:p>
          </table:table-cell>
          <table:table-cell office:value-type="time" office:time-value="PT17H40M00S" calcext:value-type="time">
            <text:p>17:40</text:p>
          </table:table-cell>
          <table:table-cell table:formula="of:=[.G75]-[.F75]" office:value-type="time" office:time-value="-PT23H20M00S" calcext:value-type="time">
            <text:p>00:40</text:p>
          </table:table-cell>
          <table:table-cell table:formula="of:=HOUR([.H75])*60+MINUTE([.H75])"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0.567842708836" calcext:value-type="float">
            <text:p>10.567842708836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27" calcext:value-type="float">
            <text:p>27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65H00M00S" calcext:value-type="time">
            <text:p>17:00</text:p>
          </table:table-cell>
          <table:table-cell office:value-type="time" office:time-value="PT17H43M00S" calcext:value-type="time">
            <text:p>17:43</text:p>
          </table:table-cell>
          <table:table-cell table:formula="of:=[.G76]-[.F76]" office:value-type="time" office:time-value="-PT47H17M00S" calcext:value-type="time">
            <text:p>00:43</text:p>
          </table:table-cell>
          <table:table-cell table:formula="of:=HOUR([.H76])*60+MINUTE([.H76])"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8.16242013886786" calcext:value-type="float">
            <text:p>8.16242013886786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28" calcext:value-type="float">
            <text:p>28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89H00M00S" calcext:value-type="time">
            <text:p>17:00</text:p>
          </table:table-cell>
          <table:table-cell office:value-type="time" office:time-value="PT17H46M00S" calcext:value-type="time">
            <text:p>17:46</text:p>
          </table:table-cell>
          <table:table-cell table:formula="of:=[.G77]-[.F77]" office:value-type="time" office:time-value="-PT71H14M00S" calcext:value-type="time">
            <text:p>00:46</text:p>
          </table:table-cell>
          <table:table-cell table:formula="of:=HOUR([.H77])*60+MINUTE([.H77])" office:value-type="float" office:value="46" calcext:value-type="float">
            <text:p>4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.62933116826548" calcext:value-type="float">
            <text:p>3.62933116826548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29" calcext:value-type="float">
            <text:p>29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13H00M00S" calcext:value-type="time">
            <text:p>17:00</text:p>
          </table:table-cell>
          <table:table-cell office:value-type="time" office:time-value="PT17H49M00S" calcext:value-type="time">
            <text:p>17:49</text:p>
          </table:table-cell>
          <table:table-cell table:formula="of:=[.G78]-[.F78]" office:value-type="time" office:time-value="-PT95H11M00S" calcext:value-type="time">
            <text:p>00:49</text:p>
          </table:table-cell>
          <table:table-cell table:formula="of:=HOUR([.H78])*60+MINUTE([.H78])"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1.77852849807536" calcext:value-type="float">
            <text:p>1.77852849807536</text:p>
          </table:table-cell>
          <table:table-cell table:number-columns-repeated="1010"/>
        </table:table-row>
        <table:table-row table:style-name="ro1" table:visibility="filter">
          <table:table-cell table:style-name="ce20" office:value-type="date" office:date-value="2022-01-19" calcext:value-type="date">
            <text:p>01/19/22</text:p>
          </table:table-cell>
          <table:table-cell office:value-type="float" office:value="30" calcext:value-type="float">
            <text:p>30</text:p>
          </table:table-cell>
          <table:table-cell table:style-name="ce23" office:value-type="float" office:value="21" calcext:value-type="float">
            <text:p>21</text:p>
          </table:table-cell>
          <table:table-cell table:formula="of:=354*0.16" office:value-type="float" office:value="56.64" calcext:value-type="float">
            <text:p>56.64</text:p>
          </table:table-cell>
          <table:table-cell office:value-type="float" office:value="4" calcext:value-type="float">
            <text:p>4</text:p>
          </table:table-cell>
          <table:table-cell office:value-type="time" office:time-value="PT137H00M00S" calcext:value-type="time">
            <text:p>17:00</text:p>
          </table:table-cell>
          <table:table-cell office:value-type="time" office:time-value="PT17H52M00S" calcext:value-type="time">
            <text:p>17:52</text:p>
          </table:table-cell>
          <table:table-cell table:formula="of:=[.G79]-[.F79]" office:value-type="time" office:time-value="-PT119H08M00S" calcext:value-type="time">
            <text:p>00:52</text:p>
          </table:table-cell>
          <table:table-cell table:formula="of:=HOUR([.H79])*60+MINUTE([.H79])"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0.886385214511992" calcext:value-type="float">
            <text:p>0.88638521451199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2.72256" calcext:value-type="float">
            <text:p>42.7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3H34M00S" calcext:value-type="time">
            <text:p>13:34</text:p>
          </table:table-cell>
          <table:table-cell table:formula="of:=[.G80]-[.F80]" office:value-type="time" office:time-value="PT00H59M00S" calcext:value-type="time">
            <text:p>00:59</text:p>
          </table:table-cell>
          <table:table-cell table:formula="of:=HOUR([.H80])*60+MINUTE([.H80])" office:value-type="float" office:value="59" calcext:value-type="float">
            <text:p>5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07710350657506" calcext:value-type="float">
            <text:p>5.077103506575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36H35M00S" calcext:value-type="time">
            <text:p>12:35</text:p>
          </table:table-cell>
          <table:table-cell office:value-type="time" office:time-value="PT13H40M00S" calcext:value-type="time">
            <text:p>13:40</text:p>
          </table:table-cell>
          <table:table-cell table:formula="of:=[.G81]-[.F81]" office:value-type="time" office:time-value="-PT22H55M00S" calcext:value-type="time">
            <text:p>01:05</text:p>
          </table:table-cell>
          <table:table-cell table:formula="of:=HOUR([.H81])*60+MINUTE([.H81])"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919097919220851" calcext:value-type="float">
            <text:p>0.91909791922085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2.1672" calcext:value-type="float">
            <text:p>52.1672</text:p>
          </table:table-cell>
          <table:table-cell office:value-type="float" office:value="1.1" calcext:value-type="float">
            <text:p>1.1</text:p>
          </table:table-cell>
          <table:table-cell office:value-type="time" office:time-value="PT60H35M00S" calcext:value-type="time">
            <text:p>12:35</text:p>
          </table:table-cell>
          <table:table-cell office:value-type="time" office:time-value="PT13H47M00S" calcext:value-type="time">
            <text:p>13:47</text:p>
          </table:table-cell>
          <table:table-cell table:formula="of:=[.G82]-[.F82]" office:value-type="time" office:time-value="-PT46H48M00S" calcext:value-type="time">
            <text:p>01:12</text:p>
          </table:table-cell>
          <table:table-cell table:formula="of:=HOUR([.H82])*60+MINUTE([.H82])"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04800012177389" calcext:value-type="float">
            <text:p>4.04800012177389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.76304" calcext:value-type="float">
            <text:p>33.76304</text:p>
          </table:table-cell>
          <table:table-cell office:value-type="float" office:value="1.2" calcext:value-type="float">
            <text:p>1.2</text:p>
          </table:table-cell>
          <table:table-cell office:value-type="time" office:time-value="PT84H35M00S" calcext:value-type="time">
            <text:p>12:35</text:p>
          </table:table-cell>
          <table:table-cell office:value-type="time" office:time-value="PT14H00M00S" calcext:value-type="time">
            <text:p>14:00</text:p>
          </table:table-cell>
          <table:table-cell table:formula="of:=[.G83]-[.F83]" office:value-type="time" office:time-value="-PT70H35M00S" calcext:value-type="time">
            <text:p>01:25</text:p>
          </table:table-cell>
          <table:table-cell table:formula="of:=HOUR([.H83])*60+MINUTE([.H83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3069557646836" calcext:value-type="float">
            <text:p>2.2306955764683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.05088" calcext:value-type="float">
            <text:p>31.05088</text:p>
          </table:table-cell>
          <table:table-cell office:value-type="float" office:value="1.2" calcext:value-type="float">
            <text:p>1.2</text:p>
          </table:table-cell>
          <table:table-cell office:value-type="time" office:time-value="PT108H35M00S" calcext:value-type="time">
            <text:p>12:35</text:p>
          </table:table-cell>
          <table:table-cell office:value-type="time" office:time-value="PT14H05M00S" calcext:value-type="time">
            <text:p>14:05</text:p>
          </table:table-cell>
          <table:table-cell table:formula="of:=[.G84]-[.F84]" office:value-type="time" office:time-value="-PT94H30M00S" calcext:value-type="time">
            <text:p>01:30</text:p>
          </table:table-cell>
          <table:table-cell table:formula="of:=HOUR([.H84])*60+MINUTE([.H84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8255908206564" calcext:value-type="float">
            <text:p>1.6825590820656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7.28816" calcext:value-type="float">
            <text:p>37.2881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32H35M00S" calcext:value-type="time">
            <text:p>12:35</text:p>
          </table:table-cell>
          <table:table-cell office:value-type="time" office:time-value="PT14H12M00S" calcext:value-type="time">
            <text:p>14:12</text:p>
          </table:table-cell>
          <table:table-cell table:formula="of:=[.G85]-[.F85]" office:value-type="time" office:time-value="-PT118H23M00S" calcext:value-type="time">
            <text:p>01:37</text:p>
          </table:table-cell>
          <table:table-cell table:formula="of:=HOUR([.H85])*60+MINUTE([.H85])"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5293986434575" calcext:value-type="float">
            <text:p>4.2529398643457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.68176" calcext:value-type="float">
            <text:p>35.68176</text:p>
          </table:table-cell>
          <table:table-cell office:value-type="float" office:value="1.2" calcext:value-type="float">
            <text:p>1.2</text:p>
          </table:table-cell>
          <table:table-cell office:value-type="time" office:time-value="PT156H35M00S" calcext:value-type="time">
            <text:p>12:35</text:p>
          </table:table-cell>
          <table:table-cell office:value-type="time" office:time-value="PT14H18M00S" calcext:value-type="time">
            <text:p>14:18</text:p>
          </table:table-cell>
          <table:table-cell table:formula="of:=[.G86]-[.F86]" office:value-type="time" office:time-value="-PT142H17M00S" calcext:value-type="time">
            <text:p>01:43</text:p>
          </table:table-cell>
          <table:table-cell table:formula="of:=HOUR([.H86])*60+MINUTE([.H86])" office:value-type="float" office:value="103" calcext:value-type="float">
            <text:p>10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99193703609776" calcext:value-type="float">
            <text:p>2.99193703609776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05M00S" calcext:value-type="time">
            <text:p>14:05</text:p>
          </table:table-cell>
          <table:table-cell office:value-type="time" office:time-value="PT14H40M00S" calcext:value-type="time">
            <text:p>14:40</text:p>
          </table:table-cell>
          <table:table-cell table:formula="of:=[.G87]-[.F87]" office:value-type="time" office:time-value="PT00H35M00S" calcext:value-type="time">
            <text:p>00:35</text:p>
          </table:table-cell>
          <table:table-cell table:formula="of:=HOUR([.H87])*60+MINUTE([.H87])" office:value-type="float" office:value="35" calcext:value-type="float">
            <text:p>3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0677427009583" calcext:value-type="float">
            <text:p>6.4067742700958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0.56944" calcext:value-type="float">
            <text:p>50.56944</text:p>
          </table:table-cell>
          <table:table-cell office:value-type="float" office:value="2" calcext:value-type="float">
            <text:p>2</text:p>
          </table:table-cell>
          <table:table-cell office:value-type="time" office:time-value="PT38H05M00S" calcext:value-type="time">
            <text:p>14:05</text:p>
          </table:table-cell>
          <table:table-cell office:value-type="time" office:time-value="PT14H42M00S" calcext:value-type="time">
            <text:p>14:42</text:p>
          </table:table-cell>
          <table:table-cell table:formula="of:=[.G88]-[.F88]" office:value-type="time" office:time-value="-PT23H23M00S" calcext:value-type="time">
            <text:p>00:37</text:p>
          </table:table-cell>
          <table:table-cell table:formula="of:=HOUR([.H88])*60+MINUTE([.H88])"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69533546377505" calcext:value-type="float">
            <text:p>6.6953354637750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8.49024" calcext:value-type="float">
            <text:p>48.49024</text:p>
          </table:table-cell>
          <table:table-cell office:value-type="float" office:value="2" calcext:value-type="float">
            <text:p>2</text:p>
          </table:table-cell>
          <table:table-cell office:value-type="time" office:time-value="PT62H05M00S" calcext:value-type="time">
            <text:p>14:05</text:p>
          </table:table-cell>
          <table:table-cell office:value-type="time" office:time-value="PT14H44M00S" calcext:value-type="time">
            <text:p>14:44</text:p>
          </table:table-cell>
          <table:table-cell table:formula="of:=[.G89]-[.F89]" office:value-type="time" office:time-value="-PT47H21M00S" calcext:value-type="time">
            <text:p>00:39</text:p>
          </table:table-cell>
          <table:table-cell table:formula="of:=HOUR([.H89])*60+MINUTE([.H89])"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9911412720262" calcext:value-type="float">
            <text:p>5.8991141272026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2" calcext:value-type="float">
            <text:p>2</text:p>
          </table:table-cell>
          <table:table-cell office:value-type="time" office:time-value="PT86H05M00S" calcext:value-type="time">
            <text:p>14:05</text:p>
          </table:table-cell>
          <table:table-cell office:value-type="time" office:time-value="PT14H46M00S" calcext:value-type="time">
            <text:p>14:46</text:p>
          </table:table-cell>
          <table:table-cell table:formula="of:=[.G90]-[.F90]" office:value-type="time" office:time-value="-PT71H19M00S" calcext:value-type="time">
            <text:p>00:41</text:p>
          </table:table-cell>
          <table:table-cell table:formula="of:=HOUR([.H90])*60+MINUTE([.H90])" office:value-type="float" office:value="41" calcext:value-type="float">
            <text:p>4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9832557676087" calcext:value-type="float">
            <text:p>4.3983255767608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2" calcext:value-type="float">
            <text:p>2</text:p>
          </table:table-cell>
          <table:table-cell office:value-type="time" office:time-value="PT110H05M00S" calcext:value-type="time">
            <text:p>14:05</text:p>
          </table:table-cell>
          <table:table-cell office:value-type="time" office:time-value="PT14H48M00S" calcext:value-type="time">
            <text:p>14:48</text:p>
          </table:table-cell>
          <table:table-cell table:formula="of:=[.G91]-[.F91]" office:value-type="time" office:time-value="-PT95H17M00S" calcext:value-type="time">
            <text:p>00:43</text:p>
          </table:table-cell>
          <table:table-cell table:formula="of:=HOUR([.H91])*60+MINUTE([.H91])" office:value-type="float" office:value="43" calcext:value-type="float">
            <text:p>4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5669224673332" calcext:value-type="float">
            <text:p>2.2566922467333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5.91024" calcext:value-type="float">
            <text:p>45.91024</text:p>
          </table:table-cell>
          <table:table-cell office:value-type="float" office:value="2" calcext:value-type="float">
            <text:p>2</text:p>
          </table:table-cell>
          <table:table-cell office:value-type="time" office:time-value="PT134H05M00S" calcext:value-type="time">
            <text:p>14:05</text:p>
          </table:table-cell>
          <table:table-cell office:value-type="time" office:time-value="PT14H50M00S" calcext:value-type="time">
            <text:p>14:50</text:p>
          </table:table-cell>
          <table:table-cell table:formula="of:=[.G92]-[.F92]" office:value-type="time" office:time-value="-PT119H15M00S" calcext:value-type="time">
            <text:p>00:45</text:p>
          </table:table-cell>
          <table:table-cell table:formula="of:=HOUR([.H92])*60+MINUTE([.H92])"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678278008246572" calcext:value-type="float">
            <text:p>0.67827800824657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6.08848" calcext:value-type="float">
            <text:p>46.0884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5M00S" calcext:value-type="time">
            <text:p>14:05</text:p>
          </table:table-cell>
          <table:table-cell office:value-type="time" office:time-value="PT14H52M00S" calcext:value-type="time">
            <text:p>14:52</text:p>
          </table:table-cell>
          <table:table-cell table:formula="of:=[.G93]-[.F93]" office:value-type="time" office:time-value="-PT143H13M00S" calcext:value-type="time">
            <text:p>00:47</text:p>
          </table:table-cell>
          <table:table-cell table:formula="of:=HOUR([.H93])*60+MINUTE([.H93])"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4628939966261" calcext:value-type="float">
            <text:p>0.34628939966261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6.39968" calcext:value-type="float">
            <text:p>86.3996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82H05M00S" calcext:value-type="time">
            <text:p>14:05</text:p>
          </table:table-cell>
          <table:table-cell office:value-type="time" office:time-value="PT15H04M00S" calcext:value-type="time">
            <text:p>15:04</text:p>
          </table:table-cell>
          <table:table-cell table:formula="of:=[.G94]-[.F94]" office:value-type="time" office:time-value="-PT167H01M00S" calcext:value-type="time">
            <text:p>00:59</text:p>
          </table:table-cell>
          <table:table-cell table:formula="of:=HOUR([.H94])*60+MINUTE([.H94])"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1651445250437" calcext:value-type="float">
            <text:p>6.3165144525043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5.92624" calcext:value-type="float">
            <text:p>85.9262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06H05M00S" calcext:value-type="time">
            <text:p>14:05</text:p>
          </table:table-cell>
          <table:table-cell office:value-type="time" office:time-value="PT15H06M00S" calcext:value-type="time">
            <text:p>15:06</text:p>
          </table:table-cell>
          <table:table-cell table:formula="of:=[.G95]-[.F95]" office:value-type="time" office:time-value="-PT190H59M00S" calcext:value-type="time">
            <text:p>01:01</text:p>
          </table:table-cell>
          <table:table-cell table:formula="of:=HOUR([.H95])*60+MINUTE([.H95])"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8515837863588" calcext:value-type="float">
            <text:p>6.5851583786358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4.15744" calcext:value-type="float">
            <text:p>84.1574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30H05M00S" calcext:value-type="time">
            <text:p>14:05</text:p>
          </table:table-cell>
          <table:table-cell office:value-type="time" office:time-value="PT15H08M00S" calcext:value-type="time">
            <text:p>15:08</text:p>
          </table:table-cell>
          <table:table-cell table:formula="of:=[.G96]-[.F96]" office:value-type="time" office:time-value="-PT214H57M00S" calcext:value-type="time">
            <text:p>01:03</text:p>
          </table:table-cell>
          <table:table-cell table:formula="of:=HOUR([.H96])*60+MINUTE([.H96])"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987138285631" calcext:value-type="float">
            <text:p>7.198713828563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3.8464" calcext:value-type="float">
            <text:p>83.84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254H05M00S" calcext:value-type="time">
            <text:p>14:05</text:p>
          </table:table-cell>
          <table:table-cell office:value-type="time" office:time-value="PT15H10M00S" calcext:value-type="time">
            <text:p>15:10</text:p>
          </table:table-cell>
          <table:table-cell table:formula="of:=[.G97]-[.F97]" office:value-type="time" office:time-value="-PT238H55M00S" calcext:value-type="time">
            <text:p>01:05</text:p>
          </table:table-cell>
          <table:table-cell table:formula="of:=HOUR([.H97])*60+MINUTE([.H97])" office:value-type="float" office:value="65" calcext:value-type="float">
            <text:p>6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45460356230521" calcext:value-type="float">
            <text:p>7.4546035623052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84.80032" calcext:value-type="float">
            <text:p>84.80032</text:p>
          </table:table-cell>
          <table:table-cell office:value-type="float" office:value="2.1" calcext:value-type="float">
            <text:p>2.1</text:p>
          </table:table-cell>
          <table:table-cell office:value-type="time" office:time-value="PT278H05M00S" calcext:value-type="time">
            <text:p>14:05</text:p>
          </table:table-cell>
          <table:table-cell office:value-type="time" office:time-value="PT15H12M00S" calcext:value-type="time">
            <text:p>15:12</text:p>
          </table:table-cell>
          <table:table-cell table:formula="of:=[.G98]-[.F98]" office:value-type="time" office:time-value="-PT262H53M00S" calcext:value-type="time">
            <text:p>01:07</text:p>
          </table:table-cell>
          <table:table-cell table:formula="of:=HOUR([.H98])*60+MINUTE([.H98])"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91566053489209" calcext:value-type="float">
            <text:p>6.9156605348920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4.00656" calcext:value-type="float">
            <text:p>84.006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02H05M00S" calcext:value-type="time">
            <text:p>14:05</text:p>
          </table:table-cell>
          <table:table-cell office:value-type="time" office:time-value="PT15H14M00S" calcext:value-type="time">
            <text:p>15:14</text:p>
          </table:table-cell>
          <table:table-cell table:formula="of:=[.G99]-[.F99]" office:value-type="time" office:time-value="-PT286H51M00S" calcext:value-type="time">
            <text:p>01:09</text:p>
          </table:table-cell>
          <table:table-cell table:formula="of:=HOUR([.H99])*60+MINUTE([.H99])"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23139514968808" calcext:value-type="float">
            <text:p>7.2313951496880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2.08336" calcext:value-type="float">
            <text:p>82.0833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26H05M00S" calcext:value-type="time">
            <text:p>14:05</text:p>
          </table:table-cell>
          <table:table-cell office:value-type="time" office:time-value="PT15H16M00S" calcext:value-type="time">
            <text:p>15:16</text:p>
          </table:table-cell>
          <table:table-cell table:formula="of:=[.G100]-[.F100]" office:value-type="time" office:time-value="-PT310H49M00S" calcext:value-type="time">
            <text:p>01:11</text:p>
          </table:table-cell>
          <table:table-cell table:formula="of:=HOUR([.H100])*60+MINUTE([.H100])"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8018831931856" calcext:value-type="float">
            <text:p>6.7801883193185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1.60272" calcext:value-type="float">
            <text:p>81.60272</text:p>
          </table:table-cell>
          <table:table-cell office:value-type="float" office:value="2.1" calcext:value-type="float">
            <text:p>2.1</text:p>
          </table:table-cell>
          <table:table-cell office:value-type="time" office:time-value="PT350H05M00S" calcext:value-type="time">
            <text:p>14:05</text:p>
          </table:table-cell>
          <table:table-cell office:value-type="time" office:time-value="PT15H18M00S" calcext:value-type="time">
            <text:p>15:18</text:p>
          </table:table-cell>
          <table:table-cell table:formula="of:=[.G101]-[.F101]" office:value-type="time" office:time-value="-PT334H47M00S" calcext:value-type="time">
            <text:p>01:13</text:p>
          </table:table-cell>
          <table:table-cell table:formula="of:=HOUR([.H101])*60+MINUTE([.H101])"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9694169979517" calcext:value-type="float">
            <text:p>6.796941699795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1.76336" calcext:value-type="float">
            <text:p>81.7633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74H05M00S" calcext:value-type="time">
            <text:p>14:05</text:p>
          </table:table-cell>
          <table:table-cell office:value-type="time" office:time-value="PT15H20M00S" calcext:value-type="time">
            <text:p>15:20</text:p>
          </table:table-cell>
          <table:table-cell table:formula="of:=[.G102]-[.F102]" office:value-type="time" office:time-value="-PT358H45M00S" calcext:value-type="time">
            <text:p>01:15</text:p>
          </table:table-cell>
          <table:table-cell table:formula="of:=HOUR([.H102])*60+MINUTE([.H102])" office:value-type="float" office:value="75" calcext:value-type="float">
            <text:p>7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92951738365571" calcext:value-type="float">
            <text:p>5.9295173836557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3.04256" calcext:value-type="float">
            <text:p>83.042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398H05M00S" calcext:value-type="time">
            <text:p>14:05</text:p>
          </table:table-cell>
          <table:table-cell office:value-type="time" office:time-value="PT15H22M00S" calcext:value-type="time">
            <text:p>15:22</text:p>
          </table:table-cell>
          <table:table-cell table:formula="of:=[.G103]-[.F103]" office:value-type="time" office:time-value="-PT382H43M00S" calcext:value-type="time">
            <text:p>01:17</text:p>
          </table:table-cell>
          <table:table-cell table:formula="of:=HOUR([.H103])*60+MINUTE([.H103])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62828603212559" calcext:value-type="float">
            <text:p>4.628286032125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81.29216" calcext:value-type="float">
            <text:p>81.29216</text:p>
          </table:table-cell>
          <table:table-cell office:value-type="float" office:value="2.1" calcext:value-type="float">
            <text:p>2.1</text:p>
          </table:table-cell>
          <table:table-cell office:value-type="time" office:time-value="PT422H05M00S" calcext:value-type="time">
            <text:p>14:05</text:p>
          </table:table-cell>
          <table:table-cell office:value-type="time" office:time-value="PT15H24M00S" calcext:value-type="time">
            <text:p>15:24</text:p>
          </table:table-cell>
          <table:table-cell table:formula="of:=[.G104]-[.F104]" office:value-type="time" office:time-value="-PT406H41M00S" calcext:value-type="time">
            <text:p>01:19</text:p>
          </table:table-cell>
          <table:table-cell table:formula="of:=HOUR([.H104])*60+MINUTE([.H104])"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9115380917512" calcext:value-type="float">
            <text:p>3.9911538091751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0.31856" calcext:value-type="float">
            <text:p>80.31856</text:p>
          </table:table-cell>
          <table:table-cell office:value-type="float" office:value="2.1" calcext:value-type="float">
            <text:p>2.1</text:p>
          </table:table-cell>
          <table:table-cell office:value-type="time" office:time-value="PT446H05M00S" calcext:value-type="time">
            <text:p>14:05</text:p>
          </table:table-cell>
          <table:table-cell office:value-type="time" office:time-value="PT15H26M00S" calcext:value-type="time">
            <text:p>15:26</text:p>
          </table:table-cell>
          <table:table-cell table:formula="of:=[.G105]-[.F105]" office:value-type="time" office:time-value="-PT430H39M00S" calcext:value-type="time">
            <text:p>01:21</text:p>
          </table:table-cell>
          <table:table-cell table:formula="of:=HOUR([.H105])*60+MINUTE([.H105])" office:value-type="float" office:value="81" calcext:value-type="float">
            <text:p>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58836502344455" calcext:value-type="float">
            <text:p>3.5883650234445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9.68864" calcext:value-type="float">
            <text:p>79.688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470H05M00S" calcext:value-type="time">
            <text:p>14:05</text:p>
          </table:table-cell>
          <table:table-cell office:value-type="time" office:time-value="PT15H28M00S" calcext:value-type="time">
            <text:p>15:28</text:p>
          </table:table-cell>
          <table:table-cell table:formula="of:=[.G106]-[.F106]" office:value-type="time" office:time-value="-PT454H37M00S" calcext:value-type="time">
            <text:p>01:23</text:p>
          </table:table-cell>
          <table:table-cell table:formula="of:=HOUR([.H106])*60+MINUTE([.H106])"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453916785286" calcext:value-type="float">
            <text:p>3.045391678528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494H05M00S" calcext:value-type="time">
            <text:p>14:05</text:p>
          </table:table-cell>
          <table:table-cell office:value-type="time" office:time-value="PT15H30M00S" calcext:value-type="time">
            <text:p>15:30</text:p>
          </table:table-cell>
          <table:table-cell table:formula="of:=[.G107]-[.F107]" office:value-type="time" office:time-value="-PT478H35M00S" calcext:value-type="time">
            <text:p>01:25</text:p>
          </table:table-cell>
          <table:table-cell table:formula="of:=HOUR([.H107])*60+MINUTE([.H107])"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5144307717867" calcext:value-type="float">
            <text:p>2.514430771786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78.08624" calcext:value-type="float">
            <text:p>78.08624</text:p>
          </table:table-cell>
          <table:table-cell office:value-type="float" office:value="2.1" calcext:value-type="float">
            <text:p>2.1</text:p>
          </table:table-cell>
          <table:table-cell office:value-type="time" office:time-value="PT518H05M00S" calcext:value-type="time">
            <text:p>14:05</text:p>
          </table:table-cell>
          <table:table-cell office:value-type="time" office:time-value="PT15H32M00S" calcext:value-type="time">
            <text:p>15:32</text:p>
          </table:table-cell>
          <table:table-cell table:formula="of:=[.G108]-[.F108]" office:value-type="time" office:time-value="-PT502H33M00S" calcext:value-type="time">
            <text:p>01:27</text:p>
          </table:table-cell>
          <table:table-cell table:formula="of:=HOUR([.H108])*60+MINUTE([.H108])" office:value-type="float" office:value="87" calcext:value-type="float">
            <text:p>8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4767698978953" calcext:value-type="float">
            <text:p>2.2476769897895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78.72064" calcext:value-type="float">
            <text:p>78.72064</text:p>
          </table:table-cell>
          <table:table-cell office:value-type="float" office:value="2.1" calcext:value-type="float">
            <text:p>2.1</text:p>
          </table:table-cell>
          <table:table-cell office:value-type="time" office:time-value="PT542H05M00S" calcext:value-type="time">
            <text:p>14:05</text:p>
          </table:table-cell>
          <table:table-cell office:value-type="time" office:time-value="PT15H34M00S" calcext:value-type="time">
            <text:p>15:34</text:p>
          </table:table-cell>
          <table:table-cell table:formula="of:=[.G109]-[.F109]" office:value-type="time" office:time-value="-PT526H31M00S" calcext:value-type="time">
            <text:p>01:29</text:p>
          </table:table-cell>
          <table:table-cell table:formula="of:=HOUR([.H109])*60+MINUTE([.H109])" office:value-type="float" office:value="89" calcext:value-type="float">
            <text:p>8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82847559269349" calcext:value-type="float">
            <text:p>1.8284755926934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76.96048" calcext:value-type="float">
            <text:p>76.96048</text:p>
          </table:table-cell>
          <table:table-cell office:value-type="float" office:value="2.1" calcext:value-type="float">
            <text:p>2.1</text:p>
          </table:table-cell>
          <table:table-cell office:value-type="time" office:time-value="PT566H05M00S" calcext:value-type="time">
            <text:p>14:05</text:p>
          </table:table-cell>
          <table:table-cell office:value-type="time" office:time-value="PT15H37M00S" calcext:value-type="time">
            <text:p>15:37</text:p>
          </table:table-cell>
          <table:table-cell table:formula="of:=[.G110]-[.F110]" office:value-type="time" office:time-value="-PT550H28M00S" calcext:value-type="time">
            <text:p>01:32</text:p>
          </table:table-cell>
          <table:table-cell table:formula="of:=HOUR([.H110])*60+MINUTE([.H110])"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8226277684712" calcext:value-type="float">
            <text:p>1.5822627768471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6.80096" calcext:value-type="float">
            <text:p>76.80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590H05M00S" calcext:value-type="time">
            <text:p>14:05</text:p>
          </table:table-cell>
          <table:table-cell office:value-type="time" office:time-value="PT15H39M00S" calcext:value-type="time">
            <text:p>15:39</text:p>
          </table:table-cell>
          <table:table-cell table:formula="of:=[.G111]-[.F111]" office:value-type="time" office:time-value="-PT574H26M00S" calcext:value-type="time">
            <text:p>01:34</text:p>
          </table:table-cell>
          <table:table-cell table:formula="of:=HOUR([.H111])*60+MINUTE([.H111])"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33286074697176" calcext:value-type="float">
            <text:p>1.3328607469717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75.84592" calcext:value-type="float">
            <text:p>75.845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614H05M00S" calcext:value-type="time">
            <text:p>14:05</text:p>
          </table:table-cell>
          <table:table-cell office:value-type="time" office:time-value="PT15H41M00S" calcext:value-type="time">
            <text:p>15:41</text:p>
          </table:table-cell>
          <table:table-cell table:formula="of:=[.G112]-[.F112]" office:value-type="time" office:time-value="-PT598H24M00S" calcext:value-type="time">
            <text:p>01:36</text:p>
          </table:table-cell>
          <table:table-cell table:formula="of:=HOUR([.H112])*60+MINUTE([.H112])" office:value-type="float" office:value="96" calcext:value-type="float">
            <text:p>9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1807583603085" calcext:value-type="float">
            <text:p>1.18075836030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5.04688" calcext:value-type="float">
            <text:p>75.04688</text:p>
          </table:table-cell>
          <table:table-cell office:value-type="float" office:value="2.1" calcext:value-type="float">
            <text:p>2.1</text:p>
          </table:table-cell>
          <table:table-cell office:value-type="time" office:time-value="PT638H05M00S" calcext:value-type="time">
            <text:p>14:05</text:p>
          </table:table-cell>
          <table:table-cell office:value-type="time" office:time-value="PT15H47M00S" calcext:value-type="time">
            <text:p>15:47</text:p>
          </table:table-cell>
          <table:table-cell table:formula="of:=[.G113]-[.F113]" office:value-type="time" office:time-value="-PT622H18M00S" calcext:value-type="time">
            <text:p>01:42</text:p>
          </table:table-cell>
          <table:table-cell table:formula="of:=HOUR([.H113])*60+MINUTE([.H113])"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37599747904124" calcext:value-type="float">
            <text:p>0.73759974790412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6.324" calcext:value-type="float">
            <text:p>56.3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7M00S" calcext:value-type="time">
            <text:p>16:07</text:p>
          </table:table-cell>
          <table:table-cell table:formula="of:=[.G114]-[.F114]" office:value-type="time" office:time-value="PT00H32M00S" calcext:value-type="time">
            <text:p>00:32</text:p>
          </table:table-cell>
          <table:table-cell table:formula="of:=HOUR([.H114])*60+MINUTE([.H114])"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7799024749724" calcext:value-type="float">
            <text:p>3.3779902474972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09M00S" calcext:value-type="time">
            <text:p>16:09</text:p>
          </table:table-cell>
          <table:table-cell table:formula="of:=[.G115]-[.F115]" office:value-type="time" office:time-value="PT00H34M00S" calcext:value-type="time">
            <text:p>00:34</text:p>
          </table:table-cell>
          <table:table-cell table:formula="of:=HOUR([.H115])*60+MINUTE([.H115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258844476981" calcext:value-type="float">
            <text:p>2.825884447698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54.89424" calcext:value-type="float">
            <text:p>54.8942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1M00S" calcext:value-type="time">
            <text:p>16:11</text:p>
          </table:table-cell>
          <table:table-cell table:formula="of:=[.G116]-[.F116]" office:value-type="time" office:time-value="PT00H36M00S" calcext:value-type="time">
            <text:p>00:36</text:p>
          </table:table-cell>
          <table:table-cell table:formula="of:=HOUR([.H116])*60+MINUTE([.H116])" office:value-type="float" office:value="36" calcext:value-type="float">
            <text:p>3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5853720326584" calcext:value-type="float">
            <text:p>2.8585372032658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3M00S" calcext:value-type="time">
            <text:p>16:13</text:p>
          </table:table-cell>
          <table:table-cell table:formula="of:=[.G117]-[.F117]" office:value-type="time" office:time-value="PT00H38M00S" calcext:value-type="time">
            <text:p>00:38</text:p>
          </table:table-cell>
          <table:table-cell table:formula="of:=HOUR([.H117])*60+MINUTE([.H117])"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5534000249996" calcext:value-type="float">
            <text:p>3.1553400024999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4.07792" calcext:value-type="float">
            <text:p>54.077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5M00S" calcext:value-type="time">
            <text:p>16:15</text:p>
          </table:table-cell>
          <table:table-cell table:formula="of:=[.G118]-[.F118]" office:value-type="time" office:time-value="PT00H40M00S" calcext:value-type="time">
            <text:p>00:40</text:p>
          </table:table-cell>
          <table:table-cell table:formula="of:=HOUR([.H118])*60+MINUTE([.H118])"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7487077489735" calcext:value-type="float">
            <text:p>3.1748707748973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7M00S" calcext:value-type="time">
            <text:p>16:17</text:p>
          </table:table-cell>
          <table:table-cell table:formula="of:=[.G119]-[.F119]" office:value-type="time" office:time-value="PT00H42M00S" calcext:value-type="time">
            <text:p>00:42</text:p>
          </table:table-cell>
          <table:table-cell table:formula="of:=HOUR([.H119])*60+MINUTE([.H119])" office:value-type="float" office:value="42" calcext:value-type="float">
            <text:p>4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39642350587486" calcext:value-type="float">
            <text:p>3.3964235058748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1.84128" calcext:value-type="float">
            <text:p>51.84128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19M00S" calcext:value-type="time">
            <text:p>16:19</text:p>
          </table:table-cell>
          <table:table-cell table:formula="of:=[.G120]-[.F120]" office:value-type="time" office:time-value="PT00H44M00S" calcext:value-type="time">
            <text:p>00:44</text:p>
          </table:table-cell>
          <table:table-cell table:formula="of:=HOUR([.H120])*60+MINUTE([.H120])" office:value-type="float" office:value="44" calcext:value-type="float">
            <text:p>4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554932038112" calcext:value-type="float">
            <text:p>3.155493203811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1.68544" calcext:value-type="float">
            <text:p>51.6854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1M00S" calcext:value-type="time">
            <text:p>16:21</text:p>
          </table:table-cell>
          <table:table-cell table:formula="of:=[.G121]-[.F121]" office:value-type="time" office:time-value="PT00H46M00S" calcext:value-type="time">
            <text:p>00:46</text:p>
          </table:table-cell>
          <table:table-cell table:formula="of:=HOUR([.H121])*60+MINUTE([.H121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6425496905113" calcext:value-type="float">
            <text:p>3.0642549690511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1.20864" calcext:value-type="float">
            <text:p>51.208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3M00S" calcext:value-type="time">
            <text:p>16:23</text:p>
          </table:table-cell>
          <table:table-cell table:formula="of:=[.G122]-[.F122]" office:value-type="time" office:time-value="PT00H48M00S" calcext:value-type="time">
            <text:p>00:48</text:p>
          </table:table-cell>
          <table:table-cell table:formula="of:=HOUR([.H122])*60+MINUTE([.H122])"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4021797821643" calcext:value-type="float">
            <text:p>2.8402179782164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9.6064" calcext:value-type="float">
            <text:p>49.60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7M00S" calcext:value-type="time">
            <text:p>16:27</text:p>
          </table:table-cell>
          <table:table-cell table:formula="of:=[.G123]-[.F123]" office:value-type="time" office:time-value="PT00H52M00S" calcext:value-type="time">
            <text:p>00:52</text:p>
          </table:table-cell>
          <table:table-cell table:formula="of:=HOUR([.H123])*60+MINUTE([.H123])"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7044212949099" calcext:value-type="float">
            <text:p>2.1704421294909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8.79712" calcext:value-type="float">
            <text:p>48.7971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29M00S" calcext:value-type="time">
            <text:p>16:29</text:p>
          </table:table-cell>
          <table:table-cell table:formula="of:=[.G124]-[.F124]" office:value-type="time" office:time-value="PT00H54M00S" calcext:value-type="time">
            <text:p>00:54</text:p>
          </table:table-cell>
          <table:table-cell table:formula="of:=HOUR([.H124])*60+MINUTE([.H124])"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1M00S" calcext:value-type="time">
            <text:p>16:31</text:p>
          </table:table-cell>
          <table:table-cell table:formula="of:=[.G125]-[.F125]" office:value-type="time" office:time-value="PT00H56M00S" calcext:value-type="time">
            <text:p>00:56</text:p>
          </table:table-cell>
          <table:table-cell table:formula="of:=HOUR([.H125])*60+MINUTE([.H125])"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04533069439108" calcext:value-type="float">
            <text:p>1.0453306943910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3M00S" calcext:value-type="time">
            <text:p>16:33</text:p>
          </table:table-cell>
          <table:table-cell table:formula="of:=[.G126]-[.F126]" office:value-type="time" office:time-value="PT00H58M00S" calcext:value-type="time">
            <text:p>00:58</text:p>
          </table:table-cell>
          <table:table-cell table:formula="of:=HOUR([.H126])*60+MINUTE([.H126])"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75431990534585" calcext:value-type="float">
            <text:p>0.7754319905345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3" calcext:value-type="float">
            <text:p>3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35M00S" calcext:value-type="time">
            <text:p>16:35</text:p>
          </table:table-cell>
          <table:table-cell table:formula="of:=[.G127]-[.F127]" office:value-type="time" office:time-value="PT01H00M00S" calcext:value-type="time">
            <text:p>01:00</text:p>
          </table:table-cell>
          <table:table-cell table:formula="of:=HOUR([.H127])*60+MINUTE([.H127])" office:value-type="float" office:value="60" calcext:value-type="float">
            <text:p>6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33441449889322" calcext:value-type="float">
            <text:p>0.533441449889322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4M00S" calcext:value-type="time">
            <text:p>16:44</text:p>
          </table:table-cell>
          <table:table-cell table:formula="of:=[.G128]-[.F128]" office:value-type="time" office:time-value="PT01H09M00S" calcext:value-type="time">
            <text:p>01:09</text:p>
          </table:table-cell>
          <table:table-cell table:formula="of:=HOUR([.H128])*60+MINUTE([.H128])"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9101117268932" calcext:value-type="float">
            <text:p>6.5910111726893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34.72448" calcext:value-type="float">
            <text:p>134.724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47M00S" calcext:value-type="time">
            <text:p>16:47</text:p>
          </table:table-cell>
          <table:table-cell table:formula="of:=[.G129]-[.F129]" office:value-type="time" office:time-value="PT01H12M00S" calcext:value-type="time">
            <text:p>01:12</text:p>
          </table:table-cell>
          <table:table-cell table:formula="of:=HOUR([.H129])*60+MINUTE([.H129])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70847758248484" calcext:value-type="float">
            <text:p>6.7084775824848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34.56432" calcext:value-type="float">
            <text:p>134.5643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0M00S" calcext:value-type="time">
            <text:p>16:50</text:p>
          </table:table-cell>
          <table:table-cell table:formula="of:=[.G130]-[.F130]" office:value-type="time" office:time-value="PT01H15M00S" calcext:value-type="time">
            <text:p>01:15</text:p>
          </table:table-cell>
          <table:table-cell table:formula="of:=HOUR([.H130])*60+MINUTE([.H130])"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45103951670416" calcext:value-type="float">
            <text:p>5.4510395167041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.24224" calcext:value-type="float">
            <text:p>134.24224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2M00S" calcext:value-type="time">
            <text:p>16:52</text:p>
          </table:table-cell>
          <table:table-cell table:formula="of:=[.G131]-[.F131]" office:value-type="time" office:time-value="PT01H17M00S" calcext:value-type="time">
            <text:p>01:17</text:p>
          </table:table-cell>
          <table:table-cell table:formula="of:=HOUR([.H131])*60+MINUTE([.H131])"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33194959285814" calcext:value-type="float">
            <text:p>4.3319495928581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32.64192" calcext:value-type="float">
            <text:p>132.64192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6H56M00S" calcext:value-type="time">
            <text:p>16:56</text:p>
          </table:table-cell>
          <table:table-cell table:formula="of:=[.G132]-[.F132]" office:value-type="time" office:time-value="PT01H21M00S" calcext:value-type="time">
            <text:p>01:21</text:p>
          </table:table-cell>
          <table:table-cell table:formula="of:=HOUR([.H132])*60+MINUTE([.H132])" office:value-type="float" office:value="81" calcext:value-type="float">
            <text:p>8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570167843685" calcext:value-type="float">
            <text:p>2.85701678436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30.40944" calcext:value-type="float">
            <text:p>130.40944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0M00S" calcext:value-type="time">
            <text:p>17:00</text:p>
          </table:table-cell>
          <table:table-cell table:formula="of:=[.G133]-[.F133]" office:value-type="time" office:time-value="PT01H25M00S" calcext:value-type="time">
            <text:p>01:25</text:p>
          </table:table-cell>
          <table:table-cell table:formula="of:=HOUR([.H133])*60+MINUTE([.H133])" office:value-type="float" office:value="85" calcext:value-type="float">
            <text:p>8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4683743738768" calcext:value-type="float">
            <text:p>2.1468374373876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30.2408" calcext:value-type="float">
            <text:p>130.240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3M00S" calcext:value-type="time">
            <text:p>17:03</text:p>
          </table:table-cell>
          <table:table-cell table:formula="of:=[.G134]-[.F134]" office:value-type="time" office:time-value="PT01H28M00S" calcext:value-type="time">
            <text:p>01:28</text:p>
          </table:table-cell>
          <table:table-cell table:formula="of:=HOUR([.H134])*60+MINUTE([.H134])"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967600915814" calcext:value-type="float">
            <text:p>1.696760091581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30.72048" calcext:value-type="float">
            <text:p>130.720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5M00S" calcext:value-type="time">
            <text:p>15:35</text:p>
          </table:table-cell>
          <table:table-cell office:value-type="time" office:time-value="PT17H05M00S" calcext:value-type="time">
            <text:p>17:05</text:p>
          </table:table-cell>
          <table:table-cell table:formula="of:=[.G135]-[.F135]" office:value-type="time" office:time-value="PT01H30M00S" calcext:value-type="time">
            <text:p>01:30</text:p>
          </table:table-cell>
          <table:table-cell table:formula="of:=HOUR([.H135])*60+MINUTE([.H135])"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5504468551638" calcext:value-type="float">
            <text:p>1.45504468551638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0.87664" calcext:value-type="float">
            <text:p>30.876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0M00S" calcext:value-type="time">
            <text:p>17:40</text:p>
          </table:table-cell>
          <table:table-cell table:formula="of:=[.G136]-[.F136]" office:value-type="time" office:time-value="PT00H35M00S" calcext:value-type="time">
            <text:p>00:35</text:p>
          </table:table-cell>
          <table:table-cell table:formula="of:=HOUR([.H136])*60+MINUTE([.H136])" office:value-type="float" office:value="35" calcext:value-type="float">
            <text:p>3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52317888121569" calcext:value-type="float">
            <text:p>1.5231788812156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0.24096" calcext:value-type="float">
            <text:p>30.2409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1M00S" calcext:value-type="time">
            <text:p>17:41</text:p>
          </table:table-cell>
          <table:table-cell table:formula="of:=[.G137]-[.F137]" office:value-type="time" office:time-value="PT00H36M00S" calcext:value-type="time">
            <text:p>00:36</text:p>
          </table:table-cell>
          <table:table-cell table:formula="of:=HOUR([.H137])*60+MINUTE([.H137])" office:value-type="float" office:value="36" calcext:value-type="float">
            <text:p>3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29583279622414" calcext:value-type="float">
            <text:p>0.329583279622414</text:p>
          </table:table-cell>
          <table:table-cell table:number-columns-repeated="1010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3M00S" calcext:value-type="time">
            <text:p>17:43</text:p>
          </table:table-cell>
          <table:table-cell table:formula="of:=[.G138]-[.F138]" office:value-type="time" office:time-value="PT00H38M00S" calcext:value-type="time">
            <text:p>00:38</text:p>
          </table:table-cell>
          <table:table-cell table:formula="of:=HOUR([.H138])*60+MINUTE([.H138])"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23127044358077" calcext:value-type="float">
            <text:p>4.2312704435807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7.12656" calcext:value-type="float">
            <text:p>57.1265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41H45M00S" calcext:value-type="time">
            <text:p>17:45</text:p>
          </table:table-cell>
          <table:table-cell table:formula="of:=[.G140]-[.F139]" office:value-type="time" office:time-value="PT00H42M00S" calcext:value-type="time">
            <text:p>00:42</text:p>
          </table:table-cell>
          <table:table-cell table:formula="of:=HOUR([.H139])*60+MINUTE([.H139])"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17359669515968" calcext:value-type="float">
            <text:p>5.1735966951596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7M00S" calcext:value-type="time">
            <text:p>17:47</text:p>
          </table:table-cell>
          <table:table-cell table:formula="of:=[.G141]-[.F140]" office:value-type="time" office:time-value="PT00H44M00S" calcext:value-type="time">
            <text:p>00:44</text:p>
          </table:table-cell>
          <table:table-cell table:formula="of:=HOUR([.H140])*60+MINUTE([.H140])" office:value-type="float" office:value="44" calcext:value-type="float">
            <text:p>4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8933157390152" calcext:value-type="float">
            <text:p>5.3893315739015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5.84432" calcext:value-type="float">
            <text:p>55.8443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49M00S" calcext:value-type="time">
            <text:p>17:49</text:p>
          </table:table-cell>
          <table:table-cell table:formula="of:=[.G142]-[.F141]" office:value-type="time" office:time-value="PT00H46M00S" calcext:value-type="time">
            <text:p>00:46</text:p>
          </table:table-cell>
          <table:table-cell table:formula="of:=HOUR([.H141])*60+MINUTE([.H141])" office:value-type="float" office:value="46" calcext:value-type="float">
            <text:p>4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4877193847071" calcext:value-type="float">
            <text:p>5.8487719384707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4.71904" calcext:value-type="float">
            <text:p>54.7190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1M00S" calcext:value-type="time">
            <text:p>17:51</text:p>
          </table:table-cell>
          <table:table-cell table:formula="of:=[.G143]-[.F142]" office:value-type="time" office:time-value="PT00H48M00S" calcext:value-type="time">
            <text:p>00:48</text:p>
          </table:table-cell>
          <table:table-cell table:formula="of:=HOUR([.H142])*60+MINUTE([.H142])"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2168916010325" calcext:value-type="float">
            <text:p>6.4216891601032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54.4096" calcext:value-type="float">
            <text:p>54.409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3M00S" calcext:value-type="time">
            <text:p>17:53</text:p>
          </table:table-cell>
          <table:table-cell table:formula="of:=[.G144]-[.F143]" office:value-type="time" office:time-value="PT00H50M00S" calcext:value-type="time">
            <text:p>00:50</text:p>
          </table:table-cell>
          <table:table-cell table:formula="of:=HOUR([.H143])*60+MINUTE([.H143])"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57343014127934" calcext:value-type="float">
            <text:p>6.5734301412793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53.4424" calcext:value-type="float">
            <text:p>53.442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5M00S" calcext:value-type="time">
            <text:p>17:55</text:p>
          </table:table-cell>
          <table:table-cell table:formula="of:=[.G145]-[.F144]" office:value-type="time" office:time-value="PT00H52M00S" calcext:value-type="time">
            <text:p>00:52</text:p>
          </table:table-cell>
          <table:table-cell table:formula="of:=HOUR([.H144])*60+MINUTE([.H144])" office:value-type="float" office:value="52" calcext:value-type="float">
            <text:p>5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49217293801097" calcext:value-type="float">
            <text:p>6.4921729380109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3.11584" calcext:value-type="float">
            <text:p>53.1158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7M00S" calcext:value-type="time">
            <text:p>17:57</text:p>
          </table:table-cell>
          <table:table-cell table:formula="of:=[.G146]-[.F145]" office:value-type="time" office:time-value="PT00H54M00S" calcext:value-type="time">
            <text:p>00:54</text:p>
          </table:table-cell>
          <table:table-cell table:formula="of:=HOUR([.H145])*60+MINUTE([.H145])" office:value-type="float" office:value="54" calcext:value-type="float">
            <text:p>5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11603834683586" calcext:value-type="float">
            <text:p>6.1160383468358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51.52208" calcext:value-type="float">
            <text:p>51.5220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7H59M00S" calcext:value-type="time">
            <text:p>17:59</text:p>
          </table:table-cell>
          <table:table-cell table:formula="of:=[.G147]-[.F146]" office:value-type="time" office:time-value="PT00H56M00S" calcext:value-type="time">
            <text:p>00:56</text:p>
          </table:table-cell>
          <table:table-cell table:formula="of:=HOUR([.H146])*60+MINUTE([.H146])" office:value-type="float" office:value="56" calcext:value-type="float">
            <text:p>5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97946451676781" calcext:value-type="float">
            <text:p>4.9794645167678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9.4448" calcext:value-type="float">
            <text:p>49.444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1M00S" calcext:value-type="time">
            <text:p>18:01</text:p>
          </table:table-cell>
          <table:table-cell table:formula="of:=[.G148]-[.F147]" office:value-type="time" office:time-value="PT00H58M00S" calcext:value-type="time">
            <text:p>00:58</text:p>
          </table:table-cell>
          <table:table-cell table:formula="of:=HOUR([.H147])*60+MINUTE([.H147])" office:value-type="float" office:value="58" calcext:value-type="float">
            <text:p>5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44336871513913" calcext:value-type="float">
            <text:p>4.4433687151391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3M00S" calcext:value-type="time">
            <text:p>18:03</text:p>
          </table:table-cell>
          <table:table-cell table:formula="of:=[.G149]-[.F148]" office:value-type="time" office:time-value="PT01H00M00S" calcext:value-type="time">
            <text:p>01:00</text:p>
          </table:table-cell>
          <table:table-cell table:formula="of:=HOUR([.H148])*60+MINUTE([.H148])" office:value-type="float" office:value="60" calcext:value-type="float">
            <text:p>6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28893306259346" calcext:value-type="float">
            <text:p>2.2889330625934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5M00S" calcext:value-type="time">
            <text:p>18:05</text:p>
          </table:table-cell>
          <table:table-cell table:formula="of:=[.G150]-[.F149]" office:value-type="time" office:time-value="PT01H04M00S" calcext:value-type="time">
            <text:p>01:04</text:p>
          </table:table-cell>
          <table:table-cell table:formula="of:=HOUR([.H149])*60+MINUTE([.H149])"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09M00S" calcext:value-type="time">
            <text:p>18:09</text:p>
          </table:table-cell>
          <table:table-cell table:formula="of:=[.G150]-[.F150]" office:value-type="time" office:time-value="PT01H04M00S" calcext:value-type="time">
            <text:p>01:04</text:p>
          </table:table-cell>
          <table:table-cell table:formula="of:=HOUR([.H150])*60+MINUTE([.H150])" office:value-type="float" office:value="64" calcext:value-type="float">
            <text:p>6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41090923381407" calcext:value-type="float">
            <text:p>0.84109092338140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4" calcext:value-type="date">
            <text:p>01/24/22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4" calcext:value-type="float">
            <text:p>4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18H11M00S" calcext:value-type="time">
            <text:p>18:11</text:p>
          </table:table-cell>
          <table:table-cell table:formula="of:=[.G151]-[.F151]" office:value-type="time" office:time-value="PT01H06M00S" calcext:value-type="time">
            <text:p>01:06</text:p>
          </table:table-cell>
          <table:table-cell table:formula="of:=HOUR([.H151])*60+MINUTE([.H151])"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34842202470976" calcext:value-type="float">
            <text:p>0.33484220247097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3M00S" calcext:value-type="time">
            <text:p>13:13</text:p>
          </table:table-cell>
          <table:table-cell table:formula="of:=[.G152]-[.F152]" office:value-type="time" office:time-value="PT00H43M00S" calcext:value-type="time">
            <text:p>00:43</text:p>
          </table:table-cell>
          <table:table-cell table:formula="of:=HOUR([.H152])*60+MINUTE([.H152])"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75987357619816" calcext:value-type="float">
            <text:p>4.7598735761981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5.60256" calcext:value-type="float">
            <text:p>45.6025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5M00S" calcext:value-type="time">
            <text:p>13:15</text:p>
          </table:table-cell>
          <table:table-cell table:formula="of:=[.G153]-[.F153]" office:value-type="time" office:time-value="PT00H45M00S" calcext:value-type="time">
            <text:p>00:45</text:p>
          </table:table-cell>
          <table:table-cell table:formula="of:=HOUR([.H153])*60+MINUTE([.H153])"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49301569971129" calcext:value-type="float">
            <text:p>5.4930156997112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.64176" calcext:value-type="float">
            <text:p>44.6417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7M00S" calcext:value-type="time">
            <text:p>13:17</text:p>
          </table:table-cell>
          <table:table-cell table:formula="of:=[.G154]-[.F154]" office:value-type="time" office:time-value="PT00H47M00S" calcext:value-type="time">
            <text:p>00:47</text:p>
          </table:table-cell>
          <table:table-cell table:formula="of:=HOUR([.H154])*60+MINUTE([.H154])"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29521871504927" calcext:value-type="float">
            <text:p>3.2952187150492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.79888" calcext:value-type="float">
            <text:p>44.7988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19M00S" calcext:value-type="time">
            <text:p>13:19</text:p>
          </table:table-cell>
          <table:table-cell table:formula="of:=[.G155]-[.F155]" office:value-type="time" office:time-value="PT00H49M00S" calcext:value-type="time">
            <text:p>00:49</text:p>
          </table:table-cell>
          <table:table-cell table:formula="of:=HOUR([.H155])*60+MINUTE([.H155])" office:value-type="float" office:value="49" calcext:value-type="float">
            <text:p>4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90299327214161" calcext:value-type="float">
            <text:p>1.9029932721416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3.52784" calcext:value-type="float">
            <text:p>43.5278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1M00S" calcext:value-type="time">
            <text:p>13:21</text:p>
          </table:table-cell>
          <table:table-cell table:formula="of:=[.G156]-[.F156]" office:value-type="time" office:time-value="PT00H51M00S" calcext:value-type="time">
            <text:p>00:51</text:p>
          </table:table-cell>
          <table:table-cell table:formula="of:=HOUR([.H156])*60+MINUTE([.H156])"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5440291654049" calcext:value-type="float">
            <text:p>1.2544029165404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3M00S" calcext:value-type="time">
            <text:p>13:23</text:p>
          </table:table-cell>
          <table:table-cell table:formula="of:=[.G157]-[.F157]" office:value-type="time" office:time-value="PT00H53M00S" calcext:value-type="time">
            <text:p>00:53</text:p>
          </table:table-cell>
          <table:table-cell table:formula="of:=HOUR([.H157])*60+MINUTE([.H157])"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57597291201301" calcext:value-type="float">
            <text:p>0.5759729120130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91.84464" calcext:value-type="float">
            <text:p>91.8446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5M00S" calcext:value-type="time">
            <text:p>13:25</text:p>
          </table:table-cell>
          <table:table-cell table:formula="of:=[.G158]-[.F158]" office:value-type="time" office:time-value="PT00H55M00S" calcext:value-type="time">
            <text:p>00:55</text:p>
          </table:table-cell>
          <table:table-cell table:formula="of:=HOUR([.H158])*60+MINUTE([.H158])"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07698842517" calcext:value-type="float">
            <text:p>10.01076988425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1.36304" calcext:value-type="float">
            <text:p>91.3630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7M00S" calcext:value-type="time">
            <text:p>13:27</text:p>
          </table:table-cell>
          <table:table-cell table:formula="of:=[.G159]-[.F159]" office:value-type="time" office:time-value="PT00H57M00S" calcext:value-type="time">
            <text:p>00:57</text:p>
          </table:table-cell>
          <table:table-cell table:formula="of:=HOUR([.H159])*60+MINUTE([.H159])"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0.0150566333106" calcext:value-type="float">
            <text:p>10.01505663331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1.20576" calcext:value-type="float">
            <text:p>91.2057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29M00S" calcext:value-type="time">
            <text:p>13:29</text:p>
          </table:table-cell>
          <table:table-cell table:formula="of:=[.G160]-[.F160]" office:value-type="time" office:time-value="PT00H59M00S" calcext:value-type="time">
            <text:p>00:59</text:p>
          </table:table-cell>
          <table:table-cell table:formula="of:=HOUR([.H160])*60+MINUTE([.H160])"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95429195148202" calcext:value-type="float">
            <text:p>9.9542919514820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0.56592" calcext:value-type="float">
            <text:p>90.56592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1M00S" calcext:value-type="time">
            <text:p>13:31</text:p>
          </table:table-cell>
          <table:table-cell table:formula="of:=[.G161]-[.F161]" office:value-type="time" office:time-value="PT01H01M00S" calcext:value-type="time">
            <text:p>01:01</text:p>
          </table:table-cell>
          <table:table-cell table:formula="of:=HOUR([.H161])*60+MINUTE([.H161])"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51984010514731" calcext:value-type="float">
            <text:p>9.5198401051473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9.91936" calcext:value-type="float">
            <text:p>89.9193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3M00S" calcext:value-type="time">
            <text:p>13:33</text:p>
          </table:table-cell>
          <table:table-cell table:formula="of:=[.G162]-[.F162]" office:value-type="time" office:time-value="PT01H03M00S" calcext:value-type="time">
            <text:p>01:03</text:p>
          </table:table-cell>
          <table:table-cell table:formula="of:=HOUR([.H162])*60+MINUTE([.H162])"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31223528697644" calcext:value-type="float">
            <text:p>9.3122352869764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9.76656" calcext:value-type="float">
            <text:p>89.7665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5M00S" calcext:value-type="time">
            <text:p>13:35</text:p>
          </table:table-cell>
          <table:table-cell table:formula="of:=[.G163]-[.F163]" office:value-type="time" office:time-value="PT01H05M00S" calcext:value-type="time">
            <text:p>01:05</text:p>
          </table:table-cell>
          <table:table-cell table:formula="of:=HOUR([.H163])*60+MINUTE([.H163])"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09864779911159" calcext:value-type="float">
            <text:p>9.098647799111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9.43616" calcext:value-type="float">
            <text:p>89.436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7M00S" calcext:value-type="time">
            <text:p>13:37</text:p>
          </table:table-cell>
          <table:table-cell table:formula="of:=[.G164]-[.F164]" office:value-type="time" office:time-value="PT01H07M00S" calcext:value-type="time">
            <text:p>01:07</text:p>
          </table:table-cell>
          <table:table-cell table:formula="of:=HOUR([.H164])*60+MINUTE([.H164])"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4765525056574" calcext:value-type="float">
            <text:p>8.476552505657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8.6408" calcext:value-type="float">
            <text:p>88.6408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39M00S" calcext:value-type="time">
            <text:p>13:39</text:p>
          </table:table-cell>
          <table:table-cell table:formula="of:=[.G165]-[.F165]" office:value-type="time" office:time-value="PT01H09M00S" calcext:value-type="time">
            <text:p>01:09</text:p>
          </table:table-cell>
          <table:table-cell table:formula="of:=HOUR([.H165])*60+MINUTE([.H165])"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00188365658642" calcext:value-type="float">
            <text:p>6.0018836565864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8.1624" calcext:value-type="float">
            <text:p>88.162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1M00S" calcext:value-type="time">
            <text:p>13:41</text:p>
          </table:table-cell>
          <table:table-cell table:formula="of:=[.G166]-[.F166]" office:value-type="time" office:time-value="PT01H11M00S" calcext:value-type="time">
            <text:p>01:11</text:p>
          </table:table-cell>
          <table:table-cell table:formula="of:=HOUR([.H166])*60+MINUTE([.H166])"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9291046418706" calcext:value-type="float">
            <text:p>5.392910464187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87.3616" calcext:value-type="float">
            <text:p>87.3616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3M00S" calcext:value-type="time">
            <text:p>13:43</text:p>
          </table:table-cell>
          <table:table-cell table:formula="of:=[.G167]-[.F167]" office:value-type="time" office:time-value="PT01H13M00S" calcext:value-type="time">
            <text:p>01:13</text:p>
          </table:table-cell>
          <table:table-cell table:formula="of:=HOUR([.H167])*60+MINUTE([.H167])"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06220629185054" calcext:value-type="float">
            <text:p>3.0622062918505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7.0424" calcext:value-type="float">
            <text:p>87.0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46M00S" calcext:value-type="time">
            <text:p>13:46</text:p>
          </table:table-cell>
          <table:table-cell table:formula="of:=[.G168]-[.F168]" office:value-type="time" office:time-value="PT01H16M00S" calcext:value-type="time">
            <text:p>01:16</text:p>
          </table:table-cell>
          <table:table-cell table:formula="of:=HOUR([.H168])*60+MINUTE([.H168])"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64727090370846" calcext:value-type="float">
            <text:p>1.64727090370846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10.56704" calcext:value-type="float">
            <text:p>110.5670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5M00S" calcext:value-type="time">
            <text:p>13:55</text:p>
          </table:table-cell>
          <table:table-cell table:formula="of:=[.G169]-[.F169]" office:value-type="time" office:time-value="PT01H25M00S" calcext:value-type="time">
            <text:p>01:25</text:p>
          </table:table-cell>
          <table:table-cell table:formula="of:=HOUR([.H169])*60+MINUTE([.H169])"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74474530374703" calcext:value-type="float">
            <text:p>5.7447453037470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9.92256" calcext:value-type="float">
            <text:p>109.92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7M00S" calcext:value-type="time">
            <text:p>13:57</text:p>
          </table:table-cell>
          <table:table-cell table:formula="of:=[.G170]-[.F170]" office:value-type="time" office:time-value="PT01H27M00S" calcext:value-type="time">
            <text:p>01:27</text:p>
          </table:table-cell>
          <table:table-cell table:formula="of:=HOUR([.H170])*60+MINUTE([.H170])" office:value-type="float" office:value="87" calcext:value-type="float">
            <text:p>8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2488990587911" calcext:value-type="float">
            <text:p>6.8248899058791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9.60608" calcext:value-type="float">
            <text:p>109.606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3H59M00S" calcext:value-type="time">
            <text:p>13:59</text:p>
          </table:table-cell>
          <table:table-cell table:formula="of:=[.G171]-[.F171]" office:value-type="time" office:time-value="PT01H29M00S" calcext:value-type="time">
            <text:p>01:29</text:p>
          </table:table-cell>
          <table:table-cell table:formula="of:=HOUR([.H171])*60+MINUTE([.H171])" office:value-type="float" office:value="89" calcext:value-type="float">
            <text:p>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5805113831792" calcext:value-type="float">
            <text:p>7.1580511383179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8.96544" calcext:value-type="float">
            <text:p>108.9654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2M00S" calcext:value-type="time">
            <text:p>14:02</text:p>
          </table:table-cell>
          <table:table-cell table:formula="of:=[.G172]-[.F172]" office:value-type="time" office:time-value="PT01H32M00S" calcext:value-type="time">
            <text:p>01:32</text:p>
          </table:table-cell>
          <table:table-cell table:formula="of:=HOUR([.H172])*60+MINUTE([.H172])"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1597650696485" calcext:value-type="float">
            <text:p>7.15976506964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08.96544" calcext:value-type="float">
            <text:p>108.9654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4M00S" calcext:value-type="time">
            <text:p>14:04</text:p>
          </table:table-cell>
          <table:table-cell table:formula="of:=[.G173]-[.F173]" office:value-type="time" office:time-value="PT01H34M00S" calcext:value-type="time">
            <text:p>01:34</text:p>
          </table:table-cell>
          <table:table-cell table:formula="of:=HOUR([.H173])*60+MINUTE([.H173])" office:value-type="float" office:value="94" calcext:value-type="float">
            <text:p>9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09783300535333" calcext:value-type="float">
            <text:p>7.0978330053533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8.4856" calcext:value-type="float">
            <text:p>108.48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06M00S" calcext:value-type="time">
            <text:p>14:06</text:p>
          </table:table-cell>
          <table:table-cell table:formula="of:=[.G174]-[.F174]" office:value-type="time" office:time-value="PT01H36M00S" calcext:value-type="time">
            <text:p>01:36</text:p>
          </table:table-cell>
          <table:table-cell table:formula="of:=HOUR([.H174])*60+MINUTE([.H174])"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65151557861911" calcext:value-type="float">
            <text:p>6.6515155786191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7.52096" calcext:value-type="float">
            <text:p>107.5209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12M00S" calcext:value-type="time">
            <text:p>14:12</text:p>
          </table:table-cell>
          <table:table-cell table:formula="of:=[.G175]-[.F175]" office:value-type="time" office:time-value="PT01H42M00S" calcext:value-type="time">
            <text:p>01:42</text:p>
          </table:table-cell>
          <table:table-cell table:formula="of:=HOUR([.H175])*60+MINUTE([.H175])"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8926954512862" calcext:value-type="float">
            <text:p>5.892695451286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06.88864" calcext:value-type="float">
            <text:p>106.8886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4H14M00S" calcext:value-type="time">
            <text:p>14:14</text:p>
          </table:table-cell>
          <table:table-cell table:formula="of:=[.G176]-[.F176]" office:value-type="time" office:time-value="PT01H44M00S" calcext:value-type="time">
            <text:p>01:44</text:p>
          </table:table-cell>
          <table:table-cell table:formula="of:=HOUR([.H176])*60+MINUTE([.H176])"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94004937318053" calcext:value-type="float">
            <text:p>5.94004937318053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.04784" calcext:value-type="float">
            <text:p>43.04784</text:p>
          </table:table-cell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31M00S" calcext:value-type="time">
            <text:p>14:31</text:p>
          </table:table-cell>
          <table:table-cell table:formula="of:=[.G177]-[.F177]" office:value-type="time" office:time-value="PT00H31M00S" calcext:value-type="time">
            <text:p>00:31</text:p>
          </table:table-cell>
          <table:table-cell table:formula="of:=HOUR([.H177])*60+MINUTE([.H177])"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32097135178621" calcext:value-type="float">
            <text:p>5.3209713517862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.24656" calcext:value-type="float">
            <text:p>42.24656</text:p>
          </table:table-cell>
          <table:table-cell office:value-type="float" office:value="2" calcext:value-type="float">
            <text:p>2</text:p>
          </table:table-cell>
          <table:table-cell office:value-type="time" office:time-value="PT38H00M00S" calcext:value-type="time">
            <text:p>14:00</text:p>
          </table:table-cell>
          <table:table-cell office:value-type="time" office:time-value="PT14H33M00S" calcext:value-type="time">
            <text:p>14:33</text:p>
          </table:table-cell>
          <table:table-cell table:formula="of:=[.G178]-[.F178]" office:value-type="time" office:time-value="-PT23H27M00S" calcext:value-type="time">
            <text:p>00:33</text:p>
          </table:table-cell>
          <table:table-cell table:formula="of:=HOUR([.H178])*60+MINUTE([.H178])" office:value-type="float" office:value="33" calcext:value-type="float">
            <text:p>3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4.88529141336285" calcext:value-type="float">
            <text:p>4.885291413362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1.44768" calcext:value-type="float">
            <text:p>41.44768</text:p>
          </table:table-cell>
          <table:table-cell office:value-type="float" office:value="2" calcext:value-type="float">
            <text:p>2</text:p>
          </table:table-cell>
          <table:table-cell office:value-type="time" office:time-value="PT62H00M00S" calcext:value-type="time">
            <text:p>14:00</text:p>
          </table:table-cell>
          <table:table-cell office:value-type="time" office:time-value="PT14H35M00S" calcext:value-type="time">
            <text:p>14:35</text:p>
          </table:table-cell>
          <table:table-cell table:formula="of:=[.G179]-[.F179]" office:value-type="time" office:time-value="-PT47H25M00S" calcext:value-type="time">
            <text:p>00:35</text:p>
          </table:table-cell>
          <table:table-cell table:formula="of:=HOUR([.H179])*60+MINUTE([.H179])"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0493177769704" calcext:value-type="float">
            <text:p>2.8049317776970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0.47856" calcext:value-type="float">
            <text:p>40.47856</text:p>
          </table:table-cell>
          <table:table-cell office:value-type="float" office:value="2" calcext:value-type="float">
            <text:p>2</text:p>
          </table:table-cell>
          <table:table-cell office:value-type="time" office:time-value="PT86H00M00S" calcext:value-type="time">
            <text:p>14:00</text:p>
          </table:table-cell>
          <table:table-cell office:value-type="time" office:time-value="PT14H37M00S" calcext:value-type="time">
            <text:p>14:37</text:p>
          </table:table-cell>
          <table:table-cell table:formula="of:=[.G180]-[.F180]" office:value-type="time" office:time-value="-PT71H23M00S" calcext:value-type="time">
            <text:p>00:37</text:p>
          </table:table-cell>
          <table:table-cell table:formula="of:=HOUR([.H180])*60+MINUTE([.H180])" office:value-type="float" office:value="37" calcext:value-type="float">
            <text:p>3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16689641463487" calcext:value-type="float">
            <text:p>2.1668964146348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.3232" calcext:value-type="float">
            <text:p>40.3232</text:p>
          </table:table-cell>
          <table:table-cell office:value-type="float" office:value="2" calcext:value-type="float">
            <text:p>2</text:p>
          </table:table-cell>
          <table:table-cell office:value-type="time" office:time-value="PT110H00M00S" calcext:value-type="time">
            <text:p>14:00</text:p>
          </table:table-cell>
          <table:table-cell office:value-type="time" office:time-value="PT14H39M00S" calcext:value-type="time">
            <text:p>14:39</text:p>
          </table:table-cell>
          <table:table-cell table:formula="of:=[.G181]-[.F181]" office:value-type="time" office:time-value="-PT95H21M00S" calcext:value-type="time">
            <text:p>00:39</text:p>
          </table:table-cell>
          <table:table-cell table:formula="of:=HOUR([.H181])*60+MINUTE([.H181])" office:value-type="float" office:value="39" calcext:value-type="float">
            <text:p>3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2320909985965" calcext:value-type="float">
            <text:p>1.4232090998596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2" calcext:value-type="float">
            <text:p>2</text:p>
          </table:table-cell>
          <table:table-cell office:value-type="time" office:time-value="PT134H00M00S" calcext:value-type="time">
            <text:p>14:00</text:p>
          </table:table-cell>
          <table:table-cell office:value-type="time" office:time-value="PT14H41M00S" calcext:value-type="time">
            <text:p>14:41</text:p>
          </table:table-cell>
          <table:table-cell table:formula="of:=[.G182]-[.F182]" office:value-type="time" office:time-value="-PT119H19M00S" calcext:value-type="time">
            <text:p>00:41</text:p>
          </table:table-cell>
          <table:table-cell table:formula="of:=HOUR([.H182])*60+MINUTE([.H182])" office:value-type="float" office:value="41" calcext:value-type="float">
            <text:p>4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849495326890462" calcext:value-type="float">
            <text:p>0.84949532689046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58H00M00S" calcext:value-type="time">
            <text:p>14:00</text:p>
          </table:table-cell>
          <table:table-cell office:value-type="time" office:time-value="PT14H42M00S" calcext:value-type="time">
            <text:p>14:42</text:p>
          </table:table-cell>
          <table:table-cell table:formula="of:=[.G183]-[.F183]" office:value-type="time" office:time-value="-PT143H18M00S" calcext:value-type="time">
            <text:p>00:42</text:p>
          </table:table-cell>
          <table:table-cell table:formula="of:=HOUR([.H183])*60+MINUTE([.H183])" office:value-type="float" office:value="42" calcext:value-type="float">
            <text:p>4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0369717675528" calcext:value-type="float">
            <text:p>9.4036971767552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0.56096" calcext:value-type="float">
            <text:p>70.56096</text:p>
          </table:table-cell>
          <table:table-cell office:value-type="float" office:value="2" calcext:value-type="float">
            <text:p>2</text:p>
          </table:table-cell>
          <table:table-cell office:value-type="time" office:time-value="PT182H00M00S" calcext:value-type="time">
            <text:p>14:00</text:p>
          </table:table-cell>
          <table:table-cell office:value-type="time" office:time-value="PT14H44M00S" calcext:value-type="time">
            <text:p>14:44</text:p>
          </table:table-cell>
          <table:table-cell table:formula="of:=[.G184]-[.F184]" office:value-type="time" office:time-value="-PT167H16M00S" calcext:value-type="time">
            <text:p>00:44</text:p>
          </table:table-cell>
          <table:table-cell table:formula="of:=HOUR([.H184])*60+MINUTE([.H184])" office:value-type="float" office:value="44" calcext:value-type="float">
            <text:p>4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2950280057979" calcext:value-type="float">
            <text:p>9.4295028005797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time" office:time-value="PT206H00M00S" calcext:value-type="time">
            <text:p>14:00</text:p>
          </table:table-cell>
          <table:table-cell office:value-type="time" office:time-value="PT14H46M00S" calcext:value-type="time">
            <text:p>14:46</text:p>
          </table:table-cell>
          <table:table-cell table:formula="of:=[.G185]-[.F185]" office:value-type="time" office:time-value="-PT191H14M00S" calcext:value-type="time">
            <text:p>00:46</text:p>
          </table:table-cell>
          <table:table-cell table:formula="of:=HOUR([.H185])*60+MINUTE([.H185])"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14064146563482" calcext:value-type="float">
            <text:p>9.1406414656348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69.12704" calcext:value-type="float">
            <text:p>69.12704</text:p>
          </table:table-cell>
          <table:table-cell office:value-type="float" office:value="2" calcext:value-type="float">
            <text:p>2</text:p>
          </table:table-cell>
          <table:table-cell office:value-type="time" office:time-value="PT230H00M00S" calcext:value-type="time">
            <text:p>14:00</text:p>
          </table:table-cell>
          <table:table-cell office:value-type="time" office:time-value="PT14H48M00S" calcext:value-type="time">
            <text:p>14:48</text:p>
          </table:table-cell>
          <table:table-cell table:formula="of:=[.G186]-[.F186]" office:value-type="time" office:time-value="-PT215H12M00S" calcext:value-type="time">
            <text:p>00:48</text:p>
          </table:table-cell>
          <table:table-cell table:formula="of:=HOUR([.H186])*60+MINUTE([.H186])"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9.42788529700309" calcext:value-type="float">
            <text:p>9.4278852970030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254H00M00S" calcext:value-type="time">
            <text:p>14:00</text:p>
          </table:table-cell>
          <table:table-cell office:value-type="time" office:time-value="PT14H50M00S" calcext:value-type="time">
            <text:p>14:50</text:p>
          </table:table-cell>
          <table:table-cell table:formula="of:=[.G187]-[.F187]" office:value-type="time" office:time-value="-PT239H10M00S" calcext:value-type="time">
            <text:p>00:50</text:p>
          </table:table-cell>
          <table:table-cell table:formula="of:=HOUR([.H187])*60+MINUTE([.H187])" office:value-type="float" office:value="50" calcext:value-type="float">
            <text:p>5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82231951099844" calcext:value-type="float">
            <text:p>8.8223195109984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7.36096" calcext:value-type="float">
            <text:p>67.36096</text:p>
          </table:table-cell>
          <table:table-cell office:value-type="float" office:value="2" calcext:value-type="float">
            <text:p>2</text:p>
          </table:table-cell>
          <table:table-cell office:value-type="time" office:time-value="PT278H00M00S" calcext:value-type="time">
            <text:p>14:00</text:p>
          </table:table-cell>
          <table:table-cell office:value-type="time" office:time-value="PT14H52M00S" calcext:value-type="time">
            <text:p>14:52</text:p>
          </table:table-cell>
          <table:table-cell table:formula="of:=[.G188]-[.F188]" office:value-type="time" office:time-value="-PT263H08M00S" calcext:value-type="time">
            <text:p>00:52</text:p>
          </table:table-cell>
          <table:table-cell table:formula="of:=HOUR([.H188])*60+MINUTE([.H188])" office:value-type="float" office:value="52" calcext:value-type="float">
            <text:p>5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57329060929861" calcext:value-type="float">
            <text:p>8.5732906092986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7.36096" calcext:value-type="float">
            <text:p>67.36096</text:p>
          </table:table-cell>
          <table:table-cell office:value-type="float" office:value="2" calcext:value-type="float">
            <text:p>2</text:p>
          </table:table-cell>
          <table:table-cell office:value-type="time" office:time-value="PT302H00M00S" calcext:value-type="time">
            <text:p>14:00</text:p>
          </table:table-cell>
          <table:table-cell office:value-type="time" office:time-value="PT14H54M00S" calcext:value-type="time">
            <text:p>14:54</text:p>
          </table:table-cell>
          <table:table-cell table:formula="of:=[.G189]-[.F189]" office:value-type="time" office:time-value="-PT287H06M00S" calcext:value-type="time">
            <text:p>00:54</text:p>
          </table:table-cell>
          <table:table-cell table:formula="of:=HOUR([.H189])*60+MINUTE([.H189])"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94400534937706" calcext:value-type="float">
            <text:p>7.944005349377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6.8752" calcext:value-type="float">
            <text:p>66.8752</text:p>
          </table:table-cell>
          <table:table-cell office:value-type="float" office:value="2" calcext:value-type="float">
            <text:p>2</text:p>
          </table:table-cell>
          <table:table-cell office:value-type="time" office:time-value="PT326H00M00S" calcext:value-type="time">
            <text:p>14:00</text:p>
          </table:table-cell>
          <table:table-cell office:value-type="time" office:time-value="PT14H56M00S" calcext:value-type="time">
            <text:p>14:56</text:p>
          </table:table-cell>
          <table:table-cell table:formula="of:=[.G190]-[.F190]" office:value-type="time" office:time-value="-PT311H04M00S" calcext:value-type="time">
            <text:p>00:56</text:p>
          </table:table-cell>
          <table:table-cell table:formula="of:=HOUR([.H190])*60+MINUTE([.H190])"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92799968270608" calcext:value-type="float">
            <text:p>6.9279996827060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5.28688" calcext:value-type="float">
            <text:p>65.28688</text:p>
          </table:table-cell>
          <table:table-cell office:value-type="float" office:value="2" calcext:value-type="float">
            <text:p>2</text:p>
          </table:table-cell>
          <table:table-cell office:value-type="time" office:time-value="PT350H00M00S" calcext:value-type="time">
            <text:p>14:00</text:p>
          </table:table-cell>
          <table:table-cell office:value-type="time" office:time-value="PT15H01M00S" calcext:value-type="time">
            <text:p>15:01</text:p>
          </table:table-cell>
          <table:table-cell table:formula="of:=[.G191]-[.F191]" office:value-type="time" office:time-value="-PT334H59M00S" calcext:value-type="time">
            <text:p>01:01</text:p>
          </table:table-cell>
          <table:table-cell table:formula="of:=HOUR([.H191])*60+MINUTE([.H191])"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82142238366862" calcext:value-type="float">
            <text:p>2.8214223836686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65.12112" calcext:value-type="float">
            <text:p>65.12112</text:p>
          </table:table-cell>
          <table:table-cell office:value-type="float" office:value="2" calcext:value-type="float">
            <text:p>2</text:p>
          </table:table-cell>
          <table:table-cell office:value-type="time" office:time-value="PT374H00M00S" calcext:value-type="time">
            <text:p>14:00</text:p>
          </table:table-cell>
          <table:table-cell office:value-type="time" office:time-value="PT15H03M00S" calcext:value-type="time">
            <text:p>15:03</text:p>
          </table:table-cell>
          <table:table-cell table:formula="of:=[.G192]-[.F192]" office:value-type="time" office:time-value="-PT358H57M00S" calcext:value-type="time">
            <text:p>01:03</text:p>
          </table:table-cell>
          <table:table-cell table:formula="of:=HOUR([.H192])*60+MINUTE([.H192])" office:value-type="float" office:value="63" calcext:value-type="float">
            <text:p>6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2.0106481773112" calcext:value-type="float">
            <text:p>2.010648177311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5.52352" calcext:value-type="float">
            <text:p>55.52352</text:p>
          </table:table-cell>
          <table:table-cell office:value-type="float" office:value="2" calcext:value-type="float">
            <text:p>2</text:p>
          </table:table-cell>
          <table:table-cell office:value-type="time" office:time-value="PT398H00M00S" calcext:value-type="time">
            <text:p>14:00</text:p>
          </table:table-cell>
          <table:table-cell office:value-type="time" office:time-value="PT15H12M00S" calcext:value-type="time">
            <text:p>15:12</text:p>
          </table:table-cell>
          <table:table-cell table:formula="of:=[.G193]-[.F193]" office:value-type="time" office:time-value="-PT382H48M00S" calcext:value-type="time">
            <text:p>01:12</text:p>
          </table:table-cell>
          <table:table-cell table:formula="of:=HOUR([.H193])*60+MINUTE([.H193])" office:value-type="float" office:value="72" calcext:value-type="float">
            <text:p>7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34453343499029" calcext:value-type="float">
            <text:p>6.3445334349902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5.52352" calcext:value-type="float">
            <text:p>55.52352</text:p>
          </table:table-cell>
          <table:table-cell office:value-type="float" office:value="2" calcext:value-type="float">
            <text:p>2</text:p>
          </table:table-cell>
          <table:table-cell office:value-type="time" office:time-value="PT422H00M00S" calcext:value-type="time">
            <text:p>14:00</text:p>
          </table:table-cell>
          <table:table-cell office:value-type="time" office:time-value="PT15H14M00S" calcext:value-type="time">
            <text:p>15:14</text:p>
          </table:table-cell>
          <table:table-cell table:formula="of:=[.G194]-[.F194]" office:value-type="time" office:time-value="-PT406H46M00S" calcext:value-type="time">
            <text:p>01:14</text:p>
          </table:table-cell>
          <table:table-cell table:formula="of:=HOUR([.H194])*60+MINUTE([.H194])"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3365837107146" calcext:value-type="float">
            <text:p>7.336583710714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3.7696" calcext:value-type="float">
            <text:p>53.7696</text:p>
          </table:table-cell>
          <table:table-cell office:value-type="float" office:value="2" calcext:value-type="float">
            <text:p>2</text:p>
          </table:table-cell>
          <table:table-cell office:value-type="time" office:time-value="PT446H00M00S" calcext:value-type="time">
            <text:p>14:00</text:p>
          </table:table-cell>
          <table:table-cell office:value-type="time" office:time-value="PT15H16M00S" calcext:value-type="time">
            <text:p>15:16</text:p>
          </table:table-cell>
          <table:table-cell table:formula="of:=[.G195]-[.F195]" office:value-type="time" office:time-value="-PT430H44M00S" calcext:value-type="time">
            <text:p>01:16</text:p>
          </table:table-cell>
          <table:table-cell table:formula="of:=HOUR([.H195])*60+MINUTE([.H195])" office:value-type="float" office:value="76" calcext:value-type="float">
            <text:p>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21262618427234" calcext:value-type="float">
            <text:p>8.2126261842723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3.4424" calcext:value-type="float">
            <text:p>53.4424</text:p>
          </table:table-cell>
          <table:table-cell office:value-type="float" office:value="2" calcext:value-type="float">
            <text:p>2</text:p>
          </table:table-cell>
          <table:table-cell office:value-type="time" office:time-value="PT470H00M00S" calcext:value-type="time">
            <text:p>14:00</text:p>
          </table:table-cell>
          <table:table-cell office:value-type="time" office:time-value="PT15H18M00S" calcext:value-type="time">
            <text:p>15:18</text:p>
          </table:table-cell>
          <table:table-cell table:formula="of:=[.G196]-[.F196]" office:value-type="time" office:time-value="-PT454H42M00S" calcext:value-type="time">
            <text:p>01:18</text:p>
          </table:table-cell>
          <table:table-cell table:formula="of:=HOUR([.H196])*60+MINUTE([.H196])"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75998548141147" calcext:value-type="float">
            <text:p>7.7599854814114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4.07792" calcext:value-type="float">
            <text:p>54.07792</text:p>
          </table:table-cell>
          <table:table-cell office:value-type="float" office:value="2" calcext:value-type="float">
            <text:p>2</text:p>
          </table:table-cell>
          <table:table-cell office:value-type="time" office:time-value="PT494H00M00S" calcext:value-type="time">
            <text:p>14:00</text:p>
          </table:table-cell>
          <table:table-cell office:value-type="time" office:time-value="PT15H20M00S" calcext:value-type="time">
            <text:p>15:20</text:p>
          </table:table-cell>
          <table:table-cell table:formula="of:=[.G197]-[.F197]" office:value-type="time" office:time-value="-PT478H40M00S" calcext:value-type="time">
            <text:p>01:20</text:p>
          </table:table-cell>
          <table:table-cell table:formula="of:=HOUR([.H197])*60+MINUTE([.H197])"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12054574273552" calcext:value-type="float">
            <text:p>8.1205457427355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2.64144" calcext:value-type="float">
            <text:p>52.64144</text:p>
          </table:table-cell>
          <table:table-cell office:value-type="float" office:value="2" calcext:value-type="float">
            <text:p>2</text:p>
          </table:table-cell>
          <table:table-cell office:value-type="time" office:time-value="PT518H00M00S" calcext:value-type="time">
            <text:p>14:00</text:p>
          </table:table-cell>
          <table:table-cell office:value-type="time" office:time-value="PT15H22M00S" calcext:value-type="time">
            <text:p>15:22</text:p>
          </table:table-cell>
          <table:table-cell table:formula="of:=[.G198]-[.F198]" office:value-type="time" office:time-value="-PT502H38M00S" calcext:value-type="time">
            <text:p>01:22</text:p>
          </table:table-cell>
          <table:table-cell table:formula="of:=HOUR([.H198])*60+MINUTE([.H198])"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85311082625039" calcext:value-type="float">
            <text:p>7.8531108262503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51.20864" calcext:value-type="float">
            <text:p>51.20864</text:p>
          </table:table-cell>
          <table:table-cell office:value-type="float" office:value="2" calcext:value-type="float">
            <text:p>2</text:p>
          </table:table-cell>
          <table:table-cell office:value-type="time" office:time-value="PT542H00M00S" calcext:value-type="time">
            <text:p>14:00</text:p>
          </table:table-cell>
          <table:table-cell office:value-type="time" office:time-value="PT15H24M00S" calcext:value-type="time">
            <text:p>15:24</text:p>
          </table:table-cell>
          <table:table-cell table:formula="of:=[.G199]-[.F199]" office:value-type="time" office:time-value="-PT526H36M00S" calcext:value-type="time">
            <text:p>01:24</text:p>
          </table:table-cell>
          <table:table-cell table:formula="of:=HOUR([.H199])*60+MINUTE([.H199])" office:value-type="float" office:value="84" calcext:value-type="float">
            <text:p>8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8.42467461858358" calcext:value-type="float">
            <text:p>8.4246746185835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.0432" calcext:value-type="float">
            <text:p>51.0432</text:p>
          </table:table-cell>
          <table:table-cell office:value-type="float" office:value="2" calcext:value-type="float">
            <text:p>2</text:p>
          </table:table-cell>
          <table:table-cell office:value-type="time" office:time-value="PT566H00M00S" calcext:value-type="time">
            <text:p>14:00</text:p>
          </table:table-cell>
          <table:table-cell office:value-type="time" office:time-value="PT15H26M00S" calcext:value-type="time">
            <text:p>15:26</text:p>
          </table:table-cell>
          <table:table-cell table:formula="of:=[.G200]-[.F200]" office:value-type="time" office:time-value="-PT550H34M00S" calcext:value-type="time">
            <text:p>01:26</text:p>
          </table:table-cell>
          <table:table-cell table:formula="of:=HOUR([.H200])*60+MINUTE([.H200])"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86646043311806" calcext:value-type="float">
            <text:p>7.866460433118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0.56944" calcext:value-type="float">
            <text:p>50.56944</text:p>
          </table:table-cell>
          <table:table-cell office:value-type="float" office:value="2" calcext:value-type="float">
            <text:p>2</text:p>
          </table:table-cell>
          <table:table-cell office:value-type="time" office:time-value="PT590H00M00S" calcext:value-type="time">
            <text:p>14:00</text:p>
          </table:table-cell>
          <table:table-cell office:value-type="time" office:time-value="PT15H28M00S" calcext:value-type="time">
            <text:p>15:28</text:p>
          </table:table-cell>
          <table:table-cell table:formula="of:=[.G201]-[.F201]" office:value-type="time" office:time-value="-PT574H32M00S" calcext:value-type="time">
            <text:p>01:28</text:p>
          </table:table-cell>
          <table:table-cell table:formula="of:=HOUR([.H201])*60+MINUTE([.H201])" office:value-type="float" office:value="88" calcext:value-type="float">
            <text:p>8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7.28783574354031" calcext:value-type="float">
            <text:p>7.2878357435403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2.00112" calcext:value-type="float">
            <text:p>52.00112</text:p>
          </table:table-cell>
          <table:table-cell office:value-type="float" office:value="2" calcext:value-type="float">
            <text:p>2</text:p>
          </table:table-cell>
          <table:table-cell office:value-type="time" office:time-value="PT614H00M00S" calcext:value-type="time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G202]-[.F202]" office:value-type="time" office:time-value="-PT598H30M00S" calcext:value-type="time">
            <text:p>01:30</text:p>
          </table:table-cell>
          <table:table-cell table:formula="of:=HOUR([.H202])*60+MINUTE([.H202])" office:value-type="float" office:value="90" calcext:value-type="float">
            <text:p>9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27930332924961" calcext:value-type="float">
            <text:p>5.2793033292496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1.35392" calcext:value-type="float">
            <text:p>51.35392</text:p>
          </table:table-cell>
          <table:table-cell office:value-type="float" office:value="2" calcext:value-type="float">
            <text:p>2</text:p>
          </table:table-cell>
          <table:table-cell office:value-type="time" office:time-value="PT638H00M00S" calcext:value-type="time">
            <text:p>14:00</text:p>
          </table:table-cell>
          <table:table-cell office:value-type="time" office:time-value="PT15H34M00S" calcext:value-type="time">
            <text:p>15:34</text:p>
          </table:table-cell>
          <table:table-cell table:formula="of:=[.G203]-[.F203]" office:value-type="time" office:time-value="-PT622H26M00S" calcext:value-type="time">
            <text:p>01:34</text:p>
          </table:table-cell>
          <table:table-cell table:formula="of:=HOUR([.H203])*60+MINUTE([.H203])"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89163484398746" calcext:value-type="float">
            <text:p>1.8916348439874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0.08016" calcext:value-type="float">
            <text:p>50.08016</text:p>
          </table:table-cell>
          <table:table-cell office:value-type="float" office:value="2" calcext:value-type="float">
            <text:p>2</text:p>
          </table:table-cell>
          <table:table-cell office:value-type="time" office:time-value="PT662H00M00S" calcext:value-type="time">
            <text:p>14:00</text:p>
          </table:table-cell>
          <table:table-cell office:value-type="time" office:time-value="PT15H40M00S" calcext:value-type="time">
            <text:p>15:40</text:p>
          </table:table-cell>
          <table:table-cell table:formula="of:=[.G204]-[.F204]" office:value-type="time" office:time-value="-PT646H20M00S" calcext:value-type="time">
            <text:p>01:40</text:p>
          </table:table-cell>
          <table:table-cell table:formula="of:=HOUR([.H204])*60+MINUTE([.H204])"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44434157657775" calcext:value-type="float">
            <text:p>0.744434157657775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7.76192" calcext:value-type="float">
            <text:p>37.7619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4M00S" calcext:value-type="time">
            <text:p>16:04</text:p>
          </table:table-cell>
          <table:table-cell table:formula="of:=[.G205]-[.F205]" office:value-type="time" office:time-value="PT00H34M00S" calcext:value-type="time">
            <text:p>00:34</text:p>
          </table:table-cell>
          <table:table-cell table:formula="of:=HOUR([.H205])*60+MINUTE([.H205])"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22086563208991" calcext:value-type="float">
            <text:p>1.2208656320899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09M00S" calcext:value-type="time">
            <text:p>16:09</text:p>
          </table:table-cell>
          <table:table-cell table:formula="of:=[.G206]-[.F206]" office:value-type="time" office:time-value="PT00H39M00S" calcext:value-type="time">
            <text:p>00:39</text:p>
          </table:table-cell>
          <table:table-cell table:formula="of:=HOUR([.H206])*60+MINUTE([.H206])" office:value-type="float" office:value="39" calcext:value-type="float">
            <text:p>3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98260946083406" calcext:value-type="float">
            <text:p>3.982609460834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0.9584" calcext:value-type="float">
            <text:p>40.9584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1M00S" calcext:value-type="time">
            <text:p>16:11</text:p>
          </table:table-cell>
          <table:table-cell table:formula="of:=[.G207]-[.F207]" office:value-type="time" office:time-value="PT00H41M00S" calcext:value-type="time">
            <text:p>00:41</text:p>
          </table:table-cell>
          <table:table-cell table:formula="of:=HOUR([.H207])*60+MINUTE([.H207])" office:value-type="float" office:value="41" calcext:value-type="float">
            <text:p>4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408100427950761" calcext:value-type="float">
            <text:p>0.408100427950761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6M00S" calcext:value-type="time">
            <text:p>16:16</text:p>
          </table:table-cell>
          <table:table-cell table:formula="of:=[.G208]-[.F208]" office:value-type="time" office:time-value="PT00H46M00S" calcext:value-type="time">
            <text:p>00:46</text:p>
          </table:table-cell>
          <table:table-cell table:formula="of:=HOUR([.H208])*60+MINUTE([.H208])"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6.81640261670517" calcext:value-type="float">
            <text:p>6.816402616705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18M00S" calcext:value-type="time">
            <text:p>16:18</text:p>
          </table:table-cell>
          <table:table-cell table:formula="of:=[.G209]-[.F209]" office:value-type="time" office:time-value="PT00H48M00S" calcext:value-type="time">
            <text:p>00:48</text:p>
          </table:table-cell>
          <table:table-cell table:formula="of:=HOUR([.H209])*60+MINUTE([.H209])"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5.50871980970042" calcext:value-type="float">
            <text:p>5.5087198097004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0M00S" calcext:value-type="time">
            <text:p>16:20</text:p>
          </table:table-cell>
          <table:table-cell table:formula="of:=[.G210]-[.F210]" office:value-type="time" office:time-value="PT00H50M00S" calcext:value-type="time">
            <text:p>00:50</text:p>
          </table:table-cell>
          <table:table-cell table:formula="of:=HOUR([.H210])*60+MINUTE([.H210])"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3.10615188052816" calcext:value-type="float">
            <text:p>3.1061518805281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2M00S" calcext:value-type="time">
            <text:p>16:22</text:p>
          </table:table-cell>
          <table:table-cell table:formula="of:=[.G211]-[.F211]" office:value-type="time" office:time-value="PT00H52M00S" calcext:value-type="time">
            <text:p>00:52</text:p>
          </table:table-cell>
          <table:table-cell table:formula="of:=HOUR([.H211])*60+MINUTE([.H211])"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715981388473063" calcext:value-type="float">
            <text:p>0.71598138847306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4.96768" calcext:value-type="float">
            <text:p>44.96768</text:p>
          </table:table-cell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24M00S" calcext:value-type="time">
            <text:p>16:24</text:p>
          </table:table-cell>
          <table:table-cell table:formula="of:=[.G212]-[.F212]" office:value-type="time" office:time-value="PT00H54M00S" calcext:value-type="time">
            <text:p>00:54</text:p>
          </table:table-cell>
          <table:table-cell table:formula="of:=HOUR([.H212])*60+MINUTE([.H212])"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32568305589812" calcext:value-type="float">
            <text:p>0.332568305589812</text:p>
          </table:table-cell>
          <table:table-cell table:number-columns-repeated="1010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9.60256" calcext:value-type="float">
            <text:p>29.6025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6M00S" calcext:value-type="time">
            <text:p>16:36</text:p>
          </table:table-cell>
          <table:table-cell table:formula="of:=[.G213]-[.F213]" office:value-type="time" office:time-value="PT01H06M00S" calcext:value-type="time">
            <text:p>01:06</text:p>
          </table:table-cell>
          <table:table-cell table:formula="of:=HOUR([.H213])*60+MINUTE([.H213])"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1.47833361868133" calcext:value-type="float">
            <text:p>1.4783336186813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28.16896" calcext:value-type="float">
            <text:p>28.16896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8M00S" calcext:value-type="time">
            <text:p>16:38</text:p>
          </table:table-cell>
          <table:table-cell table:formula="of:=[.G214]-[.F214]" office:value-type="time" office:time-value="PT01H08M00S" calcext:value-type="time">
            <text:p>01:08</text:p>
          </table:table-cell>
          <table:table-cell table:formula="of:=HOUR([.H214])*60+MINUTE([.H214])"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484991616687807" calcext:value-type="float">
            <text:p>0.48499161668780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5" calcext:value-type="date">
            <text:p>01/25/2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7.52048" calcext:value-type="float">
            <text:p>27.52048</text:p>
          </table:table-cell>
          <table:table-cell office:value-type="float" office:value="3.1" calcext:value-type="float">
            <text:p>3.1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40M00S" calcext:value-type="time">
            <text:p>16:40</text:p>
          </table:table-cell>
          <table:table-cell table:formula="of:=[.G215]-[.F215]" office:value-type="time" office:time-value="PT01H10M00S" calcext:value-type="time">
            <text:p>01:10</text:p>
          </table:table-cell>
          <table:table-cell table:formula="of:=HOUR([.H215])*60+MINUTE([.H215])"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</text:p>
          </table:table-cell>
          <table:table-cell/>
          <table:table-cell office:value-type="string" calcext:value-type="string">
            <text:p>bf</text:p>
          </table:table-cell>
          <table:table-cell office:value-type="float" office:value="0.37034364763142" calcext:value-type="float">
            <text:p>0.37034364763142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4M00S" calcext:value-type="time">
            <text:p>13:24</text:p>
          </table:table-cell>
          <table:table-cell table:formula="of:=[.G216]-[.F216]" office:value-type="time" office:time-value="PT00H39M00S" calcext:value-type="time">
            <text:p>00:39</text:p>
          </table:table-cell>
          <table:table-cell table:formula="of:=HOUR([.H216])*60+MINUTE([.H216])"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0377905981637" calcext:value-type="float">
            <text:p>5.2037790598163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6M00S" calcext:value-type="time">
            <text:p>13:26</text:p>
          </table:table-cell>
          <table:table-cell table:formula="of:=[.G217]-[.F217]" office:value-type="time" office:time-value="PT00H41M00S" calcext:value-type="time">
            <text:p>00:41</text:p>
          </table:table-cell>
          <table:table-cell table:formula="of:=HOUR([.H217])*60+MINUTE([.H217])"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43255520241195" calcext:value-type="float">
            <text:p>4.4325552024119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3.36016" calcext:value-type="float">
            <text:p>43.360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28M00S" calcext:value-type="time">
            <text:p>13:28</text:p>
          </table:table-cell>
          <table:table-cell table:formula="of:=[.G218]-[.F218]" office:value-type="time" office:time-value="PT00H43M00S" calcext:value-type="time">
            <text:p>00:43</text:p>
          </table:table-cell>
          <table:table-cell table:formula="of:=HOUR([.H218])*60+MINUTE([.H218])"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43134277305018" calcext:value-type="float">
            <text:p>3.4313427730501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0M00S" calcext:value-type="time">
            <text:p>13:30</text:p>
          </table:table-cell>
          <table:table-cell table:formula="of:=[.G219]-[.F219]" office:value-type="time" office:time-value="PT00H45M00S" calcext:value-type="time">
            <text:p>00:45</text:p>
          </table:table-cell>
          <table:table-cell table:formula="of:=HOUR([.H219])*60+MINUTE([.H219])"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9339794671739" calcext:value-type="float">
            <text:p>3.8933979467173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1.92432" calcext:value-type="float">
            <text:p>41.92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2M00S" calcext:value-type="time">
            <text:p>13:32</text:p>
          </table:table-cell>
          <table:table-cell table:formula="of:=[.G220]-[.F220]" office:value-type="time" office:time-value="PT00H47M00S" calcext:value-type="time">
            <text:p>00:47</text:p>
          </table:table-cell>
          <table:table-cell table:formula="of:=HOUR([.H220])*60+MINUTE([.H220])"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5421510522724" calcext:value-type="float">
            <text:p>2.2542151052272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0.81216" calcext:value-type="float">
            <text:p>40.81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4M00S" calcext:value-type="time">
            <text:p>13:34</text:p>
          </table:table-cell>
          <table:table-cell table:formula="of:=[.G221]-[.F221]" office:value-type="time" office:time-value="PT00H49M00S" calcext:value-type="time">
            <text:p>00:49</text:p>
          </table:table-cell>
          <table:table-cell table:formula="of:=HOUR([.H221])*60+MINUTE([.H221])"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51298672185202" calcext:value-type="float">
            <text:p>1.5129867218520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6M00S" calcext:value-type="time">
            <text:p>13:36</text:p>
          </table:table-cell>
          <table:table-cell table:formula="of:=[.G222]-[.F222]" office:value-type="time" office:time-value="PT00H51M00S" calcext:value-type="time">
            <text:p>00:51</text:p>
          </table:table-cell>
          <table:table-cell table:formula="of:=HOUR([.H222])*60+MINUTE([.H222])"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93897173161177" calcext:value-type="float">
            <text:p>0.9389717316117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0.3232" calcext:value-type="float">
            <text:p>40.32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38M00S" calcext:value-type="time">
            <text:p>13:38</text:p>
          </table:table-cell>
          <table:table-cell table:formula="of:=[.G223]-[.F223]" office:value-type="time" office:time-value="PT00H53M00S" calcext:value-type="time">
            <text:p>00:53</text:p>
          </table:table-cell>
          <table:table-cell table:formula="of:=HOUR([.H223])*60+MINUTE([.H223])"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642451542049322" calcext:value-type="float">
            <text:p>0.64245154204932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9.53504" calcext:value-type="float">
            <text:p>39.5350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0M00S" calcext:value-type="time">
            <text:p>13:40</text:p>
          </table:table-cell>
          <table:table-cell table:formula="of:=[.G224]-[.F224]" office:value-type="time" office:time-value="PT00H55M00S" calcext:value-type="time">
            <text:p>00:55</text:p>
          </table:table-cell>
          <table:table-cell table:formula="of:=HOUR([.H224])*60+MINUTE([.H224])"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598388368782676" calcext:value-type="float">
            <text:p>0.5983883687826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8.16384" calcext:value-type="float">
            <text:p>48.1638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2M00S" calcext:value-type="time">
            <text:p>13:42</text:p>
          </table:table-cell>
          <table:table-cell table:formula="of:=[.G225]-[.F225]" office:value-type="time" office:time-value="PT00H57M00S" calcext:value-type="time">
            <text:p>00:57</text:p>
          </table:table-cell>
          <table:table-cell table:formula="of:=HOUR([.H225])*60+MINUTE([.H225])"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04575162239314" calcext:value-type="float">
            <text:p>4.0457516223931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4M00S" calcext:value-type="time">
            <text:p>13:44</text:p>
          </table:table-cell>
          <table:table-cell table:formula="of:=[.G226]-[.F226]" office:value-type="time" office:time-value="PT00H59M00S" calcext:value-type="time">
            <text:p>00:59</text:p>
          </table:table-cell>
          <table:table-cell table:formula="of:=HOUR([.H226])*60+MINUTE([.H226])"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17176878457804" calcext:value-type="float">
            <text:p>5.1717687845780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8.3216" calcext:value-type="float">
            <text:p>48.3216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6M00S" calcext:value-type="time">
            <text:p>13:46</text:p>
          </table:table-cell>
          <table:table-cell table:formula="of:=[.G227]-[.F227]" office:value-type="time" office:time-value="PT01H01M00S" calcext:value-type="time">
            <text:p>01:01</text:p>
          </table:table-cell>
          <table:table-cell table:formula="of:=HOUR([.H227])*60+MINUTE([.H227])"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04846315240957" calcext:value-type="float">
            <text:p>5.0484631524095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7.85424" calcext:value-type="float">
            <text:p>47.85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48M00S" calcext:value-type="time">
            <text:p>13:48</text:p>
          </table:table-cell>
          <table:table-cell table:formula="of:=[.G228]-[.F228]" office:value-type="time" office:time-value="PT01H03M00S" calcext:value-type="time">
            <text:p>01:03</text:p>
          </table:table-cell>
          <table:table-cell table:formula="of:=HOUR([.H228])*60+MINUTE([.H228])"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8431655789474" calcext:value-type="float">
            <text:p>3.8843165578947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7.85424" calcext:value-type="float">
            <text:p>47.854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0M00S" calcext:value-type="time">
            <text:p>13:50</text:p>
          </table:table-cell>
          <table:table-cell table:formula="of:=[.G229]-[.F229]" office:value-type="time" office:time-value="PT01H05M00S" calcext:value-type="time">
            <text:p>01:05</text:p>
          </table:table-cell>
          <table:table-cell table:formula="of:=HOUR([.H229])*60+MINUTE([.H229])"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89895776704324" calcext:value-type="float">
            <text:p>3.8989577670432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.20272" calcext:value-type="float">
            <text:p>47.2027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2M00S" calcext:value-type="time">
            <text:p>13:52</text:p>
          </table:table-cell>
          <table:table-cell table:formula="of:=[.G230]-[.F230]" office:value-type="time" office:time-value="PT01H07M00S" calcext:value-type="time">
            <text:p>01:07</text:p>
          </table:table-cell>
          <table:table-cell table:formula="of:=HOUR([.H230])*60+MINUTE([.H230])"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5415616608182" calcext:value-type="float">
            <text:p>2.3541561660818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4M00S" calcext:value-type="time">
            <text:p>13:54</text:p>
          </table:table-cell>
          <table:table-cell table:formula="of:=[.G231]-[.F231]" office:value-type="time" office:time-value="PT01H09M00S" calcext:value-type="time">
            <text:p>01:09</text:p>
          </table:table-cell>
          <table:table-cell table:formula="of:=HOUR([.H231])*60+MINUTE([.H231])"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96716619851829" calcext:value-type="float">
            <text:p>1.9671661985182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6M00S" calcext:value-type="time">
            <text:p>13:56</text:p>
          </table:table-cell>
          <table:table-cell table:formula="of:=[.G232]-[.F232]" office:value-type="time" office:time-value="PT01H11M00S" calcext:value-type="time">
            <text:p>01:11</text:p>
          </table:table-cell>
          <table:table-cell table:formula="of:=HOUR([.H232])*60+MINUTE([.H232])"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16720871937994" calcext:value-type="float">
            <text:p>1.1672087193799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6.88944" calcext:value-type="float">
            <text:p>46.8894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3H58M00S" calcext:value-type="time">
            <text:p>13:58</text:p>
          </table:table-cell>
          <table:table-cell table:formula="of:=[.G233]-[.F233]" office:value-type="time" office:time-value="PT01H13M00S" calcext:value-type="time">
            <text:p>01:13</text:p>
          </table:table-cell>
          <table:table-cell table:formula="of:=HOUR([.H233])*60+MINUTE([.H233])"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979586495913968" calcext:value-type="float">
            <text:p>0.97958649591396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5.91024" calcext:value-type="float">
            <text:p>45.91024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00M00S" calcext:value-type="time">
            <text:p>14:00</text:p>
          </table:table-cell>
          <table:table-cell table:formula="of:=[.G234]-[.F234]" office:value-type="time" office:time-value="PT01H15M00S" calcext:value-type="time">
            <text:p>01:15</text:p>
          </table:table-cell>
          <table:table-cell table:formula="of:=HOUR([.H234])*60+MINUTE([.H234])"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87383931493608" calcext:value-type="float">
            <text:p>0.8738393149360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1" calcext:value-type="float">
            <text:p>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02M00S" calcext:value-type="time">
            <text:p>14:02</text:p>
          </table:table-cell>
          <table:table-cell table:formula="of:=[.G235]-[.F235]" office:value-type="time" office:time-value="PT01H17M00S" calcext:value-type="time">
            <text:p>01:17</text:p>
          </table:table-cell>
          <table:table-cell table:formula="of:=HOUR([.H235])*60+MINUTE([.H235])"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802871034221525" calcext:value-type="float">
            <text:p>0.80287103422152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4M00S" calcext:value-type="time">
            <text:p>14:14</text:p>
          </table:table-cell>
          <table:table-cell table:formula="of:=[.G236]-[.F236]" office:value-type="time" office:time-value="PT01H29M00S" calcext:value-type="time">
            <text:p>01:29</text:p>
          </table:table-cell>
          <table:table-cell table:formula="of:=HOUR([.H236])*60+MINUTE([.H236])"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608385889567" calcext:value-type="float">
            <text:p>5.660838588956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8.0008" calcext:value-type="float">
            <text:p>48.000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6M00S" calcext:value-type="time">
            <text:p>14:16</text:p>
          </table:table-cell>
          <table:table-cell table:formula="of:=[.G237]-[.F237]" office:value-type="time" office:time-value="PT01H31M00S" calcext:value-type="time">
            <text:p>01:31</text:p>
          </table:table-cell>
          <table:table-cell table:formula="of:=HOUR([.H237])*60+MINUTE([.H237])"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40412087347532" calcext:value-type="float">
            <text:p>9.4041208734753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19M00S" calcext:value-type="time">
            <text:p>14:19</text:p>
          </table:table-cell>
          <table:table-cell table:formula="of:=[.G238]-[.F238]" office:value-type="time" office:time-value="PT01H34M00S" calcext:value-type="time">
            <text:p>01:34</text:p>
          </table:table-cell>
          <table:table-cell table:formula="of:=HOUR([.H238])*60+MINUTE([.H238])"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1.1915994340131" calcext:value-type="float">
            <text:p>11.191599434013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28M00S" calcext:value-type="time">
            <text:p>14:28</text:p>
          </table:table-cell>
          <table:table-cell table:formula="of:=[.G239]-[.F239]" office:value-type="time" office:time-value="PT01H43M00S" calcext:value-type="time">
            <text:p>01:43</text:p>
          </table:table-cell>
          <table:table-cell table:formula="of:=HOUR([.H239])*60+MINUTE([.H239])"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8516778205207" calcext:value-type="float">
            <text:p>10.851677820520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7.36784" calcext:value-type="float">
            <text:p>47.3678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30M00S" calcext:value-type="time">
            <text:p>14:30</text:p>
          </table:table-cell>
          <table:table-cell table:formula="of:=[.G240]-[.F240]" office:value-type="time" office:time-value="PT01H45M00S" calcext:value-type="time">
            <text:p>01:45</text:p>
          </table:table-cell>
          <table:table-cell table:formula="of:=HOUR([.H240])*60+MINUTE([.H240])"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3047053766601" calcext:value-type="float">
            <text:p>10.304705376660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7.36784" calcext:value-type="float">
            <text:p>47.3678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32M00S" calcext:value-type="time">
            <text:p>14:32</text:p>
          </table:table-cell>
          <table:table-cell table:formula="of:=[.G241]-[.F241]" office:value-type="time" office:time-value="PT01H47M00S" calcext:value-type="time">
            <text:p>01:47</text:p>
          </table:table-cell>
          <table:table-cell table:formula="of:=HOUR([.H241])*60+MINUTE([.H241])" office:value-type="float" office:value="107" calcext:value-type="float">
            <text:p>10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80286835762314" calcext:value-type="float">
            <text:p>9.8028683576231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[.G242]-[.F242]" office:value-type="time" office:time-value="PT01H55M00S" calcext:value-type="time">
            <text:p>01:55</text:p>
          </table:table-cell>
          <table:table-cell table:formula="of:=HOUR([.H242])*60+MINUTE([.H242])"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85507210155632" calcext:value-type="float">
            <text:p>9.8550721015563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8.79712" calcext:value-type="float">
            <text:p>48.7971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2M00S" calcext:value-type="time">
            <text:p>14:42</text:p>
          </table:table-cell>
          <table:table-cell table:formula="of:=[.G243]-[.F243]" office:value-type="time" office:time-value="PT01H57M00S" calcext:value-type="time">
            <text:p>01:57</text:p>
          </table:table-cell>
          <table:table-cell table:formula="of:=HOUR([.H243])*60+MINUTE([.H243])"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29377944881657" calcext:value-type="float">
            <text:p>8.2937794488165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7.68048" calcext:value-type="float">
            <text:p>47.680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3M00S" calcext:value-type="time">
            <text:p>14:43</text:p>
          </table:table-cell>
          <table:table-cell table:formula="of:=[.G244]-[.F244]" office:value-type="time" office:time-value="PT01H58M00S" calcext:value-type="time">
            <text:p>01:58</text:p>
          </table:table-cell>
          <table:table-cell table:formula="of:=HOUR([.H244])*60+MINUTE([.H244])"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7.60761742521384" calcext:value-type="float">
            <text:p>7.6076174252138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4M00S" calcext:value-type="time">
            <text:p>14:44</text:p>
          </table:table-cell>
          <table:table-cell table:formula="of:=[.G245]-[.F245]" office:value-type="time" office:time-value="PT01H59M00S" calcext:value-type="time">
            <text:p>01:59</text:p>
          </table:table-cell>
          <table:table-cell table:formula="of:=HOUR([.H245])*60+MINUTE([.H245])" office:value-type="float" office:value="119" calcext:value-type="float">
            <text:p>1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1957305799989" calcext:value-type="float">
            <text:p>6.9195730579998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7.0432" calcext:value-type="float">
            <text:p>47.04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6M00S" calcext:value-type="time">
            <text:p>14:46</text:p>
          </table:table-cell>
          <table:table-cell table:formula="of:=[.G246]-[.F246]" office:value-type="time" office:time-value="PT02H01M00S" calcext:value-type="time">
            <text:p>02:01</text:p>
          </table:table-cell>
          <table:table-cell table:formula="of:=HOUR([.H246])*60+MINUTE([.H246])"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0746905525136" calcext:value-type="float">
            <text:p>6.9074690552513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.7192" calcext:value-type="float">
            <text:p>46.719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48M00S" calcext:value-type="time">
            <text:p>14:48</text:p>
          </table:table-cell>
          <table:table-cell table:formula="of:=[.G247]-[.F247]" office:value-type="time" office:time-value="PT02H03M00S" calcext:value-type="time">
            <text:p>02:03</text:p>
          </table:table-cell>
          <table:table-cell table:formula="of:=HOUR([.H247])*60+MINUTE([.H247])"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98134595357988" calcext:value-type="float">
            <text:p>6.9813459535798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6.24128" calcext:value-type="float">
            <text:p>46.2412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0M00S" calcext:value-type="time">
            <text:p>14:50</text:p>
          </table:table-cell>
          <table:table-cell table:formula="of:=[.G248]-[.F248]" office:value-type="time" office:time-value="PT02H05M00S" calcext:value-type="time">
            <text:p>02:05</text:p>
          </table:table-cell>
          <table:table-cell table:formula="of:=HOUR([.H248])*60+MINUTE([.H248])"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86852438808617" calcext:value-type="float">
            <text:p>5.8685243880861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6.56864" calcext:value-type="float">
            <text:p>46.56864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2M00S" calcext:value-type="time">
            <text:p>14:52</text:p>
          </table:table-cell>
          <table:table-cell table:formula="of:=[.G249]-[.F249]" office:value-type="time" office:time-value="PT02H07M00S" calcext:value-type="time">
            <text:p>02:07</text:p>
          </table:table-cell>
          <table:table-cell table:formula="of:=HOUR([.H249])*60+MINUTE([.H249])"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61678797834989" calcext:value-type="float">
            <text:p>5.6167879783498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6.40848" calcext:value-type="float">
            <text:p>46.4084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4M00S" calcext:value-type="time">
            <text:p>14:54</text:p>
          </table:table-cell>
          <table:table-cell table:formula="of:=[.G250]-[.F250]" office:value-type="time" office:time-value="PT02H09M00S" calcext:value-type="time">
            <text:p>02:09</text:p>
          </table:table-cell>
          <table:table-cell table:formula="of:=HOUR([.H250])*60+MINUTE([.H250])" office:value-type="float" office:value="129" calcext:value-type="float">
            <text:p>1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59196947287023" calcext:value-type="float">
            <text:p>4.5919694728702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.60256" calcext:value-type="float">
            <text:p>45.60256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6M00S" calcext:value-type="time">
            <text:p>14:56</text:p>
          </table:table-cell>
          <table:table-cell table:formula="of:=[.G251]-[.F251]" office:value-type="time" office:time-value="PT02H11M00S" calcext:value-type="time">
            <text:p>02:11</text:p>
          </table:table-cell>
          <table:table-cell table:formula="of:=HOUR([.H251])*60+MINUTE([.H251])"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7507668464362" calcext:value-type="float">
            <text:p>4.750766846436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4H58M00S" calcext:value-type="time">
            <text:p>14:58</text:p>
          </table:table-cell>
          <table:table-cell table:formula="of:=[.G252]-[.F252]" office:value-type="time" office:time-value="PT02H13M00S" calcext:value-type="time">
            <text:p>02:13</text:p>
          </table:table-cell>
          <table:table-cell table:formula="of:=HOUR([.H252])*60+MINUTE([.H252])"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41317569594867" calcext:value-type="float">
            <text:p>4.4131756959486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[.G253]-[.F253]" office:value-type="time" office:time-value="PT02H15M00S" calcext:value-type="time">
            <text:p>02:15</text:p>
          </table:table-cell>
          <table:table-cell table:formula="of:=HOUR([.H253])*60+MINUTE([.H253])"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8052859372165" calcext:value-type="float">
            <text:p>3.1805285937216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.1192" calcext:value-type="float">
            <text:p>45.119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2M00S" calcext:value-type="time">
            <text:p>15:02</text:p>
          </table:table-cell>
          <table:table-cell table:formula="of:=[.G254]-[.F254]" office:value-type="time" office:time-value="PT02H17M00S" calcext:value-type="time">
            <text:p>02:17</text:p>
          </table:table-cell>
          <table:table-cell table:formula="of:=HOUR([.H254])*60+MINUTE([.H254])"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09660747623628" calcext:value-type="float">
            <text:p>3.0966074762362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.28832" calcext:value-type="float">
            <text:p>45.28832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4M00S" calcext:value-type="time">
            <text:p>15:04</text:p>
          </table:table-cell>
          <table:table-cell table:formula="of:=[.G255]-[.F255]" office:value-type="time" office:time-value="PT02H19M00S" calcext:value-type="time">
            <text:p>02:19</text:p>
          </table:table-cell>
          <table:table-cell table:formula="of:=HOUR([.H255])*60+MINUTE([.H255])"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48730361261744" calcext:value-type="float">
            <text:p>2.4873036126174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.77488" calcext:value-type="float">
            <text:p>45.774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6M00S" calcext:value-type="time">
            <text:p>15:06</text:p>
          </table:table-cell>
          <table:table-cell table:formula="of:=[.G256]-[.F256]" office:value-type="time" office:time-value="PT02H21M00S" calcext:value-type="time">
            <text:p>02:21</text:p>
          </table:table-cell>
          <table:table-cell table:formula="of:=HOUR([.H256])*60+MINUTE([.H256])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08769305253377" calcext:value-type="float">
            <text:p>2.0876930525337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.43888" calcext:value-type="float">
            <text:p>45.4388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8M00S" calcext:value-type="time">
            <text:p>15:08</text:p>
          </table:table-cell>
          <table:table-cell table:formula="of:=[.G257]-[.F257]" office:value-type="time" office:time-value="PT02H23M00S" calcext:value-type="time">
            <text:p>02:23</text:p>
          </table:table-cell>
          <table:table-cell table:formula="of:=HOUR([.H257])*60+MINUTE([.H257])"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55057673232904" calcext:value-type="float">
            <text:p>1.5505767323290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.96768" calcext:value-type="float">
            <text:p>44.96768</text:p>
          </table:table-cell>
          <table:table-cell office:value-type="float" office:value="1.1" calcext:value-type="float">
            <text:p>1.1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10M00S" calcext:value-type="time">
            <text:p>15:10</text:p>
          </table:table-cell>
          <table:table-cell table:formula="of:=[.G258]-[.F258]" office:value-type="time" office:time-value="PT02H25M00S" calcext:value-type="time">
            <text:p>02:25</text:p>
          </table:table-cell>
          <table:table-cell table:formula="of:=HOUR([.H258])*60+MINUTE([.H258])"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32999009604776" calcext:value-type="float">
            <text:p>1.32999009604776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0.41024" calcext:value-type="float">
            <text:p>30.410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2M00S" calcext:value-type="time">
            <text:p>15:22</text:p>
          </table:table-cell>
          <table:table-cell table:formula="of:=[.G259]-[.F259]" office:value-type="time" office:time-value="PT01H07M00S" calcext:value-type="time">
            <text:p>01:07</text:p>
          </table:table-cell>
          <table:table-cell table:formula="of:=HOUR([.H259])*60+MINUTE([.H259])" office:value-type="float" office:value="67" calcext:value-type="float">
            <text:p>6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38656404218299" calcext:value-type="float">
            <text:p>2.3865640421829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8.00704" calcext:value-type="float">
            <text:p>28.007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4M00S" calcext:value-type="time">
            <text:p>15:24</text:p>
          </table:table-cell>
          <table:table-cell table:formula="of:=[.G260]-[.F260]" office:value-type="time" office:time-value="PT01H09M00S" calcext:value-type="time">
            <text:p>01:09</text:p>
          </table:table-cell>
          <table:table-cell table:formula="of:=HOUR([.H260])*60+MINUTE([.H260])"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37798846168815" calcext:value-type="float">
            <text:p>0.33779884616881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6.88304" calcext:value-type="float">
            <text:p>26.883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6M00S" calcext:value-type="time">
            <text:p>15:26</text:p>
          </table:table-cell>
          <table:table-cell table:formula="of:=[.G261]-[.F261]" office:value-type="time" office:time-value="PT01H11M00S" calcext:value-type="time">
            <text:p>01:11</text:p>
          </table:table-cell>
          <table:table-cell table:formula="of:=HOUR([.H261])*60+MINUTE([.H261])"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27975777920114" calcext:value-type="float">
            <text:p>0.327975777920114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77.1296" calcext:value-type="float">
            <text:p>77.12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28M00S" calcext:value-type="time">
            <text:p>15:28</text:p>
          </table:table-cell>
          <table:table-cell table:formula="of:=[.G262]-[.F262]" office:value-type="time" office:time-value="PT01H13M00S" calcext:value-type="time">
            <text:p>01:13</text:p>
          </table:table-cell>
          <table:table-cell table:formula="of:=HOUR([.H262])*60+MINUTE([.H262])"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18112298360726" calcext:value-type="float">
            <text:p>8.1811229836072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74.404" calcext:value-type="float">
            <text:p>74.4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0M00S" calcext:value-type="time">
            <text:p>15:30</text:p>
          </table:table-cell>
          <table:table-cell table:formula="of:=[.G263]-[.F263]" office:value-type="time" office:time-value="PT01H15M00S" calcext:value-type="time">
            <text:p>01:15</text:p>
          </table:table-cell>
          <table:table-cell table:formula="of:=HOUR([.H263])*60+MINUTE([.H263])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7057804773459" calcext:value-type="float">
            <text:p>9.170578047734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74.08608" calcext:value-type="float">
            <text:p>74.086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2M00S" calcext:value-type="time">
            <text:p>15:32</text:p>
          </table:table-cell>
          <table:table-cell table:formula="of:=[.G264]-[.F264]" office:value-type="time" office:time-value="PT01H17M00S" calcext:value-type="time">
            <text:p>01:17</text:p>
          </table:table-cell>
          <table:table-cell table:formula="of:=HOUR([.H264])*60+MINUTE([.H264])" office:value-type="float" office:value="77" calcext:value-type="float">
            <text:p>7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9064284391385" calcext:value-type="float">
            <text:p>9.1906428439138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72.96608" calcext:value-type="float">
            <text:p>72.966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4M00S" calcext:value-type="time">
            <text:p>15:34</text:p>
          </table:table-cell>
          <table:table-cell table:formula="of:=[.G265]-[.F265]" office:value-type="time" office:time-value="PT01H19M00S" calcext:value-type="time">
            <text:p>01:19</text:p>
          </table:table-cell>
          <table:table-cell table:formula="of:=HOUR([.H265])*60+MINUTE([.H265])"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46853324744323" calcext:value-type="float">
            <text:p>9.4685332474432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2.32448" calcext:value-type="float">
            <text:p>72.324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6M00S" calcext:value-type="time">
            <text:p>15:36</text:p>
          </table:table-cell>
          <table:table-cell table:formula="of:=[.G266]-[.F266]" office:value-type="time" office:time-value="PT01H21M00S" calcext:value-type="time">
            <text:p>01:21</text:p>
          </table:table-cell>
          <table:table-cell table:formula="of:=HOUR([.H266])*60+MINUTE([.H266])"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0471531064042" calcext:value-type="float">
            <text:p>10.047153106404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2.48672" calcext:value-type="float">
            <text:p>72.48672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38M00S" calcext:value-type="time">
            <text:p>15:38</text:p>
          </table:table-cell>
          <table:table-cell table:formula="of:=[.G267]-[.F267]" office:value-type="time" office:time-value="PT01H23M00S" calcext:value-type="time">
            <text:p>01:23</text:p>
          </table:table-cell>
          <table:table-cell table:formula="of:=HOUR([.H267])*60+MINUTE([.H267])"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1619452852772" calcext:value-type="float">
            <text:p>10.161945285277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73.44544" calcext:value-type="float">
            <text:p>73.4454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0M00S" calcext:value-type="time">
            <text:p>15:40</text:p>
          </table:table-cell>
          <table:table-cell table:formula="of:=[.G268]-[.F268]" office:value-type="time" office:time-value="PT01H25M00S" calcext:value-type="time">
            <text:p>01:25</text:p>
          </table:table-cell>
          <table:table-cell table:formula="of:=HOUR([.H268])*60+MINUTE([.H268])"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/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72.16224" calcext:value-type="float">
            <text:p>72.162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3M00S" calcext:value-type="time">
            <text:p>15:43</text:p>
          </table:table-cell>
          <table:table-cell table:formula="of:=[.G269]-[.F269]" office:value-type="time" office:time-value="PT01H28M00S" calcext:value-type="time">
            <text:p>01:28</text:p>
          </table:table-cell>
          <table:table-cell table:formula="of:=HOUR([.H269])*60+MINUTE([.H269])"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58855514244215" calcext:value-type="float">
            <text:p>9.5885551424421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2.16224" calcext:value-type="float">
            <text:p>72.1622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5M00S" calcext:value-type="time">
            <text:p>15:45</text:p>
          </table:table-cell>
          <table:table-cell table:formula="of:=[.G270]-[.F270]" office:value-type="time" office:time-value="PT01H30M00S" calcext:value-type="time">
            <text:p>01:30</text:p>
          </table:table-cell>
          <table:table-cell table:formula="of:=HOUR([.H270])*60+MINUTE([.H270])"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0925695987484" calcext:value-type="float">
            <text:p>10.092569598748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.56096" calcext:value-type="float">
            <text:p>70.560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49M00S" calcext:value-type="time">
            <text:p>15:49</text:p>
          </table:table-cell>
          <table:table-cell table:formula="of:=[.G271]-[.F271]" office:value-type="time" office:time-value="PT01H34M00S" calcext:value-type="time">
            <text:p>01:34</text:p>
          </table:table-cell>
          <table:table-cell table:formula="of:=HOUR([.H271])*60+MINUTE([.H271])" office:value-type="float" office:value="94" calcext:value-type="float">
            <text:p>9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0.3459800394165" calcext:value-type="float">
            <text:p>10.345980039416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1.5208" calcext:value-type="float">
            <text:p>71.52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1M00S" calcext:value-type="time">
            <text:p>15:51</text:p>
          </table:table-cell>
          <table:table-cell table:formula="of:=[.G272]-[.F272]" office:value-type="time" office:time-value="PT01H36M00S" calcext:value-type="time">
            <text:p>01:36</text:p>
          </table:table-cell>
          <table:table-cell table:formula="of:=HOUR([.H272])*60+MINUTE([.H272])" office:value-type="float" office:value="96" calcext:value-type="float">
            <text:p>9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97679718872659" calcext:value-type="float">
            <text:p>9.976797188726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9.91408" calcext:value-type="float">
            <text:p>69.9140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3M00S" calcext:value-type="time">
            <text:p>15:53</text:p>
          </table:table-cell>
          <table:table-cell table:formula="of:=[.G273]-[.F273]" office:value-type="time" office:time-value="PT01H38M00S" calcext:value-type="time">
            <text:p>01:38</text:p>
          </table:table-cell>
          <table:table-cell table:formula="of:=HOUR([.H273])*60+MINUTE([.H273])" office:value-type="float" office:value="98" calcext:value-type="float">
            <text:p>9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68273751931338" calcext:value-type="float">
            <text:p>9.6827375193133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70.24704" calcext:value-type="float">
            <text:p>70.24704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5H59M00S" calcext:value-type="time">
            <text:p>15:59</text:p>
          </table:table-cell>
          <table:table-cell table:formula="of:=[.G274]-[.F274]" office:value-type="time" office:time-value="PT01H44M00S" calcext:value-type="time">
            <text:p>01:44</text:p>
          </table:table-cell>
          <table:table-cell table:formula="of:=HOUR([.H274])*60+MINUTE([.H274])"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76331093520732" calcext:value-type="float">
            <text:p>8.7633109352073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69.28368" calcext:value-type="float">
            <text:p>69.2836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01M00S" calcext:value-type="time">
            <text:p>16:01</text:p>
          </table:table-cell>
          <table:table-cell table:formula="of:=[.G275]-[.F275]" office:value-type="time" office:time-value="PT01H46M00S" calcext:value-type="time">
            <text:p>01:46</text:p>
          </table:table-cell>
          <table:table-cell table:formula="of:=HOUR([.H275])*60+MINUTE([.H275])"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9.1433094464159" calcext:value-type="float">
            <text:p>9.143309446415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9.4432" calcext:value-type="float">
            <text:p>69.4432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03M00S" calcext:value-type="time">
            <text:p>16:03</text:p>
          </table:table-cell>
          <table:table-cell table:formula="of:=[.G276]-[.F276]" office:value-type="time" office:time-value="PT01H48M00S" calcext:value-type="time">
            <text:p>01:48</text:p>
          </table:table-cell>
          <table:table-cell table:formula="of:=HOUR([.H276])*60+MINUTE([.H276])"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8.97382565076501" calcext:value-type="float">
            <text:p>8.9738256507650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8.95536" calcext:value-type="float">
            <text:p>68.9553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0M00S" calcext:value-type="time">
            <text:p>16:10</text:p>
          </table:table-cell>
          <table:table-cell table:formula="of:=[.G277]-[.F277]" office:value-type="time" office:time-value="PT01H55M00S" calcext:value-type="time">
            <text:p>01:55</text:p>
          </table:table-cell>
          <table:table-cell table:formula="of:=HOUR([.H277])*60+MINUTE([.H277])"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22846517243172" calcext:value-type="float">
            <text:p>5.2284651724317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2M00S" calcext:value-type="time">
            <text:p>16:12</text:p>
          </table:table-cell>
          <table:table-cell table:formula="of:=[.G278]-[.F278]" office:value-type="time" office:time-value="PT01H57M00S" calcext:value-type="time">
            <text:p>01:57</text:p>
          </table:table-cell>
          <table:table-cell table:formula="of:=HOUR([.H278])*60+MINUTE([.H278])"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5.34511631538313" calcext:value-type="float">
            <text:p>5.3451163153831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4M00S" calcext:value-type="time">
            <text:p>16:14</text:p>
          </table:table-cell>
          <table:table-cell table:formula="of:=[.G279]-[.F279]" office:value-type="time" office:time-value="PT01H59M00S" calcext:value-type="time">
            <text:p>01:59</text:p>
          </table:table-cell>
          <table:table-cell table:formula="of:=HOUR([.H279])*60+MINUTE([.H279])"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4.21172494693656" calcext:value-type="float">
            <text:p>4.2117249469365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68.32096" calcext:value-type="float">
            <text:p>68.32096</text:p>
          </table:table-cell>
          <table:table-cell office:value-type="float" office:value="2" calcext:value-type="float">
            <text:p>2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16M00S" calcext:value-type="time">
            <text:p>16:16</text:p>
          </table:table-cell>
          <table:table-cell table:formula="of:=[.G280]-[.F280]" office:value-type="time" office:time-value="PT02H01M00S" calcext:value-type="time">
            <text:p>02:01</text:p>
          </table:table-cell>
          <table:table-cell table:formula="of:=HOUR([.H280])*60+MINUTE([.H280])"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5705175952955" calcext:value-type="float">
            <text:p>3.570517595295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36.3192" calcext:value-type="float">
            <text:p>36.3192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7M00S" calcext:value-type="time">
            <text:p>16:27</text:p>
          </table:table-cell>
          <table:table-cell table:formula="of:=[.G281]-[.F281]" office:value-type="time" office:time-value="PT02H12M00S" calcext:value-type="time">
            <text:p>02:12</text:p>
          </table:table-cell>
          <table:table-cell table:formula="of:=HOUR([.H281])*60+MINUTE([.H281])"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02079851252549" calcext:value-type="float">
            <text:p>6.0207985125254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3.44096" calcext:value-type="float">
            <text:p>33.44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29M00S" calcext:value-type="time">
            <text:p>16:29</text:p>
          </table:table-cell>
          <table:table-cell table:formula="of:=[.G282]-[.F282]" office:value-type="time" office:time-value="PT02H14M00S" calcext:value-type="time">
            <text:p>02:14</text:p>
          </table:table-cell>
          <table:table-cell table:formula="of:=HOUR([.H282])*60+MINUTE([.H282])"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6.74461898602911" calcext:value-type="float">
            <text:p>6.7446189860291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2.64144" calcext:value-type="float">
            <text:p>32.64144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2M00S" calcext:value-type="time">
            <text:p>16:32</text:p>
          </table:table-cell>
          <table:table-cell table:formula="of:=[.G283]-[.F283]" office:value-type="time" office:time-value="PT02H17M00S" calcext:value-type="time">
            <text:p>02:17</text:p>
          </table:table-cell>
          <table:table-cell table:formula="of:=HOUR([.H283])*60+MINUTE([.H283])"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26095177917442" calcext:value-type="float">
            <text:p>3.2609517791744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31.19808" calcext:value-type="float">
            <text:p>31.1980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4M00S" calcext:value-type="time">
            <text:p>16:34</text:p>
          </table:table-cell>
          <table:table-cell table:formula="of:=[.G284]-[.F284]" office:value-type="time" office:time-value="PT02H19M00S" calcext:value-type="time">
            <text:p>02:19</text:p>
          </table:table-cell>
          <table:table-cell table:formula="of:=HOUR([.H284])*60+MINUTE([.H284])"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22415924917349" calcext:value-type="float">
            <text:p>3.2241592491734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30.24096" calcext:value-type="float">
            <text:p>30.24096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6M00S" calcext:value-type="time">
            <text:p>16:36</text:p>
          </table:table-cell>
          <table:table-cell table:formula="of:=[.G285]-[.F285]" office:value-type="time" office:time-value="PT02H21M00S" calcext:value-type="time">
            <text:p>02:21</text:p>
          </table:table-cell>
          <table:table-cell table:formula="of:=HOUR([.H285])*60+MINUTE([.H285])"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1.7734309678384" calcext:value-type="float">
            <text:p>1.773430967838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0.5584" calcext:value-type="float">
            <text:p>30.5584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38M00S" calcext:value-type="time">
            <text:p>16:38</text:p>
          </table:table-cell>
          <table:table-cell table:formula="of:=[.G286]-[.F286]" office:value-type="time" office:time-value="PT02H23M00S" calcext:value-type="time">
            <text:p>02:23</text:p>
          </table:table-cell>
          <table:table-cell table:formula="of:=HOUR([.H286])*60+MINUTE([.H286])"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98988182408954" calcext:value-type="float">
            <text:p>0.49898818240895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30.0848" calcext:value-type="float">
            <text:p>30.0848</text:p>
          </table:table-cell>
          <table:table-cell office:value-type="float" office:value="2.1" calcext:value-type="float">
            <text:p>2.1</text:p>
          </table:table-cell>
          <table:table-cell office:value-type="time" office:time-value="PT14H15M00S" calcext:value-type="time">
            <text:p>14:15</text:p>
          </table:table-cell>
          <table:table-cell office:value-type="time" office:time-value="PT16H40M00S" calcext:value-type="time">
            <text:p>16:40</text:p>
          </table:table-cell>
          <table:table-cell table:formula="of:=[.G287]-[.F287]" office:value-type="time" office:time-value="PT02H25M00S" calcext:value-type="time">
            <text:p>02:25</text:p>
          </table:table-cell>
          <table:table-cell table:formula="of:=HOUR([.H287])*60+MINUTE([.H287])"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378773220200061" calcext:value-type="float">
            <text:p>0.378773220200061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49M00S" calcext:value-type="time">
            <text:p>16:49</text:p>
          </table:table-cell>
          <table:table-cell table:formula="of:=[.G288]-[.F288]" office:value-type="time" office:time-value="PT01H04M00S" calcext:value-type="time">
            <text:p>01:04</text:p>
          </table:table-cell>
          <table:table-cell table:formula="of:=HOUR([.H288])*60+MINUTE([.H288])"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3.19049374624234" calcext:value-type="float">
            <text:p>3.19049374624234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37.91744" calcext:value-type="float">
            <text:p>37.91744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3M00S" calcext:value-type="time">
            <text:p>16:53</text:p>
          </table:table-cell>
          <table:table-cell table:formula="of:=[.G289]-[.F289]" office:value-type="time" office:time-value="PT01H08M00S" calcext:value-type="time">
            <text:p>01:08</text:p>
          </table:table-cell>
          <table:table-cell table:formula="of:=HOUR([.H289])*60+MINUTE([.H289])"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65402107599113" calcext:value-type="float">
            <text:p>0.465402107599113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0.65008" calcext:value-type="float">
            <text:p>40.65008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5M00S" calcext:value-type="time">
            <text:p>16:55</text:p>
          </table:table-cell>
          <table:table-cell table:formula="of:=[.G290]-[.F290]" office:value-type="time" office:time-value="PT01H10M00S" calcext:value-type="time">
            <text:p>01:10</text:p>
          </table:table-cell>
          <table:table-cell table:formula="of:=HOUR([.H290])*60+MINUTE([.H290])"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2.24252517676276" calcext:value-type="float">
            <text:p>2.2425251767627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39.2072" calcext:value-type="float">
            <text:p>39.207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6H57M00S" calcext:value-type="time">
            <text:p>16:57</text:p>
          </table:table-cell>
          <table:table-cell table:formula="of:=[.G291]-[.F291]" office:value-type="time" office:time-value="PT01H12M00S" calcext:value-type="time">
            <text:p>01:12</text:p>
          </table:table-cell>
          <table:table-cell table:formula="of:=HOUR([.H291])*60+MINUTE([.H291])" office:value-type="float" office:value="72" calcext:value-type="float">
            <text:p>7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572949953949791" calcext:value-type="float">
            <text:p>0.572949953949791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37.11952" calcext:value-type="float">
            <text:p>37.11952</text:p>
          </table:table-cell>
          <table:table-cell office:value-type="float" office:value="3" calcext:value-type="float">
            <text:p>3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7H03M00S" calcext:value-type="time">
            <text:p>17:03</text:p>
          </table:table-cell>
          <table:table-cell table:formula="of:=[.G292]-[.F292]" office:value-type="time" office:time-value="PT01H18M00S" calcext:value-type="time">
            <text:p>01:18</text:p>
          </table:table-cell>
          <table:table-cell table:formula="of:=HOUR([.H292])*60+MINUTE([.H292])"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Old LB</text:p>
          </table:table-cell>
          <table:table-cell office:value-type="string" calcext:value-type="string">
            <text:p>fl</text:p>
          </table:table-cell>
          <table:table-cell office:value-type="float" office:value="0.470398674358865" calcext:value-type="float">
            <text:p>0.470398674358865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9.6792" calcext:value-type="float">
            <text:p>59.6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2M00S" calcext:value-type="time">
            <text:p>17:22</text:p>
          </table:table-cell>
          <table:table-cell table:formula="of:=[.G293]-[.F293]" office:value-type="time" office:time-value="PT00H32M00S" calcext:value-type="time">
            <text:p>00:32</text:p>
          </table:table-cell>
          <table:table-cell table:formula="of:=HOUR([.H293])*60+MINUTE([.H293])"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4863107319899" calcext:value-type="float">
            <text:p>11.486310731989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57.76768" calcext:value-type="float">
            <text:p>57.7676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4M00S" calcext:value-type="time">
            <text:p>17:24</text:p>
          </table:table-cell>
          <table:table-cell table:formula="of:=[.G294]-[.F294]" office:value-type="time" office:time-value="PT00H34M00S" calcext:value-type="time">
            <text:p>00:34</text:p>
          </table:table-cell>
          <table:table-cell table:formula="of:=HOUR([.H294])*60+MINUTE([.H294])"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2.0164012470399" calcext:value-type="float">
            <text:p>12.0164012470399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6.324" calcext:value-type="float">
            <text:p>56.3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6M00S" calcext:value-type="time">
            <text:p>17:26</text:p>
          </table:table-cell>
          <table:table-cell table:formula="of:=[.G295]-[.F295]" office:value-type="time" office:time-value="PT00H36M00S" calcext:value-type="time">
            <text:p>00:36</text:p>
          </table:table-cell>
          <table:table-cell table:formula="of:=HOUR([.H295])*60+MINUTE([.H295])"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2.2302633988345" calcext:value-type="float">
            <text:p>12.230263398834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56.964" calcext:value-type="float">
            <text:p>56.96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28M00S" calcext:value-type="time">
            <text:p>17:28</text:p>
          </table:table-cell>
          <table:table-cell table:formula="of:=[.G296]-[.F296]" office:value-type="time" office:time-value="PT00H38M00S" calcext:value-type="time">
            <text:p>00:38</text:p>
          </table:table-cell>
          <table:table-cell table:formula="of:=HOUR([.H296])*60+MINUTE([.H296])"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1.3867444859023" calcext:value-type="float">
            <text:p>11.386744485902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57.59792" calcext:value-type="float">
            <text:p>57.5979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0M00S" calcext:value-type="time">
            <text:p>17:30</text:p>
          </table:table-cell>
          <table:table-cell table:formula="of:=[.G297]-[.F297]" office:value-type="time" office:time-value="PT00H40M00S" calcext:value-type="time">
            <text:p>00:40</text:p>
          </table:table-cell>
          <table:table-cell table:formula="of:=HOUR([.H297])*60+MINUTE([.H297])"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0.7656014218163" calcext:value-type="float">
            <text:p>10.765601421816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2M00S" calcext:value-type="time">
            <text:p>17:32</text:p>
          </table:table-cell>
          <table:table-cell table:formula="of:=[.G298]-[.F298]" office:value-type="time" office:time-value="PT00H42M00S" calcext:value-type="time">
            <text:p>00:42</text:p>
          </table:table-cell>
          <table:table-cell table:formula="of:=HOUR([.H298])*60+MINUTE([.H298])"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10.2536840013608" calcext:value-type="float">
            <text:p>10.253684001360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57.444" calcext:value-type="float">
            <text:p>57.44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4M00S" calcext:value-type="time">
            <text:p>17:34</text:p>
          </table:table-cell>
          <table:table-cell table:formula="of:=[.G299]-[.F299]" office:value-type="time" office:time-value="PT00H44M00S" calcext:value-type="time">
            <text:p>00:44</text:p>
          </table:table-cell>
          <table:table-cell table:formula="of:=HOUR([.H299])*60+MINUTE([.H299])"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84799595136973" calcext:value-type="float">
            <text:p>9.8479959513697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7.444" calcext:value-type="float">
            <text:p>57.44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6M00S" calcext:value-type="time">
            <text:p>17:36</text:p>
          </table:table-cell>
          <table:table-cell table:formula="of:=[.G300]-[.F300]" office:value-type="time" office:time-value="PT00H46M00S" calcext:value-type="time">
            <text:p>00:46</text:p>
          </table:table-cell>
          <table:table-cell table:formula="of:=HOUR([.H300])*60+MINUTE([.H300])"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38478799571406" calcext:value-type="float">
            <text:p>9.3847879957140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57.2824" calcext:value-type="float">
            <text:p>57.28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38M00S" calcext:value-type="time">
            <text:p>17:38</text:p>
          </table:table-cell>
          <table:table-cell table:formula="of:=[.G301]-[.F301]" office:value-type="time" office:time-value="PT00H48M00S" calcext:value-type="time">
            <text:p>00:48</text:p>
          </table:table-cell>
          <table:table-cell table:formula="of:=HOUR([.H301])*60+MINUTE([.H301])" office:value-type="float" office:value="48" calcext:value-type="float">
            <text:p>4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07693032145128" calcext:value-type="float">
            <text:p>9.07693032145128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0M00S" calcext:value-type="time">
            <text:p>17:40</text:p>
          </table:table-cell>
          <table:table-cell table:formula="of:=[.G302]-[.F302]" office:value-type="time" office:time-value="PT00H50M00S" calcext:value-type="time">
            <text:p>00:50</text:p>
          </table:table-cell>
          <table:table-cell table:formula="of:=HOUR([.H302])*60+MINUTE([.H302])"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20610493108126" calcext:value-type="float">
            <text:p>9.2061049310812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56.79696" calcext:value-type="float">
            <text:p>56.79696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2M00S" calcext:value-type="time">
            <text:p>17:42</text:p>
          </table:table-cell>
          <table:table-cell table:formula="of:=[.G303]-[.F303]" office:value-type="time" office:time-value="PT00H52M00S" calcext:value-type="time">
            <text:p>00:52</text:p>
          </table:table-cell>
          <table:table-cell table:formula="of:=HOUR([.H303])*60+MINUTE([.H303])" office:value-type="float" office:value="52" calcext:value-type="float">
            <text:p>5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01692483614287" calcext:value-type="float">
            <text:p>9.0169248361428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56.64832" calcext:value-type="float">
            <text:p>56.648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4M00S" calcext:value-type="time">
            <text:p>17:44</text:p>
          </table:table-cell>
          <table:table-cell table:formula="of:=[.G304]-[.F304]" office:value-type="time" office:time-value="PT00H54M00S" calcext:value-type="time">
            <text:p>00:54</text:p>
          </table:table-cell>
          <table:table-cell table:formula="of:=HOUR([.H304])*60+MINUTE([.H304])"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82746677979472" calcext:value-type="float">
            <text:p>8.82746677979472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6M00S" calcext:value-type="time">
            <text:p>17:46</text:p>
          </table:table-cell>
          <table:table-cell table:formula="of:=[.G305]-[.F305]" office:value-type="time" office:time-value="PT00H56M00S" calcext:value-type="time">
            <text:p>00:56</text:p>
          </table:table-cell>
          <table:table-cell table:formula="of:=HOUR([.H305])*60+MINUTE([.H305])"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6575990826435" calcext:value-type="float">
            <text:p>9.657599082643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56.00368" calcext:value-type="float">
            <text:p>56.0036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48M00S" calcext:value-type="time">
            <text:p>17:48</text:p>
          </table:table-cell>
          <table:table-cell table:formula="of:=[.G306]-[.F306]" office:value-type="time" office:time-value="PT00H58M00S" calcext:value-type="time">
            <text:p>00:58</text:p>
          </table:table-cell>
          <table:table-cell table:formula="of:=HOUR([.H306])*60+MINUTE([.H306])" office:value-type="float" office:value="58" calcext:value-type="float">
            <text:p>5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89890291160546" calcext:value-type="float">
            <text:p>8.89890291160546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56.48384" calcext:value-type="float">
            <text:p>56.4838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0M00S" calcext:value-type="time">
            <text:p>17:50</text:p>
          </table:table-cell>
          <table:table-cell table:formula="of:=[.G307]-[.F307]" office:value-type="time" office:time-value="PT01H00M00S" calcext:value-type="time">
            <text:p>01:00</text:p>
          </table:table-cell>
          <table:table-cell table:formula="of:=HOUR([.H307])*60+MINUTE([.H307])" office:value-type="float" office:value="60" calcext:value-type="float">
            <text:p>6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8.94007073669875" calcext:value-type="float">
            <text:p>8.94007073669875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55.36928" calcext:value-type="float">
            <text:p>55.36928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2M00S" calcext:value-type="time">
            <text:p>17:52</text:p>
          </table:table-cell>
          <table:table-cell table:formula="of:=[.G308]-[.F308]" office:value-type="time" office:time-value="PT01H02M00S" calcext:value-type="time">
            <text:p>01:02</text:p>
          </table:table-cell>
          <table:table-cell table:formula="of:=HOUR([.H308])*60+MINUTE([.H308])"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44115958311737" calcext:value-type="float">
            <text:p>9.44115958311737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56.324" calcext:value-type="float">
            <text:p>56.324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4M00S" calcext:value-type="time">
            <text:p>17:54</text:p>
          </table:table-cell>
          <table:table-cell table:formula="of:=[.G309]-[.F309]" office:value-type="time" office:time-value="PT01H04M00S" calcext:value-type="time">
            <text:p>01:04</text:p>
          </table:table-cell>
          <table:table-cell table:formula="of:=HOUR([.H309])*60+MINUTE([.H309])"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1632139115023" calcext:value-type="float">
            <text:p>9.1632139115023</text:p>
          </table:table-cell>
          <table:table-cell table:number-columns-repeated="1010"/>
        </table:table-row>
        <table:table-row table:style-name="ro1" table:visibility="filter">
          <table:table-cell office:value-type="date" office:date-value="2022-01-26" calcext:value-type="date">
            <text:p>01/26/22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54.24432" calcext:value-type="float">
            <text:p>54.2443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7H56M00S" calcext:value-type="time">
            <text:p>17:56</text:p>
          </table:table-cell>
          <table:table-cell table:formula="of:=[.G310]-[.F310]" office:value-type="time" office:time-value="PT01H06M00S" calcext:value-type="time">
            <text:p>01:06</text:p>
          </table:table-cell>
          <table:table-cell table:formula="of:=HOUR([.H310])*60+MINUTE([.H310])"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9.97911350879718" calcext:value-type="float">
            <text:p>9.97911350879718</text:p>
          </table:table-cell>
          <table:table-cell table:number-columns-repeated="1010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7.52752" calcext:value-type="float">
            <text:p>47.52752</text:p>
          </table:table-cell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office:value-type="time" office:time-value="PT18H08M00S" calcext:value-type="time">
            <text:p>18:08</text:p>
          </table:table-cell>
          <table:table-cell table:formula="of:=[.G311]-[.F311]" office:value-type="time" office:time-value="PT01H18M00S" calcext:value-type="time">
            <text:p>01:18</text:p>
          </table:table-cell>
          <table:table-cell table:formula="of:=HOUR([.H311])*60+MINUTE([.H311])"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ew LB</text:p>
          </table:table-cell>
          <table:table-cell office:value-type="string" calcext:value-type="string">
            <text:p>fl</text:p>
          </table:table-cell>
          <table:table-cell office:value-type="float" office:value="0.822844663446408" calcext:value-type="float">
            <text:p>0.822844663446408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1" table:target-range-address="Lifetime.A1:Lifetime.D101" table:orientation="column"/>
        <table:database-range table:name="__Anonymous_Sheet_DB__2" table:target-range-address="Sheet3.A1:Sheet3.O31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2:03:59.3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3T11:56:39.765000000</dc:date>
    <meta:editing-duration>PT7H1M55S</meta:editing-duration>
    <meta:editing-cycles>15</meta:editing-cycles>
    <meta:generator>LibreOffice/7.2.0.4$Windows_X86_64 LibreOffice_project/9a9c6381e3f7a62afc1329bd359cc48accb6435b</meta:generator>
    <meta:document-statistic meta:table-count="3" meta:cell-count="9034" meta:object-count="0"/>
  </office:meta>
</office:document-meta>
</file>